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<text:s text:c="4"/>Opt SpT</text:p>
          </table:table-cell>
          <table:table-cell office:value-type="string" calcext:value-type="string">
            <text:p><text:s text:c="4"/>NIR SpT</text:p>
          </table:table-cell>
          <table:table-cell office:value-type="string" calcext:value-type="string">
            <text:p><text:s/>SpT Refs</text:p>
          </table:table-cell>
          <table:table-cell office:value-type="string" calcext:value-type="string">
            <text:p><text:s text:c="2"/>flag</text:p>
          </table:table-cell>
          <table:table-cell office:value-type="string" calcext:value-type="string">
            <text:p>RA (deg)</text:p>
          </table:table-cell>
          <table:table-cell office:value-type="string" calcext:value-type="string">
            <text:p>Dec (deg)</text:p>
          </table:table-cell>
          <table:table-cell office:value-type="string" calcext:value-type="string">
            <text:p>Epoch (JD)</text:p>
          </table:table-cell>
          <table:table-cell office:value-type="string" calcext:value-type="string">
            <text:p>plx</text:p>
          </table:table-cell>
          <table:table-cell office:value-type="string" calcext:value-type="string">
            <text:p>eplx</text:p>
          </table:table-cell>
          <table:table-cell office:value-type="string" calcext:value-type="string">
            <text:p><text:s/>PlxRef</text:p>
          </table:table-cell>
          <table:table-cell office:value-type="string" calcext:value-type="string">
            <text:p>Ymag</text:p>
          </table:table-cell>
          <table:table-cell office:value-type="string" calcext:value-type="string">
            <text:p>eYmag </text:p>
          </table:table-cell>
          <table:table-cell office:value-type="string" calcext:value-type="string">
            <text:p>Jmag</text:p>
          </table:table-cell>
          <table:table-cell office:value-type="string" calcext:value-type="string">
            <text:p>eJmag</text:p>
          </table:table-cell>
          <table:table-cell office:value-type="string" calcext:value-type="string">
            <text:p>Hmag</text:p>
          </table:table-cell>
          <table:table-cell office:value-type="string" calcext:value-type="string">
            <text:p>eHmag</text:p>
          </table:table-cell>
          <table:table-cell office:value-type="string" calcext:value-type="string">
            <text:p>Kmag</text:p>
          </table:table-cell>
          <table:table-cell office:value-type="string" calcext:value-type="string">
            <text:p>eKmag</text:p>
          </table:table-cell>
          <table:table-cell office:value-type="string" calcext:value-type="string">
            <text:p>Lmag</text:p>
          </table:table-cell>
          <table:table-cell office:value-type="string" calcext:value-type="string">
            <text:p>eLmag</text:p>
          </table:table-cell>
          <table:table-cell office:value-type="string" calcext:value-type="string">
            <text:p>Mmag</text:p>
          </table:table-cell>
          <table:table-cell office:value-type="string" calcext:value-type="string">
            <text:p>eMmag</text:p>
          </table:table-cell>
          <table:table-cell office:value-type="string" calcext:value-type="string">
            <text:p>J2mag</text:p>
          </table:table-cell>
          <table:table-cell office:value-type="string" calcext:value-type="string">
            <text:p>eJ2mag</text:p>
          </table:table-cell>
          <table:table-cell office:value-type="string" calcext:value-type="string">
            <text:p>H2mag</text:p>
          </table:table-cell>
          <table:table-cell office:value-type="string" calcext:value-type="string">
            <text:p><text:s/>eH2mag</text:p>
          </table:table-cell>
          <table:table-cell office:value-type="string" calcext:value-type="string">
            <text:p><text:s/>K2mag</text:p>
          </table:table-cell>
          <table:table-cell office:value-type="string" calcext:value-type="string">
            <text:p>eK2mag</text:p>
          </table:table-cell>
          <table:table-cell office:value-type="string" calcext:value-type="string">
            <text:p><text:s/>MKO+2MA</text:p>
          </table:table-cell>
          <table:table-cell office:value-type="string" calcext:value-type="string">
            <text:p>SS Refs</text:p>
          </table:table-cell>
          <table:table-cell office:value-type="string" calcext:value-type="string">
            <text:p><text:s text:c="6"/>sysID bin</text:p>
          </table:table-cell>
          <table:table-cell office:value-type="string" calcext:value-type="string">
            <text:p><text:s/>compsep(") <text:s/>HS</text:p>
          </table:table-cell>
          <table:table-cell office:value-type="string" calcext:value-type="string">
            <text:p><text:s text:c="2"/>HST/AO</text:p>
          </table:table-cell>
          <table:table-cell office:value-type="string" calcext:value-type="string">
            <text:p>HST AO Refs</text:p>
          </table:table-cell>
          <table:table-cell/>
        </table:table-row>
        <table:table-row table:style-name="ro1">
          <table:table-cell office:value-type="string" calcext:value-type="string">
            <text:p>SDSS_J000013.54+255418.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4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0.05639" calcext:value-type="float">
            <text:p>0.05639</text:p>
          </table:table-cell>
          <table:table-cell office:value-type="float" office:value="25.90546" calcext:value-type="float">
            <text:p>25.90546</text:p>
          </table:table-cell>
          <table:table-cell office:value-type="float" office:value="2454302.13" calcext:value-type="float">
            <text:p>2454302.13</text:p>
          </table:table-cell>
          <table:table-cell office:value-type="float" office:value="70.8" calcext:value-type="float">
            <text:p>70.8</text:p>
          </table:table-cell>
          <table:table-cell office:value-type="float" office:value="1.9" calcext:value-type="float">
            <text:p>1.9</text:p>
          </table:table-cell>
          <table:table-cell office:value-type="float" office:value="68" calcext:value-type="float">
            <text:p>68</text:p>
          </table:table-cell>
          <table:table-cell office:value-type="float" office:value="15.798" calcext:value-type="float">
            <text:p>15.798</text:p>
          </table:table-cell>
          <table:table-cell office:value-type="string" calcext:value-type="string">
            <text:p><text:s/>0.058 1</text:p>
          </table:table-cell>
          <table:table-cell office:value-type="float" office:value="14.73" calcext:value-type="float">
            <text:p>14.73</text:p>
          </table:table-cell>
          <table:table-cell office:value-type="string" calcext:value-type="string">
            <text:p><text:s/>0.030 0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<text:s/>0.030 0</text:p>
          </table:table-cell>
          <table:table-cell office:value-type="float" office:value="14.82" calcext:value-type="float">
            <text:p>14.82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03" calcext:value-type="float">
            <text:p>13.03</text:p>
          </table:table-cell>
          <table:table-cell office:value-type="string" calcext:value-type="string">
            <text:p><text:s/>0.030 0</text:p>
          </table:table-cell>
          <table:table-cell office:value-type="float" office:value="13.28" calcext:value-type="float">
            <text:p>13.28</text:p>
          </table:table-cell>
          <table:table-cell office:value-type="string" calcext:value-type="string">
            <text:p><text:s/>0.100 0</text:p>
          </table:table-cell>
          <table:table-cell office:value-type="float" office:value="15.063" calcext:value-type="float">
            <text:p>15.063</text:p>
          </table:table-cell>
          <table:table-cell office:value-type="string" calcext:value-type="string">
            <text:p><text:s text:c="2"/>0.041 0</text:p>
          </table:table-cell>
          <table:table-cell office:value-type="float" office:value="14.731" calcext:value-type="float">
            <text:p>14.731</text:p>
          </table:table-cell>
          <table:table-cell office:value-type="string" calcext:value-type="string">
            <text:p><text:s/>0.074 0</text:p>
          </table:table-cell>
          <table:table-cell office:value-type="float" office:value="14.836" calcext:value-type="float">
            <text:p>14.836</text:p>
          </table:table-cell>
          <table:table-cell office:value-type="string" calcext:value-type="string">
            <text:p><text:s/>0.120 0</text:p>
          </table:table-cell>
          <table:table-cell office:value-type="string" calcext:value-type="string">
            <text:p><text:s text:c="2"/>57,68,135,14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I_J0003422-$282241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4"/>over-L</text:p>
          </table:table-cell>
          <table:table-cell office:value-type="float" office:value="0.9277" calcext:value-type="float">
            <text:p>0.9277</text:p>
          </table:table-cell>
          <table:table-cell office:value-type="float" office:value="-28.37834" calcext:value-type="float">
            <text:p>-28.37834</text:p>
          </table:table-cell>
          <table:table-cell office:value-type="float" office:value="2455051.03" calcext:value-type="float">
            <text:p>2455051.03</text:p>
          </table:table-cell>
          <table:table-cell office:value-type="float" office:value="25.7" calcext:value-type="float">
            <text:p>25.7</text:p>
          </table:table-cell>
          <table:table-cell office:value-type="float" office:value="0.93" calcext:value-type="float">
            <text:p>0.93</text:p>
          </table:table-cell>
          <table:table-cell office:value-type="float" office:value="253" calcext:value-type="float">
            <text:p>253</text:p>
          </table:table-cell>
          <table:table-cell office:value-type="float" office:value="13.814" calcext:value-type="float">
            <text:p>13.814</text:p>
          </table:table-cell>
          <table:table-cell office:value-type="string" calcext:value-type="string">
            <text:p><text:s/>0.055 1</text:p>
          </table:table-cell>
          <table:table-cell office:value-type="float" office:value="13.017" calcext:value-type="float">
            <text:p>13.017</text:p>
          </table:table-cell>
          <table:table-cell office:value-type="string" calcext:value-type="string">
            <text:p><text:s/>0.024 1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<text:s/>0.028 1</text:p>
          </table:table-cell>
          <table:table-cell office:value-type="float" office:value="11.949" calcext:value-type="float">
            <text:p>11.949</text:p>
          </table:table-cell>
          <table:table-cell office:value-type="string" calcext:value-type="string">
            <text:p><text:s text:c="2"/>0.025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68" calcext:value-type="float">
            <text:p>13.068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2.376" calcext:value-type="float">
            <text:p>12.376</text:p>
          </table:table-cell>
          <table:table-cell office:value-type="string" calcext:value-type="string">
            <text:p><text:s/>0.028 0</text:p>
          </table:table-cell>
          <table:table-cell office:value-type="float" office:value="11.972" calcext:value-type="float">
            <text:p>11.972</text:p>
          </table:table-cell>
          <table:table-cell office:value-type="string" calcext:value-type="string">
            <text:p><text:s/>0.025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GJ_1001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.14519" calcext:value-type="float">
            <text:p>1.14519</text:p>
          </table:table-cell>
          <table:table-cell office:value-type="float" office:value="-40.73497" calcext:value-type="float">
            <text:p>-40.73497</text:p>
          </table:table-cell>
          <table:table-cell office:value-type="float" office:value="2451392.79" calcext:value-type="float">
            <text:p>2451392.79</text:p>
          </table:table-cell>
          <table:table-cell office:value-type="float" office:value="76.86" calcext:value-type="float">
            <text:p>76.86</text:p>
          </table:table-cell>
          <table:table-cell office:value-type="float" office:value="3.97" calcext:value-type="float">
            <text:p>3.9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764" calcext:value-type="float">
            <text:p>13.764</text:p>
          </table:table-cell>
          <table:table-cell office:value-type="string" calcext:value-type="string">
            <text:p><text:s/>0.038 0</text:p>
          </table:table-cell>
          <table:table-cell office:value-type="float" office:value="12.82" calcext:value-type="float">
            <text:p>12.82</text:p>
          </table:table-cell>
          <table:table-cell office:value-type="string" calcext:value-type="string">
            <text:p><text:s/>0.035 0</text:p>
          </table:table-cell>
          <table:table-cell office:value-type="float" office:value="12.064" calcext:value-type="float">
            <text:p>12.064</text:p>
          </table:table-cell>
          <table:table-cell office:value-type="string" calcext:value-type="string">
            <text:p><text:s text:c="2"/>0.03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813" calcext:value-type="float">
            <text:p>13.813</text:p>
          </table:table-cell>
          <table:table-cell office:value-type="string" calcext:value-type="string">
            <text:p><text:s text:c="2"/>0.034 1</text:p>
          </table:table-cell>
          <table:table-cell office:value-type="float" office:value="12.735" calcext:value-type="float">
            <text:p>12.735</text:p>
          </table:table-cell>
          <table:table-cell office:value-type="string" calcext:value-type="string">
            <text:p><text:s/>0.032 1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<text:s/>0.035 0</text:p>
          </table:table-cell>
          <table:table-cell office:value-type="string" calcext:value-type="string">
            <text:p><text:s text:c="2"/>57,68,147</text:p>
          </table:table-cell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<text:s text:c="2"/>NV</text:p>
          </table:table-cell>
          <table:table-cell office:value-type="string" calcext:value-type="string">
            <text:p><text:s text:c="3"/>68,98</text:p>
          </table:table-cell>
          <table:table-cell/>
        </table:table-row>
        <table:table-row table:style-name="ro1">
          <table:table-cell office:value-type="string" calcext:value-type="string">
            <text:p>GJ_1001C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.14519" calcext:value-type="float">
            <text:p>1.14519</text:p>
          </table:table-cell>
          <table:table-cell office:value-type="float" office:value="-40.73497" calcext:value-type="float">
            <text:p>-40.73497</text:p>
          </table:table-cell>
          <table:table-cell office:value-type="float" office:value="2451392.79" calcext:value-type="float">
            <text:p>2451392.79</text:p>
          </table:table-cell>
          <table:table-cell office:value-type="float" office:value="76.86" calcext:value-type="float">
            <text:p>76.86</text:p>
          </table:table-cell>
          <table:table-cell office:value-type="float" office:value="3.97" calcext:value-type="float">
            <text:p>3.9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864" calcext:value-type="float">
            <text:p>13.864</text:p>
          </table:table-cell>
          <table:table-cell office:value-type="string" calcext:value-type="string">
            <text:p><text:s/>0.040 0</text:p>
          </table:table-cell>
          <table:table-cell office:value-type="float" office:value="12.97" calcext:value-type="float">
            <text:p>12.97</text:p>
          </table:table-cell>
          <table:table-cell office:value-type="string" calcext:value-type="string">
            <text:p><text:s/>0.037 0</text:p>
          </table:table-cell>
          <table:table-cell office:value-type="float" office:value="12.164" calcext:value-type="float">
            <text:p>12.164</text:p>
          </table:table-cell>
          <table:table-cell office:value-type="string" calcext:value-type="string">
            <text:p><text:s text:c="2"/>0.04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913" calcext:value-type="float">
            <text:p>13.913</text:p>
          </table:table-cell>
          <table:table-cell office:value-type="string" calcext:value-type="string">
            <text:p><text:s text:c="2"/>0.036 1</text:p>
          </table:table-cell>
          <table:table-cell office:value-type="float" office:value="12.885" calcext:value-type="float">
            <text:p>12.885</text:p>
          </table:table-cell>
          <table:table-cell office:value-type="string" calcext:value-type="string">
            <text:p><text:s/>0.034 1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<text:s/>0.037 0</text:p>
          </table:table-cell>
          <table:table-cell office:value-type="string" calcext:value-type="string">
            <text:p><text:s text:c="2"/>57,68,147</text:p>
          </table:table-cell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<text:s text:c="2"/>NV</text:p>
          </table:table-cell>
          <table:table-cell office:value-type="string" calcext:value-type="string">
            <text:p><text:s text:c="3"/>68,98</text:p>
          </table:table-cell>
          <table:table-cell/>
        </table:table-row>
        <table:table-row table:style-name="ro1">
          <table:table-cell office:value-type="string" calcext:value-type="string">
            <text:p>LSR_J0011+5908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4"/>null</text:p>
          </table:table-cell>
          <table:table-cell office:value-type="float" office:value="2.8826" calcext:value-type="float">
            <text:p>2.8826</text:p>
          </table:table-cell>
          <table:table-cell office:value-type="float" office:value="59.14446" calcext:value-type="float">
            <text:p>59.14446</text:p>
          </table:table-cell>
          <table:table-cell office:value-type="float" office:value="2451492.72" calcext:value-type="float">
            <text:p>2451492.72</text:p>
          </table:table-cell>
          <table:table-cell office:value-type="float" office:value="108.3" calcext:value-type="float">
            <text:p>108.3</text:p>
          </table:table-cell>
          <table:table-cell office:value-type="float" office:value="1.4" calcext:value-type="float">
            <text:p>1.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945" calcext:value-type="float">
            <text:p>9.945</text:p>
          </table:table-cell>
          <table:table-cell office:value-type="string" calcext:value-type="string">
            <text:p><text:s text:c="2"/>0.023 0</text:p>
          </table:table-cell>
          <table:table-cell office:value-type="float" office:value="9.393" calcext:value-type="float">
            <text:p>9.393</text:p>
          </table:table-cell>
          <table:table-cell office:value-type="string" calcext:value-type="string">
            <text:p><text:s/>0.026 0</text:p>
          </table:table-cell>
          <table:table-cell office:value-type="float" office:value="9.093" calcext:value-type="float">
            <text:p>9.093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D_1160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</text:p>
          </table:table-cell>
          <table:table-cell office:value-type="float" office:value="3.98871" calcext:value-type="float">
            <text:p>3.98871</text:p>
          </table:table-cell>
          <table:table-cell office:value-type="float" office:value="4.25113" calcext:value-type="float">
            <text:p>4.25113</text:p>
          </table:table-cell>
          <table:table-cell office:value-type="float" office:value="2451872.77" calcext:value-type="float">
            <text:p>2451872.77</text:p>
          </table:table-cell>
          <table:table-cell office:value-type="float" office:value="9.66" calcext:value-type="float">
            <text:p>9.66</text:p>
          </table:table-cell>
          <table:table-cell office:value-type="float" office:value="0.45" calcext:value-type="float">
            <text:p>0.4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3.41" calcext:value-type="float">
            <text:p>13.41</text:p>
          </table:table-cell>
          <table:table-cell office:value-type="string" calcext:value-type="string">
            <text:p><text:s/>0.120 0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<text:s/>0.200 0</text:p>
          </table:table-cell>
          <table:table-cell office:value-type="float" office:value="15.83" calcext:value-type="float">
            <text:p>15.83</text:p>
          </table:table-cell>
          <table:table-cell office:value-type="string" calcext:value-type="string">
            <text:p><text:s text:c="2"/>0.100 0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<text:s/>0.080 0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<text:s/>0.060 0</text:p>
          </table:table-cell>
          <table:table-cell office:value-type="float" office:value="197" calcext:value-type="float">
            <text:p>197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 text:c="2"/>GKV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BRI_0021-$0214</text:p>
          </table:table-cell>
          <table:table-cell table:number-columns-repeated="2" office:value-type="string" calcext:value-type="string">
            <text:p><text:s text:c="3"/>M9.5</text:p>
          </table:table-cell>
          <table:table-cell office:value-type="float" office:value="83126" calcext:value-type="float">
            <text:p>83126</text:p>
          </table:table-cell>
          <table:table-cell office:value-type="string" calcext:value-type="string">
            <text:p><text:s text:c="4"/>null</text:p>
          </table:table-cell>
          <table:table-cell office:value-type="float" office:value="6.10265" calcext:value-type="float">
            <text:p>6.10265</text:p>
          </table:table-cell>
          <table:table-cell office:value-type="float" office:value="-1.97226" calcext:value-type="float">
            <text:p>-1.97226</text:p>
          </table:table-cell>
          <table:table-cell office:value-type="float" office:value="2451071.74" calcext:value-type="float">
            <text:p>2451071.74</text:p>
          </table:table-cell>
          <table:table-cell office:value-type="float" office:value="86.6" calcext:value-type="float">
            <text:p>86.6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73" calcext:value-type="float">
            <text:p>11.73</text:p>
          </table:table-cell>
          <table:table-cell office:value-type="string" calcext:value-type="string">
            <text:p><text:s/>0.030 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0.030 0</text:p>
          </table:table-cell>
          <table:table-cell office:value-type="float" office:value="10.53" calcext:value-type="float">
            <text:p>10.53</text:p>
          </table:table-cell>
          <table:table-cell office:value-type="string" calcext:value-type="string">
            <text:p><text:s text:c="2"/>0.030 0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<text:s/>0.13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992" calcext:value-type="float">
            <text:p>11.992</text:p>
          </table:table-cell>
          <table:table-cell office:value-type="string" calcext:value-type="string">
            <text:p><text:s text:c="2"/>0.035 0</text:p>
          </table:table-cell>
          <table:table-cell office:value-type="float" office:value="11.084" calcext:value-type="float">
            <text:p>11.084</text:p>
          </table:table-cell>
          <table:table-cell office:value-type="string" calcext:value-type="string">
            <text:p><text:s/>0.022 0</text:p>
          </table:table-cell>
          <table:table-cell office:value-type="float" office:value="10.539" calcext:value-type="float">
            <text:p>10.539</text:p>
          </table:table-cell>
          <table:table-cell office:value-type="string" calcext:value-type="string">
            <text:p><text:s/>0.023 0</text:p>
          </table:table-cell>
          <table:table-cell office:value-type="float" office:value="57146143" calcext:value-type="float">
            <text:p>5714614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LHS_1070A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4"/>null</text:p>
          </table:table-cell>
          <table:table-cell office:value-type="float" office:value="6.18414" calcext:value-type="float">
            <text:p>6.18414</text:p>
          </table:table-cell>
          <table:table-cell office:value-type="float" office:value="-27.14007" calcext:value-type="float">
            <text:p>-27.14007</text:p>
          </table:table-cell>
          <table:table-cell office:value-type="float" office:value="2451542.55" calcext:value-type="float">
            <text:p>2451542.55</text:p>
          </table:table-cell>
          <table:table-cell office:value-type="float" office:value="129.47" calcext:value-type="float">
            <text:p>129.47</text:p>
          </table:table-cell>
          <table:table-cell office:value-type="float" office:value="2.48" calcext:value-type="float">
            <text:p>2.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94" calcext:value-type="float">
            <text:p>9.94</text:p>
          </table:table-cell>
          <table:table-cell office:value-type="string" calcext:value-type="string">
            <text:p><text:s/>0.038 0</text:p>
          </table:table-cell>
          <table:table-cell office:value-type="float" office:value="9.341" calcext:value-type="float">
            <text:p>9.341</text:p>
          </table:table-cell>
          <table:table-cell office:value-type="string" calcext:value-type="string">
            <text:p><text:s/>0.039 0</text:p>
          </table:table-cell>
          <table:table-cell office:value-type="float" office:value="9.046" calcext:value-type="float">
            <text:p>9.046</text:p>
          </table:table-cell>
          <table:table-cell office:value-type="string" calcext:value-type="string">
            <text:p><text:s text:c="2"/>0.040 0</text:p>
          </table:table-cell>
          <table:table-cell office:value-type="float" office:value="8.606" calcext:value-type="float">
            <text:p>8.606</text:p>
          </table:table-cell>
          <table:table-cell office:value-type="string" calcext:value-type="string">
            <text:p><text:s/>0.06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982" calcext:value-type="float">
            <text:p>9.982</text:p>
          </table:table-cell>
          <table:table-cell office:value-type="string" calcext:value-type="string">
            <text:p><text:s text:c="2"/>0.038 0</text:p>
          </table:table-cell>
          <table:table-cell office:value-type="float" office:value="9.312" calcext:value-type="float">
            <text:p>9.312</text:p>
          </table:table-cell>
          <table:table-cell office:value-type="string" calcext:value-type="string">
            <text:p><text:s/>0.039 0</text:p>
          </table:table-cell>
          <table:table-cell office:value-type="float" office:value="9.071" calcext:value-type="float">
            <text:p>9.071</text:p>
          </table:table-cell>
          <table:table-cell office:value-type="string" calcext:value-type="string">
            <text:p><text:s/>0.040 0</text:p>
          </table:table-cell>
          <table:table-cell office:value-type="string" calcext:value-type="string">
            <text:p><text:s text:c="2"/>57,68,14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sWNV</text:p>
          </table:table-cell>
          <table:table-cell office:value-type="string" calcext:value-type="string">
            <text:p><text:s text:c="3"/>68,156,</text:p>
          </table:table-cell>
          <table:table-cell office:value-type="float" office:value="157154" calcext:value-type="float">
            <text:p>157154</text:p>
          </table:table-cell>
        </table:table-row>
        <table:table-row table:style-name="ro1">
          <table:table-cell office:value-type="string" calcext:value-type="string">
            <text:p>LHS_1070B</text:p>
          </table:table-cell>
          <table:table-cell office:value-type="string" calcext:value-type="string">
            <text:p><text:s text:c="3"/>M9.5</text:p>
          </table:table-cell>
          <table:table-cell office:value-type="string" calcext:value-type="string">
            <text:p><text:s text:c="3"/>nul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4"/>null</text:p>
          </table:table-cell>
          <table:table-cell office:value-type="float" office:value="6.18414" calcext:value-type="float">
            <text:p>6.18414</text:p>
          </table:table-cell>
          <table:table-cell office:value-type="float" office:value="-27.14007" calcext:value-type="float">
            <text:p>-27.14007</text:p>
          </table:table-cell>
          <table:table-cell office:value-type="float" office:value="2451542.55" calcext:value-type="float">
            <text:p>2451542.55</text:p>
          </table:table-cell>
          <table:table-cell office:value-type="float" office:value="129.47" calcext:value-type="float">
            <text:p>129.47</text:p>
          </table:table-cell>
          <table:table-cell office:value-type="float" office:value="2.48" calcext:value-type="float">
            <text:p>2.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588" calcext:value-type="float">
            <text:p>10.588</text:p>
          </table:table-cell>
          <table:table-cell office:value-type="string" calcext:value-type="string">
            <text:p><text:s/>0.038 0</text:p>
          </table:table-cell>
          <table:table-cell office:value-type="float" office:value="9.92" calcext:value-type="float">
            <text:p>9.92</text:p>
          </table:table-cell>
          <table:table-cell office:value-type="string" calcext:value-type="string">
            <text:p><text:s/>0.039 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<text:s text:c="2"/>0.040 1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<text:s/>0.061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628" calcext:value-type="float">
            <text:p>10.628</text:p>
          </table:table-cell>
          <table:table-cell office:value-type="string" calcext:value-type="string">
            <text:p><text:s text:c="2"/>0.039 1</text:p>
          </table:table-cell>
          <table:table-cell office:value-type="float" office:value="9.892" calcext:value-type="float">
            <text:p>9.892</text:p>
          </table:table-cell>
          <table:table-cell office:value-type="string" calcext:value-type="string">
            <text:p><text:s/>0.040 1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<text:s/>0.040 0</text:p>
          </table:table-cell>
          <table:table-cell office:value-type="string" calcext:value-type="string">
            <text:p><text:s text:c="2"/>57,68,14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 text:c="2"/>sNWV</text:p>
          </table:table-cell>
          <table:table-cell office:value-type="string" calcext:value-type="string">
            <text:p><text:s text:c="3"/>68,156,</text:p>
          </table:table-cell>
          <table:table-cell office:value-type="float" office:value="157154" calcext:value-type="float">
            <text:p>157154</text:p>
          </table:table-cell>
        </table:table-row>
        <table:table-row table:style-name="ro1">
          <table:table-cell office:value-type="string" calcext:value-type="string">
            <text:p>LHS_1070C</text:p>
          </table:table-cell>
          <table:table-cell office:value-type="string" calcext:value-type="string">
            <text:p><text:s text:c="3"/>L0</text:p>
          </table:table-cell>
          <table:table-cell office:value-type="string" calcext:value-type="string">
            <text:p><text:s text:c="3"/>nul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4"/>null</text:p>
          </table:table-cell>
          <table:table-cell office:value-type="float" office:value="6.18414" calcext:value-type="float">
            <text:p>6.18414</text:p>
          </table:table-cell>
          <table:table-cell office:value-type="float" office:value="-27.14007" calcext:value-type="float">
            <text:p>-27.14007</text:p>
          </table:table-cell>
          <table:table-cell office:value-type="float" office:value="2451542.55" calcext:value-type="float">
            <text:p>2451542.55</text:p>
          </table:table-cell>
          <table:table-cell office:value-type="float" office:value="129.47" calcext:value-type="float">
            <text:p>129.47</text:p>
          </table:table-cell>
          <table:table-cell office:value-type="float" office:value="2.48" calcext:value-type="float">
            <text:p>2.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923" calcext:value-type="float">
            <text:p>10.923</text:p>
          </table:table-cell>
          <table:table-cell office:value-type="string" calcext:value-type="string">
            <text:p><text:s/>0.038 0</text:p>
          </table:table-cell>
          <table:table-cell office:value-type="float" office:value="10.243" calcext:value-type="float">
            <text:p>10.243</text:p>
          </table:table-cell>
          <table:table-cell office:value-type="string" calcext:value-type="string">
            <text:p><text:s/>0.039 0</text:p>
          </table:table-cell>
          <table:table-cell office:value-type="float" office:value="9.82" calcext:value-type="float">
            <text:p>9.82</text:p>
          </table:table-cell>
          <table:table-cell office:value-type="string" calcext:value-type="string">
            <text:p><text:s text:c="2"/>0.040 1</text:p>
          </table:table-cell>
          <table:table-cell office:value-type="float" office:value="9.097" calcext:value-type="float">
            <text:p>9.097</text:p>
          </table:table-cell>
          <table:table-cell office:value-type="string" calcext:value-type="string">
            <text:p><text:s/>0.062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968" calcext:value-type="float">
            <text:p>10.968</text:p>
          </table:table-cell>
          <table:table-cell office:value-type="string" calcext:value-type="string">
            <text:p><text:s text:c="2"/>0.040 1</text:p>
          </table:table-cell>
          <table:table-cell office:value-type="float" office:value="10.212" calcext:value-type="float">
            <text:p>10.212</text:p>
          </table:table-cell>
          <table:table-cell office:value-type="string" calcext:value-type="string">
            <text:p><text:s/>0.041 1</text:p>
          </table:table-cell>
          <table:table-cell office:value-type="float" office:value="9.846" calcext:value-type="float">
            <text:p>9.846</text:p>
          </table:table-cell>
          <table:table-cell office:value-type="string" calcext:value-type="string">
            <text:p><text:s/>0.040 0</text:p>
          </table:table-cell>
          <table:table-cell office:value-type="string" calcext:value-type="string">
            <text:p><text:s text:c="2"/>57,68,14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 text:c="2"/>sNWV</text:p>
          </table:table-cell>
          <table:table-cell office:value-type="string" calcext:value-type="string">
            <text:p><text:s text:c="3"/>68,156,</text:p>
          </table:table-cell>
          <table:table-cell office:value-type="float" office:value="157154" calcext:value-type="float">
            <text:p>157154</text:p>
          </table:table-cell>
        </table:table-row>
        <table:table-row table:style-name="ro1">
          <table:table-cell office:value-type="string" calcext:value-type="string">
            <text:p>2MASS_J00250365+4759191A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6.26525" calcext:value-type="float">
            <text:p>6.26525</text:p>
          </table:table-cell>
          <table:table-cell office:value-type="float" office:value="47.98866" calcext:value-type="float">
            <text:p>47.98866</text:p>
          </table:table-cell>
          <table:table-cell office:value-type="float" office:value="2451123.76" calcext:value-type="float">
            <text:p>2451123.76</text:p>
          </table:table-cell>
          <table:table-cell office:value-type="float" office:value="22.82" calcext:value-type="float">
            <text:p>22.82</text:p>
          </table:table-cell>
          <table:table-cell office:value-type="float" office:value="0.88" calcext:value-type="float">
            <text:p>0.8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 text:c="2"/>N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2MASS_J00250365+4759191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6.26525" calcext:value-type="float">
            <text:p>6.26525</text:p>
          </table:table-cell>
          <table:table-cell office:value-type="float" office:value="47.98866" calcext:value-type="float">
            <text:p>47.98866</text:p>
          </table:table-cell>
          <table:table-cell office:value-type="float" office:value="2451123.76" calcext:value-type="float">
            <text:p>2451123.76</text:p>
          </table:table-cell>
          <table:table-cell office:value-type="float" office:value="22.82" calcext:value-type="float">
            <text:p>22.82</text:p>
          </table:table-cell>
          <table:table-cell office:value-type="float" office:value="0.88" calcext:value-type="float">
            <text:p>0.8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 text:c="2"/>N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PC_0025+0447</text:p>
          </table:table-cell>
          <table:table-cell office:value-type="string" calcext:value-type="string">
            <text:p><text:s text:c="3"/>M9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4"/>null</text:p>
          </table:table-cell>
          <table:table-cell office:value-type="float" office:value="6.92489" calcext:value-type="float">
            <text:p>6.92489</text:p>
          </table:table-cell>
          <table:table-cell office:value-type="float" office:value="5.0616" calcext:value-type="float">
            <text:p>5.0616</text:p>
          </table:table-cell>
          <table:table-cell office:value-type="float" office:value="2451768.91" calcext:value-type="float">
            <text:p>2451768.91</text:p>
          </table:table-cell>
          <table:table-cell office:value-type="float" office:value="13.8" calcext:value-type="float">
            <text:p>13.8</text:p>
          </table:table-cell>
          <table:table-cell office:value-type="float" office:value="1.6" calcext:value-type="float">
            <text:p>1.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89" calcext:value-type="float">
            <text:p>16.189</text:p>
          </table:table-cell>
          <table:table-cell office:value-type="string" calcext:value-type="string">
            <text:p><text:s text:c="2"/>0.093 0</text:p>
          </table:table-cell>
          <table:table-cell office:value-type="float" office:value="15.288" calcext:value-type="float">
            <text:p>15.288</text:p>
          </table:table-cell>
          <table:table-cell office:value-type="string" calcext:value-type="string">
            <text:p><text:s/>0.099 0</text:p>
          </table:table-cell>
          <table:table-cell office:value-type="float" office:value="14.964" calcext:value-type="float">
            <text:p>14.964</text:p>
          </table:table-cell>
          <table:table-cell office:value-type="string" calcext:value-type="string">
            <text:p><text:s/>0.116 0</text:p>
          </table:table-cell>
          <table:table-cell office:value-type="float" office:value="57" calcext:value-type="float">
            <text:p>5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P_349-25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7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young?</text:p>
          </table:table-cell>
          <table:table-cell office:value-type="float" office:value="6.98419" calcext:value-type="float">
            <text:p>6.98419</text:p>
          </table:table-cell>
          <table:table-cell office:value-type="float" office:value="22.32555" calcext:value-type="float">
            <text:p>22.32555</text:p>
          </table:table-cell>
          <table:table-cell office:value-type="float" office:value="2454688.07" calcext:value-type="float">
            <text:p>2454688.07</text:p>
          </table:table-cell>
          <table:table-cell office:value-type="float" office:value="69.6" calcext:value-type="float">
            <text:p>69.6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155" calcext:value-type="float">
            <text:p>11.155</text:p>
          </table:table-cell>
          <table:table-cell office:value-type="string" calcext:value-type="string">
            <text:p><text:s/>0.025 1</text:p>
          </table:table-cell>
          <table:table-cell office:value-type="float" office:value="10.607" calcext:value-type="float">
            <text:p>10.607</text:p>
          </table:table-cell>
          <table:table-cell office:value-type="string" calcext:value-type="string">
            <text:p><text:s/>0.023 1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<text:s text:c="2"/>0.017 1</text:p>
          </table:table-cell>
          <table:table-cell office:value-type="float" office:value="9.797" calcext:value-type="float">
            <text:p>9.797</text:p>
          </table:table-cell>
          <table:table-cell office:value-type="string" calcext:value-type="string">
            <text:p><text:s/>0.07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202" calcext:value-type="float">
            <text:p>11.202</text:p>
          </table:table-cell>
          <table:table-cell office:value-type="string" calcext:value-type="string">
            <text:p><text:s text:c="2"/>0.025 1</text:p>
          </table:table-cell>
          <table:table-cell office:value-type="float" office:value="10.559" calcext:value-type="float">
            <text:p>10.559</text:p>
          </table:table-cell>
          <table:table-cell office:value-type="string" calcext:value-type="string">
            <text:p><text:s/>0.026 1</text:p>
          </table:table-cell>
          <table:table-cell office:value-type="float" office:value="10.174" calcext:value-type="float">
            <text:p>10.174</text:p>
          </table:table-cell>
          <table:table-cell office:value-type="string" calcext:value-type="string">
            <text:p><text:s/>0.017 0</text:p>
          </table:table-cell>
          <table:table-cell office:value-type="string" calcext:value-type="string">
            <text:p><text:s text:c="2"/>57,67,68,210</text:p>
          </table:table-cell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CVK</text:p>
          </table:table-cell>
          <table:table-cell office:value-type="string" calcext:value-type="string">
            <text:p><text:s text:c="3"/>67,76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P_349-25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8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young?</text:p>
          </table:table-cell>
          <table:table-cell office:value-type="float" office:value="6.98419" calcext:value-type="float">
            <text:p>6.98419</text:p>
          </table:table-cell>
          <table:table-cell office:value-type="float" office:value="22.32555" calcext:value-type="float">
            <text:p>22.32555</text:p>
          </table:table-cell>
          <table:table-cell office:value-type="float" office:value="2454688.07" calcext:value-type="float">
            <text:p>2454688.07</text:p>
          </table:table-cell>
          <table:table-cell office:value-type="float" office:value="69.6" calcext:value-type="float">
            <text:p>69.6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505" calcext:value-type="float">
            <text:p>11.505</text:p>
          </table:table-cell>
          <table:table-cell office:value-type="string" calcext:value-type="string">
            <text:p><text:s/>0.028 1</text:p>
          </table:table-cell>
          <table:table-cell office:value-type="float" office:value="10.933" calcext:value-type="float">
            <text:p>10.933</text:p>
          </table:table-cell>
          <table:table-cell office:value-type="string" calcext:value-type="string">
            <text:p><text:s/>0.024 1</text:p>
          </table:table-cell>
          <table:table-cell office:value-type="float" office:value="10.457" calcext:value-type="float">
            <text:p>10.457</text:p>
          </table:table-cell>
          <table:table-cell office:value-type="string" calcext:value-type="string">
            <text:p><text:s text:c="2"/>0.018 1</text:p>
          </table:table-cell>
          <table:table-cell office:value-type="float" office:value="10.019" calcext:value-type="float">
            <text:p>10.019</text:p>
          </table:table-cell>
          <table:table-cell office:value-type="string" calcext:value-type="string">
            <text:p><text:s/>0.07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562" calcext:value-type="float">
            <text:p>11.562</text:p>
          </table:table-cell>
          <table:table-cell office:value-type="string" calcext:value-type="string">
            <text:p><text:s text:c="2"/>0.028 1</text:p>
          </table:table-cell>
          <table:table-cell office:value-type="float" office:value="10.908" calcext:value-type="float">
            <text:p>10.908</text:p>
          </table:table-cell>
          <table:table-cell office:value-type="string" calcext:value-type="string">
            <text:p><text:s/>0.029 1</text:p>
          </table:table-cell>
          <table:table-cell office:value-type="float" office:value="10.492" calcext:value-type="float">
            <text:p>10.492</text:p>
          </table:table-cell>
          <table:table-cell office:value-type="string" calcext:value-type="string">
            <text:p><text:s/>0.018 0</text:p>
          </table:table-cell>
          <table:table-cell office:value-type="string" calcext:value-type="string">
            <text:p><text:s text:c="2"/>57,67,68,210</text:p>
          </table:table-cell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CVK</text:p>
          </table:table-cell>
          <table:table-cell office:value-type="string" calcext:value-type="string">
            <text:p><text:s text:c="3"/>67,76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MASSW_J0030300-$145033</text:p>
          </table:table-cell>
          <table:table-cell office:value-type="string" calcext:value-type="string">
            <text:p><text:s text:c="3"/>L7</text:p>
          </table:table-cell>
          <table:table-cell office:value-type="string" calcext:value-type="string">
            <text:p><text:s text:c="3"/>nul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4"/>null</text:p>
          </table:table-cell>
          <table:table-cell office:value-type="float" office:value="7.62555" calcext:value-type="float">
            <text:p>7.62555</text:p>
          </table:table-cell>
          <table:table-cell office:value-type="float" office:value="-14.84261" calcext:value-type="float">
            <text:p>-14.84261</text:p>
          </table:table-cell>
          <table:table-cell office:value-type="float" office:value="2451840.66" calcext:value-type="float">
            <text:p>2451840.66</text:p>
          </table:table-cell>
          <table:table-cell office:value-type="float" office:value="37.42" calcext:value-type="float">
            <text:p>37.42</text:p>
          </table:table-cell>
          <table:table-cell office:value-type="float" office:value="4.5" calcext:value-type="float">
            <text:p>4.5</text:p>
          </table:table-cell>
          <table:table-cell office:value-type="float" office:value="255" calcext:value-type="float">
            <text:p>255</text:p>
          </table:table-cell>
          <table:table-cell office:value-type="float" office:value="17.609" calcext:value-type="float">
            <text:p>17.609</text:p>
          </table:table-cell>
          <table:table-cell office:value-type="string" calcext:value-type="string">
            <text:p><text:s/>0.058 1</text:p>
          </table:table-cell>
          <table:table-cell office:value-type="float" office:value="16.39" calcext:value-type="float">
            <text:p>16.39</text:p>
          </table:table-cell>
          <table:table-cell office:value-type="string" calcext:value-type="string">
            <text:p><text:s/>0.030 0</text:p>
          </table:table-cell>
          <table:table-cell office:value-type="float" office:value="15.37" calcext:value-type="float">
            <text:p>15.37</text:p>
          </table:table-cell>
          <table:table-cell office:value-type="string" calcext:value-type="string">
            <text:p><text:s/>0.030 0</text:p>
          </table:table-cell>
          <table:table-cell office:value-type="float" office:value="14.49" calcext:value-type="float">
            <text:p>14.49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78" calcext:value-type="float">
            <text:p>16.278</text:p>
          </table:table-cell>
          <table:table-cell office:value-type="string" calcext:value-type="string">
            <text:p><text:s text:c="2"/>0.111 0</text:p>
          </table:table-cell>
          <table:table-cell office:value-type="float" office:value="15.273" calcext:value-type="float">
            <text:p>15.273</text:p>
          </table:table-cell>
          <table:table-cell office:value-type="string" calcext:value-type="string">
            <text:p><text:s/>0.100 0</text:p>
          </table:table-cell>
          <table:table-cell office:value-type="float" office:value="14.481" calcext:value-type="float">
            <text:p>14.481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2"/>57,68,135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EROS-MP_J0032-$4405</text:p>
          </table:table-cell>
          <table:table-cell office:value-type="string" calcext:value-type="string">
            <text:p><text:s text:c="3"/>L0$\gamm</text:p>
          </table:table-cell>
          <table:table-cell office:value-type="string" calcext:value-type="string">
            <text:p>a$ nul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4"/>gamma</text:p>
          </table:table-cell>
          <table:table-cell office:value-type="float" office:value="8.23268" calcext:value-type="float">
            <text:p>8.23268</text:p>
          </table:table-cell>
          <table:table-cell office:value-type="float" office:value="-44.08496" calcext:value-type="float">
            <text:p>-44.08496</text:p>
          </table:table-cell>
          <table:table-cell office:value-type="float" office:value="2451436.71" calcext:value-type="float">
            <text:p>2451436.71</text:p>
          </table:table-cell>
          <table:table-cell office:value-type="float" office:value="38.4" calcext:value-type="float">
            <text:p>38.4</text:p>
          </table:table-cell>
          <table:table-cell office:value-type="float" office:value="4.8" calcext:value-type="float">
            <text:p>4.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776" calcext:value-type="float">
            <text:p>14.776</text:p>
          </table:table-cell>
          <table:table-cell office:value-type="string" calcext:value-type="string">
            <text:p><text:s text:c="2"/>0.035 0</text:p>
          </table:table-cell>
          <table:table-cell office:value-type="float" office:value="13.857" calcext:value-type="float">
            <text:p>13.857</text:p>
          </table:table-cell>
          <table:table-cell office:value-type="string" calcext:value-type="string">
            <text:p><text:s/>0.034 0</text:p>
          </table:table-cell>
          <table:table-cell office:value-type="float" office:value="13.269" calcext:value-type="float">
            <text:p>13.269</text:p>
          </table:table-cell>
          <table:table-cell office:value-type="string" calcext:value-type="string">
            <text:p><text:s/>0.037 0</text:p>
          </table:table-cell>
          <table:table-cell office:value-type="float" office:value="57" calcext:value-type="float">
            <text:p>57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p_J003259.36+141036.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4"/>null</text:p>
          </table:table-cell>
          <table:table-cell office:value-type="float" office:value="8.2474" calcext:value-type="float">
            <text:p>8.2474</text:p>
          </table:table-cell>
          <table:table-cell office:value-type="float" office:value="14.17698" calcext:value-type="float">
            <text:p>14.17698</text:p>
          </table:table-cell>
          <table:table-cell office:value-type="float" office:value="2451878.7" calcext:value-type="float">
            <text:p>2451878.7</text:p>
          </table:table-cell>
          <table:table-cell office:value-type="float" office:value="30.14" calcext:value-type="float">
            <text:p>30.14</text:p>
          </table:table-cell>
          <table:table-cell office:value-type="float" office:value="5.16" calcext:value-type="float">
            <text:p>5.16</text:p>
          </table:table-cell>
          <table:table-cell office:value-type="float" office:value="255" calcext:value-type="float">
            <text:p>255</text:p>
          </table:table-cell>
          <table:table-cell office:value-type="float" office:value="17.548" calcext:value-type="float">
            <text:p>17.548</text:p>
          </table:table-cell>
          <table:table-cell office:value-type="string" calcext:value-type="string">
            <text:p><text:s/>0.071 1</text:p>
          </table:table-cell>
          <table:table-cell office:value-type="float" office:value="16.58" calcext:value-type="float">
            <text:p>16.58</text:p>
          </table:table-cell>
          <table:table-cell office:value-type="string" calcext:value-type="string">
            <text:p><text:s/>0.050 0</text:p>
          </table:table-cell>
          <table:table-cell office:value-type="float" office:value="15.66" calcext:value-type="float">
            <text:p>15.66</text:p>
          </table:table-cell>
          <table:table-cell office:value-type="string" calcext:value-type="string">
            <text:p><text:s/>0.050 0</text:p>
          </table:table-cell>
          <table:table-cell office:value-type="float" office:value="14.99" calcext:value-type="float">
            <text:p>14.99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83" calcext:value-type="float">
            <text:p>16.83</text:p>
          </table:table-cell>
          <table:table-cell office:value-type="string" calcext:value-type="string">
            <text:p><text:s text:c="2"/>0.169 0</text:p>
          </table:table-cell>
          <table:table-cell office:value-type="float" office:value="15.648" calcext:value-type="float">
            <text:p>15.648</text:p>
          </table:table-cell>
          <table:table-cell office:value-type="string" calcext:value-type="string">
            <text:p><text:s/>0.143 0</text:p>
          </table:table-cell>
          <table:table-cell office:value-type="float" office:value="14.946" calcext:value-type="float">
            <text:p>14.946</text:p>
          </table:table-cell>
          <table:table-cell office:value-type="string" calcext:value-type="string">
            <text:p><text:s/>0.109 0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ULAS_J003402.77-$005206.7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.5</text:p>
          </table:table-cell>
          <table:table-cell office:value-type="float" office:value="56257" calcext:value-type="float">
            <text:p>56257</text:p>
          </table:table-cell>
          <table:table-cell office:value-type="string" calcext:value-type="string">
            <text:p><text:s text:c="4"/>null</text:p>
          </table:table-cell>
          <table:table-cell office:value-type="float" office:value="8.51161" calcext:value-type="float">
            <text:p>8.51161</text:p>
          </table:table-cell>
          <table:table-cell office:value-type="float" office:value="-0.86872" calcext:value-type="float">
            <text:p>-0.86872</text:p>
          </table:table-cell>
          <table:table-cell office:value-type="float" office:value="2455052.1" calcext:value-type="float">
            <text:p>2455052.1</text:p>
          </table:table-cell>
          <table:table-cell office:value-type="float" office:value="68.7" calcext:value-type="float">
            <text:p>68.7</text:p>
          </table:table-cell>
          <table:table-cell office:value-type="float" office:value="1.4" calcext:value-type="float">
            <text:p>1.4</text:p>
          </table:table-cell>
          <table:table-cell office:value-type="float" office:value="68" calcext:value-type="float">
            <text:p>68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<text:s/>0.100 0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<text:s/>0.030 0</text:p>
          </table:table-cell>
          <table:table-cell office:value-type="float" office:value="18.49" calcext:value-type="float">
            <text:p>18.49</text:p>
          </table:table-cell>
          <table:table-cell office:value-type="string" calcext:value-type="string">
            <text:p><text:s/>0.040 0</text:p>
          </table:table-cell>
          <table:table-cell office:value-type="float" office:value="18.48" calcext:value-type="float">
            <text:p>18.48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57" calcext:value-type="float">
            <text:p>257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_J00345157+0523050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8.7149" calcext:value-type="float">
            <text:p>8.7149</text:p>
          </table:table-cell>
          <table:table-cell office:value-type="float" office:value="5.38475" calcext:value-type="float">
            <text:p>5.38475</text:p>
          </table:table-cell>
          <table:table-cell office:value-type="float" office:value="2451788.77" calcext:value-type="float">
            <text:p>2451788.77</text:p>
          </table:table-cell>
          <table:table-cell office:value-type="float" office:value="105.4" calcext:value-type="float">
            <text:p>105.4</text:p>
          </table:table-cell>
          <table:table-cell office:value-type="float" office:value="7.5" calcext:value-type="float">
            <text:p>7.5</text:p>
          </table:table-cell>
          <table:table-cell office:value-type="float" office:value="71" calcext:value-type="float">
            <text:p>71</text:p>
          </table:table-cell>
          <table:table-cell office:value-type="float" office:value="16.043" calcext:value-type="float">
            <text:p>16.043</text:p>
          </table:table-cell>
          <table:table-cell office:value-type="string" calcext:value-type="string">
            <text:p><text:s/>0.058 1</text:p>
          </table:table-cell>
          <table:table-cell office:value-type="float" office:value="15.11" calcext:value-type="float">
            <text:p>15.11</text:p>
          </table:table-cell>
          <table:table-cell office:value-type="string" calcext:value-type="string">
            <text:p><text:s/>0.030 0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<text:s/>0.030 0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<text:s/>0.040 0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<text:s/>0.100 0</text:p>
          </table:table-cell>
          <table:table-cell office:value-type="float" office:value="15.535" calcext:value-type="float">
            <text:p>15.535</text:p>
          </table:table-cell>
          <table:table-cell office:value-type="string" calcext:value-type="string">
            <text:p><text:s text:c="2"/>0.045 0</text:p>
          </table:table-cell>
          <table:table-cell office:value-type="float" office:value="15.443" calcext:value-type="float">
            <text:p>15.443</text:p>
          </table:table-cell>
          <table:table-cell office:value-type="string" calcext:value-type="string">
            <text:p><text:s/>0.082 0</text:p>
          </table:table-cell>
          <table:table-cell office:value-type="float" office:value="15.836" calcext:value-type="float">
            <text:p>15.836</text:p>
          </table:table-cell>
          <table:table-cell office:value-type="string" calcext:value-type="string">
            <text:p><text:s/>0.030 1</text:p>
          </table:table-cell>
          <table:table-cell office:value-type="string" calcext:value-type="string">
            <text:p><text:s text:c="2"/>44,57,68,148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0036159+182110</text:p>
          </table:table-cell>
          <table:table-cell office:value-type="string" calcext:value-type="string">
            <text:p><text:s text:c="3"/>L3.5</text:p>
          </table:table-cell>
          <table:table-cell office:value-type="string" calcext:value-type="string">
            <text:p><text:s text:c="3"/>L4:</text:p>
          </table:table-cell>
          <table:table-cell office:value-type="float" office:value="83129" calcext:value-type="float">
            <text:p>83129</text:p>
          </table:table-cell>
          <table:table-cell office:value-type="string" calcext:value-type="string">
            <text:p><text:s text:c="4"/>null</text:p>
          </table:table-cell>
          <table:table-cell office:value-type="float" office:value="9.0674" calcext:value-type="float">
            <text:p>9.0674</text:p>
          </table:table-cell>
          <table:table-cell office:value-type="float" office:value="18.35291" calcext:value-type="float">
            <text:p>18.35291</text:p>
          </table:table-cell>
          <table:table-cell office:value-type="float" office:value="2451872.62" calcext:value-type="float">
            <text:p>2451872.62</text:p>
          </table:table-cell>
          <table:table-cell office:value-type="float" office:value="114.2" calcext:value-type="float">
            <text:p>114.2</text:p>
          </table:table-cell>
          <table:table-cell office:value-type="float" office:value="0.8" calcext:value-type="float">
            <text:p>0.8</text:p>
          </table:table-cell>
          <table:table-cell office:value-type="float" office:value="58" calcext:value-type="float">
            <text:p>58</text:p>
          </table:table-cell>
          <table:table-cell office:value-type="float" office:value="13.584" calcext:value-type="float">
            <text:p>13.584</text:p>
          </table:table-cell>
          <table:table-cell office:value-type="string" calcext:value-type="string">
            <text:p><text:s/>0.057 1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<text:s/>0.030 0</text:p>
          </table:table-cell>
          <table:table-cell office:value-type="float" office:value="11.64" calcext:value-type="float">
            <text:p>11.64</text:p>
          </table:table-cell>
          <table:table-cell office:value-type="string" calcext:value-type="string">
            <text:p><text:s/>0.030 0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<text:s/>0.050 0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<text:s/>0.070 0</text:p>
          </table:table-cell>
          <table:table-cell office:value-type="float" office:value="12.466" calcext:value-type="float">
            <text:p>12.466</text:p>
          </table:table-cell>
          <table:table-cell office:value-type="string" calcext:value-type="string">
            <text:p><text:s text:c="2"/>0.027 0</text:p>
          </table:table-cell>
          <table:table-cell office:value-type="float" office:value="11.588" calcext:value-type="float">
            <text:p>11.588</text:p>
          </table:table-cell>
          <table:table-cell office:value-type="string" calcext:value-type="string">
            <text:p><text:s/>0.030 0</text:p>
          </table:table-cell>
          <table:table-cell office:value-type="float" office:value="11.058" calcext:value-type="float">
            <text:p>11.058</text:p>
          </table:table-cell>
          <table:table-cell office:value-type="string" calcext:value-type="string">
            <text:p><text:s/>0.021 0</text:p>
          </table:table-cell>
          <table:table-cell office:value-type="string" calcext:value-type="string">
            <text:p><text:s text:c="2"/>57,68,135,146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NA</text:p>
          </table:table-cell>
          <table:table-cell office:value-type="string" calcext:value-type="string">
            <text:p><text:s text:c="3"/>14,165,</text:p>
          </table:table-cell>
          <table:table-cell office:value-type="float" office:value="209218" calcext:value-type="float">
            <text:p>209218</text:p>
          </table:table-cell>
        </table:table-row>
        <table:table-row table:style-name="ro1">
          <table:table-cell office:value-type="string" calcext:value-type="string">
            <text:p>HD_3651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.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4"/>null</text:p>
          </table:table-cell>
          <table:table-cell office:value-type="float" office:value="9.82913" calcext:value-type="float">
            <text:p>9.82913</text:p>
          </table:table-cell>
          <table:table-cell office:value-type="float" office:value="21.25476" calcext:value-type="float">
            <text:p>21.25476</text:p>
          </table:table-cell>
          <table:table-cell office:value-type="float" office:value="2450726.74" calcext:value-type="float">
            <text:p>2450726.74</text:p>
          </table:table-cell>
          <table:table-cell office:value-type="float" office:value="90.42" calcext:value-type="float">
            <text:p>90.42</text:p>
          </table:table-cell>
          <table:table-cell office:value-type="float" office:value="0.32" calcext:value-type="float">
            <text:p>0.32</text:p>
          </table:table-cell>
          <table:table-cell office:value-type="float" office:value="253" calcext:value-type="float">
            <text:p>253</text:p>
          </table:table-cell>
          <table:table-cell office:value-type="float" office:value="17.216" calcext:value-type="float">
            <text:p>17.216</text:p>
          </table:table-cell>
          <table:table-cell office:value-type="string" calcext:value-type="string">
            <text:p><text:s/>0.058 1</text:p>
          </table:table-cell>
          <table:table-cell office:value-type="float" office:value="16.31" calcext:value-type="float">
            <text:p>16.31</text:p>
          </table:table-cell>
          <table:table-cell office:value-type="string" calcext:value-type="string">
            <text:p><text:s/>0.030 0</text:p>
          </table:table-cell>
          <table:table-cell office:value-type="float" office:value="16.72" calcext:value-type="float">
            <text:p>16.72</text:p>
          </table:table-cell>
          <table:table-cell office:value-type="string" calcext:value-type="string">
            <text:p><text:s/>0.030 0</text:p>
          </table:table-cell>
          <table:table-cell office:value-type="float" office:value="16.86" calcext:value-type="float">
            <text:p>16.86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95" calcext:value-type="float">
            <text:p>16.595</text:p>
          </table:table-cell>
          <table:table-cell office:value-type="string" calcext:value-type="string">
            <text:p><text:s text:c="2"/>0.030 1</text:p>
          </table:table-cell>
          <table:table-cell office:value-type="float" office:value="16.661" calcext:value-type="float">
            <text:p>16.661</text:p>
          </table:table-cell>
          <table:table-cell office:value-type="string" calcext:value-type="string">
            <text:p><text:s/>0.030 1</text:p>
          </table:table-cell>
          <table:table-cell office:value-type="float" office:value="16.734" calcext:value-type="float">
            <text:p>16.734</text:p>
          </table:table-cell>
          <table:table-cell office:value-type="string" calcext:value-type="string">
            <text:p><text:s/>0.030 1</text:p>
          </table:table-cell>
          <table:table-cell office:value-type="float" office:value="68164" calcext:value-type="float">
            <text:p>68164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_J00501994-$332240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12.58726" calcext:value-type="float">
            <text:p>12.58726</text:p>
          </table:table-cell>
          <table:table-cell office:value-type="float" office:value="-33.37493" calcext:value-type="float">
            <text:p>-33.37493</text:p>
          </table:table-cell>
          <table:table-cell office:value-type="float" office:value="2455051.07" calcext:value-type="float">
            <text:p>2455051.07</text:p>
          </table:table-cell>
          <table:table-cell office:value-type="float" office:value="94.6" calcext:value-type="float">
            <text:p>94.6</text:p>
          </table:table-cell>
          <table:table-cell office:value-type="float" office:value="2.4" calcext:value-type="float">
            <text:p>2.4</text:p>
          </table:table-cell>
          <table:table-cell office:value-type="float" office:value="68" calcext:value-type="float">
            <text:p>68</text:p>
          </table:table-cell>
          <table:table-cell office:value-type="float" office:value="16.798" calcext:value-type="float">
            <text:p>16.798</text:p>
          </table:table-cell>
          <table:table-cell office:value-type="string" calcext:value-type="string">
            <text:p><text:s/>0.086 1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<text:s/>0.100 0</text:p>
          </table:table-cell>
          <table:table-cell office:value-type="float" office:value="16.04" calcext:value-type="float">
            <text:p>16.04</text:p>
          </table:table-cell>
          <table:table-cell office:value-type="string" calcext:value-type="string">
            <text:p><text:s/>0.100 0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<text:s text:c="2"/>0.1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28" calcext:value-type="float">
            <text:p>15.928</text:p>
          </table:table-cell>
          <table:table-cell office:value-type="string" calcext:value-type="string">
            <text:p><text:s text:c="2"/>0.070 0</text:p>
          </table:table-cell>
          <table:table-cell office:value-type="float" office:value="15.838" calcext:value-type="float">
            <text:p>15.838</text:p>
          </table:table-cell>
          <table:table-cell office:value-type="string" calcext:value-type="string">
            <text:p><text:s/>0.191 0</text:p>
          </table:table-cell>
          <table:table-cell office:value-type="float" office:value="15.241" calcext:value-type="float">
            <text:p>15.241</text:p>
          </table:table-cell>
          <table:table-cell office:value-type="string" calcext:value-type="string">
            <text:p><text:s/>0.185 0</text:p>
          </table:table-cell>
          <table:table-cell office:value-type="string" calcext:value-type="string">
            <text:p><text:s text:c="2"/>57,68,15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RG_0050-$2722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4"/>null</text:p>
          </table:table-cell>
          <table:table-cell office:value-type="float" office:value="13.22787" calcext:value-type="float">
            <text:p>13.22787</text:p>
          </table:table-cell>
          <table:table-cell office:value-type="float" office:value="-27.09992" calcext:value-type="float">
            <text:p>-27.09992</text:p>
          </table:table-cell>
          <table:table-cell office:value-type="float" office:value="2451128.54" calcext:value-type="float">
            <text:p>2451128.54</text:p>
          </table:table-cell>
          <table:table-cell office:value-type="float" office:value="46.2" calcext:value-type="float">
            <text:p>46.2</text:p>
          </table:table-cell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611" calcext:value-type="float">
            <text:p>13.611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2.984" calcext:value-type="float">
            <text:p>12.984</text:p>
          </table:table-cell>
          <table:table-cell office:value-type="string" calcext:value-type="string">
            <text:p><text:s/>0.032 0</text:p>
          </table:table-cell>
          <table:table-cell office:value-type="float" office:value="12.54" calcext:value-type="float">
            <text:p>12.54</text:p>
          </table:table-cell>
          <table:table-cell office:value-type="string" calcext:value-type="string">
            <text:p><text:s/>0.029 0</text:p>
          </table:table-cell>
          <table:table-cell office:value-type="float" office:value="57" calcext:value-type="float">
            <text:p>57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CFBDS_J005910.90-$011401.3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.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4"/>null</text:p>
          </table:table-cell>
          <table:table-cell office:value-type="float" office:value="14.79608" calcext:value-type="float">
            <text:p>14.79608</text:p>
          </table:table-cell>
          <table:table-cell office:value-type="float" office:value="-1.23358" calcext:value-type="float">
            <text:p>-1.23358</text:p>
          </table:table-cell>
          <table:table-cell office:value-type="float" office:value="2455069.07" calcext:value-type="float">
            <text:p>2455069.07</text:p>
          </table:table-cell>
          <table:table-cell office:value-type="float" office:value="103.2" calcext:value-type="float">
            <text:p>103.2</text:p>
          </table:table-cell>
          <table:table-cell office:value-type="float" office:value="2.1" calcext:value-type="float">
            <text:p>2.1</text:p>
          </table:table-cell>
          <table:table-cell office:value-type="float" office:value="68" calcext:value-type="float">
            <text:p>68</text:p>
          </table:table-cell>
          <table:table-cell office:value-type="float" office:value="18.82" calcext:value-type="float">
            <text:p>18.82</text:p>
          </table:table-cell>
          <table:table-cell office:value-type="string" calcext:value-type="string">
            <text:p><text:s/>0.020 0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<text:s/>0.030 0</text:p>
          </table:table-cell>
          <table:table-cell office:value-type="float" office:value="18.27" calcext:value-type="float">
            <text:p>18.27</text:p>
          </table:table-cell>
          <table:table-cell office:value-type="string" calcext:value-type="string">
            <text:p><text:s/>0.050 0</text:p>
          </table:table-cell>
          <table:table-cell office:value-type="float" office:value="18.685" calcext:value-type="float">
            <text:p>18.685</text:p>
          </table:table-cell>
          <table:table-cell office:value-type="string" calcext:value-type="string">
            <text:p><text:s text:c="2"/>0.05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8.339" calcext:value-type="float">
            <text:p>18.339</text:p>
          </table:table-cell>
          <table:table-cell office:value-type="string" calcext:value-type="string">
            <text:p><text:s text:c="2"/>0.030 1</text:p>
          </table:table-cell>
          <table:table-cell office:value-type="float" office:value="18.201" calcext:value-type="float">
            <text:p>18.201</text:p>
          </table:table-cell>
          <table:table-cell office:value-type="string" calcext:value-type="string">
            <text:p><text:s/>0.050 1</text:p>
          </table:table-cell>
          <table:table-cell office:value-type="float" office:value="18.63" calcext:value-type="float">
            <text:p>18.63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2"/>61,6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2MASSW_J0103320+193536</text:p>
          </table:table-cell>
          <table:table-cell office:value-type="string" calcext:value-type="string">
            <text:p><text:s text:c="3"/>L6</text:p>
          </table:table-cell>
          <table:table-cell office:value-type="string" calcext:value-type="string">
            <text:p><text:s text:c="3"/>nul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4"/>null</text:p>
          </table:table-cell>
          <table:table-cell office:value-type="float" office:value="15.88349" calcext:value-type="float">
            <text:p>15.88349</text:p>
          </table:table-cell>
          <table:table-cell office:value-type="float" office:value="19.59338" calcext:value-type="float">
            <text:p>19.59338</text:p>
          </table:table-cell>
          <table:table-cell office:value-type="float" office:value="2450732.75" calcext:value-type="float">
            <text:p>2450732.75</text:p>
          </table:table-cell>
          <table:table-cell office:value-type="float" office:value="46.9" calcext:value-type="float">
            <text:p>46.9</text:p>
          </table:table-cell>
          <table:table-cell office:value-type="float" office:value="7.6" calcext:value-type="float">
            <text:p>7.6</text:p>
          </table:table-cell>
          <table:table-cell office:value-type="float" office:value="71" calcext:value-type="float">
            <text:p>71</text:p>
          </table:table-cell>
          <table:table-cell office:value-type="float" office:value="17.434" calcext:value-type="float">
            <text:p>17.434</text:p>
          </table:table-cell>
          <table:table-cell office:value-type="string" calcext:value-type="string">
            <text:p><text:s/>0.094 1</text:p>
          </table:table-cell>
          <table:table-cell office:value-type="float" office:value="16.199" calcext:value-type="float">
            <text:p>16.199</text:p>
          </table:table-cell>
          <table:table-cell office:value-type="string" calcext:value-type="string">
            <text:p><text:s/>0.080 1</text:p>
          </table:table-cell>
          <table:table-cell office:value-type="float" office:value="14.959" calcext:value-type="float">
            <text:p>14.959</text:p>
          </table:table-cell>
          <table:table-cell office:value-type="string" calcext:value-type="string">
            <text:p><text:s/>0.056 1</text:p>
          </table:table-cell>
          <table:table-cell office:value-type="float" office:value="14.119" calcext:value-type="float">
            <text:p>14.119</text:p>
          </table:table-cell>
          <table:table-cell office:value-type="string" calcext:value-type="string">
            <text:p><text:s text:c="2"/>0.059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88" calcext:value-type="float">
            <text:p>16.288</text:p>
          </table:table-cell>
          <table:table-cell office:value-type="string" calcext:value-type="string">
            <text:p><text:s text:c="2"/>0.080 0</text:p>
          </table:table-cell>
          <table:table-cell office:value-type="float" office:value="14.897" calcext:value-type="float">
            <text:p>14.897</text:p>
          </table:table-cell>
          <table:table-cell office:value-type="string" calcext:value-type="string">
            <text:p><text:s/>0.056 0</text:p>
          </table:table-cell>
          <table:table-cell office:value-type="float" office:value="14.149" calcext:value-type="float">
            <text:p>14.149</text:p>
          </table:table-cell>
          <table:table-cell office:value-type="string" calcext:value-type="string">
            <text:p><text:s/>0.059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p_J010752.33+004156.1</text:p>
          </table:table-cell>
          <table:table-cell office:value-type="string" calcext:value-type="string">
            <text:p><text:s text:c="3"/>L8</text:p>
          </table:table-cell>
          <table:table-cell office:value-type="string" calcext:value-type="string">
            <text:p><text:s text:c="3"/>L5.5</text:p>
          </table:table-cell>
          <table:table-cell office:value-type="float" office:value="83105" calcext:value-type="float">
            <text:p>83105</text:p>
          </table:table-cell>
          <table:table-cell office:value-type="string" calcext:value-type="string">
            <text:p><text:s text:c="4"/>null</text:p>
          </table:table-cell>
          <table:table-cell office:value-type="float" office:value="16.96842" calcext:value-type="float">
            <text:p>16.96842</text:p>
          </table:table-cell>
          <table:table-cell office:value-type="float" office:value="0.699" calcext:value-type="float">
            <text:p>0.699</text:p>
          </table:table-cell>
          <table:table-cell office:value-type="float" office:value="2451789.73" calcext:value-type="float">
            <text:p>2451789.73</text:p>
          </table:table-cell>
          <table:table-cell office:value-type="float" office:value="64.13" calcext:value-type="float">
            <text:p>64.13</text:p>
          </table:table-cell>
          <table:table-cell office:value-type="float" office:value="4.51" calcext:value-type="float">
            <text:p>4.51</text:p>
          </table:table-cell>
          <table:table-cell office:value-type="float" office:value="255" calcext:value-type="float">
            <text:p>255</text:p>
          </table:table-cell>
          <table:table-cell office:value-type="float" office:value="16.909" calcext:value-type="float">
            <text:p>16.909</text:p>
          </table:table-cell>
          <table:table-cell office:value-type="string" calcext:value-type="string">
            <text:p><text:s/>0.058 1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<text:s/>0.030 0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<text:s/>0.030 0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<text:s/>0.07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24" calcext:value-type="float">
            <text:p>15.824</text:p>
          </table:table-cell>
          <table:table-cell office:value-type="string" calcext:value-type="string">
            <text:p><text:s text:c="2"/>0.058 0</text:p>
          </table:table-cell>
          <table:table-cell office:value-type="float" office:value="14.512" calcext:value-type="float">
            <text:p>14.512</text:p>
          </table:table-cell>
          <table:table-cell office:value-type="string" calcext:value-type="string">
            <text:p><text:s/>0.039 0</text:p>
          </table:table-cell>
          <table:table-cell office:value-type="float" office:value="13.709" calcext:value-type="float">
            <text:p>13.709</text:p>
          </table:table-cell>
          <table:table-cell office:value-type="string" calcext:value-type="string">
            <text:p><text:s/>0.044 0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CTI_012657.5+280202</text:p>
          </table:table-cell>
          <table:table-cell office:value-type="string" calcext:value-type="string">
            <text:p><text:s text:c="3"/>M8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4"/>null</text:p>
          </table:table-cell>
          <table:table-cell office:value-type="float" office:value="21.91325" calcext:value-type="float">
            <text:p>21.91325</text:p>
          </table:table-cell>
          <table:table-cell office:value-type="float" office:value="28.09824" calcext:value-type="float">
            <text:p>28.09824</text:p>
          </table:table-cell>
          <table:table-cell office:value-type="float" office:value="2450753.7" calcext:value-type="float">
            <text:p>2450753.7</text:p>
          </table:table-cell>
          <table:table-cell office:value-type="float" office:value="30.5" calcext:value-type="float">
            <text:p>30.5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044" calcext:value-type="float">
            <text:p>14.044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3.357" calcext:value-type="float">
            <text:p>13.357</text:p>
          </table:table-cell>
          <table:table-cell office:value-type="string" calcext:value-type="string">
            <text:p><text:s/>0.030 0</text:p>
          </table:table-cell>
          <table:table-cell office:value-type="float" office:value="12.856" calcext:value-type="float">
            <text:p>12.856</text:p>
          </table:table-cell>
          <table:table-cell office:value-type="string" calcext:value-type="string">
            <text:p><text:s/>0.031 0</text:p>
          </table:table-cell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_726-8A</text:p>
          </table:table-cell>
          <table:table-cell office:value-type="string" calcext:value-type="string">
            <text:p><text:s text:c="3"/>M5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4"/>null</text:p>
          </table:table-cell>
          <table:table-cell office:value-type="float" office:value="24.75501" calcext:value-type="float">
            <text:p>24.75501</text:p>
          </table:table-cell>
          <table:table-cell office:value-type="float" office:value="-17.95074" calcext:value-type="float">
            <text:p>-17.95074</text:p>
          </table:table-cell>
          <table:table-cell office:value-type="float" office:value="2451026.83" calcext:value-type="float">
            <text:p>2451026.83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6.862" calcext:value-type="float">
            <text:p>6.862</text:p>
          </table:table-cell>
          <table:table-cell office:value-type="string" calcext:value-type="string">
            <text:p><text:s text:c="2"/>0.023 0</text:p>
          </table:table-cell>
          <table:table-cell office:value-type="float" office:value="6.303" calcext:value-type="float">
            <text:p>6.303</text:p>
          </table:table-cell>
          <table:table-cell office:value-type="string" calcext:value-type="string">
            <text:p><text:s/>0.030 0</text:p>
          </table:table-cell>
          <table:table-cell office:value-type="float" office:value="5.914" calcext:value-type="float">
            <text:p>5.914</text:p>
          </table:table-cell>
          <table:table-cell office:value-type="string" calcext:value-type="string">
            <text:p><text:s/>0.036 0</text:p>
          </table:table-cell>
          <table:table-cell office:value-type="float" office:value="57107" calcext:value-type="float">
            <text:p>57107</text:p>
          </table:table-cell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_726-8B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4"/>null</text:p>
          </table:table-cell>
          <table:table-cell office:value-type="float" office:value="24.75501" calcext:value-type="float">
            <text:p>24.75501</text:p>
          </table:table-cell>
          <table:table-cell office:value-type="float" office:value="-17.95074" calcext:value-type="float">
            <text:p>-17.95074</text:p>
          </table:table-cell>
          <table:table-cell office:value-type="float" office:value="2451026.83" calcext:value-type="float">
            <text:p>2451026.83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7.242" calcext:value-type="float">
            <text:p>7.242</text:p>
          </table:table-cell>
          <table:table-cell office:value-type="string" calcext:value-type="string">
            <text:p><text:s text:c="2"/>0.026 0</text:p>
          </table:table-cell>
          <table:table-cell office:value-type="float" office:value="6.603" calcext:value-type="float">
            <text:p>6.603</text:p>
          </table:table-cell>
          <table:table-cell office:value-type="string" calcext:value-type="string">
            <text:p><text:s/>0.031 0</text:p>
          </table:table-cell>
          <table:table-cell office:value-type="float" office:value="6.314" calcext:value-type="float">
            <text:p>6.314</text:p>
          </table:table-cell>
          <table:table-cell office:value-type="string" calcext:value-type="string">
            <text:p><text:s/>0.046 0</text:p>
          </table:table-cell>
          <table:table-cell office:value-type="float" office:value="57107" calcext:value-type="float">
            <text:p>57107</text:p>
          </table:table-cell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P_J014807.25-$720258.8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9.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4"/>null</text:p>
          </table:table-cell>
          <table:table-cell office:value-type="float" office:value="27.03049" calcext:value-type="float">
            <text:p>27.03049</text:p>
          </table:table-cell>
          <table:table-cell office:value-type="float" office:value="-72.04965" calcext:value-type="float">
            <text:p>-72.04965</text:p>
          </table:table-cell>
          <table:table-cell office:value-type="float" office:value="2455458.99" calcext:value-type="float">
            <text:p>2455458.99</text:p>
          </table:table-cell>
          <table:table-cell office:value-type="float" office:value="60.1" calcext:value-type="float">
            <text:p>60.1</text:p>
          </table:table-cell>
          <table:table-cell office:value-type="float" office:value="15.8" calcext:value-type="float">
            <text:p>15.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8.96" calcext:value-type="float">
            <text:p>18.96</text:p>
          </table:table-cell>
          <table:table-cell office:value-type="string" calcext:value-type="string">
            <text:p><text:s/>0.070 0</text:p>
          </table:table-cell>
          <table:table-cell office:value-type="float" office:value="19.22" calcext:value-type="float">
            <text:p>19.22</text:p>
          </table:table-cell>
          <table:table-cell office:value-type="string" calcext:value-type="string">
            <text:p><text:s/>0.04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2" calcext:value-type="float">
            <text:p>132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01490895+2956131</text:p>
          </table:table-cell>
          <table:table-cell office:value-type="string" calcext:value-type="string">
            <text:p><text:s text:c="3"/>M9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null</text:p>
          </table:table-cell>
          <table:table-cell office:value-type="float" office:value="27.28732" calcext:value-type="float">
            <text:p>27.28732</text:p>
          </table:table-cell>
          <table:table-cell office:value-type="float" office:value="29.937" calcext:value-type="float">
            <text:p>29.937</text:p>
          </table:table-cell>
          <table:table-cell office:value-type="float" office:value="2450755.8" calcext:value-type="float">
            <text:p>2450755.8</text:p>
          </table:table-cell>
          <table:table-cell office:value-type="float" office:value="44.4" calcext:value-type="float">
            <text:p>44.4</text:p>
          </table:table-cell>
          <table:table-cell office:value-type="float" office:value="0.7" calcext:value-type="float">
            <text:p>0.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449" calcext:value-type="float">
            <text:p>13.449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2.584" calcext:value-type="float">
            <text:p>12.584</text:p>
          </table:table-cell>
          <table:table-cell office:value-type="string" calcext:value-type="string">
            <text:p><text:s/>0.026 0</text:p>
          </table:table-cell>
          <table:table-cell office:value-type="float" office:value="11.975" calcext:value-type="float">
            <text:p>11.975</text:p>
          </table:table-cell>
          <table:table-cell office:value-type="string" calcext:value-type="string">
            <text:p><text:s/>0.022 0</text:p>
          </table:table-cell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DSS_J015141.69+124429.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27.92316" calcext:value-type="float">
            <text:p>27.92316</text:p>
          </table:table-cell>
          <table:table-cell office:value-type="float" office:value="12.74169" calcext:value-type="float">
            <text:p>12.74169</text:p>
          </table:table-cell>
          <table:table-cell office:value-type="float" office:value="2450704.87" calcext:value-type="float">
            <text:p>2450704.87</text:p>
          </table:table-cell>
          <table:table-cell office:value-type="float" office:value="46.73" calcext:value-type="float">
            <text:p>46.73</text:p>
          </table:table-cell>
          <table:table-cell office:value-type="float" office:value="3.37" calcext:value-type="float">
            <text:p>3.37</text:p>
          </table:table-cell>
          <table:table-cell office:value-type="float" office:value="255" calcext:value-type="float">
            <text:p>255</text:p>
          </table:table-cell>
          <table:table-cell office:value-type="float" office:value="17.268" calcext:value-type="float">
            <text:p>17.268</text:p>
          </table:table-cell>
          <table:table-cell office:value-type="string" calcext:value-type="string">
            <text:p><text:s/>0.071 1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<text:s/>0.050 0</text:p>
          </table:table-cell>
          <table:table-cell office:value-type="float" office:value="15.54" calcext:value-type="float">
            <text:p>15.54</text:p>
          </table:table-cell>
          <table:table-cell office:value-type="string" calcext:value-type="string">
            <text:p><text:s/>0.050 0</text:p>
          </table:table-cell>
          <table:table-cell office:value-type="float" office:value="15.18" calcext:value-type="float">
            <text:p>15.18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3.54" calcext:value-type="float">
            <text:p>13.54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66" calcext:value-type="float">
            <text:p>16.566</text:p>
          </table:table-cell>
          <table:table-cell office:value-type="string" calcext:value-type="string">
            <text:p><text:s text:c="2"/>0.129 0</text:p>
          </table:table-cell>
          <table:table-cell office:value-type="float" office:value="15.603" calcext:value-type="float">
            <text:p>15.603</text:p>
          </table:table-cell>
          <table:table-cell office:value-type="string" calcext:value-type="string">
            <text:p><text:s/>0.112 0</text:p>
          </table:table-cell>
          <table:table-cell office:value-type="float" office:value="15.183" calcext:value-type="float">
            <text:p>15.183</text:p>
          </table:table-cell>
          <table:table-cell office:value-type="string" calcext:value-type="string">
            <text:p><text:s/>0.189 0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DENIS-P_J020529.0-$115925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7.5:.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triple</text:p>
          </table:table-cell>
          <table:table-cell office:value-type="float" office:value="31.3725" calcext:value-type="float">
            <text:p>31.3725</text:p>
          </table:table-cell>
          <table:table-cell office:value-type="float" office:value="-11.99158" calcext:value-type="float">
            <text:p>-11.99158</text:p>
          </table:table-cell>
          <table:table-cell office:value-type="float" office:value="2451869.7" calcext:value-type="float">
            <text:p>2451869.7</text:p>
          </table:table-cell>
          <table:table-cell office:value-type="float" office:value="50.6" calcext:value-type="float">
            <text:p>50.6</text:p>
          </table:table-cell>
          <table:table-cell office:value-type="float" office:value="1.5" calcext:value-type="float">
            <text:p>1.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149" calcext:value-type="float">
            <text:p>15.149</text:p>
          </table:table-cell>
          <table:table-cell office:value-type="string" calcext:value-type="string">
            <text:p><text:s/>0.080 1</text:p>
          </table:table-cell>
          <table:table-cell office:value-type="float" office:value="14.304" calcext:value-type="float">
            <text:p>14.304</text:p>
          </table:table-cell>
          <table:table-cell office:value-type="string" calcext:value-type="string">
            <text:p><text:s/>0.053 1</text:p>
          </table:table-cell>
          <table:table-cell office:value-type="float" office:value="13.689" calcext:value-type="float">
            <text:p>13.689</text:p>
          </table:table-cell>
          <table:table-cell office:value-type="string" calcext:value-type="string">
            <text:p><text:s text:c="2"/>0.05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316" calcext:value-type="float">
            <text:p>15.316</text:p>
          </table:table-cell>
          <table:table-cell office:value-type="string" calcext:value-type="string">
            <text:p><text:s text:c="2"/>0.079 1</text:p>
          </table:table-cell>
          <table:table-cell office:value-type="float" office:value="14.258" calcext:value-type="float">
            <text:p>14.258</text:p>
          </table:table-cell>
          <table:table-cell office:value-type="string" calcext:value-type="string">
            <text:p><text:s/>0.042 1</text:p>
          </table:table-cell>
          <table:table-cell office:value-type="float" office:value="13.697" calcext:value-type="float">
            <text:p>13.697</text:p>
          </table:table-cell>
          <table:table-cell office:value-type="string" calcext:value-type="string">
            <text:p><text:s/>0.036 0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WVN</text:p>
          </table:table-cell>
          <table:table-cell office:value-type="string" calcext:value-type="string">
            <text:p><text:s text:c="3"/>14,16,6</text:p>
          </table:table-cell>
          <table:table-cell office:value-type="float" office:value="8136" calcext:value-type="float">
            <text:p>8136</text:p>
          </table:table-cell>
        </table:table-row>
        <table:table-row table:style-name="ro1">
          <table:table-cell office:value-type="string" calcext:value-type="string">
            <text:p>DENIS-P_J020529.0-$115925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6.5:.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triple</text:p>
          </table:table-cell>
          <table:table-cell office:value-type="float" office:value="31.3725" calcext:value-type="float">
            <text:p>31.3725</text:p>
          </table:table-cell>
          <table:table-cell office:value-type="float" office:value="-11.99158" calcext:value-type="float">
            <text:p>-11.99158</text:p>
          </table:table-cell>
          <table:table-cell office:value-type="float" office:value="2451869.7" calcext:value-type="float">
            <text:p>2451869.7</text:p>
          </table:table-cell>
          <table:table-cell office:value-type="float" office:value="50.6" calcext:value-type="float">
            <text:p>50.6</text:p>
          </table:table-cell>
          <table:table-cell office:value-type="float" office:value="1.5" calcext:value-type="float">
            <text:p>1.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19" calcext:value-type="float">
            <text:p>15.219</text:p>
          </table:table-cell>
          <table:table-cell office:value-type="string" calcext:value-type="string">
            <text:p><text:s/>0.084 1</text:p>
          </table:table-cell>
          <table:table-cell office:value-type="float" office:value="14.424" calcext:value-type="float">
            <text:p>14.424</text:p>
          </table:table-cell>
          <table:table-cell office:value-type="string" calcext:value-type="string">
            <text:p><text:s/>0.054 1</text:p>
          </table:table-cell>
          <table:table-cell office:value-type="float" office:value="13.799" calcext:value-type="float">
            <text:p>13.799</text:p>
          </table:table-cell>
          <table:table-cell office:value-type="string" calcext:value-type="string">
            <text:p><text:s text:c="2"/>0.05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365" calcext:value-type="float">
            <text:p>15.365</text:p>
          </table:table-cell>
          <table:table-cell office:value-type="string" calcext:value-type="string">
            <text:p><text:s text:c="2"/>0.083 1</text:p>
          </table:table-cell>
          <table:table-cell office:value-type="float" office:value="14.388" calcext:value-type="float">
            <text:p>14.388</text:p>
          </table:table-cell>
          <table:table-cell office:value-type="string" calcext:value-type="string">
            <text:p><text:s/>0.042 1</text:p>
          </table:table-cell>
          <table:table-cell office:value-type="float" office:value="13.807" calcext:value-type="float">
            <text:p>13.807</text:p>
          </table:table-cell>
          <table:table-cell office:value-type="string" calcext:value-type="string">
            <text:p><text:s/>0.037 0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WVN</text:p>
          </table:table-cell>
          <table:table-cell office:value-type="string" calcext:value-type="string">
            <text:p><text:s text:c="3"/>14,16,6</text:p>
          </table:table-cell>
          <table:table-cell office:value-type="float" office:value="8136" calcext:value-type="float">
            <text:p>8136</text:p>
          </table:table-cell>
        </table:table-row>
        <table:table-row table:style-name="ro1">
          <table:table-cell office:value-type="string" calcext:value-type="string">
            <text:p>SDSS_J020742.48+000056.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4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31.92854" calcext:value-type="float">
            <text:p>31.92854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2451774.82" calcext:value-type="float">
            <text:p>2451774.82</text:p>
          </table:table-cell>
          <table:table-cell office:value-type="float" office:value="29.3" calcext:value-type="float">
            <text:p>29.3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17.706" calcext:value-type="float">
            <text:p>17.706</text:p>
          </table:table-cell>
          <table:table-cell office:value-type="string" calcext:value-type="string">
            <text:p><text:s/>0.071 1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<text:s/>0.050 0</text:p>
          </table:table-cell>
          <table:table-cell office:value-type="float" office:value="16.66" calcext:value-type="float">
            <text:p>16.66</text:p>
          </table:table-cell>
          <table:table-cell office:value-type="string" calcext:value-type="string">
            <text:p><text:s/>0.050 0</text:p>
          </table:table-cell>
          <table:table-cell office:value-type="float" office:value="16.62" calcext:value-type="float">
            <text:p>16.62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799" calcext:value-type="float">
            <text:p>16.799</text:p>
          </table:table-cell>
          <table:table-cell office:value-type="string" calcext:value-type="string">
            <text:p><text:s text:c="2"/>0.156 0</text:p>
          </table:table-cell>
          <table:table-cell office:value-type="float" office:value="16.599" calcext:value-type="float">
            <text:p>16.599</text:p>
          </table:table-cell>
          <table:table-cell office:value-type="string" calcext:value-type="string">
            <text:p><text:s/>0.050 1</text:p>
          </table:table-cell>
          <table:table-cell office:value-type="float" office:value="16.53" calcext:value-type="float">
            <text:p>16.53</text:p>
          </table:table-cell>
          <table:table-cell office:value-type="string" calcext:value-type="string">
            <text:p><text:s/>0.050 1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MASS_J02212859-$6831400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lowg</text:p>
          </table:table-cell>
          <table:table-cell office:value-type="float" office:value="35.36916" calcext:value-type="float">
            <text:p>35.36916</text:p>
          </table:table-cell>
          <table:table-cell office:value-type="float" office:value="-68.5278" calcext:value-type="float">
            <text:p>-68.5278</text:p>
          </table:table-cell>
          <table:table-cell office:value-type="float" office:value="2451503.7" calcext:value-type="float">
            <text:p>2451503.7</text:p>
          </table:table-cell>
          <table:table-cell office:value-type="float" office:value="25.4" calcext:value-type="float">
            <text:p>25.4</text:p>
          </table:table-cell>
          <table:table-cell office:value-type="float" office:value="3.6" calcext:value-type="float">
            <text:p>3.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965" calcext:value-type="float">
            <text:p>13.965</text:p>
          </table:table-cell>
          <table:table-cell office:value-type="string" calcext:value-type="string">
            <text:p><text:s text:c="2"/>0.033 0</text:p>
          </table:table-cell>
          <table:table-cell office:value-type="float" office:value="13.275" calcext:value-type="float">
            <text:p>13.275</text:p>
          </table:table-cell>
          <table:table-cell office:value-type="string" calcext:value-type="string">
            <text:p><text:s/>0.032 0</text:p>
          </table:table-cell>
          <table:table-cell office:value-type="float" office:value="12.806" calcext:value-type="float">
            <text:p>12.806</text:p>
          </table:table-cell>
          <table:table-cell office:value-type="string" calcext:value-type="string">
            <text:p><text:s/>0.037 0</text:p>
          </table:table-cell>
          <table:table-cell office:value-type="float" office:value="57" calcext:value-type="float">
            <text:p>57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GJ_1048B</text:p>
          </table:table-cell>
          <table:table-cell table:number-columns-repeated="2" office:value-type="string" calcext:value-type="string">
            <text:p><text:s text:c="3"/>L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4"/>null</text:p>
          </table:table-cell>
          <table:table-cell office:value-type="float" office:value="38.99972" calcext:value-type="float">
            <text:p>38.99972</text:p>
          </table:table-cell>
          <table:table-cell office:value-type="float" office:value="-23.52237" calcext:value-type="float">
            <text:p>-23.52237</text:p>
          </table:table-cell>
          <table:table-cell office:value-type="float" office:value="2451128.69" calcext:value-type="float">
            <text:p>2451128.69</text:p>
          </table:table-cell>
          <table:table-cell office:value-type="float" office:value="47.01" calcext:value-type="float">
            <text:p>47.01</text:p>
          </table:table-cell>
          <table:table-cell office:value-type="float" office:value="0.94" calcext:value-type="float">
            <text:p>0.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772" calcext:value-type="float">
            <text:p>12.772</text:p>
          </table:table-cell>
          <table:table-cell office:value-type="string" calcext:value-type="string">
            <text:p><text:s/>0.202 1</text:p>
          </table:table-cell>
          <table:table-cell office:value-type="float" office:value="12.165" calcext:value-type="float">
            <text:p>12.165</text:p>
          </table:table-cell>
          <table:table-cell office:value-type="string" calcext:value-type="string">
            <text:p><text:s text:c="2"/>0.081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2.725" calcext:value-type="float">
            <text:p>12.725</text:p>
          </table:table-cell>
          <table:table-cell office:value-type="string" calcext:value-type="string">
            <text:p><text:s/>0.202 0</text:p>
          </table:table-cell>
          <table:table-cell office:value-type="float" office:value="12.186" calcext:value-type="float">
            <text:p>12.186</text:p>
          </table:table-cell>
          <table:table-cell office:value-type="string" calcext:value-type="string">
            <text:p><text:s/>0.081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11.94" calcext:value-type="float">
            <text:p>11.94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I_J0243137-$24532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40.80716" calcext:value-type="float">
            <text:p>40.80716</text:p>
          </table:table-cell>
          <table:table-cell office:value-type="float" office:value="-24.89162" calcext:value-type="float">
            <text:p>-24.89162</text:p>
          </table:table-cell>
          <table:table-cell office:value-type="float" office:value="2451129.67" calcext:value-type="float">
            <text:p>2451129.67</text:p>
          </table:table-cell>
          <table:table-cell office:value-type="float" office:value="93.62" calcext:value-type="float">
            <text:p>93.62</text:p>
          </table:table-cell>
          <table:table-cell office:value-type="float" office:value="3.63" calcext:value-type="float">
            <text:p>3.63</text:p>
          </table:table-cell>
          <table:table-cell office:value-type="float" office:value="255" calcext:value-type="float">
            <text:p>255</text:p>
          </table:table-cell>
          <table:table-cell office:value-type="float" office:value="16.131" calcext:value-type="float">
            <text:p>16.131</text:p>
          </table:table-cell>
          <table:table-cell office:value-type="string" calcext:value-type="string">
            <text:p><text:s/>0.058 1</text:p>
          </table:table-cell>
          <table:table-cell office:value-type="float" office:value="15.13" calcext:value-type="float">
            <text:p>15.13</text:p>
          </table:table-cell>
          <table:table-cell office:value-type="string" calcext:value-type="string">
            <text:p><text:s/>0.030 0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<text:s/>0.030 0</text:p>
          </table:table-cell>
          <table:table-cell office:value-type="float" office:value="15.34" calcext:value-type="float">
            <text:p>15.34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<text:s/>0.050 0</text:p>
          </table:table-cell>
          <table:table-cell office:value-type="float" office:value="13.27" calcext:value-type="float">
            <text:p>13.27</text:p>
          </table:table-cell>
          <table:table-cell office:value-type="string" calcext:value-type="string">
            <text:p><text:s/>0.160 0</text:p>
          </table:table-cell>
          <table:table-cell office:value-type="float" office:value="15.381" calcext:value-type="float">
            <text:p>15.381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5.137" calcext:value-type="float">
            <text:p>15.137</text:p>
          </table:table-cell>
          <table:table-cell office:value-type="string" calcext:value-type="string">
            <text:p><text:s/>0.109 0</text:p>
          </table:table-cell>
          <table:table-cell office:value-type="float" office:value="15.216" calcext:value-type="float">
            <text:p>15.216</text:p>
          </table:table-cell>
          <table:table-cell office:value-type="string" calcext:value-type="string">
            <text:p><text:s/>0.168 0</text:p>
          </table:table-cell>
          <table:table-cell office:value-type="string" calcext:value-type="string">
            <text:p><text:s text:c="2"/>57,68,135,148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BRI_B0246-$1703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4"/>null</text:p>
          </table:table-cell>
          <table:table-cell office:value-type="float" office:value="42.17085" calcext:value-type="float">
            <text:p>42.17085</text:p>
          </table:table-cell>
          <table:table-cell office:value-type="float" office:value="-16.85602" calcext:value-type="float">
            <text:p>-16.85602</text:p>
          </table:table-cell>
          <table:table-cell office:value-type="float" office:value="2451026.88" calcext:value-type="float">
            <text:p>2451026.88</text:p>
          </table:table-cell>
          <table:table-cell office:value-type="float" office:value="61.6" calcext:value-type="float">
            <text:p>61.6</text:p>
          </table:table-cell>
          <table:table-cell office:value-type="float" office:value="5.4" calcext:value-type="float">
            <text:p>5.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<text:s/>0.030 0</text:p>
          </table:table-cell>
          <table:table-cell office:value-type="float" office:value="11.81" calcext:value-type="float">
            <text:p>11.81</text:p>
          </table:table-cell>
          <table:table-cell office:value-type="string" calcext:value-type="string">
            <text:p><text:s/>0.030 0</text:p>
          </table:table-cell>
          <table:table-cell office:value-type="float" office:value="11.45" calcext:value-type="float">
            <text:p>11.45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551" calcext:value-type="float">
            <text:p>12.551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1.872" calcext:value-type="float">
            <text:p>11.872</text:p>
          </table:table-cell>
          <table:table-cell office:value-type="string" calcext:value-type="string">
            <text:p><text:s/>0.022 0</text:p>
          </table:table-cell>
          <table:table-cell office:value-type="float" office:value="11.422" calcext:value-type="float">
            <text:p>11.422</text:p>
          </table:table-cell>
          <table:table-cell office:value-type="string" calcext:value-type="string">
            <text:p><text:s/>0.021 0</text:p>
          </table:table-cell>
          <table:table-cell office:value-type="float" office:value="57143" calcext:value-type="float">
            <text:p>57143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VLM_831-154910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42.54864" calcext:value-type="float">
            <text:p>42.54864</text:p>
          </table:table-cell>
          <table:table-cell office:value-type="float" office:value="-1.85821" calcext:value-type="float">
            <text:p>-1.85821</text:p>
          </table:table-cell>
          <table:table-cell office:value-type="float" office:value="2451116.68" calcext:value-type="float">
            <text:p>2451116.68</text:p>
          </table:table-cell>
          <table:table-cell office:value-type="float" office:value="30.2" calcext:value-type="float">
            <text:p>30.2</text:p>
          </table:table-cell>
          <table:table-cell office:value-type="float" office:value="4.5" calcext:value-type="float">
            <text:p>4.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886" calcext:value-type="float">
            <text:p>12.886</text:p>
          </table:table-cell>
          <table:table-cell office:value-type="string" calcext:value-type="string">
            <text:p><text:s text:c="2"/>0.028 0</text:p>
          </table:table-cell>
          <table:table-cell office:value-type="float" office:value="12.278" calcext:value-type="float">
            <text:p>12.278</text:p>
          </table:table-cell>
          <table:table-cell office:value-type="string" calcext:value-type="string">
            <text:p><text:s/>0.023 0</text:p>
          </table:table-cell>
          <table:table-cell office:value-type="float" office:value="11.909" calcext:value-type="float">
            <text:p>11.909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VLM_831-161058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4"/>null</text:p>
          </table:table-cell>
          <table:table-cell office:value-type="float" office:value="42.80531" calcext:value-type="float">
            <text:p>42.80531</text:p>
          </table:table-cell>
          <table:table-cell office:value-type="float" office:value="0.79344" calcext:value-type="float">
            <text:p>0.79344</text:p>
          </table:table-cell>
          <table:table-cell office:value-type="float" office:value="2451788.92" calcext:value-type="float">
            <text:p>2451788.92</text:p>
          </table:table-cell>
          <table:table-cell office:value-type="float" office:value="17.7" calcext:value-type="float">
            <text:p>17.7</text:p>
          </table:table-cell>
          <table:table-cell office:value-type="float" office:value="2.2" calcext:value-type="float">
            <text:p>2.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773" calcext:value-type="float">
            <text:p>13.773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3.104" calcext:value-type="float">
            <text:p>13.104</text:p>
          </table:table-cell>
          <table:table-cell office:value-type="string" calcext:value-type="string">
            <text:p><text:s/>0.024 0</text:p>
          </table:table-cell>
          <table:table-cell office:value-type="float" office:value="12.681" calcext:value-type="float">
            <text:p>12.681</text:p>
          </table:table-cell>
          <table:table-cell office:value-type="string" calcext:value-type="string">
            <text:p><text:s/>0.028 0</text:p>
          </table:table-cell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VLM_831-165166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42.92768" calcext:value-type="float">
            <text:p>42.92768</text:p>
          </table:table-cell>
          <table:table-cell office:value-type="float" office:value="-1.03498" calcext:value-type="float">
            <text:p>-1.03498</text:p>
          </table:table-cell>
          <table:table-cell office:value-type="float" office:value="2451084.71" calcext:value-type="float">
            <text:p>2451084.71</text:p>
          </table:table-cell>
          <table:table-cell office:value-type="float" office:value="19.5" calcext:value-type="float">
            <text:p>19.5</text:p>
          </table:table-cell>
          <table:table-cell office:value-type="float" office:value="3.9" calcext:value-type="float">
            <text:p>3.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222" calcext:value-type="float">
            <text:p>14.222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3.662" calcext:value-type="float">
            <text:p>13.662</text:p>
          </table:table-cell>
          <table:table-cell office:value-type="string" calcext:value-type="string">
            <text:p><text:s/>0.040 0</text:p>
          </table:table-cell>
          <table:table-cell office:value-type="float" office:value="13.297" calcext:value-type="float">
            <text:p>13.297</text:p>
          </table:table-cell>
          <table:table-cell office:value-type="string" calcext:value-type="string">
            <text:p><text:s/>0.026 0</text:p>
          </table:table-cell>
          <table:table-cell office:value-type="float" office:value="57" calcext:value-type="float">
            <text:p>57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VLM_832-10443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4"/>null</text:p>
          </table:table-cell>
          <table:table-cell office:value-type="float" office:value="43.10953" calcext:value-type="float">
            <text:p>43.10953</text:p>
          </table:table-cell>
          <table:table-cell office:value-type="float" office:value="0.93954" calcext:value-type="float">
            <text:p>0.93954</text:p>
          </table:table-cell>
          <table:table-cell office:value-type="float" office:value="2451789.79" calcext:value-type="float">
            <text:p>2451789.79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26" calcext:value-type="float">
            <text:p>13.126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2.441" calcext:value-type="float">
            <text:p>12.441</text:p>
          </table:table-cell>
          <table:table-cell office:value-type="string" calcext:value-type="string">
            <text:p><text:s/>0.024 0</text:p>
          </table:table-cell>
          <table:table-cell office:value-type="float" office:value="11.963" calcext:value-type="float">
            <text:p>11.963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eegarden's_star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4"/>null</text:p>
          </table:table-cell>
          <table:table-cell office:value-type="float" office:value="43.25354" calcext:value-type="float">
            <text:p>43.25354</text:p>
          </table:table-cell>
          <table:table-cell office:value-type="float" office:value="16.88147" calcext:value-type="float">
            <text:p>16.88147</text:p>
          </table:table-cell>
          <table:table-cell office:value-type="float" office:value="2451486.72" calcext:value-type="float">
            <text:p>2451486.72</text:p>
          </table:table-cell>
          <table:table-cell office:value-type="float" office:value="259.25" calcext:value-type="float">
            <text:p>259.25</text:p>
          </table:table-cell>
          <table:table-cell office:value-type="float" office:value="0.94" calcext:value-type="float">
            <text:p>0.94</text:p>
          </table:table-cell>
          <table:table-cell office:value-type="float" office:value="80" calcext:value-type="float">
            <text:p>80</text:p>
          </table:table-cell>
          <table:table-cell office:value-type="float" office:value="8.957" calcext:value-type="float">
            <text:p>8.957</text:p>
          </table:table-cell>
          <table:table-cell office:value-type="string" calcext:value-type="string">
            <text:p><text:s/>0.057 1</text:p>
          </table:table-cell>
          <table:table-cell office:value-type="float" office:value="8.344" calcext:value-type="float">
            <text:p>8.344</text:p>
          </table:table-cell>
          <table:table-cell office:value-type="string" calcext:value-type="string">
            <text:p><text:s/>0.027 1</text:p>
          </table:table-cell>
          <table:table-cell office:value-type="float" office:value="7.919" calcext:value-type="float">
            <text:p>7.919</text:p>
          </table:table-cell>
          <table:table-cell office:value-type="string" calcext:value-type="string">
            <text:p><text:s/>0.040 1</text:p>
          </table:table-cell>
          <table:table-cell office:value-type="float" office:value="7.552" calcext:value-type="float">
            <text:p>7.552</text:p>
          </table:table-cell>
          <table:table-cell office:value-type="string" calcext:value-type="string">
            <text:p><text:s text:c="2"/>0.046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8.394" calcext:value-type="float">
            <text:p>8.394</text:p>
          </table:table-cell>
          <table:table-cell office:value-type="string" calcext:value-type="string">
            <text:p><text:s text:c="2"/>0.027 0</text:p>
          </table:table-cell>
          <table:table-cell office:value-type="float" office:value="7.883" calcext:value-type="float">
            <text:p>7.883</text:p>
          </table:table-cell>
          <table:table-cell office:value-type="string" calcext:value-type="string">
            <text:p><text:s/>0.040 0</text:p>
          </table:table-cell>
          <table:table-cell office:value-type="float" office:value="7.585" calcext:value-type="float">
            <text:p>7.585</text:p>
          </table:table-cell>
          <table:table-cell office:value-type="string" calcext:value-type="string">
            <text:p><text:s/>0.046 0</text:p>
          </table:table-cell>
          <table:table-cell office:value-type="string" calcext:value-type="string">
            <text:p><text:s text:c="2"/>57,6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PSO_J043.5395+02.399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4"/>null</text:p>
          </table:table-cell>
          <table:table-cell office:value-type="float" office:value="43.53988" calcext:value-type="float">
            <text:p>43.53988</text:p>
          </table:table-cell>
          <table:table-cell office:value-type="float" office:value="2.39964" calcext:value-type="float">
            <text:p>2.39964</text:p>
          </table:table-cell>
          <table:table-cell office:value-type="float" office:value="2455457.49" calcext:value-type="float">
            <text:p>2455457.49</text:p>
          </table:table-cell>
          <table:table-cell office:value-type="float" office:value="134.7" calcext:value-type="float">
            <text:p>134.7</text:p>
          </table:table-cell>
          <table:table-cell office:value-type="float" office:value="14.9" calcext:value-type="float">
            <text:p>14.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4" calcext:value-type="float">
            <text:p>16.14</text:p>
          </table:table-cell>
          <table:table-cell office:value-type="string" calcext:value-type="string">
            <text:p><text:s/>0.120 0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<text:s/>0.120 0</text:p>
          </table:table-cell>
          <table:table-cell office:value-type="float" office:value="16.84" calcext:value-type="float">
            <text:p>16.84</text:p>
          </table:table-cell>
          <table:table-cell office:value-type="string" calcext:value-type="string">
            <text:p><text:s text:c="2"/>0.12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3" calcext:value-type="float">
            <text:p>16.43</text:p>
          </table:table-cell>
          <table:table-cell office:value-type="string" calcext:value-type="string">
            <text:p><text:s text:c="2"/>0.120 0</text:p>
          </table:table-cell>
          <table:table-cell office:value-type="float" office:value="16.47" calcext:value-type="float">
            <text:p>16.47</text:p>
          </table:table-cell>
          <table:table-cell office:value-type="string" calcext:value-type="string">
            <text:p><text:s/>0.120 0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<text:s/>0.120 0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DENIS-P_J0255.0-$4700</text:p>
          </table:table-cell>
          <table:table-cell office:value-type="string" calcext:value-type="string">
            <text:p><text:s text:c="3"/>L8</text:p>
          </table:table-cell>
          <table:table-cell office:value-type="string" calcext:value-type="string">
            <text:p><text:s text:c="3"/>L9</text:p>
          </table:table-cell>
          <table:table-cell office:value-type="float" office:value="25131" calcext:value-type="float">
            <text:p>25131</text:p>
          </table:table-cell>
          <table:table-cell office:value-type="string" calcext:value-type="string">
            <text:p><text:s text:c="4"/>null</text:p>
          </table:table-cell>
          <table:table-cell office:value-type="float" office:value="43.76491" calcext:value-type="float">
            <text:p>43.76491</text:p>
          </table:table-cell>
          <table:table-cell office:value-type="float" office:value="-47.01416" calcext:value-type="float">
            <text:p>-47.01416</text:p>
          </table:table-cell>
          <table:table-cell office:value-type="float" office:value="2451153.58" calcext:value-type="float">
            <text:p>2451153.58</text:p>
          </table:table-cell>
          <table:table-cell office:value-type="float" office:value="201.37" calcext:value-type="float">
            <text:p>201.37</text:p>
          </table:table-cell>
          <table:table-cell office:value-type="float" office:value="3.89" calcext:value-type="float">
            <text:p>3.89</text:p>
          </table:table-cell>
          <table:table-cell office:value-type="float" office:value="49" calcext:value-type="float">
            <text:p>49</text:p>
          </table:table-cell>
          <table:table-cell office:value-type="float" office:value="14.214" calcext:value-type="float">
            <text:p>14.214</text:p>
          </table:table-cell>
          <table:table-cell office:value-type="string" calcext:value-type="string">
            <text:p><text:s/>0.057 1</text:p>
          </table:table-cell>
          <table:table-cell office:value-type="float" office:value="13.123" calcext:value-type="float">
            <text:p>13.123</text:p>
          </table:table-cell>
          <table:table-cell office:value-type="string" calcext:value-type="string">
            <text:p><text:s/>0.027 1</text:p>
          </table:table-cell>
          <table:table-cell office:value-type="float" office:value="12.261" calcext:value-type="float">
            <text:p>12.261</text:p>
          </table:table-cell>
          <table:table-cell office:value-type="string" calcext:value-type="string">
            <text:p><text:s/>0.024 1</text:p>
          </table:table-cell>
          <table:table-cell office:value-type="float" office:value="11.551" calcext:value-type="float">
            <text:p>11.551</text:p>
          </table:table-cell>
          <table:table-cell office:value-type="string" calcext:value-type="string">
            <text:p><text:s text:c="2"/>0.02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46" calcext:value-type="float">
            <text:p>13.246</text:p>
          </table:table-cell>
          <table:table-cell office:value-type="string" calcext:value-type="string">
            <text:p><text:s text:c="2"/>0.027 0</text:p>
          </table:table-cell>
          <table:table-cell office:value-type="float" office:value="12.204" calcext:value-type="float">
            <text:p>12.204</text:p>
          </table:table-cell>
          <table:table-cell office:value-type="string" calcext:value-type="string">
            <text:p><text:s/>0.024 0</text:p>
          </table:table-cell>
          <table:table-cell office:value-type="float" office:value="11.558" calcext:value-type="float">
            <text:p>11.558</text:p>
          </table:table-cell>
          <table:table-cell office:value-type="string" calcext:value-type="string">
            <text:p><text:s/>0.024 0</text:p>
          </table:table-cell>
          <table:table-cell office:value-type="string" calcext:value-type="string">
            <text:p><text:s text:c="2"/>57,68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TVLM_832-42500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4"/>null</text:p>
          </table:table-cell>
          <table:table-cell office:value-type="float" office:value="45.64551" calcext:value-type="float">
            <text:p>45.64551</text:p>
          </table:table-cell>
          <table:table-cell office:value-type="float" office:value="-1.27369" calcext:value-type="float">
            <text:p>-1.27369</text:p>
          </table:table-cell>
          <table:table-cell office:value-type="float" office:value="2451084.84" calcext:value-type="float">
            <text:p>2451084.84</text:p>
          </table:table-cell>
          <table:table-cell office:value-type="float" office:value="36.3" calcext:value-type="float">
            <text:p>36.3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595" calcext:value-type="float">
            <text:p>13.595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3.091" calcext:value-type="float">
            <text:p>13.091</text:p>
          </table:table-cell>
          <table:table-cell office:value-type="string" calcext:value-type="string">
            <text:p><text:s/>0.028 0</text:p>
          </table:table-cell>
          <table:table-cell office:value-type="float" office:value="12.749" calcext:value-type="float">
            <text:p>12.749</text:p>
          </table:table-cell>
          <table:table-cell office:value-type="string" calcext:value-type="string">
            <text:p><text:s/>0.029 0</text:p>
          </table:table-cell>
          <table:table-cell office:value-type="float" office:value="57" calcext:value-type="float">
            <text:p>57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318540-$342129</text:p>
          </table:table-cell>
          <table:table-cell office:value-type="string" calcext:value-type="string">
            <text:p><text:s text:c="3"/>L7</text:p>
          </table:table-cell>
          <table:table-cell office:value-type="string" calcext:value-type="string">
            <text:p><text:s text:c="3"/>nul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4"/>null</text:p>
          </table:table-cell>
          <table:table-cell office:value-type="float" office:value="49.72515" calcext:value-type="float">
            <text:p>49.72515</text:p>
          </table:table-cell>
          <table:table-cell office:value-type="float" office:value="-34.35812" calcext:value-type="float">
            <text:p>-34.35812</text:p>
          </table:table-cell>
          <table:table-cell office:value-type="float" office:value="2451156.6" calcext:value-type="float">
            <text:p>2451156.6</text:p>
          </table:table-cell>
          <table:table-cell office:value-type="float" office:value="72.9" calcext:value-type="float">
            <text:p>72.9</text:p>
          </table:table-cell>
          <table:table-cell office:value-type="float" office:value="7.7" calcext:value-type="float">
            <text:p>7.7</text:p>
          </table:table-cell>
          <table:table-cell office:value-type="float" office:value="71" calcext:value-type="float">
            <text:p>71</text:p>
          </table:table-cell>
          <table:table-cell office:value-type="float" office:value="16.612" calcext:value-type="float">
            <text:p>16.612</text:p>
          </table:table-cell>
          <table:table-cell office:value-type="string" calcext:value-type="string">
            <text:p><text:s/>0.074 1</text:p>
          </table:table-cell>
          <table:table-cell office:value-type="float" office:value="15.47" calcext:value-type="float">
            <text:p>15.47</text:p>
          </table:table-cell>
          <table:table-cell office:value-type="string" calcext:value-type="string">
            <text:p><text:s/>0.055 1</text:p>
          </table:table-cell>
          <table:table-cell office:value-type="float" office:value="14.406" calcext:value-type="float">
            <text:p>14.406</text:p>
          </table:table-cell>
          <table:table-cell office:value-type="string" calcext:value-type="string">
            <text:p><text:s/>0.044 1</text:p>
          </table:table-cell>
          <table:table-cell office:value-type="float" office:value="13.483" calcext:value-type="float">
            <text:p>13.483</text:p>
          </table:table-cell>
          <table:table-cell office:value-type="string" calcext:value-type="string">
            <text:p><text:s text:c="2"/>0.039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69" calcext:value-type="float">
            <text:p>15.569</text:p>
          </table:table-cell>
          <table:table-cell office:value-type="string" calcext:value-type="string">
            <text:p><text:s text:c="2"/>0.055 0</text:p>
          </table:table-cell>
          <table:table-cell office:value-type="float" office:value="14.346" calcext:value-type="float">
            <text:p>14.346</text:p>
          </table:table-cell>
          <table:table-cell office:value-type="string" calcext:value-type="string">
            <text:p><text:s/>0.044 0</text:p>
          </table:table-cell>
          <table:table-cell office:value-type="float" office:value="13.507" calcext:value-type="float">
            <text:p>13.507</text:p>
          </table:table-cell>
          <table:table-cell office:value-type="string" calcext:value-type="string">
            <text:p><text:s/>0.039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P_412-31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4"/>null</text:p>
          </table:table-cell>
          <table:table-cell office:value-type="float" office:value="50.24856" calcext:value-type="float">
            <text:p>50.24856</text:p>
          </table:table-cell>
          <table:table-cell office:value-type="float" office:value="18.90648" calcext:value-type="float">
            <text:p>18.90648</text:p>
          </table:table-cell>
          <table:table-cell office:value-type="float" office:value="2450747.91" calcext:value-type="float">
            <text:p>2450747.91</text:p>
          </table:table-cell>
          <table:table-cell office:value-type="float" office:value="68.9" calcext:value-type="float">
            <text:p>68.9</text:p>
          </table:table-cell>
          <table:table-cell office:value-type="float" office:value="0.6" calcext:value-type="float">
            <text:p>0.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759" calcext:value-type="float">
            <text:p>11.759</text:p>
          </table:table-cell>
          <table:table-cell office:value-type="string" calcext:value-type="string">
            <text:p><text:s text:c="2"/>0.021 0</text:p>
          </table:table-cell>
          <table:table-cell office:value-type="float" office:value="11.066" calcext:value-type="float">
            <text:p>11.066</text:p>
          </table:table-cell>
          <table:table-cell office:value-type="string" calcext:value-type="string">
            <text:p><text:s/>0.022 0</text:p>
          </table:table-cell>
          <table:table-cell office:value-type="float" office:value="10.639" calcext:value-type="float">
            <text:p>10.639</text:p>
          </table:table-cell>
          <table:table-cell office:value-type="string" calcext:value-type="string">
            <text:p><text:s/>0.018 0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DSS_J032553.17+042540.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4"/>null</text:p>
          </table:table-cell>
          <table:table-cell office:value-type="float" office:value="51.47176" calcext:value-type="float">
            <text:p>51.47176</text:p>
          </table:table-cell>
          <table:table-cell office:value-type="float" office:value="4.42797" calcext:value-type="float">
            <text:p>4.42797</text:p>
          </table:table-cell>
          <table:table-cell office:value-type="float" office:value="2451589.52" calcext:value-type="float">
            <text:p>2451589.52</text:p>
          </table:table-cell>
          <table:table-cell office:value-type="float" office:value="55.6" calcext:value-type="float">
            <text:p>55.6</text:p>
          </table:table-cell>
          <table:table-cell office:value-type="float" office:value="10.9" calcext:value-type="float">
            <text:p>10.9</text:p>
          </table:table-cell>
          <table:table-cell office:value-type="float" office:value="71" calcext:value-type="float">
            <text:p>71</text:p>
          </table:table-cell>
          <table:table-cell office:value-type="float" office:value="16.949" calcext:value-type="float">
            <text:p>16.949</text:p>
          </table:table-cell>
          <table:table-cell office:value-type="string" calcext:value-type="string">
            <text:p><text:s/>0.058 1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<text:s/>0.030 0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<text:s/>0.030 0</text:p>
          </table:table-cell>
          <table:table-cell office:value-type="float" office:value="16.47" calcext:value-type="float">
            <text:p>16.47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54" calcext:value-type="float">
            <text:p>16.254</text:p>
          </table:table-cell>
          <table:table-cell office:value-type="string" calcext:value-type="string">
            <text:p><text:s text:c="2"/>0.137 0</text:p>
          </table:table-cell>
          <table:table-cell office:value-type="float" office:value="16.193" calcext:value-type="float">
            <text:p>16.193</text:p>
          </table:table-cell>
          <table:table-cell office:value-type="string" calcext:value-type="string">
            <text:p><text:s/>0.030 1</text:p>
          </table:table-cell>
          <table:table-cell office:value-type="float" office:value="16.357" calcext:value-type="float">
            <text:p>16.357</text:p>
          </table:table-cell>
          <table:table-cell office:value-type="string" calcext:value-type="string">
            <text:p><text:s/>0.030 1</text:p>
          </table:table-cell>
          <table:table-cell office:value-type="string" calcext:value-type="string">
            <text:p><text:s text:c="2"/>44,57,68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0326137+295015</text:p>
          </table:table-cell>
          <table:table-cell office:value-type="string" calcext:value-type="string">
            <text:p><text:s text:c="3"/>L3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null</text:p>
          </table:table-cell>
          <table:table-cell office:value-type="float" office:value="51.55697" calcext:value-type="float">
            <text:p>51.55697</text:p>
          </table:table-cell>
          <table:table-cell office:value-type="float" office:value="29.83757" calcext:value-type="float">
            <text:p>29.83757</text:p>
          </table:table-cell>
          <table:table-cell office:value-type="float" office:value="2450771.86" calcext:value-type="float">
            <text:p>2450771.86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481" calcext:value-type="float">
            <text:p>15.481</text:p>
          </table:table-cell>
          <table:table-cell office:value-type="string" calcext:value-type="string">
            <text:p><text:s text:c="2"/>0.052 0</text:p>
          </table:table-cell>
          <table:table-cell office:value-type="float" office:value="14.395" calcext:value-type="float">
            <text:p>14.395</text:p>
          </table:table-cell>
          <table:table-cell office:value-type="string" calcext:value-type="string">
            <text:p><text:s/>0.050 0</text:p>
          </table:table-cell>
          <table:table-cell office:value-type="float" office:value="13.835" calcext:value-type="float">
            <text:p>13.835</text:p>
          </table:table-cell>
          <table:table-cell office:value-type="string" calcext:value-type="string">
            <text:p><text:s/>0.045 0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328426+230205</text:p>
          </table:table-cell>
          <table:table-cell office:value-type="string" calcext:value-type="string">
            <text:p><text:s text:c="3"/>L8</text:p>
          </table:table-cell>
          <table:table-cell office:value-type="string" calcext:value-type="string">
            <text:p><text:s text:c="3"/>L9.5</text:p>
          </table:table-cell>
          <table:table-cell office:value-type="float" office:value="129135" calcext:value-type="float">
            <text:p>129135</text:p>
          </table:table-cell>
          <table:table-cell office:value-type="string" calcext:value-type="string">
            <text:p><text:s text:c="4"/>null</text:p>
          </table:table-cell>
          <table:table-cell office:value-type="float" office:value="52.17773" calcext:value-type="float">
            <text:p>52.17773</text:p>
          </table:table-cell>
          <table:table-cell office:value-type="float" office:value="23.03477" calcext:value-type="float">
            <text:p>23.03477</text:p>
          </table:table-cell>
          <table:table-cell office:value-type="float" office:value="2450748.83" calcext:value-type="float">
            <text:p>2450748.83</text:p>
          </table:table-cell>
          <table:table-cell office:value-type="float" office:value="33.13" calcext:value-type="float">
            <text:p>33.13</text:p>
          </table:table-cell>
          <table:table-cell office:value-type="float" office:value="4.2" calcext:value-type="float">
            <text:p>4.2</text:p>
          </table:table-cell>
          <table:table-cell office:value-type="float" office:value="255" calcext:value-type="float">
            <text:p>255</text:p>
          </table:table-cell>
          <table:table-cell office:value-type="float" office:value="17.414" calcext:value-type="float">
            <text:p>17.414</text:p>
          </table:table-cell>
          <table:table-cell office:value-type="string" calcext:value-type="string">
            <text:p><text:s/>0.058 1</text:p>
          </table:table-cell>
          <table:table-cell office:value-type="float" office:value="16.35" calcext:value-type="float">
            <text:p>16.35</text:p>
          </table:table-cell>
          <table:table-cell office:value-type="string" calcext:value-type="string">
            <text:p><text:s/>0.030 0</text:p>
          </table:table-cell>
          <table:table-cell office:value-type="float" office:value="15.47" calcext:value-type="float">
            <text:p>15.47</text:p>
          </table:table-cell>
          <table:table-cell office:value-type="string" calcext:value-type="string">
            <text:p><text:s/>0.030 0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693" calcext:value-type="float">
            <text:p>16.693</text:p>
          </table:table-cell>
          <table:table-cell office:value-type="string" calcext:value-type="string">
            <text:p><text:s text:c="2"/>0.140 0</text:p>
          </table:table-cell>
          <table:table-cell office:value-type="float" office:value="15.547" calcext:value-type="float">
            <text:p>15.547</text:p>
          </table:table-cell>
          <table:table-cell office:value-type="string" calcext:value-type="string">
            <text:p><text:s/>0.124 0</text:p>
          </table:table-cell>
          <table:table-cell office:value-type="float" office:value="14.916" calcext:value-type="float">
            <text:p>14.916</text:p>
          </table:table-cell>
          <table:table-cell office:value-type="string" calcext:value-type="string">
            <text:p><text:s/>0.113 0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LSPM_J0330+5413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52.70376" calcext:value-type="float">
            <text:p>52.70376</text:p>
          </table:table-cell>
          <table:table-cell office:value-type="float" office:value="54.23198" calcext:value-type="float">
            <text:p>54.23198</text:p>
          </table:table-cell>
          <table:table-cell office:value-type="float" office:value="2451172.71" calcext:value-type="float">
            <text:p>2451172.71</text:p>
          </table:table-cell>
          <table:table-cell office:value-type="float" office:value="103.8" calcext:value-type="float">
            <text:p>103.8</text:p>
          </table:table-cell>
          <table:table-cell office:value-type="float" office:value="1.4" calcext:value-type="float">
            <text:p>1.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173" calcext:value-type="float">
            <text:p>10.173</text:p>
          </table:table-cell>
          <table:table-cell office:value-type="string" calcext:value-type="string">
            <text:p><text:s text:c="2"/>0.021 0</text:p>
          </table:table-cell>
          <table:table-cell office:value-type="float" office:value="9.595" calcext:value-type="float">
            <text:p>9.595</text:p>
          </table:table-cell>
          <table:table-cell office:value-type="string" calcext:value-type="string">
            <text:p><text:s/>0.016 0</text:p>
          </table:table-cell>
          <table:table-cell office:value-type="float" office:value="9.284" calcext:value-type="float">
            <text:p>9.284</text:p>
          </table:table-cell>
          <table:table-cell office:value-type="string" calcext:value-type="string">
            <text:p><text:s/>0.018 0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EHPM_3396</text:p>
          </table:table-cell>
          <table:table-cell office:value-type="string" calcext:value-type="string">
            <text:p><text:s text:c="3"/>M9</text:p>
          </table:table-cell>
          <table:table-cell office:value-type="string" calcext:value-type="string">
            <text:p><text:s text:c="3"/>null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 text:c="4"/>null</text:p>
          </table:table-cell>
          <table:table-cell office:value-type="float" office:value="53.55076" calcext:value-type="float">
            <text:p>53.55076</text:p>
          </table:table-cell>
          <table:table-cell office:value-type="float" office:value="-49.8923" calcext:value-type="float">
            <text:p>-49.8923</text:p>
          </table:table-cell>
          <table:table-cell office:value-type="float" office:value="2451468.87" calcext:value-type="float">
            <text:p>2451468.87</text:p>
          </table:table-cell>
          <table:table-cell office:value-type="float" office:value="120.6" calcext:value-type="float">
            <text:p>120.6</text:p>
          </table:table-cell>
          <table:table-cell office:value-type="float" office:value="3.6" calcext:value-type="float">
            <text:p>3.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376" calcext:value-type="float">
            <text:p>11.376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0.823" calcext:value-type="float">
            <text:p>10.823</text:p>
          </table:table-cell>
          <table:table-cell office:value-type="string" calcext:value-type="string">
            <text:p><text:s/>0.026 0</text:p>
          </table:table-cell>
          <table:table-cell office:value-type="float" office:value="10.392" calcext:value-type="float">
            <text:p>10.392</text:p>
          </table:table-cell>
          <table:table-cell office:value-type="string" calcext:value-type="string">
            <text:p><text:s/>0.022 0</text:p>
          </table:table-cell>
          <table:table-cell office:value-type="float" office:value="57" calcext:value-type="float">
            <text:p>57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335020+234235</text:p>
          </table:table-cell>
          <table:table-cell office:value-type="string" calcext:value-type="string">
            <text:p><text:s text:c="3"/>M8.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2"/>89,212,23</text:p>
          </table:table-cell>
          <table:table-cell office:value-type="string" calcext:value-type="string">
            <text:p>3 <text:s text:c="2"/>Li,lowg,</text:p>
          </table:table-cell>
          <table:table-cell office:value-type="string" calcext:value-type="string">
            <text:p>accr <text:s text:c="7"/>053.75887</text:p>
          </table:table-cell>
          <table:table-cell office:value-type="float" office:value="23.71026" calcext:value-type="float">
            <text:p>23.71026</text:p>
          </table:table-cell>
          <table:table-cell office:value-type="float" office:value="2455069.13" calcext:value-type="float">
            <text:p>2455069.13</text:p>
          </table:table-cell>
          <table:table-cell office:value-type="float" office:value="23.6" calcext:value-type="float">
            <text:p>23.6</text:p>
          </table:table-cell>
          <table:table-cell office:value-type="float" office:value="1.3" calcext:value-type="float">
            <text:p>1.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<text:s text:c="2"/>0.021 0</text:p>
          </table:table-cell>
          <table:table-cell office:value-type="float" office:value="11.655" calcext:value-type="float">
            <text:p>11.655</text:p>
          </table:table-cell>
          <table:table-cell office:value-type="string" calcext:value-type="string">
            <text:p><text:s/>0.022 0</text:p>
          </table:table-cell>
          <table:table-cell office:value-type="float" office:value="11.261" calcext:value-type="float">
            <text:p>11.261</text:p>
          </table:table-cell>
          <table:table-cell office:value-type="string" calcext:value-type="string">
            <text:p><text:s/>0.017 0</text:p>
          </table:table-cell>
          <table:table-cell office:value-type="float" office:value="57" calcext:value-type="float">
            <text:p>57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W</text:p>
          </table:table-cell>
          <table:table-cell office:value-type="string" calcext:value-type="string">
            <text:p><text:s text:c="3"/>14,47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P_944-20</text:p>
          </table:table-cell>
          <table:table-cell office:value-type="string" calcext:value-type="string">
            <text:p><text:s text:c="3"/>M9</text:p>
          </table:table-cell>
          <table:table-cell office:value-type="string" calcext:value-type="string">
            <text:p><text:s text:c="3"/>null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4"/>null</text:p>
          </table:table-cell>
          <table:table-cell office:value-type="float" office:value="54.89675" calcext:value-type="float">
            <text:p>54.89675</text:p>
          </table:table-cell>
          <table:table-cell office:value-type="float" office:value="-35.42891" calcext:value-type="float">
            <text:p>-35.42891</text:p>
          </table:table-cell>
          <table:table-cell office:value-type="float" office:value="2451154.72" calcext:value-type="float">
            <text:p>2451154.72</text:p>
          </table:table-cell>
          <table:table-cell office:value-type="float" office:value="201.4" calcext:value-type="float">
            <text:p>201.4</text:p>
          </table:table-cell>
          <table:table-cell office:value-type="float" office:value="4.2" calcext:value-type="float">
            <text:p>4.2</text:p>
          </table:table-cell>
          <table:table-cell office:value-type="float" office:value="247" calcext:value-type="float">
            <text:p>247</text:p>
          </table:table-cell>
          <table:table-cell office:value-type="float" office:value="11.529" calcext:value-type="float">
            <text:p>11.529</text:p>
          </table:table-cell>
          <table:table-cell office:value-type="string" calcext:value-type="string">
            <text:p><text:s/>0.054 1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<text:s/>0.030 0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<text:s/>0.030 0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<text:s text:c="2"/>0.030 0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<text:s/>0.07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725" calcext:value-type="float">
            <text:p>10.725</text:p>
          </table:table-cell>
          <table:table-cell office:value-type="string" calcext:value-type="string">
            <text:p><text:s text:c="2"/>0.021 0</text:p>
          </table:table-cell>
          <table:table-cell office:value-type="float" office:value="10.017" calcext:value-type="float">
            <text:p>10.017</text:p>
          </table:table-cell>
          <table:table-cell office:value-type="string" calcext:value-type="string">
            <text:p><text:s/>0.021 0</text:p>
          </table:table-cell>
          <table:table-cell office:value-type="float" office:value="9.548" calcext:value-type="float">
            <text:p>9.548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57,68,14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P_J0345432+254023</text:p>
          </table:table-cell>
          <table:table-cell office:value-type="string" calcext:value-type="string">
            <text:p><text:s text:c="3"/>L0</text:p>
          </table:table-cell>
          <table:table-cell office:value-type="string" calcext:value-type="string">
            <text:p><text:s text:c="3"/>L1:</text:p>
          </table:table-cell>
          <table:table-cell office:value-type="float" office:value="83128" calcext:value-type="float">
            <text:p>83128</text:p>
          </table:table-cell>
          <table:table-cell office:value-type="string" calcext:value-type="string">
            <text:p><text:s text:c="4"/>null</text:p>
          </table:table-cell>
          <table:table-cell office:value-type="float" office:value="56.42985" calcext:value-type="float">
            <text:p>56.42985</text:p>
          </table:table-cell>
          <table:table-cell office:value-type="float" office:value="25.67315" calcext:value-type="float">
            <text:p>25.67315</text:p>
          </table:table-cell>
          <table:table-cell office:value-type="float" office:value="2451530.71" calcext:value-type="float">
            <text:p>2451530.71</text:p>
          </table:table-cell>
          <table:table-cell office:value-type="float" office:value="37.1" calcext:value-type="float">
            <text:p>37.1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office:value-type="float" office:value="14.941" calcext:value-type="float">
            <text:p>14.941</text:p>
          </table:table-cell>
          <table:table-cell office:value-type="string" calcext:value-type="string">
            <text:p><text:s/>0.057 1</text:p>
          </table:table-cell>
          <table:table-cell office:value-type="float" office:value="13.84" calcext:value-type="float">
            <text:p>13.84</text:p>
          </table:table-cell>
          <table:table-cell office:value-type="string" calcext:value-type="string">
            <text:p><text:s/>0.050 0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<text:s/>0.050 0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997" calcext:value-type="float">
            <text:p>13.997</text:p>
          </table:table-cell>
          <table:table-cell office:value-type="string" calcext:value-type="string">
            <text:p><text:s text:c="2"/>0.027 0</text:p>
          </table:table-cell>
          <table:table-cell office:value-type="float" office:value="13.211" calcext:value-type="float">
            <text:p>13.211</text:p>
          </table:table-cell>
          <table:table-cell office:value-type="string" calcext:value-type="string">
            <text:p><text:s/>0.030 0</text:p>
          </table:table-cell>
          <table:table-cell office:value-type="float" office:value="12.672" calcext:value-type="float">
            <text:p>12.672</text:p>
          </table:table-cell>
          <table:table-cell office:value-type="string" calcext:value-type="string">
            <text:p><text:s/>0.024 0</text:p>
          </table:table-cell>
          <table:table-cell office:value-type="string" calcext:value-type="string">
            <text:p><text:s text:c="2"/>57,68,145,14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WISE_J035000.32-$565830.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4"/>null</text:p>
          </table:table-cell>
          <table:table-cell office:value-type="float" office:value="57.50137" calcext:value-type="float">
            <text:p>57.50137</text:p>
          </table:table-cell>
          <table:table-cell office:value-type="float" office:value="-56.97507" calcext:value-type="float">
            <text:p>-56.97507</text:p>
          </table:table-cell>
          <table:table-cell office:value-type="float" office:value="2455387.55" calcext:value-type="float">
            <text:p>2455387.55</text:p>
          </table:table-cell>
          <table:table-cell office:value-type="float" office:value="291" calcext:value-type="float">
            <text:p>291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null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LHS_1604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4"/>over-L</text:p>
          </table:table-cell>
          <table:table-cell office:value-type="float" office:value="57.75019" calcext:value-type="float">
            <text:p>57.75019</text:p>
          </table:table-cell>
          <table:table-cell office:value-type="float" office:value="-0.87924" calcext:value-type="float">
            <text:p>-0.87924</text:p>
          </table:table-cell>
          <table:table-cell office:value-type="float" office:value="2451828.87" calcext:value-type="float">
            <text:p>2451828.87</text:p>
          </table:table-cell>
          <table:table-cell office:value-type="float" office:value="68.1" calcext:value-type="float">
            <text:p>68.1</text:p>
          </table:table-cell>
          <table:table-cell office:value-type="float" office:value="1.9" calcext:value-type="float">
            <text:p>1.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24" calcext:value-type="float">
            <text:p>11.24</text:p>
          </table:table-cell>
          <table:table-cell office:value-type="string" calcext:value-type="string">
            <text:p><text:s/>0.030 0</text:p>
          </table:table-cell>
          <table:table-cell office:value-type="float" office:value="10.53" calcext:value-type="float">
            <text:p>10.53</text:p>
          </table:table-cell>
          <table:table-cell office:value-type="string" calcext:value-type="string">
            <text:p><text:s/>0.030 0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302" calcext:value-type="float">
            <text:p>11.302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0.609" calcext:value-type="float">
            <text:p>10.609</text:p>
          </table:table-cell>
          <table:table-cell office:value-type="string" calcext:value-type="string">
            <text:p><text:s/>0.022 0</text:p>
          </table:table-cell>
          <table:table-cell office:value-type="float" office:value="10.232" calcext:value-type="float">
            <text:p>10.232</text:p>
          </table:table-cell>
          <table:table-cell office:value-type="string" calcext:value-type="string">
            <text:p><text:s/>0.024 0</text:p>
          </table:table-cell>
          <table:table-cell office:value-type="float" office:value="57143" calcext:value-type="float">
            <text:p>5714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_J03552337+1133437</text:p>
          </table:table-cell>
          <table:table-cell office:value-type="string" calcext:value-type="string">
            <text:p><text:s text:c="3"/>L5$\gamm</text:p>
          </table:table-cell>
          <table:table-cell office:value-type="string" calcext:value-type="string">
            <text:p>a$ nul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4"/>young,AB</text:p>
          </table:table-cell>
          <table:table-cell office:value-type="string" calcext:value-type="string">
            <text:p>Dor,gamma <text:s text:c="2"/>058.84738</text:p>
          </table:table-cell>
          <table:table-cell office:value-type="float" office:value="11.56214" calcext:value-type="float">
            <text:p>11.56214</text:p>
          </table:table-cell>
          <table:table-cell office:value-type="float" office:value="2451538.78" calcext:value-type="float">
            <text:p>2451538.78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<text:s/>0.030 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<text:s/>0.030 0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<text:s text:c="2"/>0.02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2.53" calcext:value-type="float">
            <text:p>12.53</text:p>
          </table:table-cell>
          <table:table-cell office:value-type="string" calcext:value-type="string">
            <text:p><text:s/>0.031 0</text:p>
          </table:table-cell>
          <table:table-cell office:value-type="float" office:value="11.526" calcext:value-type="float">
            <text:p>11.526</text:p>
          </table:table-cell>
          <table:table-cell office:value-type="string" calcext:value-type="string">
            <text:p><text:s/>0.021 0</text:p>
          </table:table-cell>
          <table:table-cell office:value-type="string" calcext:value-type="string">
            <text:p><text:s text:c="2"/>57,72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N</text:p>
          </table:table-cell>
          <table:table-cell office:value-type="float" office:value="9216" calcext:value-type="float">
            <text:p>9216</text:p>
          </table:table-cell>
          <table:table-cell/>
        </table:table-row>
        <table:table-row table:style-name="ro1">
          <table:table-cell office:value-type="string" calcext:value-type="string">
            <text:p>WISE_J035934.06-$540154.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4"/>null</text:p>
          </table:table-cell>
          <table:table-cell office:value-type="float" office:value="59.89195" calcext:value-type="float">
            <text:p>59.89195</text:p>
          </table:table-cell>
          <table:table-cell office:value-type="float" office:value="-54.03185" calcext:value-type="float">
            <text:p>-54.03185</text:p>
          </table:table-cell>
          <table:table-cell office:value-type="float" office:value="2455299.78" calcext:value-type="float">
            <text:p>2455299.78</text:p>
          </table:table-cell>
          <table:table-cell office:value-type="float" office:value="145" calcext:value-type="float">
            <text:p>145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<text:s/>0.240 0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<text:s/>0.4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3" calcext:value-type="float">
            <text:p>133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WISEP_J041022.71+150248.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4"/>null</text:p>
          </table:table-cell>
          <table:table-cell office:value-type="float" office:value="62.59494" calcext:value-type="float">
            <text:p>62.59494</text:p>
          </table:table-cell>
          <table:table-cell office:value-type="float" office:value="15.04641" calcext:value-type="float">
            <text:p>15.04641</text:p>
          </table:table-cell>
          <table:table-cell office:value-type="float" office:value="2455490.57" calcext:value-type="float">
            <text:p>2455490.57</text:p>
          </table:table-cell>
          <table:table-cell office:value-type="float" office:value="131.5" calcext:value-type="float">
            <text:p>131.5</text:p>
          </table:table-cell>
          <table:table-cell office:value-type="float" office:value="14.6" calcext:value-type="float">
            <text:p>14.6</text:p>
          </table:table-cell>
          <table:table-cell office:value-type="float" office:value="69" calcext:value-type="float">
            <text:p>69</text:p>
          </table:table-cell>
          <table:table-cell office:value-type="float" office:value="19.61" calcext:value-type="float">
            <text:p>19.61</text:p>
          </table:table-cell>
          <table:table-cell office:value-type="string" calcext:value-type="string">
            <text:p><text:s/>0.040 0</text:p>
          </table:table-cell>
          <table:table-cell office:value-type="float" office:value="19.44" calcext:value-type="float">
            <text:p>19.44</text:p>
          </table:table-cell>
          <table:table-cell office:value-type="string" calcext:value-type="string">
            <text:p><text:s/>0.030 0</text:p>
          </table:table-cell>
          <table:table-cell office:value-type="float" office:value="20.02" calcext:value-type="float">
            <text:p>20.02</text:p>
          </table:table-cell>
          <table:table-cell office:value-type="string" calcext:value-type="string">
            <text:p><text:s/>0.050 0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<text:s text:c="2"/>0.07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3" calcext:value-type="float">
            <text:p>153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415195-$093506</text:p>
          </table:table-cell>
          <table:table-cell table:number-columns-repeated="2" office:value-type="string" calcext:value-type="string">
            <text:p><text:s text:c="3"/>T8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null</text:p>
          </table:table-cell>
          <table:table-cell office:value-type="float" office:value="63.8381" calcext:value-type="float">
            <text:p>63.8381</text:p>
          </table:table-cell>
          <table:table-cell office:value-type="float" office:value="-9.58353" calcext:value-type="float">
            <text:p>-9.58353</text:p>
          </table:table-cell>
          <table:table-cell office:value-type="float" office:value="2455071.14" calcext:value-type="float">
            <text:p>2455071.14</text:p>
          </table:table-cell>
          <table:table-cell office:value-type="float" office:value="175.2" calcext:value-type="float">
            <text:p>175.2</text:p>
          </table:table-cell>
          <table:table-cell office:value-type="float" office:value="1.7" calcext:value-type="float">
            <text:p>1.7</text:p>
          </table:table-cell>
          <table:table-cell office:value-type="float" office:value="68" calcext:value-type="float">
            <text:p>68</text:p>
          </table:table-cell>
          <table:table-cell office:value-type="float" office:value="16.281" calcext:value-type="float">
            <text:p>16.281</text:p>
          </table:table-cell>
          <table:table-cell office:value-type="string" calcext:value-type="string">
            <text:p><text:s/>0.058 1</text:p>
          </table:table-cell>
          <table:table-cell office:value-type="float" office:value="15.32" calcext:value-type="float">
            <text:p>15.32</text:p>
          </table:table-cell>
          <table:table-cell office:value-type="string" calcext:value-type="string">
            <text:p><text:s/>0.030 0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0.030 0</text:p>
          </table:table-cell>
          <table:table-cell office:value-type="float" office:value="15.83" calcext:value-type="float">
            <text:p>15.83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28" calcext:value-type="float">
            <text:p>13.28</text:p>
          </table:table-cell>
          <table:table-cell office:value-type="string" calcext:value-type="string">
            <text:p><text:s/>0.050 0</text:p>
          </table:table-cell>
          <table:table-cell office:value-type="float" office:value="12.82" calcext:value-type="float">
            <text:p>12.82</text:p>
          </table:table-cell>
          <table:table-cell office:value-type="string" calcext:value-type="string">
            <text:p><text:s/>0.160 0</text:p>
          </table:table-cell>
          <table:table-cell office:value-type="float" office:value="15.695" calcext:value-type="float">
            <text:p>15.695</text:p>
          </table:table-cell>
          <table:table-cell office:value-type="string" calcext:value-type="string">
            <text:p><text:s text:c="2"/>0.058 0</text:p>
          </table:table-cell>
          <table:table-cell office:value-type="float" office:value="15.537" calcext:value-type="float">
            <text:p>15.537</text:p>
          </table:table-cell>
          <table:table-cell office:value-type="string" calcext:value-type="string">
            <text:p><text:s/>0.113 0</text:p>
          </table:table-cell>
          <table:table-cell office:value-type="float" office:value="15.429" calcext:value-type="float">
            <text:p>15.429</text:p>
          </table:table-cell>
          <table:table-cell office:value-type="string" calcext:value-type="string">
            <text:p><text:s/>0.201 0</text:p>
          </table:table-cell>
          <table:table-cell office:value-type="string" calcext:value-type="string">
            <text:p><text:s text:c="2"/>57,68,97,135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DSSp_J042348.57-$041403.5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6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65.95169" calcext:value-type="float">
            <text:p>65.95169</text:p>
          </table:table-cell>
          <table:table-cell office:value-type="float" office:value="-4.23388" calcext:value-type="float">
            <text:p>-4.23388</text:p>
          </table:table-cell>
          <table:table-cell office:value-type="float" office:value="2454342.14" calcext:value-type="float">
            <text:p>2454342.14</text:p>
          </table:table-cell>
          <table:table-cell office:value-type="float" office:value="72.1" calcext:value-type="float">
            <text:p>72.1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863" calcext:value-type="float">
            <text:p>14.863</text:p>
          </table:table-cell>
          <table:table-cell office:value-type="string" calcext:value-type="string">
            <text:p><text:s/>0.039 1</text:p>
          </table:table-cell>
          <table:table-cell office:value-type="float" office:value="13.962" calcext:value-type="float">
            <text:p>13.962</text:p>
          </table:table-cell>
          <table:table-cell office:value-type="string" calcext:value-type="string">
            <text:p><text:s/>0.034 1</text:p>
          </table:table-cell>
          <table:table-cell office:value-type="float" office:value="13.276" calcext:value-type="float">
            <text:p>13.276</text:p>
          </table:table-cell>
          <table:table-cell office:value-type="string" calcext:value-type="string">
            <text:p><text:s text:c="2"/>0.036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008" calcext:value-type="float">
            <text:p>15.008</text:p>
          </table:table-cell>
          <table:table-cell office:value-type="string" calcext:value-type="string">
            <text:p><text:s text:c="2"/>0.031 1</text:p>
          </table:table-cell>
          <table:table-cell office:value-type="float" office:value="13.918" calcext:value-type="float">
            <text:p>13.918</text:p>
          </table:table-cell>
          <table:table-cell office:value-type="string" calcext:value-type="string">
            <text:p><text:s/>0.039 1</text:p>
          </table:table-cell>
          <table:table-cell office:value-type="float" office:value="13.263" calcext:value-type="float">
            <text:p>13.263</text:p>
          </table:table-cell>
          <table:table-cell office:value-type="string" calcext:value-type="string">
            <text:p><text:s/>0.040 1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string" calcext:value-type="string">
            <text:p><text:s text:c="3"/>26,68</text:p>
          </table:table-cell>
          <table:table-cell/>
        </table:table-row>
        <table:table-row table:style-name="ro1">
          <table:table-cell office:value-type="string" calcext:value-type="string">
            <text:p>SDSSp_J042348.57-$041403.5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65.95169" calcext:value-type="float">
            <text:p>65.95169</text:p>
          </table:table-cell>
          <table:table-cell office:value-type="float" office:value="-4.23388" calcext:value-type="float">
            <text:p>-4.23388</text:p>
          </table:table-cell>
          <table:table-cell office:value-type="float" office:value="2454342.14" calcext:value-type="float">
            <text:p>2454342.14</text:p>
          </table:table-cell>
          <table:table-cell office:value-type="float" office:value="72.1" calcext:value-type="float">
            <text:p>72.1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83" calcext:value-type="float">
            <text:p>15.283</text:p>
          </table:table-cell>
          <table:table-cell office:value-type="string" calcext:value-type="string">
            <text:p><text:s/>0.047 1</text:p>
          </table:table-cell>
          <table:table-cell office:value-type="float" office:value="14.681" calcext:value-type="float">
            <text:p>14.681</text:p>
          </table:table-cell>
          <table:table-cell office:value-type="string" calcext:value-type="string">
            <text:p><text:s/>0.045 1</text:p>
          </table:table-cell>
          <table:table-cell office:value-type="float" office:value="14.456" calcext:value-type="float">
            <text:p>14.456</text:p>
          </table:table-cell>
          <table:table-cell office:value-type="string" calcext:value-type="string">
            <text:p><text:s text:c="2"/>0.067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478" calcext:value-type="float">
            <text:p>15.478</text:p>
          </table:table-cell>
          <table:table-cell office:value-type="string" calcext:value-type="string">
            <text:p><text:s text:c="2"/>0.036 1</text:p>
          </table:table-cell>
          <table:table-cell office:value-type="float" office:value="14.628" calcext:value-type="float">
            <text:p>14.628</text:p>
          </table:table-cell>
          <table:table-cell office:value-type="string" calcext:value-type="string">
            <text:p><text:s/>0.048 1</text:p>
          </table:table-cell>
          <table:table-cell office:value-type="float" office:value="14.373" calcext:value-type="float">
            <text:p>14.373</text:p>
          </table:table-cell>
          <table:table-cell office:value-type="string" calcext:value-type="string">
            <text:p><text:s/>0.068 1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string" calcext:value-type="string">
            <text:p><text:s text:c="3"/>26,68</text:p>
          </table:table-cell>
          <table:table-cell/>
        </table:table-row>
        <table:table-row table:style-name="ro1">
          <table:table-cell office:value-type="string" calcext:value-type="string">
            <text:p>LHS_191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4"/>null</text:p>
          </table:table-cell>
          <table:table-cell office:value-type="float" office:value="66.583" calcext:value-type="float">
            <text:p>66.583</text:p>
          </table:table-cell>
          <table:table-cell office:value-type="float" office:value="3.60997" calcext:value-type="float">
            <text:p>3.60997</text:p>
          </table:table-cell>
          <table:table-cell office:value-type="float" office:value="2451569.55" calcext:value-type="float">
            <text:p>2451569.55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623" calcext:value-type="float">
            <text:p>11.623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1.072" calcext:value-type="float">
            <text:p>11.072</text:p>
          </table:table-cell>
          <table:table-cell office:value-type="string" calcext:value-type="string">
            <text:p><text:s/>0.022 0</text:p>
          </table:table-cell>
          <table:table-cell office:value-type="float" office:value="10.693" calcext:value-type="float">
            <text:p>10.693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439010-$235308</text:p>
          </table:table-cell>
          <table:table-cell office:value-type="string" calcext:value-type="string">
            <text:p><text:s text:c="3"/>L6.5</text:p>
          </table:table-cell>
          <table:table-cell office:value-type="string" calcext:value-type="string">
            <text:p><text:s text:c="3"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4"/>null</text:p>
          </table:table-cell>
          <table:table-cell office:value-type="float" office:value="69.75422" calcext:value-type="float">
            <text:p>69.75422</text:p>
          </table:table-cell>
          <table:table-cell office:value-type="float" office:value="-23.88565" calcext:value-type="float">
            <text:p>-23.88565</text:p>
          </table:table-cell>
          <table:table-cell office:value-type="float" office:value="2451146.65" calcext:value-type="float">
            <text:p>2451146.65</text:p>
          </table:table-cell>
          <table:table-cell office:value-type="float" office:value="110.4" calcext:value-type="float">
            <text:p>110.4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5.47" calcext:value-type="float">
            <text:p>15.47</text:p>
          </table:table-cell>
          <table:table-cell office:value-type="string" calcext:value-type="string">
            <text:p><text:s/>0.058 1</text:p>
          </table:table-cell>
          <table:table-cell office:value-type="float" office:value="14.318" calcext:value-type="float">
            <text:p>14.318</text:p>
          </table:table-cell>
          <table:table-cell office:value-type="string" calcext:value-type="string">
            <text:p><text:s/>0.029 1</text:p>
          </table:table-cell>
          <table:table-cell office:value-type="float" office:value="13.465" calcext:value-type="float">
            <text:p>13.465</text:p>
          </table:table-cell>
          <table:table-cell office:value-type="string" calcext:value-type="string">
            <text:p><text:s/>0.029 1</text:p>
          </table:table-cell>
          <table:table-cell office:value-type="float" office:value="12.796" calcext:value-type="float">
            <text:p>12.796</text:p>
          </table:table-cell>
          <table:table-cell office:value-type="string" calcext:value-type="string">
            <text:p><text:s text:c="2"/>0.02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408" calcext:value-type="float">
            <text:p>14.408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3.409" calcext:value-type="float">
            <text:p>13.409</text:p>
          </table:table-cell>
          <table:table-cell office:value-type="string" calcext:value-type="string">
            <text:p><text:s/>0.029 0</text:p>
          </table:table-cell>
          <table:table-cell office:value-type="float" office:value="12.816" calcext:value-type="float">
            <text:p>12.816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NLTT_13728</text:p>
          </table:table-cell>
          <table:table-cell office:value-type="string" calcext:value-type="string">
            <text:p><text:s text:c="3"/>M6.0</text:p>
          </table:table-cell>
          <table:table-cell office:value-type="string" calcext:value-type="string">
            <text:p><text:s text:c="3"/>null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4"/>young</text:p>
          </table:table-cell>
          <table:table-cell office:value-type="float" office:value="70.09689" calcext:value-type="float">
            <text:p>70.09689</text:p>
          </table:table-cell>
          <table:table-cell office:value-type="float" office:value="-5.5023" calcext:value-type="float">
            <text:p>-5.5023</text:p>
          </table:table-cell>
          <table:table-cell office:value-type="float" office:value="2451092.83" calcext:value-type="float">
            <text:p>2451092.83</text:p>
          </table:table-cell>
          <table:table-cell office:value-type="float" office:value="105.5" calcext:value-type="float">
            <text:p>105.5</text:p>
          </table:table-cell>
          <table:table-cell office:value-type="float" office:value="3.2" calcext:value-type="float">
            <text:p>3.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658" calcext:value-type="float">
            <text:p>10.658</text:p>
          </table:table-cell>
          <table:table-cell office:value-type="string" calcext:value-type="string">
            <text:p><text:s text:c="2"/>0.024 0</text:p>
          </table:table-cell>
          <table:table-cell office:value-type="float" office:value="9.986" calcext:value-type="float">
            <text:p>9.986</text:p>
          </table:table-cell>
          <table:table-cell office:value-type="string" calcext:value-type="string">
            <text:p><text:s/>0.022 0</text:p>
          </table:table-cell>
          <table:table-cell office:value-type="float" office:value="9.545" calcext:value-type="float">
            <text:p>9.545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445538-$304820</text:p>
          </table:table-cell>
          <table:table-cell office:value-type="string" calcext:value-type="string">
            <text:p><text:s text:c="3"/>L2</text:p>
          </table:table-cell>
          <table:table-cell office:value-type="string" calcext:value-type="string">
            <text:p><text:s text:c="3"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4"/>null</text:p>
          </table:table-cell>
          <table:table-cell office:value-type="float" office:value="71.47448" calcext:value-type="float">
            <text:p>71.47448</text:p>
          </table:table-cell>
          <table:table-cell office:value-type="float" office:value="-30.80568" calcext:value-type="float">
            <text:p>-30.80568</text:p>
          </table:table-cell>
          <table:table-cell office:value-type="float" office:value="2451170.55" calcext:value-type="float">
            <text:p>2451170.55</text:p>
          </table:table-cell>
          <table:table-cell office:value-type="float" office:value="78.5" calcext:value-type="float">
            <text:p>78.5</text:p>
          </table:table-cell>
          <table:table-cell office:value-type="float" office:value="4.9" calcext:value-type="float">
            <text:p>4.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93" calcext:value-type="float">
            <text:p>13.393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2.58" calcext:value-type="float">
            <text:p>12.58</text:p>
          </table:table-cell>
          <table:table-cell office:value-type="string" calcext:value-type="string">
            <text:p><text:s/>0.024 0</text:p>
          </table:table-cell>
          <table:table-cell office:value-type="float" office:value="11.975" calcext:value-type="float">
            <text:p>11.975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197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4"/>null</text:p>
          </table:table-cell>
          <table:table-cell office:value-type="float" office:value="71.57707" calcext:value-type="float">
            <text:p>71.57707</text:p>
          </table:table-cell>
          <table:table-cell office:value-type="float" office:value="48.74775" calcext:value-type="float">
            <text:p>48.74775</text:p>
          </table:table-cell>
          <table:table-cell office:value-type="float" office:value="2451545.66" calcext:value-type="float">
            <text:p>2451545.66</text:p>
          </table:table-cell>
          <table:table-cell office:value-type="float" office:value="52.3" calcext:value-type="float">
            <text:p>52.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559" calcext:value-type="float">
            <text:p>11.559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1.056" calcext:value-type="float">
            <text:p>11.056</text:p>
          </table:table-cell>
          <table:table-cell office:value-type="string" calcext:value-type="string">
            <text:p><text:s/>0.035 0</text:p>
          </table:table-cell>
          <table:table-cell office:value-type="float" office:value="10.764" calcext:value-type="float">
            <text:p>10.764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04465175-$1116476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</text:p>
          </table:table-cell>
          <table:table-cell office:value-type="float" office:value="71.71564" calcext:value-type="float">
            <text:p>71.71564</text:p>
          </table:table-cell>
          <table:table-cell office:value-type="float" office:value="-11.2799" calcext:value-type="float">
            <text:p>-11.2799</text:p>
          </table:table-cell>
          <table:table-cell office:value-type="float" office:value="2451153.69" calcext:value-type="float">
            <text:p>2451153.69</text:p>
          </table:table-cell>
          <table:table-cell office:value-type="float" office:value="53.6" calcext:value-type="float">
            <text:p>53.6</text:p>
          </table:table-cell>
          <table:table-cell office:value-type="float" office:value="5" calcext:value-type="float">
            <text:p>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null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<text:s text:c="2"/>Y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WISEP_J045853.90+643452.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.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null</text:p>
          </table:table-cell>
          <table:table-cell office:value-type="float" office:value="74.72478" calcext:value-type="float">
            <text:p>74.72478</text:p>
          </table:table-cell>
          <table:table-cell office:value-type="float" office:value="64.58131" calcext:value-type="float">
            <text:p>64.58131</text:p>
          </table:table-cell>
          <table:table-cell office:value-type="float" office:value="2455499.35" calcext:value-type="float">
            <text:p>2455499.35</text:p>
          </table:table-cell>
          <table:table-cell office:value-type="float" office:value="69.6" calcext:value-type="float">
            <text:p>69.6</text:p>
          </table:table-cell>
          <table:table-cell office:value-type="float" office:value="18.6" calcext:value-type="float">
            <text:p>18.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501" calcext:value-type="float">
            <text:p>17.501</text:p>
          </table:table-cell>
          <table:table-cell office:value-type="string" calcext:value-type="string">
            <text:p><text:s/>0.070 0</text:p>
          </table:table-cell>
          <table:table-cell office:value-type="float" office:value="17.807" calcext:value-type="float">
            <text:p>17.807</text:p>
          </table:table-cell>
          <table:table-cell office:value-type="string" calcext:value-type="string">
            <text:p><text:s/>0.11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33,85,181</text:p>
          </table:table-cell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string" calcext:value-type="string">
            <text:p><text:s text:c="3"/>33,85</text:p>
          </table:table-cell>
          <table:table-cell/>
        </table:table-row>
        <table:table-row table:style-name="ro1">
          <table:table-cell office:value-type="string" calcext:value-type="string">
            <text:p>WISEP_J045853.90+643452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9.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null</text:p>
          </table:table-cell>
          <table:table-cell office:value-type="float" office:value="74.72478" calcext:value-type="float">
            <text:p>74.72478</text:p>
          </table:table-cell>
          <table:table-cell office:value-type="float" office:value="64.58131" calcext:value-type="float">
            <text:p>64.58131</text:p>
          </table:table-cell>
          <table:table-cell office:value-type="float" office:value="2455499.35" calcext:value-type="float">
            <text:p>2455499.35</text:p>
          </table:table-cell>
          <table:table-cell office:value-type="float" office:value="69.6" calcext:value-type="float">
            <text:p>69.6</text:p>
          </table:table-cell>
          <table:table-cell office:value-type="float" office:value="18.6" calcext:value-type="float">
            <text:p>18.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8.481" calcext:value-type="float">
            <text:p>18.481</text:p>
          </table:table-cell>
          <table:table-cell office:value-type="string" calcext:value-type="string">
            <text:p><text:s/>0.071 0</text:p>
          </table:table-cell>
          <table:table-cell office:value-type="float" office:value="18.827" calcext:value-type="float">
            <text:p>18.827</text:p>
          </table:table-cell>
          <table:table-cell office:value-type="string" calcext:value-type="string">
            <text:p><text:s/>0.11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33,85,181</text:p>
          </table:table-cell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string" calcext:value-type="string">
            <text:p><text:s text:c="3"/>33,85</text:p>
          </table:table-cell>
          <table:table-cell/>
        </table:table-row>
        <table:table-row table:style-name="ro1">
          <table:table-cell office:value-type="string" calcext:value-type="string">
            <text:p>LSR_J0510+2713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4"/>null</text:p>
          </table:table-cell>
          <table:table-cell office:value-type="float" office:value="77.58384" calcext:value-type="float">
            <text:p>77.58384</text:p>
          </table:table-cell>
          <table:table-cell office:value-type="float" office:value="27.23423" calcext:value-type="float">
            <text:p>27.23423</text:p>
          </table:table-cell>
          <table:table-cell office:value-type="float" office:value="2450786.81" calcext:value-type="float">
            <text:p>2450786.81</text:p>
          </table:table-cell>
          <table:table-cell office:value-type="float" office:value="100.7" calcext:value-type="float">
            <text:p>100.7</text:p>
          </table:table-cell>
          <table:table-cell office:value-type="float" office:value="1.6" calcext:value-type="float">
            <text:p>1.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698" calcext:value-type="float">
            <text:p>10.698</text:p>
          </table:table-cell>
          <table:table-cell office:value-type="string" calcext:value-type="string">
            <text:p><text:s text:c="2"/>0.020 0</text:p>
          </table:table-cell>
          <table:table-cell office:value-type="float" office:value="9.965" calcext:value-type="float">
            <text:p>9.965</text:p>
          </table:table-cell>
          <table:table-cell office:value-type="string" calcext:value-type="string">
            <text:p><text:s/>0.022 0</text:p>
          </table:table-cell>
          <table:table-cell office:value-type="float" office:value="9.56" calcext:value-type="float">
            <text:p>9.56</text:p>
          </table:table-cell>
          <table:table-cell office:value-type="string" calcext:value-type="string">
            <text:p><text:s/>0.018 0</text:p>
          </table:table-cell>
          <table:table-cell office:value-type="float" office:value="57" calcext:value-type="float">
            <text:p>57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1742a</text:p>
          </table:table-cell>
          <table:table-cell office:value-type="string" calcext:value-type="string">
            <text:p><text:s text:c="3"/>esdM5.5</text:p>
          </table:table-cell>
          <table:table-cell office:value-type="string" calcext:value-type="string">
            <text:p><text:s text:c="3"/>nul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4"/>subd</text:p>
          </table:table-cell>
          <table:table-cell office:value-type="float" office:value="77.66234" calcext:value-type="float">
            <text:p>77.66234</text:p>
          </table:table-cell>
          <table:table-cell office:value-type="float" office:value="19.40218" calcext:value-type="float">
            <text:p>19.40218</text:p>
          </table:table-cell>
          <table:table-cell office:value-type="float" office:value="2450755.89" calcext:value-type="float">
            <text:p>2450755.8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<text:s/>0.050 0</text:p>
          </table:table-cell>
          <table:table-cell office:value-type="float" office:value="14.21" calcext:value-type="float">
            <text:p>14.21</text:p>
          </table:table-cell>
          <table:table-cell office:value-type="string" calcext:value-type="string">
            <text:p><text:s/>0.050 0</text:p>
          </table:table-cell>
          <table:table-cell office:value-type="float" office:value="14.06" calcext:value-type="float">
            <text:p>14.06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641" calcext:value-type="float">
            <text:p>14.641</text:p>
          </table:table-cell>
          <table:table-cell office:value-type="string" calcext:value-type="string">
            <text:p><text:s text:c="2"/>0.034 0</text:p>
          </table:table-cell>
          <table:table-cell office:value-type="float" office:value="14.232" calcext:value-type="float">
            <text:p>14.232</text:p>
          </table:table-cell>
          <table:table-cell office:value-type="string" calcext:value-type="string">
            <text:p><text:s/>0.054 0</text:p>
          </table:table-cell>
          <table:table-cell office:value-type="float" office:value="14.103" calcext:value-type="float">
            <text:p>14.103</text:p>
          </table:table-cell>
          <table:table-cell office:value-type="string" calcext:value-type="string">
            <text:p><text:s/>0.065 0</text:p>
          </table:table-cell>
          <table:table-cell office:value-type="float" office:value="57143" calcext:value-type="float">
            <text:p>57143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SR_J0515+5911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4"/>null</text:p>
          </table:table-cell>
          <table:table-cell office:value-type="float" office:value="78.87893" calcext:value-type="float">
            <text:p>78.87893</text:p>
          </table:table-cell>
          <table:table-cell office:value-type="float" office:value="59.18847" calcext:value-type="float">
            <text:p>59.18847</text:p>
          </table:table-cell>
          <table:table-cell office:value-type="float" office:value="2451197.63" calcext:value-type="float">
            <text:p>2451197.63</text:p>
          </table:table-cell>
          <table:table-cell office:value-type="float" office:value="65.7" calcext:value-type="float">
            <text:p>65.7</text:p>
          </table:table-cell>
          <table:table-cell office:value-type="float" office:value="1.3" calcext:value-type="float">
            <text:p>1.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<text:s text:c="2"/>0.025 0</text:p>
          </table:table-cell>
          <table:table-cell office:value-type="float" office:value="10.661" calcext:value-type="float">
            <text:p>10.661</text:p>
          </table:table-cell>
          <table:table-cell office:value-type="string" calcext:value-type="string">
            <text:p><text:s/>0.019 0</text:p>
          </table:table-cell>
          <table:table-cell office:value-type="float" office:value="10.319" calcext:value-type="float">
            <text:p>10.319</text:p>
          </table:table-cell>
          <table:table-cell office:value-type="string" calcext:value-type="string">
            <text:p><text:s/>0.018 0</text:p>
          </table:table-cell>
          <table:table-cell office:value-type="float" office:value="57" calcext:value-type="float">
            <text:p>57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05160945-$044549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79.03941" calcext:value-type="float">
            <text:p>79.03941</text:p>
          </table:table-cell>
          <table:table-cell office:value-type="float" office:value="-4.76387" calcext:value-type="float">
            <text:p>-4.76387</text:p>
          </table:table-cell>
          <table:table-cell office:value-type="float" office:value="2451076.87" calcext:value-type="float">
            <text:p>2451076.87</text:p>
          </table:table-cell>
          <table:table-cell office:value-type="float" office:value="44.5" calcext:value-type="float">
            <text:p>44.5</text:p>
          </table:table-cell>
          <table:table-cell office:value-type="float" office:value="6.5" calcext:value-type="float">
            <text:p>6.5</text:p>
          </table:table-cell>
          <table:table-cell office:value-type="float" office:value="71" calcext:value-type="float">
            <text:p>71</text:p>
          </table:table-cell>
          <table:table-cell office:value-type="float" office:value="16.897" calcext:value-type="float">
            <text:p>16.897</text:p>
          </table:table-cell>
          <table:table-cell office:value-type="string" calcext:value-type="string">
            <text:p><text:s/>0.093 1</text:p>
          </table:table-cell>
          <table:table-cell office:value-type="float" office:value="15.752" calcext:value-type="float">
            <text:p>15.752</text:p>
          </table:table-cell>
          <table:table-cell office:value-type="string" calcext:value-type="string">
            <text:p><text:s/>0.079 1</text:p>
          </table:table-cell>
          <table:table-cell office:value-type="float" office:value="15.774" calcext:value-type="float">
            <text:p>15.774</text:p>
          </table:table-cell>
          <table:table-cell office:value-type="string" calcext:value-type="string">
            <text:p><text:s/>0.165 1</text:p>
          </table:table-cell>
          <table:table-cell office:value-type="float" office:value="15.611" calcext:value-type="float">
            <text:p>15.611</text:p>
          </table:table-cell>
          <table:table-cell office:value-type="string" calcext:value-type="string">
            <text:p><text:s text:c="2"/>0.20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84" calcext:value-type="float">
            <text:p>15.984</text:p>
          </table:table-cell>
          <table:table-cell office:value-type="string" calcext:value-type="string">
            <text:p><text:s text:c="2"/>0.079 0</text:p>
          </table:table-cell>
          <table:table-cell office:value-type="float" office:value="15.721" calcext:value-type="float">
            <text:p>15.721</text:p>
          </table:table-cell>
          <table:table-cell office:value-type="string" calcext:value-type="string">
            <text:p><text:s/>0.165 0</text:p>
          </table:table-cell>
          <table:table-cell office:value-type="float" office:value="15.486" calcext:value-type="float">
            <text:p>15.486</text:p>
          </table:table-cell>
          <table:table-cell office:value-type="string" calcext:value-type="string">
            <text:p><text:s/>0.204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05185995-$2828372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6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79.74984" calcext:value-type="float">
            <text:p>79.74984</text:p>
          </table:table-cell>
          <table:table-cell office:value-type="float" office:value="-28.47734" calcext:value-type="float">
            <text:p>-28.47734</text:p>
          </table:table-cell>
          <table:table-cell office:value-type="float" office:value="2454367.16" calcext:value-type="float">
            <text:p>2454367.16</text:p>
          </table:table-cell>
          <table:table-cell office:value-type="float" office:value="43.7" calcext:value-type="float">
            <text:p>43.7</text:p>
          </table:table-cell>
          <table:table-cell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377" calcext:value-type="float">
            <text:p>16.377</text:p>
          </table:table-cell>
          <table:table-cell office:value-type="string" calcext:value-type="string">
            <text:p><text:s/>0.139 1</text:p>
          </table:table-cell>
          <table:table-cell office:value-type="float" office:value="15.265" calcext:value-type="float">
            <text:p>15.265</text:p>
          </table:table-cell>
          <table:table-cell office:value-type="string" calcext:value-type="string">
            <text:p><text:s/>0.096 1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<text:s text:c="2"/>0.096 2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02" calcext:value-type="float">
            <text:p>16.502</text:p>
          </table:table-cell>
          <table:table-cell office:value-type="string" calcext:value-type="string">
            <text:p><text:s text:c="2"/>0.133 1</text:p>
          </table:table-cell>
          <table:table-cell office:value-type="float" office:value="15.211" calcext:value-type="float">
            <text:p>15.211</text:p>
          </table:table-cell>
          <table:table-cell office:value-type="string" calcext:value-type="string">
            <text:p><text:s/>0.096 1</text:p>
          </table:table-cell>
          <table:table-cell office:value-type="float" office:value="14.419" calcext:value-type="float">
            <text:p>14.419</text:p>
          </table:table-cell>
          <table:table-cell office:value-type="string" calcext:value-type="string">
            <text:p><text:s/>0.095 2</text:p>
          </table:table-cell>
          <table:table-cell office:value-type="string" calcext:value-type="string">
            <text:p><text:s text:c="2"/>57,68</text:p>
          </table:table-cell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string" calcext:value-type="string">
            <text:p><text:s text:c="3"/>26,68</text:p>
          </table:table-cell>
          <table:table-cell/>
        </table:table-row>
        <table:table-row table:style-name="ro1">
          <table:table-cell office:value-type="string" calcext:value-type="string">
            <text:p>2MASS_J05185995-$2828372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79.74984" calcext:value-type="float">
            <text:p>79.74984</text:p>
          </table:table-cell>
          <table:table-cell office:value-type="float" office:value="-28.47734" calcext:value-type="float">
            <text:p>-28.47734</text:p>
          </table:table-cell>
          <table:table-cell office:value-type="float" office:value="2454367.16" calcext:value-type="float">
            <text:p>2454367.16</text:p>
          </table:table-cell>
          <table:table-cell office:value-type="float" office:value="43.7" calcext:value-type="float">
            <text:p>43.7</text:p>
          </table:table-cell>
          <table:table-cell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837" calcext:value-type="float">
            <text:p>16.837</text:p>
          </table:table-cell>
          <table:table-cell office:value-type="string" calcext:value-type="string">
            <text:p><text:s/>0.179 1</text:p>
          </table:table-cell>
          <table:table-cell office:value-type="float" office:value="16.215" calcext:value-type="float">
            <text:p>16.215</text:p>
          </table:table-cell>
          <table:table-cell office:value-type="string" calcext:value-type="string">
            <text:p><text:s/>0.165 1</text:p>
          </table:table-cell>
          <table:table-cell office:value-type="float" office:value="15.928" calcext:value-type="float">
            <text:p>15.928</text:p>
          </table:table-cell>
          <table:table-cell office:value-type="string" calcext:value-type="string">
            <text:p><text:s text:c="2"/>0.258 2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029" calcext:value-type="float">
            <text:p>17.029</text:p>
          </table:table-cell>
          <table:table-cell office:value-type="string" calcext:value-type="string">
            <text:p><text:s text:c="2"/>0.178 1</text:p>
          </table:table-cell>
          <table:table-cell office:value-type="float" office:value="16.159" calcext:value-type="float">
            <text:p>16.159</text:p>
          </table:table-cell>
          <table:table-cell office:value-type="string" calcext:value-type="string">
            <text:p><text:s/>0.166 1</text:p>
          </table:table-cell>
          <table:table-cell office:value-type="float" office:value="15.867" calcext:value-type="float">
            <text:p>15.867</text:p>
          </table:table-cell>
          <table:table-cell office:value-type="string" calcext:value-type="string">
            <text:p><text:s/>0.239 2</text:p>
          </table:table-cell>
          <table:table-cell office:value-type="string" calcext:value-type="string">
            <text:p><text:s text:c="2"/>57,68</text:p>
          </table:table-cell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string" calcext:value-type="string">
            <text:p><text:s text:c="3"/>26,68</text:p>
          </table:table-cell>
          <table:table-cell/>
        </table:table-row>
        <table:table-row table:style-name="ro1">
          <table:table-cell office:value-type="string" calcext:value-type="string">
            <text:p>2MASS_J05325346+8246465</text:p>
          </table:table-cell>
          <table:table-cell office:value-type="string" calcext:value-type="string">
            <text:p><text:s text:c="3"/>sdL7</text:p>
          </table:table-cell>
          <table:table-cell office:value-type="string" calcext:value-type="string">
            <text:p><text:s text:c="3"/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subd</text:p>
          </table:table-cell>
          <table:table-cell office:value-type="float" office:value="83.22276" calcext:value-type="float">
            <text:p>83.22276</text:p>
          </table:table-cell>
          <table:table-cell office:value-type="float" office:value="82.77959" calcext:value-type="float">
            <text:p>82.77959</text:p>
          </table:table-cell>
          <table:table-cell office:value-type="float" office:value="2451238.6" calcext:value-type="float">
            <text:p>2451238.6</text:p>
          </table:table-cell>
          <table:table-cell office:value-type="float" office:value="42.28" calcext:value-type="float">
            <text:p>42.28</text:p>
          </table:table-cell>
          <table:table-cell office:value-type="float" office:value="1.76" calcext:value-type="float">
            <text:p>1.7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179" calcext:value-type="float">
            <text:p>15.179</text:p>
          </table:table-cell>
          <table:table-cell office:value-type="string" calcext:value-type="string">
            <text:p><text:s text:c="2"/>0.059 0</text:p>
          </table:table-cell>
          <table:table-cell office:value-type="float" office:value="14.904" calcext:value-type="float">
            <text:p>14.904</text:p>
          </table:table-cell>
          <table:table-cell office:value-type="string" calcext:value-type="string">
            <text:p><text:s/>0.092 0</text:p>
          </table:table-cell>
          <table:table-cell office:value-type="float" office:value="14.918" calcext:value-type="float">
            <text:p>14.918</text:p>
          </table:table-cell>
          <table:table-cell office:value-type="string" calcext:value-type="string">
            <text:p><text:s/>0.146 0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_J053516.80-$750024.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$\geq$Y1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4"/>null</text:p>
          </table:table-cell>
          <table:table-cell office:value-type="float" office:value="83.82003" calcext:value-type="float">
            <text:p>83.82003</text:p>
          </table:table-cell>
          <table:table-cell office:value-type="float" office:value="-75.00692" calcext:value-type="float">
            <text:p>-75.00692</text:p>
          </table:table-cell>
          <table:table-cell office:value-type="float" office:value="2455287.44" calcext:value-type="float">
            <text:p>2455287.44</text:p>
          </table:table-cell>
          <table:table-cell office:value-type="float" office:value="250" calcext:value-type="float">
            <text:p>250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null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2MASSI_J0536199-$192039</text:p>
          </table:table-cell>
          <table:table-cell office:value-type="string" calcext:value-type="string">
            <text:p><text:s text:c="3"/>L1:</text:p>
          </table:table-cell>
          <table:table-cell office:value-type="string" calcext:value-type="string">
            <text:p><text:s text:c="3"/>nul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4"/>null</text:p>
          </table:table-cell>
          <table:table-cell office:value-type="float" office:value="84.08325" calcext:value-type="float">
            <text:p>84.08325</text:p>
          </table:table-cell>
          <table:table-cell office:value-type="float" office:value="-19.34436" calcext:value-type="float">
            <text:p>-19.34436</text:p>
          </table:table-cell>
          <table:table-cell office:value-type="float" office:value="2451183.6" calcext:value-type="float">
            <text:p>2451183.6</text:p>
          </table:table-cell>
          <table:table-cell office:value-type="float" office:value="25.6" calcext:value-type="float">
            <text:p>25.6</text:p>
          </table:table-cell>
          <table:table-cell office:value-type="float" office:value="9.4" calcext:value-type="float">
            <text:p>9.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768" calcext:value-type="float">
            <text:p>15.768</text:p>
          </table:table-cell>
          <table:table-cell office:value-type="string" calcext:value-type="string">
            <text:p><text:s text:c="2"/>0.075 0</text:p>
          </table:table-cell>
          <table:table-cell office:value-type="float" office:value="14.693" calcext:value-type="float">
            <text:p>14.693</text:p>
          </table:table-cell>
          <table:table-cell office:value-type="string" calcext:value-type="string">
            <text:p><text:s/>0.071 0</text:p>
          </table:table-cell>
          <table:table-cell office:value-type="float" office:value="13.854" calcext:value-type="float">
            <text:p>13.854</text:p>
          </table:table-cell>
          <table:table-cell office:value-type="string" calcext:value-type="string">
            <text:p><text:s/>0.062 0</text:p>
          </table:table-cell>
          <table:table-cell office:value-type="float" office:value="57" calcext:value-type="float">
            <text:p>57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207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4"/>null</text:p>
          </table:table-cell>
          <table:table-cell office:value-type="float" office:value="84.55275" calcext:value-type="float">
            <text:p>84.55275</text:p>
          </table:table-cell>
          <table:table-cell office:value-type="float" office:value="79.52186" calcext:value-type="float">
            <text:p>79.52186</text:p>
          </table:table-cell>
          <table:table-cell office:value-type="float" office:value="2451823.01" calcext:value-type="float">
            <text:p>2451823.01</text:p>
          </table:table-cell>
          <table:table-cell office:value-type="float" office:value="45.1" calcext:value-type="float">
            <text:p>45.1</text:p>
          </table:table-cell>
          <table:table-cell office:value-type="float" office:value="1.4" calcext:value-type="float">
            <text:p>1.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137" calcext:value-type="float">
            <text:p>12.137</text:p>
          </table:table-cell>
          <table:table-cell office:value-type="string" calcext:value-type="string">
            <text:p><text:s text:c="2"/>0.019 0</text:p>
          </table:table-cell>
          <table:table-cell office:value-type="float" office:value="11.638" calcext:value-type="float">
            <text:p>11.638</text:p>
          </table:table-cell>
          <table:table-cell office:value-type="string" calcext:value-type="string">
            <text:p><text:s/>0.028 0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p_J053951.99-$005902.0</text:p>
          </table:table-cell>
          <table:table-cell table:number-columns-repeated="2" office:value-type="string" calcext:value-type="string">
            <text:p><text:s text:c="3"/>L5</text:p>
          </table:table-cell>
          <table:table-cell office:value-type="string" calcext:value-type="string">
            <text:p><text:s text:c="2"/>73,83</text:p>
          </table:table-cell>
          <table:table-cell office:value-type="string" calcext:value-type="string">
            <text:p><text:s text:c="4"/>null</text:p>
          </table:table-cell>
          <table:table-cell office:value-type="float" office:value="84.96667" calcext:value-type="float">
            <text:p>84.96667</text:p>
          </table:table-cell>
          <table:table-cell office:value-type="float" office:value="-0.98386" calcext:value-type="float">
            <text:p>-0.98386</text:p>
          </table:table-cell>
          <table:table-cell office:value-type="float" office:value="2451116.84" calcext:value-type="float">
            <text:p>2451116.84</text:p>
          </table:table-cell>
          <table:table-cell office:value-type="float" office:value="76.12" calcext:value-type="float">
            <text:p>76.12</text:p>
          </table:table-cell>
          <table:table-cell office:value-type="float" office:value="2.17" calcext:value-type="float">
            <text:p>2.17</text:p>
          </table:table-cell>
          <table:table-cell office:value-type="float" office:value="255" calcext:value-type="float">
            <text:p>255</text:p>
          </table:table-cell>
          <table:table-cell office:value-type="float" office:value="15.018" calcext:value-type="float">
            <text:p>15.018</text:p>
          </table:table-cell>
          <table:table-cell office:value-type="string" calcext:value-type="string">
            <text:p><text:s/>0.058 1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<text:s/>0.030 0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<text:s/>0.030 0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<text:s/>0.050 0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<text:s/>0.110 0</text:p>
          </table:table-cell>
          <table:table-cell office:value-type="float" office:value="14.033" calcext:value-type="float">
            <text:p>14.033</text:p>
          </table:table-cell>
          <table:table-cell office:value-type="string" calcext:value-type="string">
            <text:p><text:s text:c="2"/>0.031 0</text:p>
          </table:table-cell>
          <table:table-cell office:value-type="float" office:value="13.104" calcext:value-type="float">
            <text:p>13.104</text:p>
          </table:table-cell>
          <table:table-cell office:value-type="string" calcext:value-type="string">
            <text:p><text:s/>0.026 0</text:p>
          </table:table-cell>
          <table:table-cell office:value-type="float" office:value="12.527" calcext:value-type="float">
            <text:p>12.527</text:p>
          </table:table-cell>
          <table:table-cell office:value-type="string" calcext:value-type="string">
            <text:p><text:s/>0.024 0</text:p>
          </table:table-cell>
          <table:table-cell office:value-type="string" calcext:value-type="string">
            <text:p><text:s text:c="2"/>57,68,97,144,</text:p>
          </table:table-cell>
          <table:table-cell office:value-type="string" calcext:value-type="string">
            <text:p>146 <text:s text:c="6"/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\beta$_Pic~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,bP</text:p>
          </table:table-cell>
          <table:table-cell office:value-type="string" calcext:value-type="string">
            <text:p>ic <text:s text:c="9"/>086.82118</text:p>
          </table:table-cell>
          <table:table-cell office:value-type="float" office:value="-51.06652" calcext:value-type="float">
            <text:p>-51.06652</text:p>
          </table:table-cell>
          <table:table-cell office:value-type="float" office:value="2451518.67" calcext:value-type="float">
            <text:p>2451518.67</text:p>
          </table:table-cell>
          <table:table-cell office:value-type="float" office:value="51.44" calcext:value-type="float">
            <text:p>51.44</text:p>
          </table:table-cell>
          <table:table-cell office:value-type="float" office:value="0.12" calcext:value-type="float">
            <text:p>0.1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1.17" calcext:value-type="float">
            <text:p>11.17</text:p>
          </table:table-cell>
          <table:table-cell office:value-type="string" calcext:value-type="string">
            <text:p><text:s/>0.060 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<text:s/>0.5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<text:s/>0.110 0</text:p>
          </table:table-cell>
          <table:table-cell office:value-type="string" calcext:value-type="string">
            <text:p><text:s text:c="2"/>13,54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<text:s text:c="2"/>V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2MASS_J05575096-$1359503</text:p>
          </table:table-cell>
          <table:table-cell office:value-type="string" calcext:value-type="string">
            <text:p><text:s text:c="3"/>M7</text:p>
          </table:table-cell>
          <table:table-cell office:value-type="string" calcext:value-type="string">
            <text:p><text:s text:c="3"/>null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4"/>lowg</text:p>
          </table:table-cell>
          <table:table-cell office:value-type="float" office:value="89.46255" calcext:value-type="float">
            <text:p>89.46255</text:p>
          </table:table-cell>
          <table:table-cell office:value-type="float" office:value="-13.99715" calcext:value-type="float">
            <text:p>-13.99715</text:p>
          </table:table-cell>
          <table:table-cell office:value-type="float" office:value="2455492.05" calcext:value-type="float">
            <text:p>2455492.0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871" calcext:value-type="float">
            <text:p>12.871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2.145" calcext:value-type="float">
            <text:p>12.145</text:p>
          </table:table-cell>
          <table:table-cell office:value-type="string" calcext:value-type="string">
            <text:p><text:s/>0.027 0</text:p>
          </table:table-cell>
          <table:table-cell office:value-type="float" office:value="11.732" calcext:value-type="float">
            <text:p>11.732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559191-$140448</text:p>
          </table:table-cell>
          <table:table-cell office:value-type="string" calcext:value-type="string">
            <text:p><text:s text:c="3"/>T5</text:p>
          </table:table-cell>
          <table:table-cell office:value-type="string" calcext:value-type="string">
            <text:p><text:s text:c="3"/>T4.5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over-L</text:p>
          </table:table-cell>
          <table:table-cell office:value-type="float" office:value="89.83144" calcext:value-type="float">
            <text:p>89.83144</text:p>
          </table:table-cell>
          <table:table-cell office:value-type="float" office:value="-14.08093" calcext:value-type="float">
            <text:p>-14.08093</text:p>
          </table:table-cell>
          <table:table-cell office:value-type="float" office:value="2454519.75" calcext:value-type="float">
            <text:p>2454519.75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4.694" calcext:value-type="float">
            <text:p>14.694</text:p>
          </table:table-cell>
          <table:table-cell office:value-type="string" calcext:value-type="string">
            <text:p><text:s/>0.055 1</text:p>
          </table:table-cell>
          <table:table-cell office:value-type="float" office:value="13.57" calcext:value-type="float">
            <text:p>13.57</text:p>
          </table:table-cell>
          <table:table-cell office:value-type="string" calcext:value-type="string">
            <text:p><text:s/>0.030 0</text:p>
          </table:table-cell>
          <table:table-cell office:value-type="float" office:value="13.64" calcext:value-type="float">
            <text:p>13.64</text:p>
          </table:table-cell>
          <table:table-cell office:value-type="string" calcext:value-type="string">
            <text:p><text:s/>0.030 0</text:p>
          </table:table-cell>
          <table:table-cell office:value-type="float" office:value="13.73" calcext:value-type="float">
            <text:p>13.73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<text:s/>0.050 0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<text:s/>0.160 0</text:p>
          </table:table-cell>
          <table:table-cell office:value-type="float" office:value="13.802" calcext:value-type="float">
            <text:p>13.802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3.679" calcext:value-type="float">
            <text:p>13.679</text:p>
          </table:table-cell>
          <table:table-cell office:value-type="string" calcext:value-type="string">
            <text:p><text:s/>0.044 0</text:p>
          </table:table-cell>
          <table:table-cell office:value-type="float" office:value="13.577" calcext:value-type="float">
            <text:p>13.577</text:p>
          </table:table-cell>
          <table:table-cell office:value-type="string" calcext:value-type="string">
            <text:p><text:s/>0.052 0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A</text:p>
          </table:table-cell>
          <table:table-cell office:value-type="float" office:value="23165" calcext:value-type="float">
            <text:p>23165</text:p>
          </table:table-cell>
          <table:table-cell/>
        </table:table-row>
        <table:table-row table:style-name="ro1">
          <table:table-cell office:value-type="string" calcext:value-type="string">
            <text:p>WISEP_J060738.65+242953.4</text:p>
          </table:table-cell>
          <table:table-cell office:value-type="string" calcext:value-type="string">
            <text:p><text:s text:c="3"/>L8</text:p>
          </table:table-cell>
          <table:table-cell office:value-type="string" calcext:value-type="string">
            <text:p><text:s text:c="3"/>L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4"/>null</text:p>
          </table:table-cell>
          <table:table-cell office:value-type="float" office:value="91.91107" calcext:value-type="float">
            <text:p>91.91107</text:p>
          </table:table-cell>
          <table:table-cell office:value-type="float" office:value="24.4982" calcext:value-type="float">
            <text:p>24.4982</text:p>
          </table:table-cell>
          <table:table-cell office:value-type="float" office:value="2455272.47" calcext:value-type="float">
            <text:p>2455272.47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218" calcext:value-type="float">
            <text:p>14.218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3.038" calcext:value-type="float">
            <text:p>13.038</text:p>
          </table:table-cell>
          <table:table-cell office:value-type="string" calcext:value-type="string">
            <text:p><text:s/>0.025 0</text:p>
          </table:table-cell>
          <table:table-cell office:value-type="float" office:value="12.469" calcext:value-type="float">
            <text:p>12.469</text:p>
          </table:table-cell>
          <table:table-cell office:value-type="string" calcext:value-type="string">
            <text:p><text:s/>0.022 0</text:p>
          </table:table-cell>
          <table:table-cell office:value-type="float" office:value="57" calcext:value-type="float">
            <text:p>57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CD-35_2722~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4"/>young,AB</text:p>
          </table:table-cell>
          <table:table-cell office:value-type="string" calcext:value-type="string">
            <text:p>Dor <text:s text:c="8"/>092.33010</text:p>
          </table:table-cell>
          <table:table-cell office:value-type="float" office:value="-35.82531" calcext:value-type="float">
            <text:p>-35.82531</text:p>
          </table:table-cell>
          <table:table-cell office:value-type="float" office:value="2451470.79" calcext:value-type="float">
            <text:p>2451470.79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63" calcext:value-type="float">
            <text:p>13.63</text:p>
          </table:table-cell>
          <table:table-cell office:value-type="string" calcext:value-type="string">
            <text:p><text:s/>0.110 0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<text:s/>0.120 0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<text:s text:c="2"/>0.07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56" calcext:value-type="float">
            <text:p>256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3.137" calcext:value-type="float">
            <text:p>3.137</text:p>
          </table:table-cell>
          <table:table-cell office:value-type="string" calcext:value-type="string">
            <text:p><text:s text:c="2"/>G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Gl_229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92.64426" calcext:value-type="float">
            <text:p>92.64426</text:p>
          </table:table-cell>
          <table:table-cell office:value-type="float" office:value="-21.86449" calcext:value-type="float">
            <text:p>-21.86449</text:p>
          </table:table-cell>
          <table:table-cell office:value-type="float" office:value="2451191.7" calcext:value-type="float">
            <text:p>2451191.7</text:p>
          </table:table-cell>
          <table:table-cell office:value-type="float" office:value="173.81" calcext:value-type="float">
            <text:p>173.81</text:p>
          </table:table-cell>
          <table:table-cell office:value-type="float" office:value="0.99" calcext:value-type="float">
            <text:p>0.99</text:p>
          </table:table-cell>
          <table:table-cell office:value-type="float" office:value="253" calcext:value-type="float">
            <text:p>253</text:p>
          </table:table-cell>
          <table:table-cell office:value-type="float" office:value="15.17" calcext:value-type="float">
            <text:p>15.17</text:p>
          </table:table-cell>
          <table:table-cell office:value-type="string" calcext:value-type="string">
            <text:p><text:s/>0.100 0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<text:s/>0.050 0</text:p>
          </table:table-cell>
          <table:table-cell office:value-type="float" office:value="14.36" calcext:value-type="float">
            <text:p>14.36</text:p>
          </table:table-cell>
          <table:table-cell office:value-type="string" calcext:value-type="string">
            <text:p><text:s/>0.050 0</text:p>
          </table:table-cell>
          <table:table-cell office:value-type="float" office:value="14.36" calcext:value-type="float">
            <text:p>14.36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2.24" calcext:value-type="float">
            <text:p>12.24</text:p>
          </table:table-cell>
          <table:table-cell office:value-type="string" calcext:value-type="string">
            <text:p><text:s/>0.050 0</text:p>
          </table:table-cell>
          <table:table-cell office:value-type="float" office:value="11.74" calcext:value-type="float">
            <text:p>11.74</text:p>
          </table:table-cell>
          <table:table-cell office:value-type="string" calcext:value-type="string">
            <text:p><text:s/>0.11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7112147" calcext:value-type="float">
            <text:p>97112147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<text:s text:c="2"/>W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2MASS_J06164006-$6407194</text:p>
          </table:table-cell>
          <table:table-cell table:number-columns-repeated="2" office:value-type="string" calcext:value-type="string">
            <text:p><text:s text:c="3"/>sdL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4"/>subd</text:p>
          </table:table-cell>
          <table:table-cell office:value-type="float" office:value="94.16694" calcext:value-type="float">
            <text:p>94.16694</text:p>
          </table:table-cell>
          <table:table-cell office:value-type="float" office:value="-64.12208" calcext:value-type="float">
            <text:p>-64.12208</text:p>
          </table:table-cell>
          <table:table-cell office:value-type="float" office:value="2451159.77" calcext:value-type="float">
            <text:p>2451159.77</text:p>
          </table:table-cell>
          <table:table-cell office:value-type="float" office:value="19.9" calcext:value-type="float">
            <text:p>19.9</text:p>
          </table:table-cell>
          <table:table-cell office:value-type="float" office:value="6.5" calcext:value-type="float">
            <text:p>6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03" calcext:value-type="float">
            <text:p>16.403</text:p>
          </table:table-cell>
          <table:table-cell office:value-type="string" calcext:value-type="string">
            <text:p><text:s text:c="2"/>0.113 0</text:p>
          </table:table-cell>
          <table:table-cell office:value-type="float" office:value="16.275" calcext:value-type="float">
            <text:p>16.275</text:p>
          </table:table-cell>
          <table:table-cell office:value-type="string" calcext:value-type="string">
            <text:p><text:s/>0.228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AB_Pic~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0.5: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young,Tu</text:p>
          </table:table-cell>
          <table:table-cell office:value-type="string" calcext:value-type="string">
            <text:p>c-Hor <text:s text:c="6"/>094.80382</text:p>
          </table:table-cell>
          <table:table-cell office:value-type="float" office:value="-58.05434" calcext:value-type="float">
            <text:p>-58.05434</text:p>
          </table:table-cell>
          <table:table-cell office:value-type="float" office:value="2451506.76" calcext:value-type="float">
            <text:p>2451506.76</text:p>
          </table:table-cell>
          <table:table-cell office:value-type="float" office:value="21.71" calcext:value-type="float">
            <text:p>21.71</text:p>
          </table:table-cell>
          <table:table-cell office:value-type="float" office:value="0.69" calcext:value-type="float">
            <text:p>0.6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088" calcext:value-type="float">
            <text:p>16.088</text:p>
          </table:table-cell>
          <table:table-cell office:value-type="string" calcext:value-type="string">
            <text:p><text:s/>0.100 1</text:p>
          </table:table-cell>
          <table:table-cell office:value-type="float" office:value="14.739" calcext:value-type="float">
            <text:p>14.739</text:p>
          </table:table-cell>
          <table:table-cell office:value-type="string" calcext:value-type="string">
            <text:p><text:s/>0.100 1</text:p>
          </table:table-cell>
          <table:table-cell office:value-type="float" office:value="14.096" calcext:value-type="float">
            <text:p>14.096</text:p>
          </table:table-cell>
          <table:table-cell office:value-type="string" calcext:value-type="string">
            <text:p><text:s text:c="2"/>0.08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8" calcext:value-type="float">
            <text:p>16.18</text:p>
          </table:table-cell>
          <table:table-cell office:value-type="string" calcext:value-type="string">
            <text:p><text:s text:c="2"/>0.100 0</text:p>
          </table:table-cell>
          <table:table-cell office:value-type="float" office:value="14.69" calcext:value-type="float">
            <text:p>14.69</text:p>
          </table:table-cell>
          <table:table-cell office:value-type="string" calcext:value-type="string">
            <text:p><text:s/>0.100 0</text:p>
          </table:table-cell>
          <table:table-cell office:value-type="float" office:value="14.14" calcext:value-type="float">
            <text:p>14.14</text:p>
          </table:table-cell>
          <table:table-cell office:value-type="string" calcext:value-type="string">
            <text:p><text:s/>0.080 0</text:p>
          </table:table-cell>
          <table:table-cell office:value-type="string" calcext:value-type="string">
            <text:p><text:s text:c="2"/>41,68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<text:s text:c="2"/>V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2MASS_J06244595-$4521548</text:p>
          </table:table-cell>
          <table:table-cell office:value-type="string" calcext:value-type="string">
            <text:p><text:s text:c="3"/>L5: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null</text:p>
          </table:table-cell>
          <table:table-cell office:value-type="float" office:value="96.19147" calcext:value-type="float">
            <text:p>96.19147</text:p>
          </table:table-cell>
          <table:table-cell office:value-type="float" office:value="-45.36525" calcext:value-type="float">
            <text:p>-45.36525</text:p>
          </table:table-cell>
          <table:table-cell office:value-type="float" office:value="2451498.82" calcext:value-type="float">
            <text:p>2451498.82</text:p>
          </table:table-cell>
          <table:table-cell office:value-type="float" office:value="83.9" calcext:value-type="float">
            <text:p>83.9</text:p>
          </table:table-cell>
          <table:table-cell office:value-type="float" office:value="4.5" calcext:value-type="float">
            <text:p>4.5</text:p>
          </table:table-cell>
          <table:table-cell office:value-type="float" office:value="71" calcext:value-type="float">
            <text:p>71</text:p>
          </table:table-cell>
          <table:table-cell office:value-type="float" office:value="15.641" calcext:value-type="float">
            <text:p>15.641</text:p>
          </table:table-cell>
          <table:table-cell office:value-type="string" calcext:value-type="string">
            <text:p><text:s/>0.058 1</text:p>
          </table:table-cell>
          <table:table-cell office:value-type="float" office:value="14.383" calcext:value-type="float">
            <text:p>14.383</text:p>
          </table:table-cell>
          <table:table-cell office:value-type="string" calcext:value-type="string">
            <text:p><text:s/>0.029 1</text:p>
          </table:table-cell>
          <table:table-cell office:value-type="float" office:value="13.393" calcext:value-type="float">
            <text:p>13.393</text:p>
          </table:table-cell>
          <table:table-cell office:value-type="string" calcext:value-type="string">
            <text:p><text:s/>0.028 1</text:p>
          </table:table-cell>
          <table:table-cell office:value-type="float" office:value="12.58" calcext:value-type="float">
            <text:p>12.58</text:p>
          </table:table-cell>
          <table:table-cell office:value-type="string" calcext:value-type="string">
            <text:p><text:s text:c="2"/>0.026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<text:s/>0.028 0</text:p>
          </table:table-cell>
          <table:table-cell office:value-type="float" office:value="12.595" calcext:value-type="float">
            <text:p>12.595</text:p>
          </table:table-cell>
          <table:table-cell office:value-type="string" calcext:value-type="string">
            <text:p><text:s/>0.026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06411840-$4322329</text:p>
          </table:table-cell>
          <table:table-cell office:value-type="string" calcext:value-type="string">
            <text:p><text:s text:c="3"/>L1.5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null</text:p>
          </table:table-cell>
          <table:table-cell office:value-type="float" office:value="100.32668" calcext:value-type="float">
            <text:p>100.32668</text:p>
          </table:table-cell>
          <table:table-cell office:value-type="float" office:value="-43.37581" calcext:value-type="float">
            <text:p>-43.37581</text:p>
          </table:table-cell>
          <table:table-cell office:value-type="float" office:value="2451271.54" calcext:value-type="float">
            <text:p>2451271.54</text:p>
          </table:table-cell>
          <table:table-cell office:value-type="float" office:value="55.7" calcext:value-type="float">
            <text:p>55.7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751" calcext:value-type="float">
            <text:p>13.751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2.941" calcext:value-type="float">
            <text:p>12.941</text:p>
          </table:table-cell>
          <table:table-cell office:value-type="string" calcext:value-type="string">
            <text:p><text:s/>0.034 0</text:p>
          </table:table-cell>
          <table:table-cell office:value-type="float" office:value="12.451" calcext:value-type="float">
            <text:p>12.451</text:p>
          </table:table-cell>
          <table:table-cell office:value-type="string" calcext:value-type="string">
            <text:p><text:s/>0.029 0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D_46588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9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4"/>null</text:p>
          </table:table-cell>
          <table:table-cell office:value-type="float" office:value="101.61483" calcext:value-type="float">
            <text:p>101.61483</text:p>
          </table:table-cell>
          <table:table-cell office:value-type="float" office:value="79.58459" calcext:value-type="float">
            <text:p>79.58459</text:p>
          </table:table-cell>
          <table:table-cell office:value-type="float" office:value="2451236.65" calcext:value-type="float">
            <text:p>2451236.65</text:p>
          </table:table-cell>
          <table:table-cell office:value-type="float" office:value="55.95" calcext:value-type="float">
            <text:p>55.95</text:p>
          </table:table-cell>
          <table:table-cell office:value-type="float" office:value="0.27" calcext:value-type="float">
            <text:p>0.2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61" calcext:value-type="float">
            <text:p>16.261</text:p>
          </table:table-cell>
          <table:table-cell office:value-type="string" calcext:value-type="string">
            <text:p><text:s text:c="2"/>0.093 0</text:p>
          </table:table-cell>
          <table:table-cell office:value-type="float" office:value="15.08" calcext:value-type="float">
            <text:p>15.08</text:p>
          </table:table-cell>
          <table:table-cell office:value-type="string" calcext:value-type="string">
            <text:p><text:s/>0.074 0</text:p>
          </table:table-cell>
          <table:table-cell office:value-type="float" office:value="14.602" calcext:value-type="float">
            <text:p>14.602</text:p>
          </table:table-cell>
          <table:table-cell office:value-type="string" calcext:value-type="string">
            <text:p><text:s/>0.090 0</text:p>
          </table:table-cell>
          <table:table-cell office:value-type="float" office:value="57" calcext:value-type="float">
            <text:p>57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_J064723.23-$623235.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4"/>null</text:p>
          </table:table-cell>
          <table:table-cell office:value-type="float" office:value="101.84682" calcext:value-type="float">
            <text:p>101.84682</text:p>
          </table:table-cell>
          <table:table-cell office:value-type="float" office:value="-62.5432" calcext:value-type="float">
            <text:p>-62.5432</text:p>
          </table:table-cell>
          <table:table-cell office:value-type="float" office:value="2455329.42" calcext:value-type="float">
            <text:p>2455329.42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<text:s/>0.270 0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<text:s/>0.29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4" calcext:value-type="float">
            <text:p>134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HD_49197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4"/>null</text:p>
          </table:table-cell>
          <table:table-cell office:value-type="float" office:value="102.33894" calcext:value-type="float">
            <text:p>102.33894</text:p>
          </table:table-cell>
          <table:table-cell office:value-type="float" office:value="43.75915" calcext:value-type="float">
            <text:p>43.75915</text:p>
          </table:table-cell>
          <table:table-cell office:value-type="float" office:value="2451122.89" calcext:value-type="float">
            <text:p>2451122.89</text:p>
          </table:table-cell>
          <table:table-cell office:value-type="float" office:value="22.27" calcext:value-type="float">
            <text:p>22.27</text:p>
          </table:table-cell>
          <table:table-cell office:value-type="float" office:value="0.6" calcext:value-type="float">
            <text:p>0.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2" calcext:value-type="float">
            <text:p>15.92</text:p>
          </table:table-cell>
          <table:table-cell office:value-type="string" calcext:value-type="string">
            <text:p><text:s text:c="2"/>1.200 0</text:p>
          </table:table-cell>
          <table:table-cell office:value-type="float" office:value="14.62" calcext:value-type="float">
            <text:p>14.62</text:p>
          </table:table-cell>
          <table:table-cell office:value-type="string" calcext:value-type="string">
            <text:p><text:s/>0.120 0</text:p>
          </table:table-cell>
          <table:table-cell office:value-type="float" office:value="14.29" calcext:value-type="float">
            <text:p>14.29</text:p>
          </table:table-cell>
          <table:table-cell office:value-type="string" calcext:value-type="string">
            <text:p><text:s/>0.110 0</text:p>
          </table:table-cell>
          <table:table-cell office:value-type="float" office:value="190" calcext:value-type="float">
            <text:p>190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.948" calcext:value-type="float">
            <text:p>0.948</text:p>
          </table:table-cell>
          <table:table-cell office:value-type="string" calcext:value-type="string">
            <text:p><text:s text:c="2"/>K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2MASS_J06524851-$574137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lowg</text:p>
          </table:table-cell>
          <table:table-cell office:value-type="float" office:value="103.20215" calcext:value-type="float">
            <text:p>103.20215</text:p>
          </table:table-cell>
          <table:table-cell office:value-type="float" office:value="-57.6938" calcext:value-type="float">
            <text:p>-57.6938</text:p>
          </table:table-cell>
          <table:table-cell office:value-type="float" office:value="2451512.77" calcext:value-type="float">
            <text:p>2451512.77</text:p>
          </table:table-cell>
          <table:table-cell office:value-type="float" office:value="31.3" calcext:value-type="float">
            <text:p>31.3</text:p>
          </table:table-cell>
          <table:table-cell office:value-type="float" office:value="3.2" calcext:value-type="float">
            <text:p>3.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46" calcext:value-type="float">
            <text:p>13.046</text:p>
          </table:table-cell>
          <table:table-cell office:value-type="string" calcext:value-type="string">
            <text:p><text:s/>0.048 0</text:p>
          </table:table-cell>
          <table:table-cell office:value-type="string" calcext:value-type="string">
            <text:p><text:s text:c="2"/>43,57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V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2MASS_J06524851-$574136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lowg</text:p>
          </table:table-cell>
          <table:table-cell office:value-type="float" office:value="103.20215" calcext:value-type="float">
            <text:p>103.20215</text:p>
          </table:table-cell>
          <table:table-cell office:value-type="float" office:value="-57.6938" calcext:value-type="float">
            <text:p>-57.6938</text:p>
          </table:table-cell>
          <table:table-cell office:value-type="float" office:value="2451512.77" calcext:value-type="float">
            <text:p>2451512.77</text:p>
          </table:table-cell>
          <table:table-cell office:value-type="float" office:value="31.3" calcext:value-type="float">
            <text:p>31.3</text:p>
          </table:table-cell>
          <table:table-cell office:value-type="float" office:value="3.2" calcext:value-type="float">
            <text:p>3.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86" calcext:value-type="float">
            <text:p>13.386</text:p>
          </table:table-cell>
          <table:table-cell office:value-type="string" calcext:value-type="string">
            <text:p><text:s/>0.062 0</text:p>
          </table:table-cell>
          <table:table-cell office:value-type="string" calcext:value-type="string">
            <text:p><text:s text:c="2"/>43,57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V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2MASS_J07003664+3157266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3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05.15327" calcext:value-type="float">
            <text:p>105.15327</text:p>
          </table:table-cell>
          <table:table-cell office:value-type="float" office:value="31.95616" calcext:value-type="float">
            <text:p>31.95616</text:p>
          </table:table-cell>
          <table:table-cell office:value-type="float" office:value="2454513.8" calcext:value-type="float">
            <text:p>2454513.8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88" calcext:value-type="float">
            <text:p>13.088</text:p>
          </table:table-cell>
          <table:table-cell office:value-type="string" calcext:value-type="string">
            <text:p><text:s/>0.023 1</text:p>
          </table:table-cell>
          <table:table-cell office:value-type="float" office:value="12.26" calcext:value-type="float">
            <text:p>12.26</text:p>
          </table:table-cell>
          <table:table-cell office:value-type="string" calcext:value-type="string">
            <text:p><text:s/>0.016 1</text:p>
          </table:table-cell>
          <table:table-cell office:value-type="float" office:value="11.558" calcext:value-type="float">
            <text:p>11.558</text:p>
          </table:table-cell>
          <table:table-cell office:value-type="string" calcext:value-type="string">
            <text:p><text:s text:c="2"/>0.025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62" calcext:value-type="float">
            <text:p>13.162</text:p>
          </table:table-cell>
          <table:table-cell office:value-type="string" calcext:value-type="string">
            <text:p><text:s text:c="2"/>0.025 1</text:p>
          </table:table-cell>
          <table:table-cell office:value-type="float" office:value="12.211" calcext:value-type="float">
            <text:p>12.211</text:p>
          </table:table-cell>
          <table:table-cell office:value-type="string" calcext:value-type="string">
            <text:p><text:s/>0.019 1</text:p>
          </table:table-cell>
          <table:table-cell office:value-type="float" office:value="11.583" calcext:value-type="float">
            <text:p>11.583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string" calcext:value-type="string">
            <text:p><text:s text:c="3"/>68,137,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MASS_J07003664+3157266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6.5:.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05.15327" calcext:value-type="float">
            <text:p>105.15327</text:p>
          </table:table-cell>
          <table:table-cell office:value-type="float" office:value="31.95616" calcext:value-type="float">
            <text:p>31.95616</text:p>
          </table:table-cell>
          <table:table-cell office:value-type="float" office:value="2454513.8" calcext:value-type="float">
            <text:p>2454513.8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579" calcext:value-type="float">
            <text:p>14.579</text:p>
          </table:table-cell>
          <table:table-cell office:value-type="string" calcext:value-type="string">
            <text:p><text:s/>0.028 1</text:p>
          </table:table-cell>
          <table:table-cell office:value-type="float" office:value="13.664" calcext:value-type="float">
            <text:p>13.664</text:p>
          </table:table-cell>
          <table:table-cell office:value-type="string" calcext:value-type="string">
            <text:p><text:s/>0.021 1</text:p>
          </table:table-cell>
          <table:table-cell office:value-type="float" office:value="12.958" calcext:value-type="float">
            <text:p>12.958</text:p>
          </table:table-cell>
          <table:table-cell office:value-type="string" calcext:value-type="string">
            <text:p><text:s text:c="2"/>0.045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682" calcext:value-type="float">
            <text:p>14.682</text:p>
          </table:table-cell>
          <table:table-cell office:value-type="string" calcext:value-type="string">
            <text:p><text:s text:c="2"/>0.046 1</text:p>
          </table:table-cell>
          <table:table-cell office:value-type="float" office:value="13.611" calcext:value-type="float">
            <text:p>13.611</text:p>
          </table:table-cell>
          <table:table-cell office:value-type="string" calcext:value-type="string">
            <text:p><text:s/>0.042 1</text:p>
          </table:table-cell>
          <table:table-cell office:value-type="float" office:value="12.973" calcext:value-type="float">
            <text:p>12.973</text:p>
          </table:table-cell>
          <table:table-cell office:value-type="string" calcext:value-type="string">
            <text:p><text:s/>0.025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string" calcext:value-type="string">
            <text:p><text:s text:c="3"/>68,137,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ESO_207-61</text:p>
          </table:table-cell>
          <table:table-cell office:value-type="string" calcext:value-type="string">
            <text:p><text:s text:c="3"/>M9</text:p>
          </table:table-cell>
          <table:table-cell office:value-type="string" calcext:value-type="string">
            <text:p><text:s text:c="3"/>nul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 text:c="4"/>null</text:p>
          </table:table-cell>
          <table:table-cell office:value-type="float" office:value="106.972" calcext:value-type="float">
            <text:p>106.972</text:p>
          </table:table-cell>
          <table:table-cell office:value-type="float" office:value="-49.01399" calcext:value-type="float">
            <text:p>-49.01399</text:p>
          </table:table-cell>
          <table:table-cell office:value-type="float" office:value="2451600.59" calcext:value-type="float">
            <text:p>2451600.59</text:p>
          </table:table-cell>
          <table:table-cell office:value-type="float" office:value="54.1" calcext:value-type="float">
            <text:p>54.1</text:p>
          </table:table-cell>
          <table:table-cell office:value-type="float" office:value="4.5" calcext:value-type="float">
            <text:p>4.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28" calcext:value-type="float">
            <text:p>13.228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2.538" calcext:value-type="float">
            <text:p>12.538</text:p>
          </table:table-cell>
          <table:table-cell office:value-type="string" calcext:value-type="string">
            <text:p><text:s/>0.030 0</text:p>
          </table:table-cell>
          <table:table-cell office:value-type="float" office:value="12.105" calcext:value-type="float">
            <text:p>12.105</text:p>
          </table:table-cell>
          <table:table-cell office:value-type="string" calcext:value-type="string">
            <text:p><text:s/>0.026 0</text:p>
          </table:table-cell>
          <table:table-cell office:value-type="float" office:value="57" calcext:value-type="float">
            <text:p>57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1901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7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07.79867" calcext:value-type="float">
            <text:p>107.79867</text:p>
          </table:table-cell>
          <table:table-cell office:value-type="float" office:value="43.4984" calcext:value-type="float">
            <text:p>43.4984</text:p>
          </table:table-cell>
          <table:table-cell office:value-type="float" office:value="2454513.81" calcext:value-type="float">
            <text:p>2454513.81</text:p>
          </table:table-cell>
          <table:table-cell office:value-type="float" office:value="74.2" calcext:value-type="float">
            <text:p>74.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631" calcext:value-type="float">
            <text:p>10.631</text:p>
          </table:table-cell>
          <table:table-cell office:value-type="string" calcext:value-type="string">
            <text:p><text:s/>0.020 1</text:p>
          </table:table-cell>
          <table:table-cell office:value-type="float" office:value="10.197" calcext:value-type="float">
            <text:p>10.197</text:p>
          </table:table-cell>
          <table:table-cell office:value-type="string" calcext:value-type="string">
            <text:p><text:s/>0.017 1</text:p>
          </table:table-cell>
          <table:table-cell office:value-type="float" office:value="9.795" calcext:value-type="float">
            <text:p>9.795</text:p>
          </table:table-cell>
          <table:table-cell office:value-type="string" calcext:value-type="string">
            <text:p><text:s text:c="2"/>0.01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678" calcext:value-type="float">
            <text:p>10.678</text:p>
          </table:table-cell>
          <table:table-cell office:value-type="string" calcext:value-type="string">
            <text:p><text:s text:c="2"/>0.020 1</text:p>
          </table:table-cell>
          <table:table-cell office:value-type="float" office:value="10.164" calcext:value-type="float">
            <text:p>10.164</text:p>
          </table:table-cell>
          <table:table-cell office:value-type="string" calcext:value-type="string">
            <text:p><text:s/>0.019 1</text:p>
          </table:table-cell>
          <table:table-cell office:value-type="float" office:value="9.833" calcext:value-type="float">
            <text:p>9.833</text:p>
          </table:table-cell>
          <table:table-cell office:value-type="string" calcext:value-type="string">
            <text:p><text:s/>0.018 0</text:p>
          </table:table-cell>
          <table:table-cell office:value-type="string" calcext:value-type="string">
            <text:p><text:s text:c="2"/>57,67,68</text:p>
          </table:table-cell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CK</text:p>
          </table:table-cell>
          <table:table-cell office:value-type="float" office:value="67194" calcext:value-type="float">
            <text:p>67194</text:p>
          </table:table-cell>
          <table:table-cell/>
        </table:table-row>
        <table:table-row table:style-name="ro1">
          <table:table-cell office:value-type="string" calcext:value-type="string">
            <text:p>LHS_1901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7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07.79867" calcext:value-type="float">
            <text:p>107.79867</text:p>
          </table:table-cell>
          <table:table-cell office:value-type="float" office:value="43.4984" calcext:value-type="float">
            <text:p>43.4984</text:p>
          </table:table-cell>
          <table:table-cell office:value-type="float" office:value="2454513.81" calcext:value-type="float">
            <text:p>2454513.81</text:p>
          </table:table-cell>
          <table:table-cell office:value-type="float" office:value="74.2" calcext:value-type="float">
            <text:p>74.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743" calcext:value-type="float">
            <text:p>10.743</text:p>
          </table:table-cell>
          <table:table-cell office:value-type="string" calcext:value-type="string">
            <text:p><text:s/>0.020 1</text:p>
          </table:table-cell>
          <table:table-cell office:value-type="float" office:value="10.312" calcext:value-type="float">
            <text:p>10.312</text:p>
          </table:table-cell>
          <table:table-cell office:value-type="string" calcext:value-type="string">
            <text:p><text:s/>0.017 1</text:p>
          </table:table-cell>
          <table:table-cell office:value-type="float" office:value="9.902" calcext:value-type="float">
            <text:p>9.902</text:p>
          </table:table-cell>
          <table:table-cell office:value-type="string" calcext:value-type="string">
            <text:p><text:s text:c="2"/>0.01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789" calcext:value-type="float">
            <text:p>10.789</text:p>
          </table:table-cell>
          <table:table-cell office:value-type="string" calcext:value-type="string">
            <text:p><text:s text:c="2"/>0.021 1</text:p>
          </table:table-cell>
          <table:table-cell office:value-type="float" office:value="10.279" calcext:value-type="float">
            <text:p>10.279</text:p>
          </table:table-cell>
          <table:table-cell office:value-type="string" calcext:value-type="string">
            <text:p><text:s/>0.019 1</text:p>
          </table:table-cell>
          <table:table-cell office:value-type="float" office:value="9.927" calcext:value-type="float">
            <text:p>9.927</text:p>
          </table:table-cell>
          <table:table-cell office:value-type="string" calcext:value-type="string">
            <text:p><text:s/>0.018 0</text:p>
          </table:table-cell>
          <table:table-cell office:value-type="string" calcext:value-type="string">
            <text:p><text:s text:c="2"/>57,67,68</text:p>
          </table:table-cell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CK</text:p>
          </table:table-cell>
          <table:table-cell office:value-type="float" office:value="67194" calcext:value-type="float">
            <text:p>67194</text:p>
          </table:table-cell>
          <table:table-cell/>
        </table:table-row>
        <table:table-row table:style-name="ro1">
          <table:table-cell office:value-type="string" calcext:value-type="string">
            <text:p>2MASS_J07123786-$6155528</text:p>
          </table:table-cell>
          <table:table-cell office:value-type="string" calcext:value-type="string">
            <text:p><text:s text:c="3"/>L1$\beta</text:p>
          </table:table-cell>
          <table:table-cell office:value-type="string" calcext:value-type="string">
            <text:p>$ <text:s/>nul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4"/>beta</text:p>
          </table:table-cell>
          <table:table-cell office:value-type="float" office:value="108.15776" calcext:value-type="float">
            <text:p>108.15776</text:p>
          </table:table-cell>
          <table:table-cell office:value-type="float" office:value="-61.93135" calcext:value-type="float">
            <text:p>-61.93135</text:p>
          </table:table-cell>
          <table:table-cell office:value-type="float" office:value="2451531.68" calcext:value-type="float">
            <text:p>2451531.68</text:p>
          </table:table-cell>
          <table:table-cell office:value-type="float" office:value="22.9" calcext:value-type="float">
            <text:p>22.9</text:p>
          </table:table-cell>
          <table:table-cell office:value-type="float" office:value="9.1" calcext:value-type="float">
            <text:p>9.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96" calcext:value-type="float">
            <text:p>15.296</text:p>
          </table:table-cell>
          <table:table-cell office:value-type="string" calcext:value-type="string">
            <text:p><text:s text:c="2"/>0.063 0</text:p>
          </table:table-cell>
          <table:table-cell office:value-type="float" office:value="14.392" calcext:value-type="float">
            <text:p>14.392</text:p>
          </table:table-cell>
          <table:table-cell office:value-type="string" calcext:value-type="string">
            <text:p><text:s/>0.043 0</text:p>
          </table:table-cell>
          <table:table-cell office:value-type="float" office:value="13.674" calcext:value-type="float">
            <text:p>13.674</text:p>
          </table:table-cell>
          <table:table-cell office:value-type="string" calcext:value-type="string">
            <text:p><text:s/>0.049 0</text:p>
          </table:table-cell>
          <table:table-cell office:value-type="float" office:value="57" calcext:value-type="float">
            <text:p>57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07193188-$5051410</text:p>
          </table:table-cell>
          <table:table-cell office:value-type="string" calcext:value-type="string">
            <text:p><text:s text:c="3"/>L0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null</text:p>
          </table:table-cell>
          <table:table-cell office:value-type="float" office:value="109.88284" calcext:value-type="float">
            <text:p>109.88284</text:p>
          </table:table-cell>
          <table:table-cell office:value-type="float" office:value="-50.8614" calcext:value-type="float">
            <text:p>-50.8614</text:p>
          </table:table-cell>
          <table:table-cell office:value-type="float" office:value="2451615.6" calcext:value-type="float">
            <text:p>2451615.6</text:p>
          </table:table-cell>
          <table:table-cell office:value-type="float" office:value="32.6" calcext:value-type="float">
            <text:p>32.6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094" calcext:value-type="float">
            <text:p>14.094</text:p>
          </table:table-cell>
          <table:table-cell office:value-type="string" calcext:value-type="string">
            <text:p><text:s text:c="2"/>0.032 0</text:p>
          </table:table-cell>
          <table:table-cell office:value-type="float" office:value="13.282" calcext:value-type="float">
            <text:p>13.282</text:p>
          </table:table-cell>
          <table:table-cell office:value-type="string" calcext:value-type="string">
            <text:p><text:s/>0.035 0</text:p>
          </table:table-cell>
          <table:table-cell office:value-type="float" office:value="12.773" calcext:value-type="float">
            <text:p>12.773</text:p>
          </table:table-cell>
          <table:table-cell office:value-type="string" calcext:value-type="string">
            <text:p><text:s/>0.027 0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UGPS_J072227.51-$054031.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4"/>null</text:p>
          </table:table-cell>
          <table:table-cell office:value-type="float" office:value="110.61371" calcext:value-type="float">
            <text:p>110.61371</text:p>
          </table:table-cell>
          <table:table-cell office:value-type="float" office:value="-5.675" calcext:value-type="float">
            <text:p>-5.675</text:p>
          </table:table-cell>
          <table:table-cell office:value-type="float" office:value="2455258" calcext:value-type="float">
            <text:p>2455258</text:p>
          </table:table-cell>
          <table:table-cell office:value-type="float" office:value="242.8" calcext:value-type="float">
            <text:p>242.8</text:p>
          </table:table-cell>
          <table:table-cell office:value-type="float" office:value="2.4" calcext:value-type="float">
            <text:p>2.4</text:p>
          </table:table-cell>
          <table:table-cell office:value-type="float" office:value="152" calcext:value-type="float">
            <text:p>152</text:p>
          </table:table-cell>
          <table:table-cell office:value-type="float" office:value="17.37" calcext:value-type="float">
            <text:p>17.37</text:p>
          </table:table-cell>
          <table:table-cell office:value-type="string" calcext:value-type="string">
            <text:p><text:s/>0.020 0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<text:s/>0.020 0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<text:s/>0.020 0</text:p>
          </table:table-cell>
          <table:table-cell office:value-type="float" office:value="17.07" calcext:value-type="float">
            <text:p>17.07</text:p>
          </table:table-cell>
          <table:table-cell office:value-type="string" calcext:value-type="string">
            <text:p><text:s text:c="2"/>0.080 0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0.30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89" calcext:value-type="float">
            <text:p>16.489</text:p>
          </table:table-cell>
          <table:table-cell office:value-type="string" calcext:value-type="string">
            <text:p><text:s text:c="2"/>0.128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177" calcext:value-type="float">
            <text:p>57177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V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MASSI_J0727182+171001</text:p>
          </table:table-cell>
          <table:table-cell office:value-type="string" calcext:value-type="string">
            <text:p><text:s text:c="3"/>T8</text:p>
          </table:table-cell>
          <table:table-cell office:value-type="string" calcext:value-type="string">
            <text:p><text:s text:c="3"/>T7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null</text:p>
          </table:table-cell>
          <table:table-cell office:value-type="float" office:value="111.82967" calcext:value-type="float">
            <text:p>111.82967</text:p>
          </table:table-cell>
          <table:table-cell office:value-type="float" office:value="17.16461" calcext:value-type="float">
            <text:p>17.16461</text:p>
          </table:table-cell>
          <table:table-cell office:value-type="float" office:value="2455126.13" calcext:value-type="float">
            <text:p>2455126.13</text:p>
          </table:table-cell>
          <table:table-cell office:value-type="float" office:value="112.5" calcext:value-type="float">
            <text:p>112.5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float" office:value="16.163" calcext:value-type="float">
            <text:p>16.163</text:p>
          </table:table-cell>
          <table:table-cell office:value-type="string" calcext:value-type="string">
            <text:p><text:s/>0.058 1</text:p>
          </table:table-cell>
          <table:table-cell office:value-type="float" office:value="15.19" calcext:value-type="float">
            <text:p>15.19</text:p>
          </table:table-cell>
          <table:table-cell office:value-type="string" calcext:value-type="string">
            <text:p><text:s/>0.030 0</text:p>
          </table:table-cell>
          <table:table-cell office:value-type="float" office:value="15.67" calcext:value-type="float">
            <text:p>15.67</text:p>
          </table:table-cell>
          <table:table-cell office:value-type="string" calcext:value-type="string">
            <text:p><text:s/>0.030 0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 text:c="2"/>0.061 0</text:p>
          </table:table-cell>
          <table:table-cell office:value-type="float" office:value="15.756" calcext:value-type="float">
            <text:p>15.756</text:p>
          </table:table-cell>
          <table:table-cell office:value-type="string" calcext:value-type="string">
            <text:p><text:s/>0.171 0</text:p>
          </table:table-cell>
          <table:table-cell office:value-type="float" office:value="15.556" calcext:value-type="float">
            <text:p>15.556</text:p>
          </table:table-cell>
          <table:table-cell office:value-type="string" calcext:value-type="string">
            <text:p><text:s/>0.194 0</text:p>
          </table:table-cell>
          <table:table-cell office:value-type="string" calcext:value-type="string">
            <text:p><text:s text:c="2"/>57,68,97,135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MASS_J07290002-$3954043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p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4"/>null</text:p>
          </table:table-cell>
          <table:table-cell office:value-type="float" office:value="112.2501" calcext:value-type="float">
            <text:p>112.2501</text:p>
          </table:table-cell>
          <table:table-cell office:value-type="float" office:value="-39.90122" calcext:value-type="float">
            <text:p>-39.90122</text:p>
          </table:table-cell>
          <table:table-cell office:value-type="float" office:value="2451220.57" calcext:value-type="float">
            <text:p>2451220.57</text:p>
          </table:table-cell>
          <table:table-cell office:value-type="float" office:value="126.3" calcext:value-type="float">
            <text:p>126.3</text:p>
          </table:table-cell>
          <table:table-cell office:value-type="float" office:value="8.3" calcext:value-type="float">
            <text:p>8.3</text:p>
          </table:table-cell>
          <table:table-cell office:value-type="float" office:value="71" calcext:value-type="float">
            <text:p>71</text:p>
          </table:table-cell>
          <table:table-cell office:value-type="float" office:value="16.524" calcext:value-type="float">
            <text:p>16.524</text:p>
          </table:table-cell>
          <table:table-cell office:value-type="string" calcext:value-type="string">
            <text:p><text:s/>0.092 1</text:p>
          </table:table-cell>
          <table:table-cell office:value-type="float" office:value="15.644" calcext:value-type="float">
            <text:p>15.644</text:p>
          </table:table-cell>
          <table:table-cell office:value-type="string" calcext:value-type="string">
            <text:p><text:s/>0.077 1</text:p>
          </table:table-cell>
          <table:table-cell office:value-type="float" office:value="16.047" calcext:value-type="float">
            <text:p>16.047</text:p>
          </table:table-cell>
          <table:table-cell office:value-type="string" calcext:value-type="string">
            <text:p><text:s/>0.18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2" calcext:value-type="float">
            <text:p>15.92</text:p>
          </table:table-cell>
          <table:table-cell office:value-type="string" calcext:value-type="string">
            <text:p><text:s text:c="2"/>0.077 0</text:p>
          </table:table-cell>
          <table:table-cell office:value-type="float" office:value="15.979" calcext:value-type="float">
            <text:p>15.979</text:p>
          </table:table-cell>
          <table:table-cell office:value-type="string" calcext:value-type="string">
            <text:p><text:s/>0.183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234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4"/>null</text:p>
          </table:table-cell>
          <table:table-cell office:value-type="float" office:value="115.0801" calcext:value-type="float">
            <text:p>115.0801</text:p>
          </table:table-cell>
          <table:table-cell office:value-type="float" office:value="-17.41249" calcext:value-type="float">
            <text:p>-17.41249</text:p>
          </table:table-cell>
          <table:table-cell office:value-type="float" office:value="2450894.61" calcext:value-type="float">
            <text:p>2450894.61</text:p>
          </table:table-cell>
          <table:table-cell office:value-type="float" office:value="107.01" calcext:value-type="float">
            <text:p>107.01</text:p>
          </table:table-cell>
          <table:table-cell office:value-type="float" office:value="1.63" calcext:value-type="float">
            <text:p>1.6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17" calcext:value-type="float">
            <text:p>10.17</text:p>
          </table:table-cell>
          <table:table-cell office:value-type="string" calcext:value-type="string">
            <text:p><text:s/>0.030 0</text:p>
          </table:table-cell>
          <table:table-cell office:value-type="float" office:value="9.58" calcext:value-type="float">
            <text:p>9.58</text:p>
          </table:table-cell>
          <table:table-cell office:value-type="string" calcext:value-type="string">
            <text:p><text:s/>0.030 0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<text:s text:c="2"/>0.030 0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<text:s/>0.07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155" calcext:value-type="float">
            <text:p>10.155</text:p>
          </table:table-cell>
          <table:table-cell office:value-type="string" calcext:value-type="string">
            <text:p><text:s text:c="2"/>0.022 0</text:p>
          </table:table-cell>
          <table:table-cell office:value-type="float" office:value="9.628" calcext:value-type="float">
            <text:p>9.628</text:p>
          </table:table-cell>
          <table:table-cell office:value-type="string" calcext:value-type="string">
            <text:p><text:s/>0.023 0</text:p>
          </table:table-cell>
          <table:table-cell office:value-type="float" office:value="9.291" calcext:value-type="float">
            <text:p>9.291</text:p>
          </table:table-cell>
          <table:table-cell office:value-type="string" calcext:value-type="string">
            <text:p><text:s/>0.021 0</text:p>
          </table:table-cell>
          <table:table-cell office:value-type="float" office:value="57143" calcext:value-type="float">
            <text:p>5714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074201.41+205520.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115.50542" calcext:value-type="float">
            <text:p>115.50542</text:p>
          </table:table-cell>
          <table:table-cell office:value-type="float" office:value="20.92219" calcext:value-type="float">
            <text:p>20.92219</text:p>
          </table:table-cell>
          <table:table-cell office:value-type="float" office:value="2450786.96" calcext:value-type="float">
            <text:p>2450786.96</text:p>
          </table:table-cell>
          <table:table-cell office:value-type="float" office:value="66.5" calcext:value-type="float">
            <text:p>66.5</text:p>
          </table:table-cell>
          <table:table-cell office:value-type="float" office:value="8.6" calcext:value-type="float">
            <text:p>8.6</text:p>
          </table:table-cell>
          <table:table-cell office:value-type="float" office:value="71" calcext:value-type="float">
            <text:p>71</text:p>
          </table:table-cell>
          <table:table-cell office:value-type="float" office:value="16.654" calcext:value-type="float">
            <text:p>16.654</text:p>
          </table:table-cell>
          <table:table-cell office:value-type="string" calcext:value-type="string">
            <text:p><text:s/>0.058 1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0.030 0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<text:s/>0.030 0</text:p>
          </table:table-cell>
          <table:table-cell office:value-type="float" office:value="16.06" calcext:value-type="float">
            <text:p>16.06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93" calcext:value-type="float">
            <text:p>16.193</text:p>
          </table:table-cell>
          <table:table-cell office:value-type="string" calcext:value-type="string">
            <text:p><text:s text:c="2"/>0.091 0</text:p>
          </table:table-cell>
          <table:table-cell office:value-type="float" office:value="15.911" calcext:value-type="float">
            <text:p>15.911</text:p>
          </table:table-cell>
          <table:table-cell office:value-type="string" calcext:value-type="string">
            <text:p><text:s/>0.181 0</text:p>
          </table:table-cell>
          <table:table-cell office:value-type="float" office:value="15.94" calcext:value-type="float">
            <text:p>15.94</text:p>
          </table:table-cell>
          <table:table-cell office:value-type="string" calcext:value-type="string">
            <text:p><text:s/>0.030 1</text:p>
          </table:table-cell>
          <table:table-cell office:value-type="string" calcext:value-type="string">
            <text:p><text:s text:c="2"/>57,68,135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746425+200032A</text:p>
          </table:table-cell>
          <table:table-cell office:value-type="string" calcext:value-type="string">
            <text:p><text:s text:c="3"/>L0</text:p>
          </table:table-cell>
          <table:table-cell office:value-type="string" calcext:value-type="string">
            <text:p><text:s text:c="3"/>nu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null</text:p>
          </table:table-cell>
          <table:table-cell office:value-type="float" office:value="116.67637" calcext:value-type="float">
            <text:p>116.67637</text:p>
          </table:table-cell>
          <table:table-cell office:value-type="float" office:value="20.00895" calcext:value-type="float">
            <text:p>20.00895</text:p>
          </table:table-cell>
          <table:table-cell office:value-type="float" office:value="2454517.84" calcext:value-type="float">
            <text:p>2454517.84</text:p>
          </table:table-cell>
          <table:table-cell office:value-type="float" office:value="81.1" calcext:value-type="float">
            <text:p>81.1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167" calcext:value-type="float">
            <text:p>12.167</text:p>
          </table:table-cell>
          <table:table-cell office:value-type="string" calcext:value-type="string">
            <text:p><text:s/>0.030 0</text:p>
          </table:table-cell>
          <table:table-cell office:value-type="float" office:value="11.565" calcext:value-type="float">
            <text:p>11.565</text:p>
          </table:table-cell>
          <table:table-cell office:value-type="string" calcext:value-type="string">
            <text:p><text:s/>0.032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057" calcext:value-type="float">
            <text:p>11.057</text:p>
          </table:table-cell>
          <table:table-cell office:value-type="string" calcext:value-type="string">
            <text:p><text:s/>0.024 0</text:p>
          </table:table-cell>
          <table:table-cell office:value-type="string" calcext:value-type="string">
            <text:p><text:s text:c="2"/>57,68,137,146</text:p>
          </table:table-cell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GAVKT</text:p>
          </table:table-cell>
          <table:table-cell office:value-type="string" calcext:value-type="string">
            <text:p><text:s text:c="3"/>15,137,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MASSI_J0746425+200032B</text:p>
          </table:table-cell>
          <table:table-cell office:value-type="string" calcext:value-type="string">
            <text:p><text:s text:c="3"/>L1.5</text:p>
          </table:table-cell>
          <table:table-cell office:value-type="string" calcext:value-type="string">
            <text:p><text:s text:c="3"/>nu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null</text:p>
          </table:table-cell>
          <table:table-cell office:value-type="float" office:value="116.67637" calcext:value-type="float">
            <text:p>116.67637</text:p>
          </table:table-cell>
          <table:table-cell office:value-type="float" office:value="20.00895" calcext:value-type="float">
            <text:p>20.00895</text:p>
          </table:table-cell>
          <table:table-cell office:value-type="float" office:value="2454517.84" calcext:value-type="float">
            <text:p>2454517.84</text:p>
          </table:table-cell>
          <table:table-cell office:value-type="float" office:value="81.1" calcext:value-type="float">
            <text:p>81.1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677" calcext:value-type="float">
            <text:p>12.677</text:p>
          </table:table-cell>
          <table:table-cell office:value-type="string" calcext:value-type="string">
            <text:p><text:s/>0.031 0</text:p>
          </table:table-cell>
          <table:table-cell office:value-type="float" office:value="12.005" calcext:value-type="float">
            <text:p>12.005</text:p>
          </table:table-cell>
          <table:table-cell office:value-type="string" calcext:value-type="string">
            <text:p><text:s/>0.035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414" calcext:value-type="float">
            <text:p>11.414</text:p>
          </table:table-cell>
          <table:table-cell office:value-type="string" calcext:value-type="string">
            <text:p><text:s/>0.026 0</text:p>
          </table:table-cell>
          <table:table-cell office:value-type="string" calcext:value-type="string">
            <text:p><text:s text:c="2"/>57,68,137,146</text:p>
          </table:table-cell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GAVKT</text:p>
          </table:table-cell>
          <table:table-cell office:value-type="string" calcext:value-type="string">
            <text:p><text:s text:c="3"/>15,137,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LP_423-31</text:p>
          </table:table-cell>
          <table:table-cell office:value-type="string" calcext:value-type="string">
            <text:p><text:s text:c="3"/>M7</text:p>
          </table:table-cell>
          <table:table-cell office:value-type="string" calcext:value-type="string">
            <text:p><text:s text:c="3"/>null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4"/>null</text:p>
          </table:table-cell>
          <table:table-cell office:value-type="float" office:value="118.09959" calcext:value-type="float">
            <text:p>118.09959</text:p>
          </table:table-cell>
          <table:table-cell office:value-type="float" office:value="16.20436" calcext:value-type="float">
            <text:p>16.20436</text:p>
          </table:table-cell>
          <table:table-cell office:value-type="float" office:value="2450753" calcext:value-type="float">
            <text:p>2450753</text:p>
          </table:table-cell>
          <table:table-cell office:value-type="float" office:value="54.37" calcext:value-type="float">
            <text:p>54.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879" calcext:value-type="float">
            <text:p>10.879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0.197" calcext:value-type="float">
            <text:p>10.197</text:p>
          </table:table-cell>
          <table:table-cell office:value-type="string" calcext:value-type="string">
            <text:p><text:s/>0.022 0</text:p>
          </table:table-cell>
          <table:table-cell office:value-type="float" office:value="9.846" calcext:value-type="float">
            <text:p>9.846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D_65216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18.42223" calcext:value-type="float">
            <text:p>118.42223</text:p>
          </table:table-cell>
          <table:table-cell office:value-type="float" office:value="-63.6473" calcext:value-type="float">
            <text:p>-63.6473</text:p>
          </table:table-cell>
          <table:table-cell office:value-type="float" office:value="2451550.66" calcext:value-type="float">
            <text:p>2451550.66</text:p>
          </table:table-cell>
          <table:table-cell office:value-type="float" office:value="28.11" calcext:value-type="float">
            <text:p>28.11</text:p>
          </table:table-cell>
          <table:table-cell office:value-type="float" office:value="0.59" calcext:value-type="float">
            <text:p>0.5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641" calcext:value-type="float">
            <text:p>12.641</text:p>
          </table:table-cell>
          <table:table-cell office:value-type="string" calcext:value-type="string">
            <text:p><text:s/>0.036 0</text:p>
          </table:table-cell>
          <table:table-cell office:value-type="float" office:value="195" calcext:value-type="float">
            <text:p>195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V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HD_65216C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18.42223" calcext:value-type="float">
            <text:p>118.42223</text:p>
          </table:table-cell>
          <table:table-cell office:value-type="float" office:value="-63.6473" calcext:value-type="float">
            <text:p>-63.6473</text:p>
          </table:table-cell>
          <table:table-cell office:value-type="float" office:value="2451550.66" calcext:value-type="float">
            <text:p>2451550.66</text:p>
          </table:table-cell>
          <table:table-cell office:value-type="float" office:value="28.11" calcext:value-type="float">
            <text:p>28.11</text:p>
          </table:table-cell>
          <table:table-cell office:value-type="float" office:value="0.59" calcext:value-type="float">
            <text:p>0.5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651" calcext:value-type="float">
            <text:p>13.651</text:p>
          </table:table-cell>
          <table:table-cell office:value-type="string" calcext:value-type="string">
            <text:p><text:s/>0.058 0</text:p>
          </table:table-cell>
          <table:table-cell office:value-type="float" office:value="195" calcext:value-type="float">
            <text:p>195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V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HIP_38939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4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4"/>null</text:p>
          </table:table-cell>
          <table:table-cell office:value-type="float" office:value="119.50553" calcext:value-type="float">
            <text:p>119.50553</text:p>
          </table:table-cell>
          <table:table-cell office:value-type="float" office:value="-25.64965" calcext:value-type="float">
            <text:p>-25.64965</text:p>
          </table:table-cell>
          <table:table-cell office:value-type="float" office:value="2451218.72" calcext:value-type="float">
            <text:p>2451218.72</text:p>
          </table:table-cell>
          <table:table-cell office:value-type="float" office:value="54.02" calcext:value-type="float">
            <text:p>54.02</text:p>
          </table:table-cell>
          <table:table-cell office:value-type="float" office:value="1.11" calcext:value-type="float">
            <text:p>1.1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<text:s/>0.080 0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<text:s/>0.080 0</text:p>
          </table:table-cell>
          <table:table-cell office:value-type="float" office:value="16.22" calcext:value-type="float">
            <text:p>16.22</text:p>
          </table:table-cell>
          <table:table-cell office:value-type="string" calcext:value-type="string">
            <text:p><text:s text:c="2"/>0.08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24" calcext:value-type="float">
            <text:p>16.124</text:p>
          </table:table-cell>
          <table:table-cell office:value-type="string" calcext:value-type="string">
            <text:p><text:s text:c="2"/>0.078 0</text:p>
          </table:table-cell>
          <table:table-cell office:value-type="float" office:value="15.796" calcext:value-type="float">
            <text:p>15.796</text:p>
          </table:table-cell>
          <table:table-cell office:value-type="string" calcext:value-type="string">
            <text:p><text:s/>0.125 0</text:p>
          </table:table-cell>
          <table:table-cell office:value-type="float" office:value="16.09" calcext:value-type="float">
            <text:p>16.09</text:p>
          </table:table-cell>
          <table:table-cell office:value-type="string" calcext:value-type="string">
            <text:p><text:s/>0.078 0</text:p>
          </table:table-cell>
          <table:table-cell office:value-type="string" calcext:value-type="string">
            <text:p><text:s text:c="2"/>57,6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080531.84+481233.0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21.38138" calcext:value-type="float">
            <text:p>121.38138</text:p>
          </table:table-cell>
          <table:table-cell office:value-type="float" office:value="48.20941" calcext:value-type="float">
            <text:p>48.20941</text:p>
          </table:table-cell>
          <table:table-cell office:value-type="float" office:value="2454429.1" calcext:value-type="float">
            <text:p>2454429.1</text:p>
          </table:table-cell>
          <table:table-cell office:value-type="float" office:value="43.1" calcext:value-type="float">
            <text:p>43.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884" calcext:value-type="float">
            <text:p>14.884</text:p>
          </table:table-cell>
          <table:table-cell office:value-type="string" calcext:value-type="string">
            <text:p><text:s/>0.060 3</text:p>
          </table:table-cell>
          <table:table-cell office:value-type="float" office:value="14.159" calcext:value-type="float">
            <text:p>14.159</text:p>
          </table:table-cell>
          <table:table-cell office:value-type="string" calcext:value-type="string">
            <text:p><text:s/>0.059 3</text:p>
          </table:table-cell>
          <table:table-cell office:value-type="float" office:value="13.594" calcext:value-type="float">
            <text:p>13.594</text:p>
          </table:table-cell>
          <table:table-cell office:value-type="string" calcext:value-type="string">
            <text:p><text:s text:c="2"/>0.045 3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98" calcext:value-type="float">
            <text:p>14.98</text:p>
          </table:table-cell>
          <table:table-cell office:value-type="string" calcext:value-type="string">
            <text:p><text:s text:c="2"/>0.061 3</text:p>
          </table:table-cell>
          <table:table-cell office:value-type="float" office:value="14.068" calcext:value-type="float">
            <text:p>14.068</text:p>
          </table:table-cell>
          <table:table-cell office:value-type="string" calcext:value-type="string">
            <text:p><text:s/>0.066 3</text:p>
          </table:table-cell>
          <table:table-cell office:value-type="float" office:value="13.538" calcext:value-type="float">
            <text:p>13.538</text:p>
          </table:table-cell>
          <table:table-cell office:value-type="string" calcext:value-type="string">
            <text:p><text:s/>0.055 3</text:p>
          </table:table-cell>
          <table:table-cell office:value-type="string" calcext:value-type="string">
            <text:p><text:s text:c="2"/>57,68,97,135,</text:p>
          </table:table-cell>
          <table:table-cell office:value-type="string" calcext:value-type="string">
            <text:p>148 <text:s text:c="6"/>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080531.84+481233.0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21.38138" calcext:value-type="float">
            <text:p>121.38138</text:p>
          </table:table-cell>
          <table:table-cell office:value-type="float" office:value="48.20941" calcext:value-type="float">
            <text:p>48.20941</text:p>
          </table:table-cell>
          <table:table-cell office:value-type="float" office:value="2454429.1" calcext:value-type="float">
            <text:p>2454429.1</text:p>
          </table:table-cell>
          <table:table-cell office:value-type="float" office:value="43.1" calcext:value-type="float">
            <text:p>43.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44" calcext:value-type="float">
            <text:p>16.244</text:p>
          </table:table-cell>
          <table:table-cell office:value-type="string" calcext:value-type="string">
            <text:p><text:s/>0.181 3</text:p>
          </table:table-cell>
          <table:table-cell office:value-type="float" office:value="16.257" calcext:value-type="float">
            <text:p>16.257</text:p>
          </table:table-cell>
          <table:table-cell office:value-type="string" calcext:value-type="string">
            <text:p><text:s/>0.332 3</text:p>
          </table:table-cell>
          <table:table-cell office:value-type="float" office:value="16.37" calcext:value-type="float">
            <text:p>16.37</text:p>
          </table:table-cell>
          <table:table-cell office:value-type="string" calcext:value-type="string">
            <text:p><text:s text:c="2"/>0.396 3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72" calcext:value-type="float">
            <text:p>16.472</text:p>
          </table:table-cell>
          <table:table-cell office:value-type="string" calcext:value-type="string">
            <text:p><text:s text:c="2"/>0.194 3</text:p>
          </table:table-cell>
          <table:table-cell office:value-type="float" office:value="16.157" calcext:value-type="float">
            <text:p>16.157</text:p>
          </table:table-cell>
          <table:table-cell office:value-type="string" calcext:value-type="string">
            <text:p><text:s/>0.333 3</text:p>
          </table:table-cell>
          <table:table-cell office:value-type="float" office:value="16.184" calcext:value-type="float">
            <text:p>16.184</text:p>
          </table:table-cell>
          <table:table-cell office:value-type="string" calcext:value-type="string">
            <text:p><text:s/>0.387 3</text:p>
          </table:table-cell>
          <table:table-cell office:value-type="string" calcext:value-type="string">
            <text:p><text:s text:c="2"/>57,68,97,135,</text:p>
          </table:table-cell>
          <table:table-cell office:value-type="string" calcext:value-type="string">
            <text:p>148 <text:s text:c="6"/>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D_0806-$661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21.81114" calcext:value-type="float">
            <text:p>121.81114</text:p>
          </table:table-cell>
          <table:table-cell office:value-type="float" office:value="-66.31352" calcext:value-type="float">
            <text:p>-66.31352</text:p>
          </table:table-cell>
          <table:table-cell office:value-type="float" office:value="2451538.7" calcext:value-type="float">
            <text:p>2451538.7</text:p>
          </table:table-cell>
          <table:table-cell office:value-type="float" office:value="52.17" calcext:value-type="float">
            <text:p>52.17</text:p>
          </table:table-cell>
          <table:table-cell office:value-type="float" office:value="1.67" calcext:value-type="float">
            <text:p>1.6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null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DENIS_J081730.0-$615520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4"/>null</text:p>
          </table:table-cell>
          <table:table-cell office:value-type="float" office:value="124.37505" calcext:value-type="float">
            <text:p>124.37505</text:p>
          </table:table-cell>
          <table:table-cell office:value-type="float" office:value="-61.92106" calcext:value-type="float">
            <text:p>-61.92106</text:p>
          </table:table-cell>
          <table:table-cell office:value-type="float" office:value="2451545.74" calcext:value-type="float">
            <text:p>2451545.74</text:p>
          </table:table-cell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613" calcext:value-type="float">
            <text:p>13.613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3.526" calcext:value-type="float">
            <text:p>13.526</text:p>
          </table:table-cell>
          <table:table-cell office:value-type="string" calcext:value-type="string">
            <text:p><text:s/>0.031 0</text:p>
          </table:table-cell>
          <table:table-cell office:value-type="float" office:value="13.52" calcext:value-type="float">
            <text:p>13.52</text:p>
          </table:table-cell>
          <table:table-cell office:value-type="string" calcext:value-type="string">
            <text:p><text:s/>0.043 0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825196+211552</text:p>
          </table:table-cell>
          <table:table-cell office:value-type="string" calcext:value-type="string">
            <text:p><text:s text:c="3"/>L7.5</text:p>
          </table:table-cell>
          <table:table-cell office:value-type="string" calcext:value-type="string">
            <text:p><text:s text:c="3"/>L6</text:p>
          </table:table-cell>
          <table:table-cell office:value-type="float" office:value="83129" calcext:value-type="float">
            <text:p>83129</text:p>
          </table:table-cell>
          <table:table-cell office:value-type="string" calcext:value-type="string">
            <text:p><text:s text:c="4"/>null</text:p>
          </table:table-cell>
          <table:table-cell office:value-type="float" office:value="126.33202" calcext:value-type="float">
            <text:p>126.33202</text:p>
          </table:table-cell>
          <table:table-cell office:value-type="float" office:value="21.26448" calcext:value-type="float">
            <text:p>21.26448</text:p>
          </table:table-cell>
          <table:table-cell office:value-type="float" office:value="2450822.9" calcext:value-type="float">
            <text:p>2450822.9</text:p>
          </table:table-cell>
          <table:table-cell office:value-type="float" office:value="93.8" calcext:value-type="float">
            <text:p>93.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6.033" calcext:value-type="float">
            <text:p>16.033</text:p>
          </table:table-cell>
          <table:table-cell office:value-type="string" calcext:value-type="string">
            <text:p><text:s/>0.058 1</text:p>
          </table:table-cell>
          <table:table-cell office:value-type="float" office:value="14.89" calcext:value-type="float">
            <text:p>14.89</text:p>
          </table:table-cell>
          <table:table-cell office:value-type="string" calcext:value-type="string">
            <text:p><text:s/>0.030 0</text:p>
          </table:table-cell>
          <table:table-cell office:value-type="float" office:value="13.81" calcext:value-type="float">
            <text:p>13.81</text:p>
          </table:table-cell>
          <table:table-cell office:value-type="string" calcext:value-type="string">
            <text:p><text:s/>0.030 0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<text:s/>0.03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<text:s text:c="2"/>0.034 0</text:p>
          </table:table-cell>
          <table:table-cell office:value-type="float" office:value="13.792" calcext:value-type="float">
            <text:p>13.792</text:p>
          </table:table-cell>
          <table:table-cell office:value-type="string" calcext:value-type="string">
            <text:p><text:s/>0.032 0</text:p>
          </table:table-cell>
          <table:table-cell office:value-type="float" office:value="13.028" calcext:value-type="float">
            <text:p>13.028</text:p>
          </table:table-cell>
          <table:table-cell office:value-type="string" calcext:value-type="string">
            <text:p><text:s/>0.026 0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N</text:p>
          </table:table-cell>
          <table:table-cell office:value-type="string" calcext:value-type="string">
            <text:p><text:s text:c="3"/>14,209,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ULAS_J082707.67-$020408.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4"/>null</text:p>
          </table:table-cell>
          <table:table-cell office:value-type="float" office:value="126.78195" calcext:value-type="float">
            <text:p>126.78195</text:p>
          </table:table-cell>
          <table:table-cell office:value-type="float" office:value="-2.06894" calcext:value-type="float">
            <text:p>-2.06894</text:p>
          </table:table-cell>
          <table:table-cell office:value-type="float" office:value="2453714.04" calcext:value-type="float">
            <text:p>2453714.04</text:p>
          </table:table-cell>
          <table:table-cell office:value-type="float" office:value="26" calcext:value-type="float">
            <text:p>26</text:p>
          </table:table-cell>
          <table:table-cell office:value-type="float" office:value="3.1" calcext:value-type="float">
            <text:p>3.1</text:p>
          </table:table-cell>
          <table:table-cell office:value-type="float" office:value="183" calcext:value-type="float">
            <text:p>183</text:p>
          </table:table-cell>
          <table:table-cell office:value-type="float" office:value="18.29" calcext:value-type="float">
            <text:p>18.29</text:p>
          </table:table-cell>
          <table:table-cell office:value-type="string" calcext:value-type="string">
            <text:p><text:s/>0.050 0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<text:s/>0.020 0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<text:s/>0.050 0</text:p>
          </table:table-cell>
          <table:table-cell office:value-type="float" office:value="17.52" calcext:value-type="float">
            <text:p>17.52</text:p>
          </table:table-cell>
          <table:table-cell office:value-type="string" calcext:value-type="string">
            <text:p><text:s text:c="2"/>0.11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LHS_248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4"/>null</text:p>
          </table:table-cell>
          <table:table-cell office:value-type="float" office:value="127.45624" calcext:value-type="float">
            <text:p>127.45624</text:p>
          </table:table-cell>
          <table:table-cell office:value-type="float" office:value="26.77634" calcext:value-type="float">
            <text:p>26.77634</text:p>
          </table:table-cell>
          <table:table-cell office:value-type="float" office:value="2450846.75" calcext:value-type="float">
            <text:p>2450846.75</text:p>
          </table:table-cell>
          <table:table-cell office:value-type="float" office:value="275.8" calcext:value-type="float">
            <text:p>275.8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8.235" calcext:value-type="float">
            <text:p>8.235</text:p>
          </table:table-cell>
          <table:table-cell office:value-type="string" calcext:value-type="string">
            <text:p><text:s text:c="2"/>0.021 0</text:p>
          </table:table-cell>
          <table:table-cell office:value-type="float" office:value="7.617" calcext:value-type="float">
            <text:p>7.617</text:p>
          </table:table-cell>
          <table:table-cell office:value-type="string" calcext:value-type="string">
            <text:p><text:s/>0.018 0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<text:s/>0.024 0</text:p>
          </table:table-cell>
          <table:table-cell office:value-type="float" office:value="57" calcext:value-type="float">
            <text:p>57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s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SDSSp_J083008.12+482847.4</text:p>
          </table:table-cell>
          <table:table-cell office:value-type="string" calcext:value-type="string">
            <text:p><text:s text:c="3"/>L8</text:p>
          </table:table-cell>
          <table:table-cell office:value-type="string" calcext:value-type="string">
            <text:p><text:s text:c="3"/>L9:</text:p>
          </table:table-cell>
          <table:table-cell office:value-type="float" office:value="83131" calcext:value-type="float">
            <text:p>83131</text:p>
          </table:table-cell>
          <table:table-cell office:value-type="string" calcext:value-type="string">
            <text:p><text:s text:c="4"/>null</text:p>
          </table:table-cell>
          <table:table-cell office:value-type="float" office:value="127.53439" calcext:value-type="float">
            <text:p>127.53439</text:p>
          </table:table-cell>
          <table:table-cell office:value-type="float" office:value="48.48008" calcext:value-type="float">
            <text:p>48.48008</text:p>
          </table:table-cell>
          <table:table-cell office:value-type="float" office:value="2451192.81" calcext:value-type="float">
            <text:p>2451192.81</text:p>
          </table:table-cell>
          <table:table-cell office:value-type="float" office:value="76.42" calcext:value-type="float">
            <text:p>76.42</text:p>
          </table:table-cell>
          <table:table-cell office:value-type="float" office:value="3.43" calcext:value-type="float">
            <text:p>3.43</text:p>
          </table:table-cell>
          <table:table-cell office:value-type="float" office:value="255" calcext:value-type="float">
            <text:p>255</text:p>
          </table:table-cell>
          <table:table-cell office:value-type="float" office:value="16.245" calcext:value-type="float">
            <text:p>16.245</text:p>
          </table:table-cell>
          <table:table-cell office:value-type="string" calcext:value-type="string">
            <text:p><text:s/>0.058 1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<text:s/>0.030 0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<text:s/>0.030 0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1.98" calcext:value-type="float">
            <text:p>11.98</text:p>
          </table:table-cell>
          <table:table-cell office:value-type="string" calcext:value-type="string">
            <text:p><text:s/>0.050 0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<text:s/>0.150 0</text:p>
          </table:table-cell>
          <table:table-cell office:value-type="float" office:value="15.444" calcext:value-type="float">
            <text:p>15.444</text:p>
          </table:table-cell>
          <table:table-cell office:value-type="string" calcext:value-type="string">
            <text:p><text:s text:c="2"/>0.048 0</text:p>
          </table:table-cell>
          <table:table-cell office:value-type="float" office:value="14.343" calcext:value-type="float">
            <text:p>14.343</text:p>
          </table:table-cell>
          <table:table-cell office:value-type="string" calcext:value-type="string">
            <text:p><text:s/>0.037 0</text:p>
          </table:table-cell>
          <table:table-cell office:value-type="float" office:value="13.676" calcext:value-type="float">
            <text:p>13.676</text:p>
          </table:table-cell>
          <table:table-cell office:value-type="string" calcext:value-type="string">
            <text:p><text:s/>0.038 0</text:p>
          </table:table-cell>
          <table:table-cell office:value-type="string" calcext:value-type="string">
            <text:p><text:s text:c="2"/>57,68,146,148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6218" calcext:value-type="float">
            <text:p>216218</text:p>
          </table:table-cell>
          <table:table-cell/>
        </table:table-row>
        <table:table-row table:style-name="ro1">
          <table:table-cell office:value-type="string" calcext:value-type="string">
            <text:p>LHS_2021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4"/>null</text:p>
          </table:table-cell>
          <table:table-cell office:value-type="float" office:value="127.63567" calcext:value-type="float">
            <text:p>127.63567</text:p>
          </table:table-cell>
          <table:table-cell office:value-type="float" office:value="9.78761" calcext:value-type="float">
            <text:p>9.78761</text:p>
          </table:table-cell>
          <table:table-cell office:value-type="float" office:value="2451610.63" calcext:value-type="float">
            <text:p>2451610.63</text:p>
          </table:table-cell>
          <table:table-cell office:value-type="float" office:value="59.81" calcext:value-type="float">
            <text:p>59.81</text:p>
          </table:table-cell>
          <table:table-cell office:value-type="float" office:value="4.52" calcext:value-type="float">
            <text:p>4.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89" calcext:value-type="float">
            <text:p>11.89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1.165" calcext:value-type="float">
            <text:p>11.165</text:p>
          </table:table-cell>
          <table:table-cell office:value-type="string" calcext:value-type="string">
            <text:p><text:s/>0.021 0</text:p>
          </table:table-cell>
          <table:table-cell office:value-type="float" office:value="10.756" calcext:value-type="float">
            <text:p>10.756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083048.80+012831.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4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127.70327" calcext:value-type="float">
            <text:p>127.70327</text:p>
          </table:table-cell>
          <table:table-cell office:value-type="float" office:value="1.47532" calcext:value-type="float">
            <text:p>1.47532</text:p>
          </table:table-cell>
          <table:table-cell office:value-type="float" office:value="2451573.68" calcext:value-type="float">
            <text:p>2451573.68</text:p>
          </table:table-cell>
          <table:table-cell office:value-type="float" office:value="43.1" calcext:value-type="float">
            <text:p>43.1</text:p>
          </table:table-cell>
          <table:table-cell office:value-type="float" office:value="6.1" calcext:value-type="float">
            <text:p>6.1</text:p>
          </table:table-cell>
          <table:table-cell office:value-type="float" office:value="71" calcext:value-type="float">
            <text:p>71</text:p>
          </table:table-cell>
          <table:table-cell office:value-type="float" office:value="17.069" calcext:value-type="float">
            <text:p>17.069</text:p>
          </table:table-cell>
          <table:table-cell office:value-type="string" calcext:value-type="string">
            <text:p><text:s/>0.058 1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0.030 0</text:p>
          </table:table-cell>
          <table:table-cell office:value-type="float" office:value="16.17" calcext:value-type="float">
            <text:p>16.17</text:p>
          </table:table-cell>
          <table:table-cell office:value-type="string" calcext:value-type="string">
            <text:p><text:s/>0.030 0</text:p>
          </table:table-cell>
          <table:table-cell office:value-type="float" office:value="16.38" calcext:value-type="float">
            <text:p>16.38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89" calcext:value-type="float">
            <text:p>16.289</text:p>
          </table:table-cell>
          <table:table-cell office:value-type="string" calcext:value-type="string">
            <text:p><text:s text:c="2"/>0.111 0</text:p>
          </table:table-cell>
          <table:table-cell office:value-type="float" office:value="16.14" calcext:value-type="float">
            <text:p>16.14</text:p>
          </table:table-cell>
          <table:table-cell office:value-type="string" calcext:value-type="string">
            <text:p><text:s/>0.213 0</text:p>
          </table:table-cell>
          <table:table-cell office:value-type="float" office:value="16.27" calcext:value-type="float">
            <text:p>16.27</text:p>
          </table:table-cell>
          <table:table-cell office:value-type="string" calcext:value-type="string">
            <text:p><text:s/>0.050 1</text:p>
          </table:table-cell>
          <table:table-cell office:value-type="string" calcext:value-type="string">
            <text:p><text:s text:c="2"/>57,68,135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2026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4"/>null</text:p>
          </table:table-cell>
          <table:table-cell office:value-type="float" office:value="128.12697" calcext:value-type="float">
            <text:p>128.12697</text:p>
          </table:table-cell>
          <table:table-cell office:value-type="float" office:value="-1.57724" calcext:value-type="float">
            <text:p>-1.57724</text:p>
          </table:table-cell>
          <table:table-cell office:value-type="float" office:value="2451144.79" calcext:value-type="float">
            <text:p>2451144.79</text:p>
          </table:table-cell>
          <table:table-cell office:value-type="float" office:value="50.8" calcext:value-type="float">
            <text:p>50.8</text:p>
          </table:table-cell>
          <table:table-cell office:value-type="float" office:value="0.6" calcext:value-type="float">
            <text:p>0.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035" calcext:value-type="float">
            <text:p>12.035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1.477" calcext:value-type="float">
            <text:p>11.477</text:p>
          </table:table-cell>
          <table:table-cell office:value-type="string" calcext:value-type="string">
            <text:p><text:s/>0.021 0</text:p>
          </table:table-cell>
          <table:table-cell office:value-type="float" office:value="11.142" calcext:value-type="float">
            <text:p>11.142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2MASS_J08354256-$0819237</text:p>
          </table:table-cell>
          <table:table-cell office:value-type="string" calcext:value-type="string">
            <text:p><text:s text:c="3"/>L5</text:p>
          </table:table-cell>
          <table:table-cell office:value-type="string" calcext:value-type="string">
            <text:p><text:s text:c="3"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4"/>null</text:p>
          </table:table-cell>
          <table:table-cell office:value-type="float" office:value="128.92737" calcext:value-type="float">
            <text:p>128.92737</text:p>
          </table:table-cell>
          <table:table-cell office:value-type="float" office:value="-8.32326" calcext:value-type="float">
            <text:p>-8.32326</text:p>
          </table:table-cell>
          <table:table-cell office:value-type="float" office:value="2451201.74" calcext:value-type="float">
            <text:p>2451201.74</text:p>
          </table:table-cell>
          <table:table-cell office:value-type="float" office:value="117.3" calcext:value-type="float">
            <text:p>117.3</text:p>
          </table:table-cell>
          <table:table-cell office:value-type="float" office:value="11.2" calcext:value-type="float">
            <text:p>11.2</text:p>
          </table:table-cell>
          <table:table-cell office:value-type="float" office:value="5" calcext:value-type="float">
            <text:p>5</text:p>
          </table:table-cell>
          <table:table-cell office:value-type="float" office:value="14.354" calcext:value-type="float">
            <text:p>14.354</text:p>
          </table:table-cell>
          <table:table-cell office:value-type="string" calcext:value-type="string">
            <text:p><text:s/>0.055 1</text:p>
          </table:table-cell>
          <table:table-cell office:value-type="float" office:value="13.078" calcext:value-type="float">
            <text:p>13.078</text:p>
          </table:table-cell>
          <table:table-cell office:value-type="string" calcext:value-type="string">
            <text:p><text:s/>0.024 1</text:p>
          </table:table-cell>
          <table:table-cell office:value-type="float" office:value="11.998" calcext:value-type="float">
            <text:p>11.998</text:p>
          </table:table-cell>
          <table:table-cell office:value-type="string" calcext:value-type="string">
            <text:p><text:s/>0.024 1</text:p>
          </table:table-cell>
          <table:table-cell office:value-type="float" office:value="11.108" calcext:value-type="float">
            <text:p>11.108</text:p>
          </table:table-cell>
          <table:table-cell office:value-type="string" calcext:value-type="string">
            <text:p><text:s text:c="2"/>0.021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69" calcext:value-type="float">
            <text:p>13.169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1.938" calcext:value-type="float">
            <text:p>11.938</text:p>
          </table:table-cell>
          <table:table-cell office:value-type="string" calcext:value-type="string">
            <text:p><text:s/>0.024 0</text:p>
          </table:table-cell>
          <table:table-cell office:value-type="float" office:value="11.136" calcext:value-type="float">
            <text:p>11.136</text:p>
          </table:table-cell>
          <table:table-cell office:value-type="string" calcext:value-type="string">
            <text:p><text:s/>0.021 0</text:p>
          </table:table-cell>
          <table:table-cell office:value-type="string" calcext:value-type="string">
            <text:p><text:s text:c="2"/>57,6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SDSSp_J083717.22-$000018.3</text:p>
          </table:table-cell>
          <table:table-cell office:value-type="string" calcext:value-type="string">
            <text:p><text:s text:c="3"/>T0</text:p>
          </table:table-cell>
          <table:table-cell office:value-type="string" calcext:value-type="string">
            <text:p><text:s text:c="3"/>T1</text:p>
          </table:table-cell>
          <table:table-cell office:value-type="float" office:value="25131" calcext:value-type="float">
            <text:p>25131</text:p>
          </table:table-cell>
          <table:table-cell office:value-type="string" calcext:value-type="string">
            <text:p><text:s text:c="4"/>null</text:p>
          </table:table-cell>
          <table:table-cell office:value-type="float" office:value="129.32172" calcext:value-type="float">
            <text:p>129.32172</text:p>
          </table:table-cell>
          <table:table-cell office:value-type="float" office:value="-0.00502" calcext:value-type="float">
            <text:p>-0.00502</text:p>
          </table:table-cell>
          <table:table-cell office:value-type="float" office:value="2451260.18" calcext:value-type="float">
            <text:p>2451260.18</text:p>
          </table:table-cell>
          <table:table-cell office:value-type="float" office:value="33.7" calcext:value-type="float">
            <text:p>33.7</text:p>
          </table:table-cell>
          <table:table-cell office:value-type="float" office:value="13.45" calcext:value-type="float">
            <text:p>13.45</text:p>
          </table:table-cell>
          <table:table-cell office:value-type="float" office:value="255" calcext:value-type="float">
            <text:p>255</text:p>
          </table:table-cell>
          <table:table-cell office:value-type="float" office:value="17.909" calcext:value-type="float">
            <text:p>17.909</text:p>
          </table:table-cell>
          <table:table-cell office:value-type="string" calcext:value-type="string">
            <text:p><text:s/>0.071 1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<text:s/>0.050 0</text:p>
          </table:table-cell>
          <table:table-cell office:value-type="float" office:value="16.21" calcext:value-type="float">
            <text:p>16.21</text:p>
          </table:table-cell>
          <table:table-cell office:value-type="string" calcext:value-type="string">
            <text:p><text:s/>0.050 0</text:p>
          </table:table-cell>
          <table:table-cell office:value-type="float" office:value="15.98" calcext:value-type="float">
            <text:p>15.98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042" calcext:value-type="float">
            <text:p>17.042</text:p>
          </table:table-cell>
          <table:table-cell office:value-type="string" calcext:value-type="string">
            <text:p><text:s text:c="2"/>0.050 1</text:p>
          </table:table-cell>
          <table:table-cell office:value-type="float" office:value="16.144" calcext:value-type="float">
            <text:p>16.144</text:p>
          </table:table-cell>
          <table:table-cell office:value-type="string" calcext:value-type="string">
            <text:p><text:s/>0.050 1</text:p>
          </table:table-cell>
          <table:table-cell office:value-type="float" office:value="15.956" calcext:value-type="float">
            <text:p>15.956</text:p>
          </table:table-cell>
          <table:table-cell office:value-type="string" calcext:value-type="string">
            <text:p><text:s/>0.050 1</text:p>
          </table:table-cell>
          <table:table-cell office:value-type="float" office:value="68144" calcext:value-type="float">
            <text:p>68144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ta_Pyx~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29.46731" calcext:value-type="float">
            <text:p>129.46731</text:p>
          </table:table-cell>
          <table:table-cell office:value-type="float" office:value="-26.25498" calcext:value-type="float">
            <text:p>-26.25498</text:p>
          </table:table-cell>
          <table:table-cell office:value-type="float" office:value="2451232.7" calcext:value-type="float">
            <text:p>2451232.7</text:p>
          </table:table-cell>
          <table:table-cell office:value-type="float" office:value="14.07" calcext:value-type="float">
            <text:p>14.07</text:p>
          </table:table-cell>
          <table:table-cell office:value-type="float" office:value="0.21" calcext:value-type="float">
            <text:p>0.2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<text:s/>0.100 0</text:p>
          </table:table-cell>
          <table:table-cell office:value-type="float" office:value="254" calcext:value-type="float">
            <text:p>254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3.176" calcext:value-type="float">
            <text:p>3.176</text:p>
          </table:table-cell>
          <table:table-cell office:value-type="string" calcext:value-type="string">
            <text:p><text:s text:c="2"/>V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LHS_2034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4"/>null</text:p>
          </table:table-cell>
          <table:table-cell office:value-type="float" office:value="130.12396" calcext:value-type="float">
            <text:p>130.12396</text:p>
          </table:table-cell>
          <table:table-cell office:value-type="float" office:value="18.40255" calcext:value-type="float">
            <text:p>18.40255</text:p>
          </table:table-cell>
          <table:table-cell office:value-type="float" office:value="2451106" calcext:value-type="float">
            <text:p>2451106</text:p>
          </table:table-cell>
          <table:table-cell office:value-type="float" office:value="71.3" calcext:value-type="float">
            <text:p>71.3</text:p>
          </table:table-cell>
          <table:table-cell office:value-type="float" office:value="1.1" calcext:value-type="float">
            <text:p>1.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053" calcext:value-type="float">
            <text:p>11.053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0.419" calcext:value-type="float">
            <text:p>10.419</text:p>
          </table:table-cell>
          <table:table-cell office:value-type="string" calcext:value-type="string">
            <text:p><text:s/>0.023 0</text:p>
          </table:table-cell>
          <table:table-cell office:value-type="float" office:value="10.046" calcext:value-type="float">
            <text:p>10.046</text:p>
          </table:table-cell>
          <table:table-cell office:value-type="string" calcext:value-type="string">
            <text:p><text:s/>0.018 0</text:p>
          </table:table-cell>
          <table:table-cell office:value-type="float" office:value="57" calcext:value-type="float">
            <text:p>57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847287-$153237</text:p>
          </table:table-cell>
          <table:table-cell office:value-type="string" calcext:value-type="string">
            <text:p><text:s text:c="3"/>L2</text:p>
          </table:table-cell>
          <table:table-cell office:value-type="string" calcext:value-type="string">
            <text:p><text:s text:c="3"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4"/>null</text:p>
          </table:table-cell>
          <table:table-cell office:value-type="float" office:value="131.86971" calcext:value-type="float">
            <text:p>131.86971</text:p>
          </table:table-cell>
          <table:table-cell office:value-type="float" office:value="-15.54367" calcext:value-type="float">
            <text:p>-15.54367</text:p>
          </table:table-cell>
          <table:table-cell office:value-type="float" office:value="2451212.76" calcext:value-type="float">
            <text:p>2451212.76</text:p>
          </table:table-cell>
          <table:table-cell office:value-type="float" office:value="76.5" calcext:value-type="float">
            <text:p>76.5</text:p>
          </table:table-cell>
          <table:table-cell office:value-type="float" office:value="3.5" calcext:value-type="float">
            <text:p>3.5</text:p>
          </table:table-cell>
          <table:table-cell office:value-type="float" office:value="71" calcext:value-type="float">
            <text:p>71</text:p>
          </table:table-cell>
          <table:table-cell office:value-type="float" office:value="14.588" calcext:value-type="float">
            <text:p>14.588</text:p>
          </table:table-cell>
          <table:table-cell office:value-type="string" calcext:value-type="string">
            <text:p><text:s/>0.056 1</text:p>
          </table:table-cell>
          <table:table-cell office:value-type="float" office:value="13.445" calcext:value-type="float">
            <text:p>13.445</text:p>
          </table:table-cell>
          <table:table-cell office:value-type="string" calcext:value-type="string">
            <text:p><text:s/>0.026 1</text:p>
          </table:table-cell>
          <table:table-cell office:value-type="float" office:value="12.675" calcext:value-type="float">
            <text:p>12.675</text:p>
          </table:table-cell>
          <table:table-cell office:value-type="string" calcext:value-type="string">
            <text:p><text:s/>0.027 1</text:p>
          </table:table-cell>
          <table:table-cell office:value-type="float" office:value="12.037" calcext:value-type="float">
            <text:p>12.037</text:p>
          </table:table-cell>
          <table:table-cell office:value-type="string" calcext:value-type="string">
            <text:p><text:s text:c="2"/>0.02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513" calcext:value-type="float">
            <text:p>13.513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2.629" calcext:value-type="float">
            <text:p>12.629</text:p>
          </table:table-cell>
          <table:table-cell office:value-type="string" calcext:value-type="string">
            <text:p><text:s/>0.027 0</text:p>
          </table:table-cell>
          <table:table-cell office:value-type="float" office:value="12.061" calcext:value-type="float">
            <text:p>12.061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s_J0850359+105716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6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32.64947" calcext:value-type="float">
            <text:p>132.64947</text:p>
          </table:table-cell>
          <table:table-cell office:value-type="float" office:value="10.95445" calcext:value-type="float">
            <text:p>10.95445</text:p>
          </table:table-cell>
          <table:table-cell office:value-type="float" office:value="2454429.11" calcext:value-type="float">
            <text:p>2454429.11</text:p>
          </table:table-cell>
          <table:table-cell office:value-type="float" office:value="30.1" calcext:value-type="float">
            <text:p>30.1</text:p>
          </table:table-cell>
          <table:table-cell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619" calcext:value-type="float">
            <text:p>16.619</text:p>
          </table:table-cell>
          <table:table-cell office:value-type="string" calcext:value-type="string">
            <text:p><text:s/>0.049 0</text:p>
          </table:table-cell>
          <table:table-cell office:value-type="float" office:value="15.635" calcext:value-type="float">
            <text:p>15.635</text:p>
          </table:table-cell>
          <table:table-cell office:value-type="string" calcext:value-type="string">
            <text:p><text:s/>0.040 0</text:p>
          </table:table-cell>
          <table:table-cell office:value-type="float" office:value="14.741" calcext:value-type="float">
            <text:p>14.741</text:p>
          </table:table-cell>
          <table:table-cell office:value-type="string" calcext:value-type="string">
            <text:p><text:s text:c="2"/>0.037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881" calcext:value-type="float">
            <text:p>16.881</text:p>
          </table:table-cell>
          <table:table-cell office:value-type="string" calcext:value-type="string">
            <text:p><text:s text:c="2"/>0.120 1</text:p>
          </table:table-cell>
          <table:table-cell office:value-type="float" office:value="15.643" calcext:value-type="float">
            <text:p>15.643</text:p>
          </table:table-cell>
          <table:table-cell office:value-type="string" calcext:value-type="string">
            <text:p><text:s/>0.097 1</text:p>
          </table:table-cell>
          <table:table-cell office:value-type="float" office:value="14.86" calcext:value-type="float">
            <text:p>14.86</text:p>
          </table:table-cell>
          <table:table-cell office:value-type="string" calcext:value-type="string">
            <text:p><text:s/>0.069 1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WANK</text:p>
          </table:table-cell>
          <table:table-cell office:value-type="string" calcext:value-type="string">
            <text:p><text:s text:c="3"/>14,17,3</text:p>
          </table:table-cell>
          <table:table-cell office:value-type="string" calcext:value-type="string">
            <text:p>1,68,137,209</text:p>
          </table:table-cell>
        </table:table-row>
        <table:table-row table:style-name="ro1">
          <table:table-cell office:value-type="string" calcext:value-type="string">
            <text:p>2MASSs_J0850359+105716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8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32.64947" calcext:value-type="float">
            <text:p>132.64947</text:p>
          </table:table-cell>
          <table:table-cell office:value-type="float" office:value="10.95445" calcext:value-type="float">
            <text:p>10.95445</text:p>
          </table:table-cell>
          <table:table-cell office:value-type="float" office:value="2454429.11" calcext:value-type="float">
            <text:p>2454429.11</text:p>
          </table:table-cell>
          <table:table-cell office:value-type="float" office:value="30.1" calcext:value-type="float">
            <text:p>30.1</text:p>
          </table:table-cell>
          <table:table-cell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438" calcext:value-type="float">
            <text:p>17.438</text:p>
          </table:table-cell>
          <table:table-cell office:value-type="string" calcext:value-type="string">
            <text:p><text:s/>0.087 0</text:p>
          </table:table-cell>
          <table:table-cell office:value-type="float" office:value="16.435" calcext:value-type="float">
            <text:p>16.435</text:p>
          </table:table-cell>
          <table:table-cell office:value-type="string" calcext:value-type="string">
            <text:p><text:s/>0.062 0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<text:s text:c="2"/>0.057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711" calcext:value-type="float">
            <text:p>17.711</text:p>
          </table:table-cell>
          <table:table-cell office:value-type="string" calcext:value-type="string">
            <text:p><text:s text:c="2"/>0.140 1</text:p>
          </table:table-cell>
          <table:table-cell office:value-type="float" office:value="16.453" calcext:value-type="float">
            <text:p>16.453</text:p>
          </table:table-cell>
          <table:table-cell office:value-type="string" calcext:value-type="string">
            <text:p><text:s/>0.108 1</text:p>
          </table:table-cell>
          <table:table-cell office:value-type="float" office:value="15.781" calcext:value-type="float">
            <text:p>15.781</text:p>
          </table:table-cell>
          <table:table-cell office:value-type="string" calcext:value-type="string">
            <text:p><text:s/>0.082 1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WANK</text:p>
          </table:table-cell>
          <table:table-cell office:value-type="string" calcext:value-type="string">
            <text:p><text:s text:c="3"/>14,17,3</text:p>
          </table:table-cell>
          <table:table-cell office:value-type="string" calcext:value-type="string">
            <text:p>1,68,137,209</text:p>
          </table:table-cell>
        </table:table-row>
        <table:table-row table:style-name="ro1">
          <table:table-cell office:value-type="string" calcext:value-type="string">
            <text:p>LHS_2065</text:p>
          </table:table-cell>
          <table:table-cell table:number-columns-repeated="2" office:value-type="string" calcext:value-type="string">
            <text:p><text:s text:c="3"/>M9</text:p>
          </table:table-cell>
          <table:table-cell office:value-type="float" office:value="83124" calcext:value-type="float">
            <text:p>83124</text:p>
          </table:table-cell>
          <table:table-cell office:value-type="string" calcext:value-type="string">
            <text:p><text:s text:c="4"/>null</text:p>
          </table:table-cell>
          <table:table-cell office:value-type="float" office:value="133.40082" calcext:value-type="float">
            <text:p>133.40082</text:p>
          </table:table-cell>
          <table:table-cell office:value-type="float" office:value="-3.49225" calcext:value-type="float">
            <text:p>-3.49225</text:p>
          </table:table-cell>
          <table:table-cell office:value-type="float" office:value="2451173.77" calcext:value-type="float">
            <text:p>2451173.77</text:p>
          </table:table-cell>
          <table:table-cell office:value-type="float" office:value="117.3" calcext:value-type="float">
            <text:p>117.3</text:p>
          </table:table-cell>
          <table:table-cell office:value-type="float" office:value="1.5" calcext:value-type="float">
            <text:p>1.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<text:s/>0.050 0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<text:s/>0.050 0</text:p>
          </table:table-cell>
          <table:table-cell office:value-type="float" office:value="9.91" calcext:value-type="float">
            <text:p>9.91</text:p>
          </table:table-cell>
          <table:table-cell office:value-type="string" calcext:value-type="string">
            <text:p><text:s text:c="2"/>0.050 0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<text:s/>0.070 0</text:p>
          </table:table-cell>
          <table:table-cell office:value-type="float" office:value="9.62" calcext:value-type="float">
            <text:p>9.62</text:p>
          </table:table-cell>
          <table:table-cell office:value-type="string" calcext:value-type="string">
            <text:p><text:s/>0.100 0</text:p>
          </table:table-cell>
          <table:table-cell office:value-type="float" office:value="11.212" calcext:value-type="float">
            <text:p>11.212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0.469" calcext:value-type="float">
            <text:p>10.469</text:p>
          </table:table-cell>
          <table:table-cell office:value-type="string" calcext:value-type="string">
            <text:p><text:s/>0.026 0</text:p>
          </table:table-cell>
          <table:table-cell office:value-type="float" office:value="9.942" calcext:value-type="float">
            <text:p>9.942</text:p>
          </table:table-cell>
          <table:table-cell office:value-type="string" calcext:value-type="string">
            <text:p><text:s/>0.024 0</text:p>
          </table:table-cell>
          <table:table-cell office:value-type="string" calcext:value-type="string">
            <text:p><text:s text:c="2"/>57,97,21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2MASSI_J0856479+223518A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34.19922" calcext:value-type="float">
            <text:p>134.19922</text:p>
          </table:table-cell>
          <table:table-cell office:value-type="float" office:value="22.58845" calcext:value-type="float">
            <text:p>22.58845</text:p>
          </table:table-cell>
          <table:table-cell office:value-type="float" office:value="2454429.12" calcext:value-type="float">
            <text:p>2454429.12</text:p>
          </table:table-cell>
          <table:table-cell office:value-type="float" office:value="32.4" calcext:value-type="float">
            <text:p>32.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2MASSI_J0856479+223518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34.19922" calcext:value-type="float">
            <text:p>134.19922</text:p>
          </table:table-cell>
          <table:table-cell office:value-type="float" office:value="22.58845" calcext:value-type="float">
            <text:p>22.58845</text:p>
          </table:table-cell>
          <table:table-cell office:value-type="float" office:value="2454429.12" calcext:value-type="float">
            <text:p>2454429.12</text:p>
          </table:table-cell>
          <table:table-cell office:value-type="float" office:value="32.4" calcext:value-type="float">
            <text:p>32.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2MASSI_J0859254-$194926</text:p>
          </table:table-cell>
          <table:table-cell office:value-type="string" calcext:value-type="string">
            <text:p><text:s text:c="3"/>L6::</text:p>
          </table:table-cell>
          <table:table-cell office:value-type="string" calcext:value-type="string">
            <text:p><text:s text:c="3"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4"/>null</text:p>
          </table:table-cell>
          <table:table-cell office:value-type="float" office:value="134.85616" calcext:value-type="float">
            <text:p>134.85616</text:p>
          </table:table-cell>
          <table:table-cell office:value-type="float" office:value="-19.82413" calcext:value-type="float">
            <text:p>-19.82413</text:p>
          </table:table-cell>
          <table:table-cell office:value-type="float" office:value="2451219.69" calcext:value-type="float">
            <text:p>2451219.69</text:p>
          </table:table-cell>
          <table:table-cell office:value-type="float" office:value="65.4" calcext:value-type="float">
            <text:p>65.4</text:p>
          </table:table-cell>
          <table:table-cell office:value-type="float" office:value="6.1" calcext:value-type="float">
            <text:p>6.1</text:p>
          </table:table-cell>
          <table:table-cell office:value-type="float" office:value="71" calcext:value-type="float">
            <text:p>71</text:p>
          </table:table-cell>
          <table:table-cell office:value-type="float" office:value="16.607" calcext:value-type="float">
            <text:p>16.607</text:p>
          </table:table-cell>
          <table:table-cell office:value-type="string" calcext:value-type="string">
            <text:p><text:s/>0.074 1</text:p>
          </table:table-cell>
          <table:table-cell office:value-type="float" office:value="15.418" calcext:value-type="float">
            <text:p>15.418</text:p>
          </table:table-cell>
          <table:table-cell office:value-type="string" calcext:value-type="string">
            <text:p><text:s/>0.054 1</text:p>
          </table:table-cell>
          <table:table-cell office:value-type="float" office:value="14.496" calcext:value-type="float">
            <text:p>14.496</text:p>
          </table:table-cell>
          <table:table-cell office:value-type="string" calcext:value-type="string">
            <text:p><text:s/>0.042 1</text:p>
          </table:table-cell>
          <table:table-cell office:value-type="float" office:value="13.739" calcext:value-type="float">
            <text:p>13.739</text:p>
          </table:table-cell>
          <table:table-cell office:value-type="string" calcext:value-type="string">
            <text:p><text:s text:c="2"/>0.05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27" calcext:value-type="float">
            <text:p>15.527</text:p>
          </table:table-cell>
          <table:table-cell office:value-type="string" calcext:value-type="string">
            <text:p><text:s text:c="2"/>0.054 0</text:p>
          </table:table-cell>
          <table:table-cell office:value-type="float" office:value="14.436" calcext:value-type="float">
            <text:p>14.436</text:p>
          </table:table-cell>
          <table:table-cell office:value-type="string" calcext:value-type="string">
            <text:p><text:s/>0.042 0</text:p>
          </table:table-cell>
          <table:table-cell office:value-type="float" office:value="13.751" calcext:value-type="float">
            <text:p>13.751</text:p>
          </table:table-cell>
          <table:table-cell office:value-type="string" calcext:value-type="string">
            <text:p><text:s/>0.058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P_368-128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4"/>null</text:p>
          </table:table-cell>
          <table:table-cell office:value-type="float" office:value="135.09831" calcext:value-type="float">
            <text:p>135.09831</text:p>
          </table:table-cell>
          <table:table-cell office:value-type="float" office:value="21.83484" calcext:value-type="float">
            <text:p>21.83484</text:p>
          </table:table-cell>
          <table:table-cell office:value-type="float" office:value="2451123.97" calcext:value-type="float">
            <text:p>2451123.97</text:p>
          </table:table-cell>
          <table:table-cell office:value-type="float" office:value="156.87" calcext:value-type="float">
            <text:p>156.87</text:p>
          </table:table-cell>
          <table:table-cell office:value-type="float" office:value="2.67" calcext:value-type="float">
            <text:p>2.6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436" calcext:value-type="float">
            <text:p>9.436</text:p>
          </table:table-cell>
          <table:table-cell office:value-type="string" calcext:value-type="string">
            <text:p><text:s text:c="2"/>0.020 0</text:p>
          </table:table-cell>
          <table:table-cell office:value-type="float" office:value="8.836" calcext:value-type="float">
            <text:p>8.836</text:p>
          </table:table-cell>
          <table:table-cell office:value-type="string" calcext:value-type="string">
            <text:p><text:s/>0.023 0</text:p>
          </table:table-cell>
          <table:table-cell office:value-type="float" office:value="8.437" calcext:value-type="float">
            <text:p>8.437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ULAS_J090116.23-$030635.0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.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4"/>null</text:p>
          </table:table-cell>
          <table:table-cell office:value-type="float" office:value="135.31759" calcext:value-type="float">
            <text:p>135.31759</text:p>
          </table:table-cell>
          <table:table-cell office:value-type="float" office:value="-3.10973" calcext:value-type="float">
            <text:p>-3.10973</text:p>
          </table:table-cell>
          <table:table-cell office:value-type="float" office:value="2453727.08" calcext:value-type="float">
            <text:p>2453727.08</text:p>
          </table:table-cell>
          <table:table-cell office:value-type="float" office:value="62.6" calcext:value-type="float">
            <text:p>62.6</text:p>
          </table:table-cell>
          <table:table-cell office:value-type="float" office:value="2.6" calcext:value-type="float">
            <text:p>2.6</text:p>
          </table:table-cell>
          <table:table-cell office:value-type="float" office:value="183" calcext:value-type="float">
            <text:p>183</text:p>
          </table:table-cell>
          <table:table-cell office:value-type="float" office:value="18.82" calcext:value-type="float">
            <text:p>18.82</text:p>
          </table:table-cell>
          <table:table-cell office:value-type="string" calcext:value-type="string">
            <text:p><text:s/>0.050 0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<text:s/>0.040 0</text:p>
          </table:table-cell>
          <table:table-cell office:value-type="float" office:value="18.46" calcext:value-type="float">
            <text:p>18.46</text:p>
          </table:table-cell>
          <table:table-cell office:value-type="string" calcext:value-type="string">
            <text:p><text:s/>0.1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DENIS-P_J0909.9-$0658</text:p>
          </table:table-cell>
          <table:table-cell office:value-type="string" calcext:value-type="string">
            <text:p><text:s text:c="3"/>L0</text:p>
          </table:table-cell>
          <table:table-cell office:value-type="string" calcext:value-type="string">
            <text:p><text:s text:c="3"/>nul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4"/>null</text:p>
          </table:table-cell>
          <table:table-cell office:value-type="float" office:value="137.48956" calcext:value-type="float">
            <text:p>137.48956</text:p>
          </table:table-cell>
          <table:table-cell office:value-type="float" office:value="-6.97184" calcext:value-type="float">
            <text:p>-6.97184</text:p>
          </table:table-cell>
          <table:table-cell office:value-type="float" office:value="2451185.86" calcext:value-type="float">
            <text:p>2451185.86</text:p>
          </table:table-cell>
          <table:table-cell office:value-type="float" office:value="42.5" calcext:value-type="float">
            <text:p>42.5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89" calcext:value-type="float">
            <text:p>13.89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3.09" calcext:value-type="float">
            <text:p>13.09</text:p>
          </table:table-cell>
          <table:table-cell office:value-type="string" calcext:value-type="string">
            <text:p><text:s/>0.021 0</text:p>
          </table:table-cell>
          <table:table-cell office:value-type="float" office:value="12.539" calcext:value-type="float">
            <text:p>12.539</text:p>
          </table:table-cell>
          <table:table-cell office:value-type="string" calcext:value-type="string">
            <text:p><text:s/>0.026 0</text:p>
          </table:table-cell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Gl_337C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8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38.06121" calcext:value-type="float">
            <text:p>138.06121</text:p>
          </table:table-cell>
          <table:table-cell office:value-type="float" office:value="14.99434" calcext:value-type="float">
            <text:p>14.99434</text:p>
          </table:table-cell>
          <table:table-cell office:value-type="float" office:value="2450770.98" calcext:value-type="float">
            <text:p>2450770.98</text:p>
          </table:table-cell>
          <table:table-cell office:value-type="float" office:value="49.11" calcext:value-type="float">
            <text:p>49.11</text:p>
          </table:table-cell>
          <table:table-cell office:value-type="float" office:value="0.54" calcext:value-type="float">
            <text:p>0.5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072" calcext:value-type="float">
            <text:p>16.072</text:p>
          </table:table-cell>
          <table:table-cell office:value-type="string" calcext:value-type="string">
            <text:p><text:s/>0.079 1</text:p>
          </table:table-cell>
          <table:table-cell office:value-type="float" office:value="15.331" calcext:value-type="float">
            <text:p>15.331</text:p>
          </table:table-cell>
          <table:table-cell office:value-type="string" calcext:value-type="string">
            <text:p><text:s/>0.082 1</text:p>
          </table:table-cell>
          <table:table-cell office:value-type="float" office:value="14.672" calcext:value-type="float">
            <text:p>14.672</text:p>
          </table:table-cell>
          <table:table-cell office:value-type="string" calcext:value-type="string">
            <text:p><text:s text:c="2"/>0.06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83" calcext:value-type="float">
            <text:p>16.183</text:p>
          </table:table-cell>
          <table:table-cell office:value-type="string" calcext:value-type="string">
            <text:p><text:s text:c="2"/>0.079 1</text:p>
          </table:table-cell>
          <table:table-cell office:value-type="float" office:value="15.278" calcext:value-type="float">
            <text:p>15.278</text:p>
          </table:table-cell>
          <table:table-cell office:value-type="string" calcext:value-type="string">
            <text:p><text:s/>0.082 1</text:p>
          </table:table-cell>
          <table:table-cell office:value-type="float" office:value="14.668" calcext:value-type="float">
            <text:p>14.668</text:p>
          </table:table-cell>
          <table:table-cell office:value-type="string" calcext:value-type="string">
            <text:p><text:s/>0.064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LK</text:p>
          </table:table-cell>
          <table:table-cell office:value-type="string" calcext:value-type="string">
            <text:p><text:s text:c="3"/>24,68</text:p>
          </table:table-cell>
          <table:table-cell/>
        </table:table-row>
        <table:table-row table:style-name="ro1">
          <table:table-cell office:value-type="string" calcext:value-type="string">
            <text:p>Gl_337D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7.5: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38.06121" calcext:value-type="float">
            <text:p>138.06121</text:p>
          </table:table-cell>
          <table:table-cell office:value-type="float" office:value="14.99434" calcext:value-type="float">
            <text:p>14.99434</text:p>
          </table:table-cell>
          <table:table-cell office:value-type="float" office:value="2450770.98" calcext:value-type="float">
            <text:p>2450770.98</text:p>
          </table:table-cell>
          <table:table-cell office:value-type="float" office:value="49.11" calcext:value-type="float">
            <text:p>49.11</text:p>
          </table:table-cell>
          <table:table-cell office:value-type="float" office:value="0.54" calcext:value-type="float">
            <text:p>0.5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51" calcext:value-type="float">
            <text:p>16.251</text:p>
          </table:table-cell>
          <table:table-cell office:value-type="string" calcext:value-type="string">
            <text:p><text:s/>0.079 1</text:p>
          </table:table-cell>
          <table:table-cell office:value-type="float" office:value="15.531" calcext:value-type="float">
            <text:p>15.531</text:p>
          </table:table-cell>
          <table:table-cell office:value-type="string" calcext:value-type="string">
            <text:p><text:s/>0.083 1</text:p>
          </table:table-cell>
          <table:table-cell office:value-type="float" office:value="14.932" calcext:value-type="float">
            <text:p>14.932</text:p>
          </table:table-cell>
          <table:table-cell office:value-type="string" calcext:value-type="string">
            <text:p><text:s text:c="2"/>0.065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353" calcext:value-type="float">
            <text:p>16.353</text:p>
          </table:table-cell>
          <table:table-cell office:value-type="string" calcext:value-type="string">
            <text:p><text:s text:c="2"/>0.079 1</text:p>
          </table:table-cell>
          <table:table-cell office:value-type="float" office:value="15.478" calcext:value-type="float">
            <text:p>15.478</text:p>
          </table:table-cell>
          <table:table-cell office:value-type="string" calcext:value-type="string">
            <text:p><text:s/>0.082 1</text:p>
          </table:table-cell>
          <table:table-cell office:value-type="float" office:value="14.939" calcext:value-type="float">
            <text:p>14.939</text:p>
          </table:table-cell>
          <table:table-cell office:value-type="string" calcext:value-type="string">
            <text:p><text:s/>0.065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LK</text:p>
          </table:table-cell>
          <table:table-cell office:value-type="string" calcext:value-type="string">
            <text:p><text:s text:c="3"/>24,68</text:p>
          </table:table-cell>
          <table:table-cell/>
        </table:table-row>
        <table:table-row table:style-name="ro1">
          <table:table-cell office:value-type="string" calcext:value-type="string">
            <text:p>2MASSW_J0920122+351742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40.05063" calcext:value-type="float">
            <text:p>140.05063</text:p>
          </table:table-cell>
          <table:table-cell office:value-type="float" office:value="35.29492" calcext:value-type="float">
            <text:p>35.29492</text:p>
          </table:table-cell>
          <table:table-cell office:value-type="float" office:value="2454428.16" calcext:value-type="float">
            <text:p>2454428.16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56" calcext:value-type="float">
            <text:p>16.156</text:p>
          </table:table-cell>
          <table:table-cell office:value-type="string" calcext:value-type="string">
            <text:p><text:s/>0.070 1</text:p>
          </table:table-cell>
          <table:table-cell office:value-type="float" office:value="15.361" calcext:value-type="float">
            <text:p>15.361</text:p>
          </table:table-cell>
          <table:table-cell office:value-type="string" calcext:value-type="string">
            <text:p><text:s/>0.060 1</text:p>
          </table:table-cell>
          <table:table-cell office:value-type="float" office:value="14.575" calcext:value-type="float">
            <text:p>14.575</text:p>
          </table:table-cell>
          <table:table-cell office:value-type="string" calcext:value-type="string">
            <text:p><text:s text:c="2"/>0.06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69" calcext:value-type="float">
            <text:p>16.269</text:p>
          </table:table-cell>
          <table:table-cell office:value-type="string" calcext:value-type="string">
            <text:p><text:s text:c="2"/>0.070 1</text:p>
          </table:table-cell>
          <table:table-cell office:value-type="float" office:value="15.299" calcext:value-type="float">
            <text:p>15.299</text:p>
          </table:table-cell>
          <table:table-cell office:value-type="string" calcext:value-type="string">
            <text:p><text:s/>0.060 1</text:p>
          </table:table-cell>
          <table:table-cell office:value-type="float" office:value="14.576" calcext:value-type="float">
            <text:p>14.576</text:p>
          </table:table-cell>
          <table:table-cell office:value-type="string" calcext:value-type="string">
            <text:p><text:s/>0.062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ATVNK</text:p>
          </table:table-cell>
          <table:table-cell office:value-type="string" calcext:value-type="string">
            <text:p><text:s text:c="3"/>14,17,6</text:p>
          </table:table-cell>
          <table:table-cell office:value-type="float" office:value="8137188209" calcext:value-type="float">
            <text:p>8137188209</text:p>
          </table:table-cell>
        </table:table-row>
        <table:table-row table:style-name="ro1">
          <table:table-cell office:value-type="string" calcext:value-type="string">
            <text:p>2MASSW_J0920122+351742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9:.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40.05063" calcext:value-type="float">
            <text:p>140.05063</text:p>
          </table:table-cell>
          <table:table-cell office:value-type="float" office:value="35.29492" calcext:value-type="float">
            <text:p>35.29492</text:p>
          </table:table-cell>
          <table:table-cell office:value-type="float" office:value="2454428.16" calcext:value-type="float">
            <text:p>2454428.16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06" calcext:value-type="float">
            <text:p>16.406</text:p>
          </table:table-cell>
          <table:table-cell office:value-type="string" calcext:value-type="string">
            <text:p><text:s/>0.074 1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<text:s/>0.061 1</text:p>
          </table:table-cell>
          <table:table-cell office:value-type="float" office:value="14.895" calcext:value-type="float">
            <text:p>14.895</text:p>
          </table:table-cell>
          <table:table-cell office:value-type="string" calcext:value-type="string">
            <text:p><text:s text:c="2"/>0.065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99" calcext:value-type="float">
            <text:p>16.499</text:p>
          </table:table-cell>
          <table:table-cell office:value-type="string" calcext:value-type="string">
            <text:p><text:s text:c="2"/>0.074 1</text:p>
          </table:table-cell>
          <table:table-cell office:value-type="float" office:value="15.569" calcext:value-type="float">
            <text:p>15.569</text:p>
          </table:table-cell>
          <table:table-cell office:value-type="string" calcext:value-type="string">
            <text:p><text:s/>0.061 1</text:p>
          </table:table-cell>
          <table:table-cell office:value-type="float" office:value="14.912" calcext:value-type="float">
            <text:p>14.912</text:p>
          </table:table-cell>
          <table:table-cell office:value-type="string" calcext:value-type="string">
            <text:p><text:s/>0.063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ATVNK</text:p>
          </table:table-cell>
          <table:table-cell office:value-type="string" calcext:value-type="string">
            <text:p><text:s text:c="3"/>14,17,6</text:p>
          </table:table-cell>
          <table:table-cell office:value-type="float" office:value="8137188209" calcext:value-type="float">
            <text:p>8137188209</text:p>
          </table:table-cell>
        </table:table-row>
        <table:table-row table:style-name="ro1">
          <table:table-cell office:value-type="string" calcext:value-type="string">
            <text:p>SDSS_J092615.38+584720.9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3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41.56419" calcext:value-type="float">
            <text:p>141.56419</text:p>
          </table:table-cell>
          <table:table-cell office:value-type="float" office:value="58.78887" calcext:value-type="float">
            <text:p>58.78887</text:p>
          </table:table-cell>
          <table:table-cell office:value-type="float" office:value="2454513.91" calcext:value-type="float">
            <text:p>2454513.91</text:p>
          </table:table-cell>
          <table:table-cell office:value-type="float" office:value="43.7" calcext:value-type="float">
            <text:p>43.7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355" calcext:value-type="float">
            <text:p>16.355</text:p>
          </table:table-cell>
          <table:table-cell office:value-type="string" calcext:value-type="string">
            <text:p><text:s/>0.087 1</text:p>
          </table:table-cell>
          <table:table-cell office:value-type="float" office:value="15.853" calcext:value-type="float">
            <text:p>15.853</text:p>
          </table:table-cell>
          <table:table-cell office:value-type="string" calcext:value-type="string">
            <text:p><text:s/>0.104 1</text:p>
          </table:table-cell>
          <table:table-cell office:value-type="float" office:value="16.046" calcext:value-type="float">
            <text:p>16.046</text:p>
          </table:table-cell>
          <table:table-cell office:value-type="string" calcext:value-type="string">
            <text:p><text:s text:c="2"/>0.195 2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24" calcext:value-type="float">
            <text:p>16.524</text:p>
          </table:table-cell>
          <table:table-cell office:value-type="string" calcext:value-type="string">
            <text:p><text:s text:c="2"/>0.084 1</text:p>
          </table:table-cell>
          <table:table-cell office:value-type="float" office:value="15.79" calcext:value-type="float">
            <text:p>15.79</text:p>
          </table:table-cell>
          <table:table-cell office:value-type="string" calcext:value-type="string">
            <text:p><text:s/>0.104 1</text:p>
          </table:table-cell>
          <table:table-cell office:value-type="float" office:value="15.953" calcext:value-type="float">
            <text:p>15.953</text:p>
          </table:table-cell>
          <table:table-cell office:value-type="string" calcext:value-type="string">
            <text:p><text:s/>0.195 2</text:p>
          </table:table-cell>
          <table:table-cell office:value-type="string" calcext:value-type="string">
            <text:p><text:s text:c="2"/>57,68</text:p>
          </table:table-cell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string" calcext:value-type="string">
            <text:p><text:s text:c="3"/>26,68</text:p>
          </table:table-cell>
          <table:table-cell/>
        </table:table-row>
        <table:table-row table:style-name="ro1">
          <table:table-cell office:value-type="string" calcext:value-type="string">
            <text:p>SDSS_J092615.38+584720.9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41.56419" calcext:value-type="float">
            <text:p>141.56419</text:p>
          </table:table-cell>
          <table:table-cell office:value-type="float" office:value="58.78887" calcext:value-type="float">
            <text:p>58.78887</text:p>
          </table:table-cell>
          <table:table-cell office:value-type="float" office:value="2454513.91" calcext:value-type="float">
            <text:p>2454513.91</text:p>
          </table:table-cell>
          <table:table-cell office:value-type="float" office:value="43.7" calcext:value-type="float">
            <text:p>43.7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64" calcext:value-type="float">
            <text:p>16.564</text:p>
          </table:table-cell>
          <table:table-cell office:value-type="string" calcext:value-type="string">
            <text:p><text:s/>0.097 1</text:p>
          </table:table-cell>
          <table:table-cell office:value-type="float" office:value="16.483" calcext:value-type="float">
            <text:p>16.483</text:p>
          </table:table-cell>
          <table:table-cell office:value-type="string" calcext:value-type="string">
            <text:p><text:s/>0.122 1</text:p>
          </table:table-cell>
          <table:table-cell office:value-type="float" office:value="16.655" calcext:value-type="float">
            <text:p>16.655</text:p>
          </table:table-cell>
          <table:table-cell office:value-type="string" calcext:value-type="string">
            <text:p><text:s text:c="2"/>0.212 2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794" calcext:value-type="float">
            <text:p>16.794</text:p>
          </table:table-cell>
          <table:table-cell office:value-type="string" calcext:value-type="string">
            <text:p><text:s text:c="2"/>0.094 1</text:p>
          </table:table-cell>
          <table:table-cell office:value-type="float" office:value="16.42" calcext:value-type="float">
            <text:p>16.42</text:p>
          </table:table-cell>
          <table:table-cell office:value-type="string" calcext:value-type="string">
            <text:p><text:s/>0.122 1</text:p>
          </table:table-cell>
          <table:table-cell office:value-type="float" office:value="16.533" calcext:value-type="float">
            <text:p>16.533</text:p>
          </table:table-cell>
          <table:table-cell office:value-type="string" calcext:value-type="string">
            <text:p><text:s/>0.212 2</text:p>
          </table:table-cell>
          <table:table-cell office:value-type="string" calcext:value-type="string">
            <text:p><text:s text:c="2"/>57,68</text:p>
          </table:table-cell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string" calcext:value-type="string">
            <text:p><text:s text:c="3"/>26,68</text:p>
          </table:table-cell>
          <table:table-cell/>
        </table:table-row>
        <table:table-row table:style-name="ro1">
          <table:table-cell office:value-type="string" calcext:value-type="string">
            <text:p>2MASSI_J0937347+293142</text:p>
          </table:table-cell>
          <table:table-cell office:value-type="string" calcext:value-type="string">
            <text:p><text:s text:c="3"/>T7</text:p>
          </table:table-cell>
          <table:table-cell office:value-type="string" calcext:value-type="string">
            <text:p><text:s text:c="3"/>T6p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lowZ?</text:p>
          </table:table-cell>
          <table:table-cell office:value-type="float" office:value="144.39533" calcext:value-type="float">
            <text:p>144.39533</text:p>
          </table:table-cell>
          <table:table-cell office:value-type="float" office:value="29.52805" calcext:value-type="float">
            <text:p>29.52805</text:p>
          </table:table-cell>
          <table:table-cell office:value-type="float" office:value="2451636.78" calcext:value-type="float">
            <text:p>2451636.78</text:p>
          </table:table-cell>
          <table:table-cell office:value-type="float" office:value="163.39" calcext:value-type="float">
            <text:p>163.39</text:p>
          </table:table-cell>
          <table:table-cell office:value-type="float" office:value="1.76" calcext:value-type="float">
            <text:p>1.76</text:p>
          </table:table-cell>
          <table:table-cell office:value-type="float" office:value="224" calcext:value-type="float">
            <text:p>224</text:p>
          </table:table-cell>
          <table:table-cell office:value-type="float" office:value="15.181" calcext:value-type="float">
            <text:p>15.181</text:p>
          </table:table-cell>
          <table:table-cell office:value-type="string" calcext:value-type="string">
            <text:p><text:s/>0.058 1</text:p>
          </table:table-cell>
          <table:table-cell office:value-type="float" office:value="14.29" calcext:value-type="float">
            <text:p>14.29</text:p>
          </table:table-cell>
          <table:table-cell office:value-type="string" calcext:value-type="string">
            <text:p><text:s/>0.030 0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<text:s/>0.030 0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<text:s text:c="2"/>0.060 0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<text:s/>0.050 0</text:p>
          </table:table-cell>
          <table:table-cell office:value-type="float" office:value="11.74" calcext:value-type="float">
            <text:p>11.74</text:p>
          </table:table-cell>
          <table:table-cell office:value-type="string" calcext:value-type="string">
            <text:p><text:s/>0.110 0</text:p>
          </table:table-cell>
          <table:table-cell office:value-type="float" office:value="14.648" calcext:value-type="float">
            <text:p>14.648</text:p>
          </table:table-cell>
          <table:table-cell office:value-type="string" calcext:value-type="string">
            <text:p><text:s text:c="2"/>0.036 0</text:p>
          </table:table-cell>
          <table:table-cell office:value-type="float" office:value="14.703" calcext:value-type="float">
            <text:p>14.703</text:p>
          </table:table-cell>
          <table:table-cell office:value-type="string" calcext:value-type="string">
            <text:p><text:s/>0.068 0</text:p>
          </table:table-cell>
          <table:table-cell office:value-type="float" office:value="15.267" calcext:value-type="float">
            <text:p>15.267</text:p>
          </table:table-cell>
          <table:table-cell office:value-type="string" calcext:value-type="string">
            <text:p><text:s/>0.130 0</text:p>
          </table:table-cell>
          <table:table-cell office:value-type="string" calcext:value-type="string">
            <text:p><text:s text:c="2"/>57,68,97,13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MASS_J09393548-$244827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lowZ?</text:p>
          </table:table-cell>
          <table:table-cell office:value-type="float" office:value="144.89787" calcext:value-type="float">
            <text:p>144.89787</text:p>
          </table:table-cell>
          <table:table-cell office:value-type="float" office:value="-24.80776" calcext:value-type="float">
            <text:p>-24.80776</text:p>
          </table:table-cell>
          <table:table-cell office:value-type="float" office:value="2451584.63" calcext:value-type="float">
            <text:p>2451584.63</text:p>
          </table:table-cell>
          <table:table-cell office:value-type="float" office:value="187.3" calcext:value-type="float">
            <text:p>187.3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16.47" calcext:value-type="float">
            <text:p>16.47</text:p>
          </table:table-cell>
          <table:table-cell office:value-type="string" calcext:value-type="string">
            <text:p><text:s/>0.090 0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<text:s/>0.090 0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<text:s/>0.090 0</text:p>
          </table:table-cell>
          <table:table-cell office:value-type="float" office:value="16.83" calcext:value-type="float">
            <text:p>16.83</text:p>
          </table:table-cell>
          <table:table-cell office:value-type="string" calcext:value-type="string">
            <text:p><text:s text:c="2"/>0.09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8" calcext:value-type="float">
            <text:p>15.98</text:p>
          </table:table-cell>
          <table:table-cell office:value-type="string" calcext:value-type="string">
            <text:p><text:s text:c="2"/>0.106 0</text:p>
          </table:table-cell>
          <table:table-cell office:value-type="float" office:value="15.797" calcext:value-type="float">
            <text:p>15.797</text:p>
          </table:table-cell>
          <table:table-cell office:value-type="string" calcext:value-type="string">
            <text:p><text:s/>0.150 0</text:p>
          </table:table-cell>
          <table:table-cell office:value-type="float" office:value="16.732" calcext:value-type="float">
            <text:p>16.732</text:p>
          </table:table-cell>
          <table:table-cell office:value-type="string" calcext:value-type="string">
            <text:p><text:s/>0.090 1</text:p>
          </table:table-cell>
          <table:table-cell office:value-type="string" calcext:value-type="string">
            <text:p><text:s text:c="2"/>57,68,1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TVLM_262-111511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4"/>null</text:p>
          </table:table-cell>
          <table:table-cell office:value-type="float" office:value="145.5939" calcext:value-type="float">
            <text:p>145.5939</text:p>
          </table:table-cell>
          <table:table-cell office:value-type="float" office:value="42.75991" calcext:value-type="float">
            <text:p>42.75991</text:p>
          </table:table-cell>
          <table:table-cell office:value-type="float" office:value="2450926.74" calcext:value-type="float">
            <text:p>2450926.74</text:p>
          </table:table-cell>
          <table:table-cell office:value-type="float" office:value="34.1" calcext:value-type="float">
            <text:p>34.1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197" calcext:value-type="float">
            <text:p>14.197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3.512" calcext:value-type="float">
            <text:p>13.512</text:p>
          </table:table-cell>
          <table:table-cell office:value-type="string" calcext:value-type="string">
            <text:p><text:s/>0.030 0</text:p>
          </table:table-cell>
          <table:table-cell office:value-type="float" office:value="13.095" calcext:value-type="float">
            <text:p>13.095</text:p>
          </table:table-cell>
          <table:table-cell office:value-type="string" calcext:value-type="string">
            <text:p><text:s/>0.037 0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ULAS_J094806.06+064805.0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4"/>null</text:p>
          </table:table-cell>
          <table:table-cell office:value-type="float" office:value="147.02528" calcext:value-type="float">
            <text:p>147.02528</text:p>
          </table:table-cell>
          <table:table-cell office:value-type="float" office:value="6.8014" calcext:value-type="float">
            <text:p>6.8014</text:p>
          </table:table-cell>
          <table:table-cell office:value-type="float" office:value="2453745.12" calcext:value-type="float">
            <text:p>2453745.12</text:p>
          </table:table-cell>
          <table:table-cell office:value-type="float" office:value="27.2" calcext:value-type="float">
            <text:p>27.2</text:p>
          </table:table-cell>
          <table:table-cell office:value-type="float" office:value="4.2" calcext:value-type="float">
            <text:p>4.2</text:p>
          </table:table-cell>
          <table:table-cell office:value-type="float" office:value="183" calcext:value-type="float">
            <text:p>183</text:p>
          </table:table-cell>
          <table:table-cell office:value-type="float" office:value="20.03" calcext:value-type="float">
            <text:p>20.03</text:p>
          </table:table-cell>
          <table:table-cell office:value-type="string" calcext:value-type="string">
            <text:p><text:s/>0.140 0</text:p>
          </table:table-cell>
          <table:table-cell office:value-type="float" office:value="18.85" calcext:value-type="float">
            <text:p>18.85</text:p>
          </table:table-cell>
          <table:table-cell office:value-type="string" calcext:value-type="string">
            <text:p><text:s/>0.070 0</text:p>
          </table:table-cell>
          <table:table-cell office:value-type="float" office:value="19.46" calcext:value-type="float">
            <text:p>19.46</text:p>
          </table:table-cell>
          <table:table-cell office:value-type="string" calcext:value-type="string">
            <text:p><text:s/>0.22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_J09490860-$154548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147.28584" calcext:value-type="float">
            <text:p>147.28584</text:p>
          </table:table-cell>
          <table:table-cell office:value-type="float" office:value="-15.76348" calcext:value-type="float">
            <text:p>-15.76348</text:p>
          </table:table-cell>
          <table:table-cell office:value-type="float" office:value="2451611.55" calcext:value-type="float">
            <text:p>2451611.55</text:p>
          </table:table-cell>
          <table:table-cell office:value-type="float" office:value="55.3" calcext:value-type="float">
            <text:p>55.3</text:p>
          </table:table-cell>
          <table:table-cell office:value-type="float" office:value="6.6" calcext:value-type="float">
            <text:p>6.6</text:p>
          </table:table-cell>
          <table:table-cell office:value-type="float" office:value="71" calcext:value-type="float">
            <text:p>71</text:p>
          </table:table-cell>
          <table:table-cell office:value-type="float" office:value="17.205" calcext:value-type="float">
            <text:p>17.205</text:p>
          </table:table-cell>
          <table:table-cell office:value-type="string" calcext:value-type="string">
            <text:p><text:s/>0.127 1</text:p>
          </table:table-cell>
          <table:table-cell office:value-type="float" office:value="16.004" calcext:value-type="float">
            <text:p>16.004</text:p>
          </table:table-cell>
          <table:table-cell office:value-type="string" calcext:value-type="string">
            <text:p><text:s/>0.117 1</text:p>
          </table:table-cell>
          <table:table-cell office:value-type="float" office:value="15.31" calcext:value-type="float">
            <text:p>15.31</text:p>
          </table:table-cell>
          <table:table-cell office:value-type="string" calcext:value-type="string">
            <text:p><text:s/>0.114 1</text:p>
          </table:table-cell>
          <table:table-cell office:value-type="float" office:value="15.302" calcext:value-type="float">
            <text:p>15.302</text:p>
          </table:table-cell>
          <table:table-cell office:value-type="string" calcext:value-type="string">
            <text:p><text:s text:c="2"/>0.16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49" calcext:value-type="float">
            <text:p>16.149</text:p>
          </table:table-cell>
          <table:table-cell office:value-type="string" calcext:value-type="string">
            <text:p><text:s text:c="2"/>0.117 0</text:p>
          </table:table-cell>
          <table:table-cell office:value-type="float" office:value="15.262" calcext:value-type="float">
            <text:p>15.262</text:p>
          </table:table-cell>
          <table:table-cell office:value-type="string" calcext:value-type="string">
            <text:p><text:s/>0.114 0</text:p>
          </table:table-cell>
          <table:table-cell office:value-type="float" office:value="15.227" calcext:value-type="float">
            <text:p>15.227</text:p>
          </table:table-cell>
          <table:table-cell office:value-type="string" calcext:value-type="string">
            <text:p><text:s/>0.168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6176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over-L</text:p>
          </table:table-cell>
          <table:table-cell office:value-type="float" office:value="147.69701" calcext:value-type="float">
            <text:p>147.69701</text:p>
          </table:table-cell>
          <table:table-cell office:value-type="float" office:value="1.29286" calcext:value-type="float">
            <text:p>1.29286</text:p>
          </table:table-cell>
          <table:table-cell office:value-type="float" office:value="2454520" calcext:value-type="float">
            <text:p>2454520</text:p>
          </table:table-cell>
          <table:table-cell office:value-type="float" office:value="53.4" calcext:value-type="float">
            <text:p>53.4</text:p>
          </table:table-cell>
          <table:table-cell office:value-type="float" office:value="3.51" calcext:value-type="float">
            <text:p>3.51</text:p>
          </table:table-cell>
          <table:table-cell office:value-type="float" office:value="38" calcext:value-type="float">
            <text:p>38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<text:s/>0.050 0</text:p>
          </table:table-cell>
          <table:table-cell office:value-type="float" office:value="18.02" calcext:value-type="float">
            <text:p>18.02</text:p>
          </table:table-cell>
          <table:table-cell office:value-type="string" calcext:value-type="string">
            <text:p><text:s/>0.030 0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<text:s/>0.050 0</text:p>
          </table:table-cell>
          <table:table-cell office:value-type="float" office:value="17.95" calcext:value-type="float">
            <text:p>17.95</text:p>
          </table:table-cell>
          <table:table-cell office:value-type="string" calcext:value-type="string">
            <text:p><text:s text:c="2"/>0.094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38" calcext:value-type="float">
            <text:p>38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P_261-75B</text:p>
          </table:table-cell>
          <table:table-cell office:value-type="string" calcext:value-type="string">
            <text:p><text:s text:c="3"/>L6</text:p>
          </table:table-cell>
          <table:table-cell office:value-type="string" calcext:value-type="string">
            <text:p><text:s text:c="3"/>nul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4"/>young</text:p>
          </table:table-cell>
          <table:table-cell office:value-type="float" office:value="147.77289" calcext:value-type="float">
            <text:p>147.77289</text:p>
          </table:table-cell>
          <table:table-cell office:value-type="float" office:value="35.96726" calcext:value-type="float">
            <text:p>35.96726</text:p>
          </table:table-cell>
          <table:table-cell office:value-type="float" office:value="2450897.8" calcext:value-type="float">
            <text:p>2450897.8</text:p>
          </table:table-cell>
          <table:table-cell office:value-type="float" office:value="16.09" calcext:value-type="float">
            <text:p>16.09</text:p>
          </table:table-cell>
          <table:table-cell office:value-type="float" office:value="7.4" calcext:value-type="float">
            <text:p>7.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225" calcext:value-type="float">
            <text:p>17.225</text:p>
          </table:table-cell>
          <table:table-cell office:value-type="string" calcext:value-type="string">
            <text:p><text:s text:c="2"/>0.210 0</text:p>
          </table:table-cell>
          <table:table-cell office:value-type="float" office:value="15.895" calcext:value-type="float">
            <text:p>15.895</text:p>
          </table:table-cell>
          <table:table-cell office:value-type="string" calcext:value-type="string">
            <text:p><text:s/>0.138 0</text:p>
          </table:table-cell>
          <table:table-cell office:value-type="float" office:value="15.138" calcext:value-type="float">
            <text:p>15.138</text:p>
          </table:table-cell>
          <table:table-cell office:value-type="string" calcext:value-type="string">
            <text:p><text:s/>0.134 0</text:p>
          </table:table-cell>
          <table:table-cell office:value-type="float" office:value="57" calcext:value-type="float">
            <text:p>57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TVLM_262-70502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47.94875" calcext:value-type="float">
            <text:p>147.94875</text:p>
          </table:table-cell>
          <table:table-cell office:value-type="float" office:value="42.56407" calcext:value-type="float">
            <text:p>42.56407</text:p>
          </table:table-cell>
          <table:table-cell office:value-type="float" office:value="2450931.73" calcext:value-type="float">
            <text:p>2450931.73</text:p>
          </table:table-cell>
          <table:table-cell office:value-type="float" office:value="25.6" calcext:value-type="float">
            <text:p>25.6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183" calcext:value-type="float">
            <text:p>14.183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3.473" calcext:value-type="float">
            <text:p>13.473</text:p>
          </table:table-cell>
          <table:table-cell office:value-type="string" calcext:value-type="string">
            <text:p><text:s/>0.027 0</text:p>
          </table:table-cell>
          <table:table-cell office:value-type="float" office:value="13.093" calcext:value-type="float">
            <text:p>13.093</text:p>
          </table:table-cell>
          <table:table-cell office:value-type="string" calcext:value-type="string">
            <text:p><text:s/>0.033 0</text:p>
          </table:table-cell>
          <table:table-cell office:value-type="float" office:value="57" calcext:value-type="float">
            <text:p>5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09522188-$1924319A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48.0912" calcext:value-type="float">
            <text:p>148.0912</text:p>
          </table:table-cell>
          <table:table-cell office:value-type="float" office:value="-19.40889" calcext:value-type="float">
            <text:p>-19.40889</text:p>
          </table:table-cell>
          <table:table-cell office:value-type="float" office:value="2450931.61" calcext:value-type="float">
            <text:p>2450931.61</text:p>
          </table:table-cell>
          <table:table-cell office:value-type="float" office:value="33.85" calcext:value-type="float">
            <text:p>33.85</text:p>
          </table:table-cell>
          <table:table-cell office:value-type="float" office:value="2.95" calcext:value-type="float">
            <text:p>2.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09522188-$1924319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48.0912" calcext:value-type="float">
            <text:p>148.0912</text:p>
          </table:table-cell>
          <table:table-cell office:value-type="float" office:value="-19.40889" calcext:value-type="float">
            <text:p>-19.40889</text:p>
          </table:table-cell>
          <table:table-cell office:value-type="float" office:value="2450931.61" calcext:value-type="float">
            <text:p>2450931.61</text:p>
          </table:table-cell>
          <table:table-cell office:value-type="float" office:value="33.85" calcext:value-type="float">
            <text:p>33.85</text:p>
          </table:table-cell>
          <table:table-cell office:value-type="float" office:value="2.95" calcext:value-type="float">
            <text:p>2.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10043929-$3335189</text:p>
          </table:table-cell>
          <table:table-cell office:value-type="string" calcext:value-type="string">
            <text:p><text:s text:c="3"/>L4</text:p>
          </table:table-cell>
          <table:table-cell office:value-type="string" calcext:value-type="string">
            <text:p><text:s text:c="3"/>nul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4"/>null</text:p>
          </table:table-cell>
          <table:table-cell office:value-type="float" office:value="151.16372" calcext:value-type="float">
            <text:p>151.16372</text:p>
          </table:table-cell>
          <table:table-cell office:value-type="float" office:value="-33.58859" calcext:value-type="float">
            <text:p>-33.58859</text:p>
          </table:table-cell>
          <table:table-cell office:value-type="float" office:value="2451301.49" calcext:value-type="float">
            <text:p>2451301.49</text:p>
          </table:table-cell>
          <table:table-cell office:value-type="float" office:value="54.8" calcext:value-type="float">
            <text:p>54.8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<text:s text:c="2"/>0.035 0</text:p>
          </table:table-cell>
          <table:table-cell office:value-type="float" office:value="13.49" calcext:value-type="float">
            <text:p>13.49</text:p>
          </table:table-cell>
          <table:table-cell office:value-type="string" calcext:value-type="string">
            <text:p><text:s/>0.036 0</text:p>
          </table:table-cell>
          <table:table-cell office:value-type="float" office:value="12.924" calcext:value-type="float">
            <text:p>12.924</text:p>
          </table:table-cell>
          <table:table-cell office:value-type="string" calcext:value-type="string">
            <text:p><text:s/>0.024 0</text:p>
          </table:table-cell>
          <table:table-cell office:value-type="float" office:value="57" calcext:value-type="float">
            <text:p>57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10073369-$4555147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4"/>null</text:p>
          </table:table-cell>
          <table:table-cell office:value-type="float" office:value="151.89041" calcext:value-type="float">
            <text:p>151.89041</text:p>
          </table:table-cell>
          <table:table-cell office:value-type="float" office:value="-45.92075" calcext:value-type="float">
            <text:p>-45.92075</text:p>
          </table:table-cell>
          <table:table-cell office:value-type="float" office:value="2451592.65" calcext:value-type="float">
            <text:p>2451592.65</text:p>
          </table:table-cell>
          <table:table-cell office:value-type="float" office:value="71" calcext:value-type="float">
            <text:p>71</text:p>
          </table:table-cell>
          <table:table-cell office:value-type="float" office:value="5.2" calcext:value-type="float">
            <text:p>5.2</text:p>
          </table:table-cell>
          <table:table-cell office:value-type="float" office:value="71" calcext:value-type="float">
            <text:p>71</text:p>
          </table:table-cell>
          <table:table-cell office:value-type="float" office:value="16.548" calcext:value-type="float">
            <text:p>16.548</text:p>
          </table:table-cell>
          <table:table-cell office:value-type="string" calcext:value-type="string">
            <text:p><text:s/>0.084 1</text:p>
          </table:table-cell>
          <table:table-cell office:value-type="float" office:value="15.416" calcext:value-type="float">
            <text:p>15.416</text:p>
          </table:table-cell>
          <table:table-cell office:value-type="string" calcext:value-type="string">
            <text:p><text:s/>0.068 1</text:p>
          </table:table-cell>
          <table:table-cell office:value-type="float" office:value="15.736" calcext:value-type="float">
            <text:p>15.736</text:p>
          </table:table-cell>
          <table:table-cell office:value-type="string" calcext:value-type="string">
            <text:p><text:s/>0.122 1</text:p>
          </table:table-cell>
          <table:table-cell office:value-type="float" office:value="15.688" calcext:value-type="float">
            <text:p>15.688</text:p>
          </table:table-cell>
          <table:table-cell office:value-type="string" calcext:value-type="string">
            <text:p><text:s text:c="2"/>0.229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653" calcext:value-type="float">
            <text:p>15.653</text:p>
          </table:table-cell>
          <table:table-cell office:value-type="string" calcext:value-type="string">
            <text:p><text:s text:c="2"/>0.068 0</text:p>
          </table:table-cell>
          <table:table-cell office:value-type="float" office:value="15.686" calcext:value-type="float">
            <text:p>15.686</text:p>
          </table:table-cell>
          <table:table-cell office:value-type="string" calcext:value-type="string">
            <text:p><text:s/>0.122 0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0.229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1010148-$040649</text:p>
          </table:table-cell>
          <table:table-cell office:value-type="string" calcext:value-type="string">
            <text:p><text:s text:c="3"/>L6</text:p>
          </table:table-cell>
          <table:table-cell office:value-type="string" calcext:value-type="string">
            <text:p><text:s text:c="3"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4"/>null</text:p>
          </table:table-cell>
          <table:table-cell office:value-type="float" office:value="152.5617" calcext:value-type="float">
            <text:p>152.5617</text:p>
          </table:table-cell>
          <table:table-cell office:value-type="float" office:value="-4.11387" calcext:value-type="float">
            <text:p>-4.11387</text:p>
          </table:table-cell>
          <table:table-cell office:value-type="float" office:value="2451174.79" calcext:value-type="float">
            <text:p>2451174.79</text:p>
          </table:table-cell>
          <table:table-cell office:value-type="float" office:value="59.8" calcext:value-type="float">
            <text:p>59.8</text:p>
          </table:table-cell>
          <table:table-cell office:value-type="float" office:value="8.1" calcext:value-type="float">
            <text:p>8.1</text:p>
          </table:table-cell>
          <table:table-cell office:value-type="float" office:value="71" calcext:value-type="float">
            <text:p>71</text:p>
          </table:table-cell>
          <table:table-cell office:value-type="float" office:value="16.636" calcext:value-type="float">
            <text:p>16.636</text:p>
          </table:table-cell>
          <table:table-cell office:value-type="string" calcext:value-type="string">
            <text:p><text:s/>0.077 1</text:p>
          </table:table-cell>
          <table:table-cell office:value-type="float" office:value="15.421" calcext:value-type="float">
            <text:p>15.421</text:p>
          </table:table-cell>
          <table:table-cell office:value-type="string" calcext:value-type="string">
            <text:p><text:s/>0.059 1</text:p>
          </table:table-cell>
          <table:table-cell office:value-type="float" office:value="14.441" calcext:value-type="float">
            <text:p>14.441</text:p>
          </table:table-cell>
          <table:table-cell office:value-type="string" calcext:value-type="string">
            <text:p><text:s/>0.037 1</text:p>
          </table:table-cell>
          <table:table-cell office:value-type="float" office:value="13.602" calcext:value-type="float">
            <text:p>13.602</text:p>
          </table:table-cell>
          <table:table-cell office:value-type="string" calcext:value-type="string">
            <text:p><text:s text:c="2"/>0.046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08" calcext:value-type="float">
            <text:p>15.508</text:p>
          </table:table-cell>
          <table:table-cell office:value-type="string" calcext:value-type="string">
            <text:p><text:s text:c="2"/>0.059 0</text:p>
          </table:table-cell>
          <table:table-cell office:value-type="float" office:value="14.385" calcext:value-type="float">
            <text:p>14.385</text:p>
          </table:table-cell>
          <table:table-cell office:value-type="string" calcext:value-type="string">
            <text:p><text:s/>0.037 0</text:p>
          </table:table-cell>
          <table:table-cell office:value-type="float" office:value="13.619" calcext:value-type="float">
            <text:p>13.619</text:p>
          </table:table-cell>
          <table:table-cell office:value-type="string" calcext:value-type="string">
            <text:p><text:s/>0.046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VLM_263-71765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4"/>null</text:p>
          </table:table-cell>
          <table:table-cell office:value-type="float" office:value="152.75101" calcext:value-type="float">
            <text:p>152.75101</text:p>
          </table:table-cell>
          <table:table-cell office:value-type="float" office:value="42.75099" calcext:value-type="float">
            <text:p>42.75099</text:p>
          </table:table-cell>
          <table:table-cell office:value-type="float" office:value="2451230.83" calcext:value-type="float">
            <text:p>2451230.83</text:p>
          </table:table-cell>
          <table:table-cell office:value-type="float" office:value="31.9" calcext:value-type="float">
            <text:p>31.9</text:p>
          </table:table-cell>
          <table:table-cell office:value-type="float" office:value="2.9" calcext:value-type="float">
            <text:p>2.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63" calcext:value-type="float">
            <text:p>13.363</text:p>
          </table:table-cell>
          <table:table-cell office:value-type="string" calcext:value-type="string">
            <text:p><text:s text:c="2"/>0.025 0</text:p>
          </table:table-cell>
          <table:table-cell office:value-type="float" office:value="12.723" calcext:value-type="float">
            <text:p>12.723</text:p>
          </table:table-cell>
          <table:table-cell office:value-type="string" calcext:value-type="string">
            <text:p><text:s/>0.024 0</text:p>
          </table:table-cell>
          <table:table-cell office:value-type="float" office:value="12.316" calcext:value-type="float">
            <text:p>12.316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SSPM_J1013-$1356</text:p>
          </table:table-cell>
          <table:table-cell office:value-type="string" calcext:value-type="string">
            <text:p><text:s text:c="3"/>sdM9.5</text:p>
          </table:table-cell>
          <table:table-cell office:value-type="string" calcext:value-type="string">
            <text:p><text:s text:c="3"/>null</text:p>
          </table:table-cell>
          <table:table-cell office:value-type="float" office:value="27226" calcext:value-type="float">
            <text:p>27226</text:p>
          </table:table-cell>
          <table:table-cell office:value-type="string" calcext:value-type="string">
            <text:p><text:s text:c="4"/>subd</text:p>
          </table:table-cell>
          <table:table-cell office:value-type="float" office:value="153.28061" calcext:value-type="float">
            <text:p>153.28061</text:p>
          </table:table-cell>
          <table:table-cell office:value-type="float" office:value="-13.93901" calcext:value-type="float">
            <text:p>-13.93901</text:p>
          </table:table-cell>
          <table:table-cell office:value-type="float" office:value="2451214.74" calcext:value-type="float">
            <text:p>2451214.74</text:p>
          </table:table-cell>
          <table:table-cell office:value-type="float" office:value="20.28" calcext:value-type="float">
            <text:p>20.28</text:p>
          </table:table-cell>
          <table:table-cell office:value-type="float" office:value="1.96" calcext:value-type="float">
            <text:p>1.96</text:p>
          </table:table-cell>
          <table:table-cell office:value-type="float" office:value="224" calcext:value-type="float">
            <text:p>224</text:p>
          </table:table-cell>
          <table:table-cell office:value-type="float" office:value="15.109" calcext:value-type="float">
            <text:p>15.109</text:p>
          </table:table-cell>
          <table:table-cell office:value-type="string" calcext:value-type="string">
            <text:p><text:s/>0.059 1</text:p>
          </table:table-cell>
          <table:table-cell office:value-type="float" office:value="14.574" calcext:value-type="float">
            <text:p>14.574</text:p>
          </table:table-cell>
          <table:table-cell office:value-type="string" calcext:value-type="string">
            <text:p><text:s/>0.032 1</text:p>
          </table:table-cell>
          <table:table-cell office:value-type="float" office:value="14.394" calcext:value-type="float">
            <text:p>14.394</text:p>
          </table:table-cell>
          <table:table-cell office:value-type="string" calcext:value-type="string">
            <text:p><text:s/>0.049 1</text:p>
          </table:table-cell>
          <table:table-cell office:value-type="float" office:value="14.381" calcext:value-type="float">
            <text:p>14.381</text:p>
          </table:table-cell>
          <table:table-cell office:value-type="string" calcext:value-type="string">
            <text:p><text:s text:c="2"/>0.07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621" calcext:value-type="float">
            <text:p>14.621</text:p>
          </table:table-cell>
          <table:table-cell office:value-type="string" calcext:value-type="string">
            <text:p><text:s text:c="2"/>0.032 0</text:p>
          </table:table-cell>
          <table:table-cell office:value-type="float" office:value="14.382" calcext:value-type="float">
            <text:p>14.382</text:p>
          </table:table-cell>
          <table:table-cell office:value-type="string" calcext:value-type="string">
            <text:p><text:s/>0.049 0</text:p>
          </table:table-cell>
          <table:table-cell office:value-type="float" office:value="14.398" calcext:value-type="float">
            <text:p>14.398</text:p>
          </table:table-cell>
          <table:table-cell office:value-type="string" calcext:value-type="string">
            <text:p><text:s/>0.078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I_J1017075+130839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1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54.28178" calcext:value-type="float">
            <text:p>154.28178</text:p>
          </table:table-cell>
          <table:table-cell office:value-type="float" office:value="13.14424" calcext:value-type="float">
            <text:p>13.14424</text:p>
          </table:table-cell>
          <table:table-cell office:value-type="float" office:value="2454514.94" calcext:value-type="float">
            <text:p>2454514.94</text:p>
          </table:table-cell>
          <table:table-cell office:value-type="float" office:value="30.2" calcext:value-type="float">
            <text:p>30.2</text:p>
          </table:table-cell>
          <table:table-cell office:value-type="float" office:value="1.4" calcext:value-type="float">
            <text:p>1.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535" calcext:value-type="float">
            <text:p>14.535</text:p>
          </table:table-cell>
          <table:table-cell office:value-type="string" calcext:value-type="string">
            <text:p><text:s/>0.086 2</text:p>
          </table:table-cell>
          <table:table-cell office:value-type="float" office:value="13.94" calcext:value-type="float">
            <text:p>13.94</text:p>
          </table:table-cell>
          <table:table-cell office:value-type="string" calcext:value-type="string">
            <text:p><text:s/>0.055 2</text:p>
          </table:table-cell>
          <table:table-cell office:value-type="float" office:value="13.378" calcext:value-type="float">
            <text:p>13.378</text:p>
          </table:table-cell>
          <table:table-cell office:value-type="string" calcext:value-type="string">
            <text:p><text:s text:c="2"/>0.02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593" calcext:value-type="float">
            <text:p>14.593</text:p>
          </table:table-cell>
          <table:table-cell office:value-type="string" calcext:value-type="string">
            <text:p><text:s text:c="2"/>0.088 2</text:p>
          </table:table-cell>
          <table:table-cell office:value-type="float" office:value="13.897" calcext:value-type="float">
            <text:p>13.897</text:p>
          </table:table-cell>
          <table:table-cell office:value-type="string" calcext:value-type="string">
            <text:p><text:s/>0.055 2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0.027 1</text:p>
          </table:table-cell>
          <table:table-cell office:value-type="string" calcext:value-type="string">
            <text:p><text:s text:c="2"/>57,68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K</text:p>
          </table:table-cell>
          <table:table-cell office:value-type="string" calcext:value-type="string">
            <text:p><text:s text:c="3"/>14,68,9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string" calcext:value-type="string">
            <text:p>2MASSI_J1017075+130839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3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54.28178" calcext:value-type="float">
            <text:p>154.28178</text:p>
          </table:table-cell>
          <table:table-cell office:value-type="float" office:value="13.14424" calcext:value-type="float">
            <text:p>13.14424</text:p>
          </table:table-cell>
          <table:table-cell office:value-type="float" office:value="2454514.94" calcext:value-type="float">
            <text:p>2454514.94</text:p>
          </table:table-cell>
          <table:table-cell office:value-type="float" office:value="30.2" calcext:value-type="float">
            <text:p>30.2</text:p>
          </table:table-cell>
          <table:table-cell office:value-type="float" office:value="1.4" calcext:value-type="float">
            <text:p>1.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095" calcext:value-type="float">
            <text:p>15.095</text:p>
          </table:table-cell>
          <table:table-cell office:value-type="string" calcext:value-type="string">
            <text:p><text:s/>0.140 2</text:p>
          </table:table-cell>
          <table:table-cell office:value-type="float" office:value="14.249" calcext:value-type="float">
            <text:p>14.249</text:p>
          </table:table-cell>
          <table:table-cell office:value-type="string" calcext:value-type="string">
            <text:p><text:s/>0.069 2</text:p>
          </table:table-cell>
          <table:table-cell office:value-type="float" office:value="13.505" calcext:value-type="float">
            <text:p>13.505</text:p>
          </table:table-cell>
          <table:table-cell office:value-type="string" calcext:value-type="string">
            <text:p><text:s text:c="2"/>0.02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184" calcext:value-type="float">
            <text:p>15.184</text:p>
          </table:table-cell>
          <table:table-cell office:value-type="string" calcext:value-type="string">
            <text:p><text:s text:c="2"/>0.147 2</text:p>
          </table:table-cell>
          <table:table-cell office:value-type="float" office:value="14.198" calcext:value-type="float">
            <text:p>14.198</text:p>
          </table:table-cell>
          <table:table-cell office:value-type="string" calcext:value-type="string">
            <text:p><text:s/>0.068 2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<text:s/>0.028 1</text:p>
          </table:table-cell>
          <table:table-cell office:value-type="string" calcext:value-type="string">
            <text:p><text:s text:c="2"/>57,68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K</text:p>
          </table:table-cell>
          <table:table-cell office:value-type="string" calcext:value-type="string">
            <text:p><text:s text:c="3"/>14,68,9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string" calcext:value-type="string">
            <text:p>ULAS_J101821.78+072547.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4"/>null</text:p>
          </table:table-cell>
          <table:table-cell office:value-type="float" office:value="154.59079" calcext:value-type="float">
            <text:p>154.59079</text:p>
          </table:table-cell>
          <table:table-cell office:value-type="float" office:value="7.42977" calcext:value-type="float">
            <text:p>7.42977</text:p>
          </table:table-cell>
          <table:table-cell office:value-type="float" office:value="2453733.14" calcext:value-type="float">
            <text:p>2453733.1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<text:s/>0.080 0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<text:s/>0.040 0</text:p>
          </table:table-cell>
          <table:table-cell office:value-type="float" office:value="17.87" calcext:value-type="float">
            <text:p>17.87</text:p>
          </table:table-cell>
          <table:table-cell office:value-type="string" calcext:value-type="string">
            <text:p><text:s/>0.070 0</text:p>
          </table:table-cell>
          <table:table-cell office:value-type="float" office:value="18.12" calcext:value-type="float">
            <text:p>18.12</text:p>
          </table:table-cell>
          <table:table-cell office:value-type="string" calcext:value-type="string">
            <text:p><text:s text:c="2"/>0.17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10185879-$2909535</text:p>
          </table:table-cell>
          <table:table-cell office:value-type="string" calcext:value-type="string">
            <text:p><text:s text:c="3"/>L1</text:p>
          </table:table-cell>
          <table:table-cell office:value-type="string" calcext:value-type="string">
            <text:p><text:s text:c="3"/>nul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4"/>null</text:p>
          </table:table-cell>
          <table:table-cell office:value-type="float" office:value="154.74498" calcext:value-type="float">
            <text:p>154.74498</text:p>
          </table:table-cell>
          <table:table-cell office:value-type="float" office:value="-29.16488" calcext:value-type="float">
            <text:p>-29.16488</text:p>
          </table:table-cell>
          <table:table-cell office:value-type="float" office:value="2451243.6" calcext:value-type="float">
            <text:p>2451243.6</text:p>
          </table:table-cell>
          <table:table-cell office:value-type="float" office:value="35.3" calcext:value-type="float">
            <text:p>35.3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213" calcext:value-type="float">
            <text:p>14.213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418" calcext:value-type="float">
            <text:p>13.418</text:p>
          </table:table-cell>
          <table:table-cell office:value-type="string" calcext:value-type="string">
            <text:p><text:s/>0.024 0</text:p>
          </table:table-cell>
          <table:table-cell office:value-type="float" office:value="12.796" calcext:value-type="float">
            <text:p>12.796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G_44-9</text:p>
          </table:table-cell>
          <table:table-cell office:value-type="string" calcext:value-type="string">
            <text:p><text:s text:c="3"/>M5.9</text:p>
          </table:table-cell>
          <table:table-cell office:value-type="string" calcext:value-type="string">
            <text:p><text:s text:c="3"/>null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4"/>young</text:p>
          </table:table-cell>
          <table:table-cell office:value-type="float" office:value="155.18362" calcext:value-type="float">
            <text:p>155.18362</text:p>
          </table:table-cell>
          <table:table-cell office:value-type="float" office:value="8.23984" calcext:value-type="float">
            <text:p>8.23984</text:p>
          </table:table-cell>
          <table:table-cell office:value-type="float" office:value="2451601.7" calcext:value-type="float">
            <text:p>2451601.7</text:p>
          </table:table-cell>
          <table:table-cell office:value-type="float" office:value="26.5" calcext:value-type="float">
            <text:p>26.5</text:p>
          </table:table-cell>
          <table:table-cell office:value-type="float" office:value="1.5" calcext:value-type="float">
            <text:p>1.5</text:p>
          </table:table-cell>
          <table:table-cell office:value-type="float" office:value="234" calcext:value-type="float">
            <text:p>234</text:p>
          </table:table-cell>
          <table:table-cell office:value-type="float" office:value="11.286" calcext:value-type="float">
            <text:p>11.286</text:p>
          </table:table-cell>
          <table:table-cell office:value-type="string" calcext:value-type="string">
            <text:p><text:s/>0.001 0</text:p>
          </table:table-cell>
          <table:table-cell office:value-type="float" office:value="10.854" calcext:value-type="float">
            <text:p>10.854</text:p>
          </table:table-cell>
          <table:table-cell office:value-type="string" calcext:value-type="string">
            <text:p><text:s/>0.000 0</text:p>
          </table:table-cell>
          <table:table-cell office:value-type="float" office:value="10.508" calcext:value-type="float">
            <text:p>10.508</text:p>
          </table:table-cell>
          <table:table-cell office:value-type="string" calcext:value-type="string">
            <text:p><text:s/>0.001 0</text:p>
          </table:table-cell>
          <table:table-cell office:value-type="float" office:value="9.873" calcext:value-type="float">
            <text:p>9.873</text:p>
          </table:table-cell>
          <table:table-cell office:value-type="string" calcext:value-type="string">
            <text:p><text:s text:c="2"/>0.00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354" calcext:value-type="float">
            <text:p>10.354</text:p>
          </table:table-cell>
          <table:table-cell office:value-type="string" calcext:value-type="string">
            <text:p><text:s text:c="2"/>0.022 0</text:p>
          </table:table-cell>
          <table:table-cell office:value-type="float" office:value="9.764" calcext:value-type="float">
            <text:p>9.764</text:p>
          </table:table-cell>
          <table:table-cell office:value-type="string" calcext:value-type="string">
            <text:p><text:s/>0.021 0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<text:s/>0.021 0</text:p>
          </table:table-cell>
          <table:table-cell office:value-type="float" office:value="57141" calcext:value-type="float">
            <text:p>57141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02109.69-$030420.1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0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55.29024" calcext:value-type="float">
            <text:p>155.29024</text:p>
          </table:table-cell>
          <table:table-cell office:value-type="float" office:value="-3.07228" calcext:value-type="float">
            <text:p>-3.07228</text:p>
          </table:table-cell>
          <table:table-cell office:value-type="float" office:value="2454514.95" calcext:value-type="float">
            <text:p>2454514.95</text:p>
          </table:table-cell>
          <table:table-cell office:value-type="float" office:value="29.9" calcext:value-type="float">
            <text:p>29.9</text:p>
          </table:table-cell>
          <table:table-cell office:value-type="float" office:value="1.3" calcext:value-type="float">
            <text:p>1.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684" calcext:value-type="float">
            <text:p>16.684</text:p>
          </table:table-cell>
          <table:table-cell office:value-type="string" calcext:value-type="string">
            <text:p><text:s/>0.034 0</text:p>
          </table:table-cell>
          <table:table-cell office:value-type="float" office:value="15.858" calcext:value-type="float">
            <text:p>15.858</text:p>
          </table:table-cell>
          <table:table-cell office:value-type="string" calcext:value-type="string">
            <text:p><text:s/>0.032 0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 text:c="2"/>0.037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022" calcext:value-type="float">
            <text:p>17.022</text:p>
          </table:table-cell>
          <table:table-cell office:value-type="string" calcext:value-type="string">
            <text:p><text:s text:c="2"/>0.102 1</text:p>
          </table:table-cell>
          <table:table-cell office:value-type="float" office:value="15.791" calcext:value-type="float">
            <text:p>15.791</text:p>
          </table:table-cell>
          <table:table-cell office:value-type="string" calcext:value-type="string">
            <text:p><text:s/>0.101 1</text:p>
          </table:table-cell>
          <table:table-cell office:value-type="float" office:value="15.491" calcext:value-type="float">
            <text:p>15.491</text:p>
          </table:table-cell>
          <table:table-cell office:value-type="string" calcext:value-type="string">
            <text:p><text:s/>0.173 0</text:p>
          </table:table-cell>
          <table:table-cell office:value-type="string" calcext:value-type="string">
            <text:p><text:s text:c="2"/>57,68,97,144</text:p>
          </table:table-cell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string" calcext:value-type="string">
            <text:p><text:s text:c="3"/>26,68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DSS_J102109.69-$030420.1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55.29024" calcext:value-type="float">
            <text:p>155.29024</text:p>
          </table:table-cell>
          <table:table-cell office:value-type="float" office:value="-3.07228" calcext:value-type="float">
            <text:p>-3.07228</text:p>
          </table:table-cell>
          <table:table-cell office:value-type="float" office:value="2454514.95" calcext:value-type="float">
            <text:p>2454514.95</text:p>
          </table:table-cell>
          <table:table-cell office:value-type="float" office:value="29.9" calcext:value-type="float">
            <text:p>29.9</text:p>
          </table:table-cell>
          <table:table-cell office:value-type="float" office:value="1.3" calcext:value-type="float">
            <text:p>1.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84" calcext:value-type="float">
            <text:p>16.584</text:p>
          </table:table-cell>
          <table:table-cell office:value-type="string" calcext:value-type="string">
            <text:p><text:s/>0.033 0</text:p>
          </table:table-cell>
          <table:table-cell office:value-type="float" office:value="16.588" calcext:value-type="float">
            <text:p>16.588</text:p>
          </table:table-cell>
          <table:table-cell office:value-type="string" calcext:value-type="string">
            <text:p><text:s/>0.036 0</text:p>
          </table:table-cell>
          <table:table-cell office:value-type="float" office:value="16.689" calcext:value-type="float">
            <text:p>16.689</text:p>
          </table:table-cell>
          <table:table-cell office:value-type="string" calcext:value-type="string">
            <text:p><text:s text:c="2"/>0.066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991" calcext:value-type="float">
            <text:p>16.991</text:p>
          </table:table-cell>
          <table:table-cell office:value-type="string" calcext:value-type="string">
            <text:p><text:s text:c="2"/>0.102 1</text:p>
          </table:table-cell>
          <table:table-cell office:value-type="float" office:value="16.531" calcext:value-type="float">
            <text:p>16.531</text:p>
          </table:table-cell>
          <table:table-cell office:value-type="string" calcext:value-type="string">
            <text:p><text:s/>0.103 1</text:p>
          </table:table-cell>
          <table:table-cell office:value-type="float" office:value="16.491" calcext:value-type="float">
            <text:p>16.491</text:p>
          </table:table-cell>
          <table:table-cell office:value-type="string" calcext:value-type="string">
            <text:p><text:s/>0.174 0</text:p>
          </table:table-cell>
          <table:table-cell office:value-type="string" calcext:value-type="string">
            <text:p><text:s text:c="2"/>57,68,97,144</text:p>
          </table:table-cell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string" calcext:value-type="string">
            <text:p><text:s text:c="3"/>26,68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VLM_213-2005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55.36428" calcext:value-type="float">
            <text:p>155.36428</text:p>
          </table:table-cell>
          <table:table-cell office:value-type="float" office:value="50.91787" calcext:value-type="float">
            <text:p>50.91787</text:p>
          </table:table-cell>
          <table:table-cell office:value-type="float" office:value="2451175.95" calcext:value-type="float">
            <text:p>2451175.95</text:p>
          </table:table-cell>
          <table:table-cell office:value-type="float" office:value="30.1" calcext:value-type="float">
            <text:p>30.1</text:p>
          </table:table-cell>
          <table:table-cell office:value-type="float" office:value="0.4" calcext:value-type="float">
            <text:p>0.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93" calcext:value-type="float">
            <text:p>13.393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2.739" calcext:value-type="float">
            <text:p>12.739</text:p>
          </table:table-cell>
          <table:table-cell office:value-type="string" calcext:value-type="string">
            <text:p><text:s/>0.023 0</text:p>
          </table:table-cell>
          <table:table-cell office:value-type="float" office:value="12.256" calcext:value-type="float">
            <text:p>12.256</text:p>
          </table:table-cell>
          <table:table-cell office:value-type="string" calcext:value-type="string">
            <text:p><text:s/>0.022 0</text:p>
          </table:table-cell>
          <table:table-cell office:value-type="float" office:value="57" calcext:value-type="float">
            <text:p>57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D_89744B</text:p>
          </table:table-cell>
          <table:table-cell office:value-type="string" calcext:value-type="string">
            <text:p><text:s text:c="3"/>L0</text:p>
          </table:table-cell>
          <table:table-cell office:value-type="string" calcext:value-type="string">
            <text:p><text:s text:c="3"/>null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 text:c="4"/>null</text:p>
          </table:table-cell>
          <table:table-cell office:value-type="float" office:value="155.56204" calcext:value-type="float">
            <text:p>155.56204</text:p>
          </table:table-cell>
          <table:table-cell office:value-type="float" office:value="41.24075" calcext:value-type="float">
            <text:p>41.24075</text:p>
          </table:table-cell>
          <table:table-cell office:value-type="float" office:value="2450908.68" calcext:value-type="float">
            <text:p>2450908.68</text:p>
          </table:table-cell>
          <table:table-cell office:value-type="float" office:value="25.36" calcext:value-type="float">
            <text:p>25.36</text:p>
          </table:table-cell>
          <table:table-cell office:value-type="float" office:value="0.31" calcext:value-type="float">
            <text:p>0.31</text:p>
          </table:table-cell>
          <table:table-cell office:value-type="float" office:value="253" calcext:value-type="float">
            <text:p>253</text:p>
          </table:table-cell>
          <table:table-cell office:value-type="float" office:value="15.845" calcext:value-type="float">
            <text:p>15.845</text:p>
          </table:table-cell>
          <table:table-cell office:value-type="string" calcext:value-type="string">
            <text:p><text:s/>0.062 1</text:p>
          </table:table-cell>
          <table:table-cell office:value-type="float" office:value="14.846" calcext:value-type="float">
            <text:p>14.846</text:p>
          </table:table-cell>
          <table:table-cell office:value-type="string" calcext:value-type="string">
            <text:p><text:s/>0.037 1</text:p>
          </table:table-cell>
          <table:table-cell office:value-type="float" office:value="14.064" calcext:value-type="float">
            <text:p>14.064</text:p>
          </table:table-cell>
          <table:table-cell office:value-type="string" calcext:value-type="string">
            <text:p><text:s/>0.033 1</text:p>
          </table:table-cell>
          <table:table-cell office:value-type="float" office:value="13.582" calcext:value-type="float">
            <text:p>13.582</text:p>
          </table:table-cell>
          <table:table-cell office:value-type="string" calcext:value-type="string">
            <text:p><text:s text:c="2"/>0.039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901" calcext:value-type="float">
            <text:p>14.901</text:p>
          </table:table-cell>
          <table:table-cell office:value-type="string" calcext:value-type="string">
            <text:p><text:s text:c="2"/>0.037 0</text:p>
          </table:table-cell>
          <table:table-cell office:value-type="float" office:value="14.022" calcext:value-type="float">
            <text:p>14.022</text:p>
          </table:table-cell>
          <table:table-cell office:value-type="string" calcext:value-type="string">
            <text:p><text:s/>0.033 0</text:p>
          </table:table-cell>
          <table:table-cell office:value-type="float" office:value="13.608" calcext:value-type="float">
            <text:p>13.608</text:p>
          </table:table-cell>
          <table:table-cell office:value-type="string" calcext:value-type="string">
            <text:p><text:s/>0.039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63.1" calcext:value-type="float">
            <text:p>63.1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SDSS_J103026.78+021306.4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9.5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4"/>null</text:p>
          </table:table-cell>
          <table:table-cell office:value-type="float" office:value="157.61161" calcext:value-type="float">
            <text:p>157.61161</text:p>
          </table:table-cell>
          <table:table-cell office:value-type="float" office:value="2.21847" calcext:value-type="float">
            <text:p>2.21847</text:p>
          </table:table-cell>
          <table:table-cell office:value-type="float" office:value="2451902.47" calcext:value-type="float">
            <text:p>2451902.47</text:p>
          </table:table-cell>
          <table:table-cell office:value-type="float" office:value="24.8" calcext:value-type="float">
            <text:p>24.8</text:p>
          </table:table-cell>
          <table:table-cell office:value-type="float" office:value="10.6" calcext:value-type="float">
            <text:p>10.6</text:p>
          </table:table-cell>
          <table:table-cell office:value-type="float" office:value="71" calcext:value-type="float">
            <text:p>71</text:p>
          </table:table-cell>
          <table:table-cell office:value-type="float" office:value="18.214" calcext:value-type="float">
            <text:p>18.214</text:p>
          </table:table-cell>
          <table:table-cell office:value-type="string" calcext:value-type="string">
            <text:p><text:s/>0.071 1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<text:s/>0.050 0</text:p>
          </table:table-cell>
          <table:table-cell office:value-type="float" office:value="16.27" calcext:value-type="float">
            <text:p>16.27</text:p>
          </table:table-cell>
          <table:table-cell office:value-type="string" calcext:value-type="string">
            <text:p><text:s/>0.050 0</text:p>
          </table:table-cell>
          <table:table-cell office:value-type="float" office:value="15.67" calcext:value-type="float">
            <text:p>15.67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219" calcext:value-type="float">
            <text:p>17.219</text:p>
          </table:table-cell>
          <table:table-cell office:value-type="string" calcext:value-type="string">
            <text:p><text:s text:c="2"/>0.050 1</text:p>
          </table:table-cell>
          <table:table-cell office:value-type="float" office:value="16.208" calcext:value-type="float">
            <text:p>16.208</text:p>
          </table:table-cell>
          <table:table-cell office:value-type="string" calcext:value-type="string">
            <text:p><text:s/>0.050 1</text:p>
          </table:table-cell>
          <table:table-cell office:value-type="float" office:value="15.683" calcext:value-type="float">
            <text:p>15.683</text:p>
          </table:table-cell>
          <table:table-cell office:value-type="string" calcext:value-type="string">
            <text:p><text:s/>0.050 1</text:p>
          </table:table-cell>
          <table:table-cell office:value-type="float" office:value="68135" calcext:value-type="float">
            <text:p>68135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D_91324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57.88477" calcext:value-type="float">
            <text:p>157.88477</text:p>
          </table:table-cell>
          <table:table-cell office:value-type="float" office:value="-53.63363" calcext:value-type="float">
            <text:p>-53.63363</text:p>
          </table:table-cell>
          <table:table-cell office:value-type="float" office:value="2451558.77" calcext:value-type="float">
            <text:p>2451558.77</text:p>
          </table:table-cell>
          <table:table-cell office:value-type="float" office:value="45.85" calcext:value-type="float">
            <text:p>45.85</text:p>
          </table:table-cell>
          <table:table-cell office:value-type="float" office:value="0.19" calcext:value-type="float">
            <text:p>0.1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837" calcext:value-type="float">
            <text:p>11.837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1.313" calcext:value-type="float">
            <text:p>11.313</text:p>
          </table:table-cell>
          <table:table-cell office:value-type="string" calcext:value-type="string">
            <text:p><text:s/>0.024 0</text:p>
          </table:table-cell>
          <table:table-cell office:value-type="float" office:value="10.991" calcext:value-type="float">
            <text:p>10.991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036530-$344138</text:p>
          </table:table-cell>
          <table:table-cell office:value-type="string" calcext:value-type="string">
            <text:p><text:s text:c="3"/>L6</text:p>
          </table:table-cell>
          <table:table-cell office:value-type="string" calcext:value-type="string">
            <text:p><text:s text:c="3"/>nul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4"/>null</text:p>
          </table:table-cell>
          <table:table-cell office:value-type="float" office:value="159.22108" calcext:value-type="float">
            <text:p>159.22108</text:p>
          </table:table-cell>
          <table:table-cell office:value-type="float" office:value="-34.69391" calcext:value-type="float">
            <text:p>-34.69391</text:p>
          </table:table-cell>
          <table:table-cell office:value-type="float" office:value="2451260.63" calcext:value-type="float">
            <text:p>2451260.63</text:p>
          </table:table-cell>
          <table:table-cell office:value-type="float" office:value="61.5" calcext:value-type="float">
            <text:p>61.5</text:p>
          </table:table-cell>
          <table:table-cell office:value-type="float" office:value="9.1" calcext:value-type="float">
            <text:p>9.1</text:p>
          </table:table-cell>
          <table:table-cell office:value-type="float" office:value="71" calcext:value-type="float">
            <text:p>71</text:p>
          </table:table-cell>
          <table:table-cell office:value-type="float" office:value="16.619" calcext:value-type="float">
            <text:p>16.619</text:p>
          </table:table-cell>
          <table:table-cell office:value-type="string" calcext:value-type="string">
            <text:p><text:s/>0.069 1</text:p>
          </table:table-cell>
          <table:table-cell office:value-type="float" office:value="15.515" calcext:value-type="float">
            <text:p>15.515</text:p>
          </table:table-cell>
          <table:table-cell office:value-type="string" calcext:value-type="string">
            <text:p><text:s/>0.048 1</text:p>
          </table:table-cell>
          <table:table-cell office:value-type="float" office:value="14.501" calcext:value-type="float">
            <text:p>14.501</text:p>
          </table:table-cell>
          <table:table-cell office:value-type="string" calcext:value-type="string">
            <text:p><text:s/>0.035 1</text:p>
          </table:table-cell>
          <table:table-cell office:value-type="float" office:value="13.788" calcext:value-type="float">
            <text:p>13.788</text:p>
          </table:table-cell>
          <table:table-cell office:value-type="string" calcext:value-type="string">
            <text:p><text:s text:c="2"/>0.04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622" calcext:value-type="float">
            <text:p>15.622</text:p>
          </table:table-cell>
          <table:table-cell office:value-type="string" calcext:value-type="string">
            <text:p><text:s text:c="2"/>0.048 0</text:p>
          </table:table-cell>
          <table:table-cell office:value-type="float" office:value="14.446" calcext:value-type="float">
            <text:p>14.446</text:p>
          </table:table-cell>
          <table:table-cell office:value-type="string" calcext:value-type="string">
            <text:p><text:s/>0.035 0</text:p>
          </table:table-cell>
          <table:table-cell office:value-type="float" office:value="13.798" calcext:value-type="float">
            <text:p>13.798</text:p>
          </table:table-cell>
          <table:table-cell office:value-type="string" calcext:value-type="string">
            <text:p><text:s/>0.043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04335.08+121314.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4"/>null</text:p>
          </table:table-cell>
          <table:table-cell office:value-type="float" office:value="160.89618" calcext:value-type="float">
            <text:p>160.89618</text:p>
          </table:table-cell>
          <table:table-cell office:value-type="float" office:value="12.22082" calcext:value-type="float">
            <text:p>12.22082</text:p>
          </table:table-cell>
          <table:table-cell office:value-type="float" office:value="2451137" calcext:value-type="float">
            <text:p>2451137</text:p>
          </table:table-cell>
          <table:table-cell office:value-type="float" office:value="68.5" calcext:value-type="float">
            <text:p>68.5</text:p>
          </table:table-cell>
          <table:table-cell office:value-type="float" office:value="10.6" calcext:value-type="float">
            <text:p>10.6</text:p>
          </table:table-cell>
          <table:table-cell office:value-type="float" office:value="71" calcext:value-type="float">
            <text:p>71</text:p>
          </table:table-cell>
          <table:table-cell office:value-type="float" office:value="16.895" calcext:value-type="float">
            <text:p>16.895</text:p>
          </table:table-cell>
          <table:table-cell office:value-type="string" calcext:value-type="string">
            <text:p><text:s/>0.058 1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<text:s/>0.030 0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<text:s/>0.030 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97" calcext:value-type="float">
            <text:p>15.997</text:p>
          </table:table-cell>
          <table:table-cell office:value-type="string" calcext:value-type="string">
            <text:p><text:s text:c="2"/>0.088 0</text:p>
          </table:table-cell>
          <table:table-cell office:value-type="float" office:value="14.969" calcext:value-type="float">
            <text:p>14.969</text:p>
          </table:table-cell>
          <table:table-cell office:value-type="string" calcext:value-type="string">
            <text:p><text:s/>0.077 0</text:p>
          </table:table-cell>
          <table:table-cell office:value-type="float" office:value="14.258" calcext:value-type="float">
            <text:p>14.258</text:p>
          </table:table-cell>
          <table:table-cell office:value-type="string" calcext:value-type="string">
            <text:p><text:s/>0.066 0</text:p>
          </table:table-cell>
          <table:table-cell office:value-type="string" calcext:value-type="string">
            <text:p><text:s text:c="2"/>44,57,68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04409.43+042937.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4"/>null</text:p>
          </table:table-cell>
          <table:table-cell office:value-type="float" office:value="161.03927" calcext:value-type="float">
            <text:p>161.03927</text:p>
          </table:table-cell>
          <table:table-cell office:value-type="float" office:value="4.49381" calcext:value-type="float">
            <text:p>4.49381</text:p>
          </table:table-cell>
          <table:table-cell office:value-type="float" office:value="2451583.83" calcext:value-type="float">
            <text:p>2451583.83</text:p>
          </table:table-cell>
          <table:table-cell office:value-type="float" office:value="51.3" calcext:value-type="float">
            <text:p>51.3</text:p>
          </table:table-cell>
          <table:table-cell office:value-type="float" office:value="10.1" calcext:value-type="float">
            <text:p>10.1</text:p>
          </table:table-cell>
          <table:table-cell office:value-type="float" office:value="71" calcext:value-type="float">
            <text:p>71</text:p>
          </table:table-cell>
          <table:table-cell office:value-type="float" office:value="16.964" calcext:value-type="float">
            <text:p>16.964</text:p>
          </table:table-cell>
          <table:table-cell office:value-type="string" calcext:value-type="string">
            <text:p><text:s/>0.058 1</text:p>
          </table:table-cell>
          <table:table-cell office:value-type="float" office:value="15.84" calcext:value-type="float">
            <text:p>15.84</text:p>
          </table:table-cell>
          <table:table-cell office:value-type="string" calcext:value-type="string">
            <text:p><text:s/>0.030 0</text:p>
          </table:table-cell>
          <table:table-cell office:value-type="float" office:value="14.97" calcext:value-type="float">
            <text:p>14.97</text:p>
          </table:table-cell>
          <table:table-cell office:value-type="string" calcext:value-type="string">
            <text:p><text:s/>0.030 0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81" calcext:value-type="float">
            <text:p>15.881</text:p>
          </table:table-cell>
          <table:table-cell office:value-type="string" calcext:value-type="string">
            <text:p><text:s text:c="2"/>0.077 0</text:p>
          </table:table-cell>
          <table:table-cell office:value-type="float" office:value="14.95" calcext:value-type="float">
            <text:p>14.95</text:p>
          </table:table-cell>
          <table:table-cell office:value-type="string" calcext:value-type="string">
            <text:p><text:s/>0.074 0</text:p>
          </table:table-cell>
          <table:table-cell office:value-type="float" office:value="14.259" calcext:value-type="float">
            <text:p>14.259</text:p>
          </table:table-cell>
          <table:table-cell office:value-type="string" calcext:value-type="string">
            <text:p><text:s/>0.086 0</text:p>
          </table:table-cell>
          <table:table-cell office:value-type="string" calcext:value-type="string">
            <text:p><text:s text:c="2"/>57,68,135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1047538+212423</text:p>
          </table:table-cell>
          <table:table-cell office:value-type="string" calcext:value-type="string">
            <text:p><text:s text:c="3"/>T7</text:p>
          </table:table-cell>
          <table:table-cell office:value-type="string" calcext:value-type="string">
            <text:p><text:s text:c="3"/>T6.5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null</text:p>
          </table:table-cell>
          <table:table-cell office:value-type="float" office:value="161.97439" calcext:value-type="float">
            <text:p>161.97439</text:p>
          </table:table-cell>
          <table:table-cell office:value-type="float" office:value="21.40652" calcext:value-type="float">
            <text:p>21.40652</text:p>
          </table:table-cell>
          <table:table-cell office:value-type="float" office:value="2450842.92" calcext:value-type="float">
            <text:p>2450842.92</text:p>
          </table:table-cell>
          <table:table-cell office:value-type="float" office:value="94.73" calcext:value-type="float">
            <text:p>94.73</text:p>
          </table:table-cell>
          <table:table-cell office:value-type="float" office:value="3.81" calcext:value-type="float">
            <text:p>3.81</text:p>
          </table:table-cell>
          <table:table-cell office:value-type="float" office:value="255" calcext:value-type="float">
            <text:p>255</text:p>
          </table:table-cell>
          <table:table-cell office:value-type="float" office:value="16.442" calcext:value-type="float">
            <text:p>16.442</text:p>
          </table:table-cell>
          <table:table-cell office:value-type="string" calcext:value-type="string">
            <text:p><text:s/>0.058 1</text:p>
          </table:table-cell>
          <table:table-cell office:value-type="float" office:value="15.46" calcext:value-type="float">
            <text:p>15.46</text:p>
          </table:table-cell>
          <table:table-cell office:value-type="string" calcext:value-type="string">
            <text:p><text:s/>0.030 0</text:p>
          </table:table-cell>
          <table:table-cell office:value-type="float" office:value="15.83" calcext:value-type="float">
            <text:p>15.83</text:p>
          </table:table-cell>
          <table:table-cell office:value-type="string" calcext:value-type="string">
            <text:p><text:s/>0.030 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19" calcext:value-type="float">
            <text:p>15.819</text:p>
          </table:table-cell>
          <table:table-cell office:value-type="string" calcext:value-type="string">
            <text:p><text:s text:c="2"/>0.059 0</text:p>
          </table:table-cell>
          <table:table-cell office:value-type="float" office:value="15.797" calcext:value-type="float">
            <text:p>15.797</text:p>
          </table:table-cell>
          <table:table-cell office:value-type="string" calcext:value-type="string">
            <text:p><text:s/>0.120 0</text:p>
          </table:table-cell>
          <table:table-cell office:value-type="float" office:value="16.076" calcext:value-type="float">
            <text:p>16.076</text:p>
          </table:table-cell>
          <table:table-cell office:value-type="string" calcext:value-type="string">
            <text:p><text:s/>0.030 1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HS_292</text:p>
          </table:table-cell>
          <table:table-cell table:number-columns-repeated="2" office:value-type="string" calcext:value-type="string">
            <text:p><text:s text:c="3"/>M6.5</text:p>
          </table:table-cell>
          <table:table-cell office:value-type="float" office:value="83125" calcext:value-type="float">
            <text:p>83125</text:p>
          </table:table-cell>
          <table:table-cell office:value-type="string" calcext:value-type="string">
            <text:p><text:s text:c="4"/>null</text:p>
          </table:table-cell>
          <table:table-cell office:value-type="float" office:value="162.05243" calcext:value-type="float">
            <text:p>162.05243</text:p>
          </table:table-cell>
          <table:table-cell office:value-type="float" office:value="-11.33562" calcext:value-type="float">
            <text:p>-11.33562</text:p>
          </table:table-cell>
          <table:table-cell office:value-type="float" office:value="2451203.81" calcext:value-type="float">
            <text:p>2451203.81</text:p>
          </table:table-cell>
          <table:table-cell office:value-type="float" office:value="220.3" calcext:value-type="float">
            <text:p>220.3</text:p>
          </table:table-cell>
          <table:table-cell office:value-type="float" office:value="3.6" calcext:value-type="float">
            <text:p>3.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<text:s/>0.050 0</text:p>
          </table:table-cell>
          <table:table-cell office:value-type="float" office:value="8.39" calcext:value-type="float">
            <text:p>8.39</text:p>
          </table:table-cell>
          <table:table-cell office:value-type="string" calcext:value-type="string">
            <text:p><text:s/>0.050 0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<text:s text:c="2"/>0.050 0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<text:s/>0.050 0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<text:s/>0.070 0</text:p>
          </table:table-cell>
          <table:table-cell office:value-type="float" office:value="8.857" calcext:value-type="float">
            <text:p>8.857</text:p>
          </table:table-cell>
          <table:table-cell office:value-type="string" calcext:value-type="string">
            <text:p><text:s text:c="2"/>0.021 0</text:p>
          </table:table-cell>
          <table:table-cell office:value-type="float" office:value="8.263" calcext:value-type="float">
            <text:p>8.263</text:p>
          </table:table-cell>
          <table:table-cell office:value-type="string" calcext:value-type="string">
            <text:p><text:s/>0.036 0</text:p>
          </table:table-cell>
          <table:table-cell office:value-type="float" office:value="7.926" calcext:value-type="float">
            <text:p>7.926</text:p>
          </table:table-cell>
          <table:table-cell office:value-type="string" calcext:value-type="string">
            <text:p><text:s/>0.033 0</text:p>
          </table:table-cell>
          <table:table-cell office:value-type="float" office:value="57146211" calcext:value-type="float">
            <text:p>57146211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s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LHS_2314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4"/>null</text:p>
          </table:table-cell>
          <table:table-cell office:value-type="float" office:value="162.26411" calcext:value-type="float">
            <text:p>162.26411</text:p>
          </table:table-cell>
          <table:table-cell office:value-type="float" office:value="5.03964" calcext:value-type="float">
            <text:p>5.03964</text:p>
          </table:table-cell>
          <table:table-cell office:value-type="float" office:value="2451586.71" calcext:value-type="float">
            <text:p>2451586.71</text:p>
          </table:table-cell>
          <table:table-cell office:value-type="float" office:value="41.1" calcext:value-type="float">
            <text:p>41.1</text:p>
          </table:table-cell>
          <table:table-cell office:value-type="float" office:value="2.3" calcext:value-type="float">
            <text:p>2.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42" calcext:value-type="float">
            <text:p>12.42</text:p>
          </table:table-cell>
          <table:table-cell office:value-type="string" calcext:value-type="string">
            <text:p><text:s/>0.030 0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<text:s/>0.030 0</text:p>
          </table:table-cell>
          <table:table-cell office:value-type="float" office:value="11.52" calcext:value-type="float">
            <text:p>11.5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535" calcext:value-type="float">
            <text:p>12.535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<text:s/>0.024 0</text:p>
          </table:table-cell>
          <table:table-cell office:value-type="float" office:value="11.596" calcext:value-type="float">
            <text:p>11.596</text:p>
          </table:table-cell>
          <table:table-cell office:value-type="string" calcext:value-type="string">
            <text:p><text:s/>0.019 0</text:p>
          </table:table-cell>
          <table:table-cell office:value-type="float" office:value="57143" calcext:value-type="float">
            <text:p>57143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_J104915.57-$531906.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7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null</text:p>
          </table:table-cell>
          <table:table-cell office:value-type="float" office:value="162.32881" calcext:value-type="float">
            <text:p>162.32881</text:p>
          </table:table-cell>
          <table:table-cell office:value-type="float" office:value="-53.31947" calcext:value-type="float">
            <text:p>-53.31947</text:p>
          </table:table-cell>
          <table:table-cell office:value-type="float" office:value="2451315.55" calcext:value-type="float">
            <text:p>2451315.55</text:p>
          </table:table-cell>
          <table:table-cell office:value-type="float" office:value="496" calcext:value-type="float">
            <text:p>49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532" calcext:value-type="float">
            <text:p>11.532</text:p>
          </table:table-cell>
          <table:table-cell office:value-type="string" calcext:value-type="string">
            <text:p><text:s/>0.041 0</text:p>
          </table:table-cell>
          <table:table-cell office:value-type="float" office:value="10.39" calcext:value-type="float">
            <text:p>10.39</text:p>
          </table:table-cell>
          <table:table-cell office:value-type="string" calcext:value-type="string">
            <text:p><text:s/>0.041 0</text:p>
          </table:table-cell>
          <table:table-cell office:value-type="float" office:value="9.438" calcext:value-type="float">
            <text:p>9.438</text:p>
          </table:table-cell>
          <table:table-cell office:value-type="string" calcext:value-type="string">
            <text:p><text:s text:c="2"/>0.092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34,57</text:p>
          </table:table-cell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_J104915.57-$531906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0.5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null</text:p>
          </table:table-cell>
          <table:table-cell office:value-type="float" office:value="162.32881" calcext:value-type="float">
            <text:p>162.32881</text:p>
          </table:table-cell>
          <table:table-cell office:value-type="float" office:value="-53.31947" calcext:value-type="float">
            <text:p>-53.31947</text:p>
          </table:table-cell>
          <table:table-cell office:value-type="float" office:value="2451315.55" calcext:value-type="float">
            <text:p>2451315.55</text:p>
          </table:table-cell>
          <table:table-cell office:value-type="float" office:value="496" calcext:value-type="float">
            <text:p>49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222" calcext:value-type="float">
            <text:p>11.222</text:p>
          </table:table-cell>
          <table:table-cell office:value-type="string" calcext:value-type="string">
            <text:p><text:s/>0.036 0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<text:s/>0.041 0</text:p>
          </table:table-cell>
          <table:table-cell office:value-type="float" office:value="9.729" calcext:value-type="float">
            <text:p>9.729</text:p>
          </table:table-cell>
          <table:table-cell office:value-type="string" calcext:value-type="string">
            <text:p><text:s text:c="2"/>0.109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34,57</text:p>
          </table:table-cell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olf_359</text:p>
          </table:table-cell>
          <table:table-cell table:number-columns-repeated="2" office:value-type="string" calcext:value-type="string">
            <text:p><text:s text:c="3"/>M6</text:p>
          </table:table-cell>
          <table:table-cell office:value-type="float" office:value="83124" calcext:value-type="float">
            <text:p>83124</text:p>
          </table:table-cell>
          <table:table-cell office:value-type="string" calcext:value-type="string">
            <text:p><text:s text:c="4"/>null</text:p>
          </table:table-cell>
          <table:table-cell office:value-type="float" office:value="164.12027" calcext:value-type="float">
            <text:p>164.12027</text:p>
          </table:table-cell>
          <table:table-cell office:value-type="float" office:value="7.01466" calcext:value-type="float">
            <text:p>7.01466</text:p>
          </table:table-cell>
          <table:table-cell office:value-type="float" office:value="2451604.7" calcext:value-type="float">
            <text:p>2451604.7</text:p>
          </table:table-cell>
          <table:table-cell office:value-type="float" office:value="419.1" calcext:value-type="float">
            <text:p>419.1</text:p>
          </table:table-cell>
          <table:table-cell office:value-type="float" office:value="2.1" calcext:value-type="float">
            <text:p>2.1</text:p>
          </table:table-cell>
          <table:table-cell office:value-type="float" office:value="252" calcext:value-type="float">
            <text:p>252</text:p>
          </table:table-cell>
          <table:table-cell office:value-type="float" office:value="7.735" calcext:value-type="float">
            <text:p>7.735</text:p>
          </table:table-cell>
          <table:table-cell office:value-type="string" calcext:value-type="string">
            <text:p><text:s/>0.055 1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<text:s/>0.050 0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<text:s/>0.050 0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<text:s text:c="2"/>0.050 0</text:p>
          </table:table-cell>
          <table:table-cell office:value-type="float" office:value="5.71" calcext:value-type="float">
            <text:p>5.71</text:p>
          </table:table-cell>
          <table:table-cell office:value-type="string" calcext:value-type="string">
            <text:p><text:s/>0.050 0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<text:s/>0.060 0</text:p>
          </table:table-cell>
          <table:table-cell office:value-type="float" office:value="7.085" calcext:value-type="float">
            <text:p>7.085</text:p>
          </table:table-cell>
          <table:table-cell office:value-type="string" calcext:value-type="string">
            <text:p><text:s text:c="2"/>0.024 0</text:p>
          </table:table-cell>
          <table:table-cell office:value-type="float" office:value="6.482" calcext:value-type="float">
            <text:p>6.482</text:p>
          </table:table-cell>
          <table:table-cell office:value-type="string" calcext:value-type="string">
            <text:p><text:s/>0.042 0</text:p>
          </table:table-cell>
          <table:table-cell office:value-type="float" office:value="6.084" calcext:value-type="float">
            <text:p>6.084</text:p>
          </table:table-cell>
          <table:table-cell office:value-type="string" calcext:value-type="string">
            <text:p><text:s/>0.017 0</text:p>
          </table:table-cell>
          <table:table-cell office:value-type="string" calcext:value-type="string">
            <text:p><text:s text:c="2"/>57,68,146,211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sW</text:p>
          </table:table-cell>
          <table:table-cell office:value-type="float" office:value="155232" calcext:value-type="float">
            <text:p>155232</text:p>
          </table:table-cell>
          <table:table-cell/>
        </table:table-row>
        <table:table-row table:style-name="ro1">
          <table:table-cell office:value-type="string" calcext:value-type="string">
            <text:p>HD_95086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,LC</text:p>
          </table:table-cell>
          <table:table-cell office:value-type="string" calcext:value-type="string">
            <text:p>C <text:s text:c="10"/>164.26257</text:p>
          </table:table-cell>
          <table:table-cell office:value-type="float" office:value="-68.66732" calcext:value-type="float">
            <text:p>-68.66732</text:p>
          </table:table-cell>
          <table:table-cell office:value-type="float" office:value="2451567.8" calcext:value-type="float">
            <text:p>2451567.8</text:p>
          </table:table-cell>
          <table:table-cell office:value-type="float" office:value="11.06" calcext:value-type="float">
            <text:p>11.06</text:p>
          </table:table-cell>
          <table:table-cell office:value-type="float" office:value="0.41" calcext:value-type="float">
            <text:p>0.4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<text:s/>0.50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07" calcext:value-type="float">
            <text:p>207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 text:c="2"/>V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DENIS-P_J1058.7-$1548</text:p>
          </table:table-cell>
          <table:table-cell table:number-columns-repeated="2" office:value-type="string" calcext:value-type="string">
            <text:p><text:s text:c="3"/>L3</text:p>
          </table:table-cell>
          <table:table-cell office:value-type="float" office:value="83128" calcext:value-type="float">
            <text:p>83128</text:p>
          </table:table-cell>
          <table:table-cell office:value-type="string" calcext:value-type="string">
            <text:p><text:s text:c="4"/>null</text:p>
          </table:table-cell>
          <table:table-cell office:value-type="float" office:value="164.69946" calcext:value-type="float">
            <text:p>164.69946</text:p>
          </table:table-cell>
          <table:table-cell office:value-type="float" office:value="-15.80479" calcext:value-type="float">
            <text:p>-15.80479</text:p>
          </table:table-cell>
          <table:table-cell office:value-type="float" office:value="2450897.73" calcext:value-type="float">
            <text:p>2450897.73</text:p>
          </table:table-cell>
          <table:table-cell office:value-type="float" office:value="57.7" calcext:value-type="float">
            <text:p>57.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5.31" calcext:value-type="float">
            <text:p>15.31</text:p>
          </table:table-cell>
          <table:table-cell office:value-type="string" calcext:value-type="string">
            <text:p><text:s/>0.061 1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<text:s/>0.050 0</text:p>
          </table:table-cell>
          <table:table-cell office:value-type="float" office:value="13.29" calcext:value-type="float">
            <text:p>13.29</text:p>
          </table:table-cell>
          <table:table-cell office:value-type="string" calcext:value-type="string">
            <text:p><text:s/>0.050 0</text:p>
          </table:table-cell>
          <table:table-cell office:value-type="float" office:value="12.55" calcext:value-type="float">
            <text:p>12.55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<text:s/>0.07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155" calcext:value-type="float">
            <text:p>14.155</text:p>
          </table:table-cell>
          <table:table-cell office:value-type="string" calcext:value-type="string">
            <text:p><text:s text:c="2"/>0.035 0</text:p>
          </table:table-cell>
          <table:table-cell office:value-type="float" office:value="13.226" calcext:value-type="float">
            <text:p>13.226</text:p>
          </table:table-cell>
          <table:table-cell office:value-type="string" calcext:value-type="string">
            <text:p><text:s/>0.025 0</text:p>
          </table:table-cell>
          <table:table-cell office:value-type="float" office:value="12.532" calcext:value-type="float">
            <text:p>12.532</text:p>
          </table:table-cell>
          <table:table-cell office:value-type="string" calcext:value-type="string">
            <text:p><text:s/>0.029 0</text:p>
          </table:table-cell>
          <table:table-cell office:value-type="string" calcext:value-type="string">
            <text:p><text:s text:c="2"/>57,68,145,14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SSSPM_J1102-$3431</text:p>
          </table:table-cell>
          <table:table-cell office:value-type="string" calcext:value-type="string">
            <text:p><text:s text:c="3"/>M8.5</text:p>
          </table:table-cell>
          <table:table-cell office:value-type="string" calcext:value-type="string">
            <text:p><text:s text:c="3"/>null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4"/>young,TW</text:p>
          </table:table-cell>
          <table:table-cell office:value-type="string" calcext:value-type="string">
            <text:p>A <text:s text:c="10"/>165.54097</text:p>
          </table:table-cell>
          <table:table-cell office:value-type="float" office:value="-34.50987" calcext:value-type="float">
            <text:p>-34.50987</text:p>
          </table:table-cell>
          <table:table-cell office:value-type="float" office:value="2451264.66" calcext:value-type="float">
            <text:p>2451264.66</text:p>
          </table:table-cell>
          <table:table-cell office:value-type="float" office:value="18.1" calcext:value-type="float">
            <text:p>18.1</text:p>
          </table:table-cell>
          <table:table-cell office:value-type="float" office:value="0.5" calcext:value-type="float">
            <text:p>0.5</text:p>
          </table:table-cell>
          <table:table-cell office:value-type="float" office:value="244" calcext:value-type="float">
            <text:p>244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<text:s/>0.055 1</text:p>
          </table:table-cell>
          <table:table-cell office:value-type="float" office:value="12.976" calcext:value-type="float">
            <text:p>12.976</text:p>
          </table:table-cell>
          <table:table-cell office:value-type="string" calcext:value-type="string">
            <text:p><text:s/>0.024 1</text:p>
          </table:table-cell>
          <table:table-cell office:value-type="float" office:value="12.402" calcext:value-type="float">
            <text:p>12.402</text:p>
          </table:table-cell>
          <table:table-cell office:value-type="string" calcext:value-type="string">
            <text:p><text:s/>0.022 1</text:p>
          </table:table-cell>
          <table:table-cell office:value-type="float" office:value="11.846" calcext:value-type="float">
            <text:p>11.846</text:p>
          </table:table-cell>
          <table:table-cell office:value-type="string" calcext:value-type="string">
            <text:p><text:s text:c="2"/>0.02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34" calcext:value-type="float">
            <text:p>13.034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2.356" calcext:value-type="float">
            <text:p>12.356</text:p>
          </table:table-cell>
          <table:table-cell office:value-type="string" calcext:value-type="string">
            <text:p><text:s/>0.022 0</text:p>
          </table:table-cell>
          <table:table-cell office:value-type="float" office:value="11.887" calcext:value-type="float">
            <text:p>11.887</text:p>
          </table:table-cell>
          <table:table-cell office:value-type="string" calcext:value-type="string">
            <text:p><text:s/>0.024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V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LHS_2351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4"/>null</text:p>
          </table:table-cell>
          <table:table-cell office:value-type="float" office:value="166.57905" calcext:value-type="float">
            <text:p>166.57905</text:p>
          </table:table-cell>
          <table:table-cell office:value-type="float" office:value="4.47575" calcext:value-type="float">
            <text:p>4.47575</text:p>
          </table:table-cell>
          <table:table-cell office:value-type="float" office:value="2451589.72" calcext:value-type="float">
            <text:p>2451589.72</text:p>
          </table:table-cell>
          <table:table-cell office:value-type="float" office:value="48.1" calcext:value-type="float">
            <text:p>48.1</text:p>
          </table:table-cell>
          <table:table-cell office:value-type="float" office:value="3.1" calcext:value-type="float">
            <text:p>3.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<text:s/>0.12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329" calcext:value-type="float">
            <text:p>12.329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1.716" calcext:value-type="float">
            <text:p>11.716</text:p>
          </table:table-cell>
          <table:table-cell office:value-type="string" calcext:value-type="string">
            <text:p><text:s/>0.027 0</text:p>
          </table:table-cell>
          <table:table-cell office:value-type="float" office:value="11.332" calcext:value-type="float">
            <text:p>11.332</text:p>
          </table:table-cell>
          <table:table-cell office:value-type="string" calcext:value-type="string">
            <text:p><text:s/>0.023 0</text:p>
          </table:table-cell>
          <table:table-cell office:value-type="float" office:value="57143" calcext:value-type="float">
            <text:p>57143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11010.01+011613.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167.5412" calcext:value-type="float">
            <text:p>167.5412</text:p>
          </table:table-cell>
          <table:table-cell office:value-type="float" office:value="1.26996" calcext:value-type="float">
            <text:p>1.26996</text:p>
          </table:table-cell>
          <table:table-cell office:value-type="float" office:value="2454515" calcext:value-type="float">
            <text:p>2454515</text:p>
          </table:table-cell>
          <table:table-cell office:value-type="float" office:value="52.1" calcext:value-type="float">
            <text:p>52.1</text:p>
          </table:table-cell>
          <table:table-cell office:value-type="float" office:value="1.2" calcext:value-type="float">
            <text:p>1.2</text:p>
          </table:table-cell>
          <table:table-cell office:value-type="float" office:value="68" calcext:value-type="float">
            <text:p>68</text:p>
          </table:table-cell>
          <table:table-cell office:value-type="float" office:value="17.072" calcext:value-type="float">
            <text:p>17.072</text:p>
          </table:table-cell>
          <table:table-cell office:value-type="string" calcext:value-type="string">
            <text:p><text:s/>0.071 1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<text:s/>0.050 0</text:p>
          </table:table-cell>
          <table:table-cell office:value-type="float" office:value="16.22" calcext:value-type="float">
            <text:p>16.22</text:p>
          </table:table-cell>
          <table:table-cell office:value-type="string" calcext:value-type="string">
            <text:p><text:s/>0.050 0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3.89" calcext:value-type="float">
            <text:p>13.89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343" calcext:value-type="float">
            <text:p>16.343</text:p>
          </table:table-cell>
          <table:table-cell office:value-type="string" calcext:value-type="string">
            <text:p><text:s text:c="2"/>0.115 0</text:p>
          </table:table-cell>
          <table:table-cell office:value-type="float" office:value="15.924" calcext:value-type="float">
            <text:p>15.924</text:p>
          </table:table-cell>
          <table:table-cell office:value-type="string" calcext:value-type="string">
            <text:p><text:s/>0.144 0</text:p>
          </table:table-cell>
          <table:table-cell office:value-type="float" office:value="15.934" calcext:value-type="float">
            <text:p>15.934</text:p>
          </table:table-cell>
          <table:table-cell office:value-type="string" calcext:value-type="string">
            <text:p><text:s/>0.050 1</text:p>
          </table:table-cell>
          <table:table-cell office:value-type="string" calcext:value-type="string">
            <text:p><text:s text:c="2"/>57,68,146,14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Gl_417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young</text:p>
          </table:table-cell>
          <table:table-cell office:value-type="float" office:value="168.10698" calcext:value-type="float">
            <text:p>168.10698</text:p>
          </table:table-cell>
          <table:table-cell office:value-type="float" office:value="35.80366" calcext:value-type="float">
            <text:p>35.80366</text:p>
          </table:table-cell>
          <table:table-cell office:value-type="float" office:value="2450943.75" calcext:value-type="float">
            <text:p>2450943.75</text:p>
          </table:table-cell>
          <table:table-cell office:value-type="float" office:value="45.61" calcext:value-type="float">
            <text:p>45.61</text:p>
          </table:table-cell>
          <table:table-cell office:value-type="float" office:value="0.44" calcext:value-type="float">
            <text:p>0.4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123" calcext:value-type="float">
            <text:p>15.123</text:p>
          </table:table-cell>
          <table:table-cell office:value-type="string" calcext:value-type="string">
            <text:p><text:s/>0.155 2</text:p>
          </table:table-cell>
          <table:table-cell office:value-type="float" office:value="14.165" calcext:value-type="float">
            <text:p>14.165</text:p>
          </table:table-cell>
          <table:table-cell office:value-type="string" calcext:value-type="string">
            <text:p><text:s/>0.071 2</text:p>
          </table:table-cell>
          <table:table-cell office:value-type="float" office:value="13.285" calcext:value-type="float">
            <text:p>13.285</text:p>
          </table:table-cell>
          <table:table-cell office:value-type="string" calcext:value-type="string">
            <text:p><text:s text:c="2"/>0.03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29" calcext:value-type="float">
            <text:p>15.229</text:p>
          </table:table-cell>
          <table:table-cell office:value-type="string" calcext:value-type="string">
            <text:p><text:s text:c="2"/>0.162 2</text:p>
          </table:table-cell>
          <table:table-cell office:value-type="float" office:value="14.104" calcext:value-type="float">
            <text:p>14.104</text:p>
          </table:table-cell>
          <table:table-cell office:value-type="string" calcext:value-type="string">
            <text:p><text:s/>0.072 2</text:p>
          </table:table-cell>
          <table:table-cell office:value-type="float" office:value="13.313" calcext:value-type="float">
            <text:p>13.313</text:p>
          </table:table-cell>
          <table:table-cell office:value-type="string" calcext:value-type="string">
            <text:p><text:s/>0.031 1</text:p>
          </table:table-cell>
          <table:table-cell office:value-type="string" calcext:value-type="string">
            <text:p><text:s text:c="2"/>57,68</text:p>
          </table:table-cell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WK</text:p>
          </table:table-cell>
          <table:table-cell office:value-type="string" calcext:value-type="string">
            <text:p><text:s text:c="3"/>14,68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_417C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6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young</text:p>
          </table:table-cell>
          <table:table-cell office:value-type="float" office:value="168.10698" calcext:value-type="float">
            <text:p>168.10698</text:p>
          </table:table-cell>
          <table:table-cell office:value-type="float" office:value="35.80366" calcext:value-type="float">
            <text:p>35.80366</text:p>
          </table:table-cell>
          <table:table-cell office:value-type="float" office:value="2450943.75" calcext:value-type="float">
            <text:p>2450943.75</text:p>
          </table:table-cell>
          <table:table-cell office:value-type="float" office:value="45.61" calcext:value-type="float">
            <text:p>45.61</text:p>
          </table:table-cell>
          <table:table-cell office:value-type="float" office:value="0.44" calcext:value-type="float">
            <text:p>0.4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384" calcext:value-type="float">
            <text:p>15.384</text:p>
          </table:table-cell>
          <table:table-cell office:value-type="string" calcext:value-type="string">
            <text:p><text:s/>0.194 2</text:p>
          </table:table-cell>
          <table:table-cell office:value-type="float" office:value="14.484" calcext:value-type="float">
            <text:p>14.484</text:p>
          </table:table-cell>
          <table:table-cell office:value-type="string" calcext:value-type="string">
            <text:p><text:s/>0.091 2</text:p>
          </table:table-cell>
          <table:table-cell office:value-type="float" office:value="13.632" calcext:value-type="float">
            <text:p>13.632</text:p>
          </table:table-cell>
          <table:table-cell office:value-type="string" calcext:value-type="string">
            <text:p><text:s text:c="2"/>0.032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457" calcext:value-type="float">
            <text:p>15.457</text:p>
          </table:table-cell>
          <table:table-cell office:value-type="string" calcext:value-type="string">
            <text:p><text:s text:c="2"/>0.197 2</text:p>
          </table:table-cell>
          <table:table-cell office:value-type="float" office:value="14.423" calcext:value-type="float">
            <text:p>14.423</text:p>
          </table:table-cell>
          <table:table-cell office:value-type="string" calcext:value-type="string">
            <text:p><text:s/>0.092 2</text:p>
          </table:table-cell>
          <table:table-cell office:value-type="float" office:value="13.663" calcext:value-type="float">
            <text:p>13.663</text:p>
          </table:table-cell>
          <table:table-cell office:value-type="string" calcext:value-type="string">
            <text:p><text:s/>0.033 1</text:p>
          </table:table-cell>
          <table:table-cell office:value-type="string" calcext:value-type="string">
            <text:p><text:s text:c="2"/>57,68</text:p>
          </table:table-cell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WK</text:p>
          </table:table-cell>
          <table:table-cell office:value-type="string" calcext:value-type="string">
            <text:p><text:s text:c="3"/>14,68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MASS_J11145133-$261823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168.7033" calcext:value-type="float">
            <text:p>168.7033</text:p>
          </table:table-cell>
          <table:table-cell office:value-type="float" office:value="-26.3075" calcext:value-type="float">
            <text:p>-26.3075</text:p>
          </table:table-cell>
          <table:table-cell office:value-type="float" office:value="2455280.89" calcext:value-type="float">
            <text:p>2455280.89</text:p>
          </table:table-cell>
          <table:table-cell office:value-type="float" office:value="179.2" calcext:value-type="float">
            <text:p>179.2</text:p>
          </table:table-cell>
          <table:table-cell office:value-type="float" office:value="1.4" calcext:value-type="float">
            <text:p>1.4</text:p>
          </table:table-cell>
          <table:table-cell office:value-type="float" office:value="68" calcext:value-type="float">
            <text:p>68</text:p>
          </table:table-cell>
          <table:table-cell office:value-type="float" office:value="16.363" calcext:value-type="float">
            <text:p>16.363</text:p>
          </table:table-cell>
          <table:table-cell office:value-type="string" calcext:value-type="string">
            <text:p><text:s/>0.071 1</text:p>
          </table:table-cell>
          <table:table-cell office:value-type="float" office:value="15.52" calcext:value-type="float">
            <text:p>15.52</text:p>
          </table:table-cell>
          <table:table-cell office:value-type="string" calcext:value-type="string">
            <text:p><text:s/>0.050 0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<text:s/>0.050 0</text:p>
          </table:table-cell>
          <table:table-cell office:value-type="float" office:value="16.54" calcext:value-type="float">
            <text:p>16.54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58" calcext:value-type="float">
            <text:p>15.858</text:p>
          </table:table-cell>
          <table:table-cell office:value-type="string" calcext:value-type="string">
            <text:p><text:s text:c="2"/>0.083 0</text:p>
          </table:table-cell>
          <table:table-cell office:value-type="float" office:value="15.734" calcext:value-type="float">
            <text:p>15.734</text:p>
          </table:table-cell>
          <table:table-cell office:value-type="string" calcext:value-type="string">
            <text:p><text:s/>0.123 0</text:p>
          </table:table-cell>
          <table:table-cell office:value-type="float" office:value="16.447" calcext:value-type="float">
            <text:p>16.447</text:p>
          </table:table-cell>
          <table:table-cell office:value-type="string" calcext:value-type="string">
            <text:p><text:s/>0.050 1</text:p>
          </table:table-cell>
          <table:table-cell office:value-type="string" calcext:value-type="string">
            <text:p><text:s text:c="2"/>57,68,151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WISE_J111838.70+312537.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.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4"/>null</text:p>
          </table:table-cell>
          <table:table-cell office:value-type="float" office:value="169.66125" calcext:value-type="float">
            <text:p>169.66125</text:p>
          </table:table-cell>
          <table:table-cell office:value-type="float" office:value="31.4272" calcext:value-type="float">
            <text:p>31.4272</text:p>
          </table:table-cell>
          <table:table-cell office:value-type="float" office:value="2455340.88" calcext:value-type="float">
            <text:p>2455340.88</text:p>
          </table:table-cell>
          <table:table-cell office:value-type="float" office:value="120.6" calcext:value-type="float">
            <text:p>120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102,2</text:p>
          </table:table-cell>
          <table:table-cell office:value-type="string" calcext:value-type="string">
            <text:p>22,239,261 <text:s text:c="3"/>19.180</text:p>
          </table:table-cell>
          <table:table-cell office:value-type="string" calcext:value-type="string">
            <text:p><text:s/>0.120 0</text:p>
          </table:table-cell>
          <table:table-cell office:value-type="float" office:value="17.792" calcext:value-type="float">
            <text:p>17.792</text:p>
          </table:table-cell>
          <table:table-cell office:value-type="string" calcext:value-type="string">
            <text:p><text:s/>0.053 0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<text:s/>0.06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<text:s text:c="2"/>0.160 0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<text:s/>0.2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61" calcext:value-type="float">
            <text:p>261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 text:c="2"/>K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LHS_2397aA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4"/>null</text:p>
          </table:table-cell>
          <table:table-cell office:value-type="float" office:value="170.45391" calcext:value-type="float">
            <text:p>170.45391</text:p>
          </table:table-cell>
          <table:table-cell office:value-type="float" office:value="-13.21897" calcext:value-type="float">
            <text:p>-13.21897</text:p>
          </table:table-cell>
          <table:table-cell office:value-type="float" office:value="2454520.99" calcext:value-type="float">
            <text:p>2454520.99</text:p>
          </table:table-cell>
          <table:table-cell office:value-type="float" office:value="73" calcext:value-type="float">
            <text:p>73</text:p>
          </table:table-cell>
          <table:table-cell office:value-type="float" office:value="2.1" calcext:value-type="float">
            <text:p>2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89" calcext:value-type="float">
            <text:p>11.89</text:p>
          </table:table-cell>
          <table:table-cell office:value-type="string" calcext:value-type="string">
            <text:p><text:s/>0.030 0</text:p>
          </table:table-cell>
          <table:table-cell office:value-type="float" office:value="11.329" calcext:value-type="float">
            <text:p>11.329</text:p>
          </table:table-cell>
          <table:table-cell office:value-type="string" calcext:value-type="string">
            <text:p><text:s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0.201" calcext:value-type="float">
            <text:p>10.201</text:p>
          </table:table-cell>
          <table:table-cell office:value-type="string" calcext:value-type="string">
            <text:p><text:s/>0.022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814" calcext:value-type="float">
            <text:p>10.814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57,66,68,146</text:p>
          </table:table-cell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GVK</text:p>
          </table:table-cell>
          <table:table-cell office:value-type="string" calcext:value-type="string">
            <text:p><text:s text:c="3"/>66,77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HS_2397a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4"/>null</text:p>
          </table:table-cell>
          <table:table-cell office:value-type="float" office:value="170.45391" calcext:value-type="float">
            <text:p>170.45391</text:p>
          </table:table-cell>
          <table:table-cell office:value-type="float" office:value="-13.21897" calcext:value-type="float">
            <text:p>-13.21897</text:p>
          </table:table-cell>
          <table:table-cell office:value-type="float" office:value="2454520.99" calcext:value-type="float">
            <text:p>2454520.99</text:p>
          </table:table-cell>
          <table:table-cell office:value-type="float" office:value="73" calcext:value-type="float">
            <text:p>73</text:p>
          </table:table-cell>
          <table:table-cell office:value-type="float" office:value="2.1" calcext:value-type="float">
            <text:p>2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01" calcext:value-type="float">
            <text:p>15.01</text:p>
          </table:table-cell>
          <table:table-cell office:value-type="string" calcext:value-type="string">
            <text:p><text:s/>0.081 0</text:p>
          </table:table-cell>
          <table:table-cell office:value-type="float" office:value="14.289" calcext:value-type="float">
            <text:p>14.289</text:p>
          </table:table-cell>
          <table:table-cell office:value-type="string" calcext:value-type="string">
            <text:p><text:s/>0.056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2.121" calcext:value-type="float">
            <text:p>12.121</text:p>
          </table:table-cell>
          <table:table-cell office:value-type="string" calcext:value-type="string">
            <text:p><text:s/>0.055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614" calcext:value-type="float">
            <text:p>13.614</text:p>
          </table:table-cell>
          <table:table-cell office:value-type="string" calcext:value-type="string">
            <text:p><text:s/>0.036 0</text:p>
          </table:table-cell>
          <table:table-cell office:value-type="string" calcext:value-type="string">
            <text:p><text:s text:c="2"/>57,66,68,146</text:p>
          </table:table-cell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GVK</text:p>
          </table:table-cell>
          <table:table-cell office:value-type="string" calcext:value-type="string">
            <text:p><text:s text:c="3"/>66,77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MASSW_J1146345+223053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3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76.64408" calcext:value-type="float">
            <text:p>176.64408</text:p>
          </table:table-cell>
          <table:table-cell office:value-type="float" office:value="22.51519" calcext:value-type="float">
            <text:p>22.51519</text:p>
          </table:table-cell>
          <table:table-cell office:value-type="float" office:value="2454515.01" calcext:value-type="float">
            <text:p>2454515.01</text:p>
          </table:table-cell>
          <table:table-cell office:value-type="float" office:value="34.9" calcext:value-type="float">
            <text:p>34.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T</text:p>
          </table:table-cell>
          <table:table-cell office:value-type="string" calcext:value-type="string">
            <text:p><text:s text:c="3"/>14,17,1</text:p>
          </table:table-cell>
          <table:table-cell office:value-type="float" office:value="88209" calcext:value-type="float">
            <text:p>88209</text:p>
          </table:table-cell>
        </table:table-row>
        <table:table-row table:style-name="ro1">
          <table:table-cell office:value-type="string" calcext:value-type="string">
            <text:p>2MASSW_J1146345+223053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3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76.64408" calcext:value-type="float">
            <text:p>176.64408</text:p>
          </table:table-cell>
          <table:table-cell office:value-type="float" office:value="22.51519" calcext:value-type="float">
            <text:p>22.51519</text:p>
          </table:table-cell>
          <table:table-cell office:value-type="float" office:value="2454515.01" calcext:value-type="float">
            <text:p>2454515.01</text:p>
          </table:table-cell>
          <table:table-cell office:value-type="float" office:value="34.9" calcext:value-type="float">
            <text:p>34.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T</text:p>
          </table:table-cell>
          <table:table-cell office:value-type="string" calcext:value-type="string">
            <text:p><text:s text:c="3"/>14,17,1</text:p>
          </table:table-cell>
          <table:table-cell office:value-type="float" office:value="88209" calcext:value-type="float">
            <text:p>88209</text:p>
          </table:table-cell>
        </table:table-row>
        <table:table-row table:style-name="ro1">
          <table:table-cell office:value-type="string" calcext:value-type="string">
            <text:p>ULAS_J115038.79+094942.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.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4"/>null</text:p>
          </table:table-cell>
          <table:table-cell office:value-type="float" office:value="177.6616" calcext:value-type="float">
            <text:p>177.6616</text:p>
          </table:table-cell>
          <table:table-cell office:value-type="float" office:value="9.8286" calcext:value-type="float">
            <text:p>9.8286</text:p>
          </table:table-cell>
          <table:table-cell office:value-type="float" office:value="2453900.75" calcext:value-type="float">
            <text:p>2453900.75</text:p>
          </table:table-cell>
          <table:table-cell office:value-type="float" office:value="16.8" calcext:value-type="float">
            <text:p>16.8</text:p>
          </table:table-cell>
          <table:table-cell office:value-type="float" office:value="7.5" calcext:value-type="float">
            <text:p>7.5</text:p>
          </table:table-cell>
          <table:table-cell office:value-type="float" office:value="183" calcext:value-type="float">
            <text:p>183</text:p>
          </table:table-cell>
          <table:table-cell office:value-type="float" office:value="19.92" calcext:value-type="float">
            <text:p>19.92</text:p>
          </table:table-cell>
          <table:table-cell office:value-type="string" calcext:value-type="string">
            <text:p><text:s/>0.080 0</text:p>
          </table:table-cell>
          <table:table-cell office:value-type="float" office:value="18.68" calcext:value-type="float">
            <text:p>18.68</text:p>
          </table:table-cell>
          <table:table-cell office:value-type="string" calcext:value-type="string">
            <text:p><text:s/>0.040 0</text:p>
          </table:table-cell>
          <table:table-cell office:value-type="float" office:value="19.23" calcext:value-type="float">
            <text:p>19.23</text:p>
          </table:table-cell>
          <table:table-cell office:value-type="string" calcext:value-type="string">
            <text:p><text:s/>0.060 0</text:p>
          </table:table-cell>
          <table:table-cell office:value-type="float" office:value="19.06" calcext:value-type="float">
            <text:p>19.06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LHS_2471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4"/>null</text:p>
          </table:table-cell>
          <table:table-cell office:value-type="float" office:value="178.46947" calcext:value-type="float">
            <text:p>178.46947</text:p>
          </table:table-cell>
          <table:table-cell office:value-type="float" office:value="6.99892" calcext:value-type="float">
            <text:p>6.99892</text:p>
          </table:table-cell>
          <table:table-cell office:value-type="float" office:value="2451607.82" calcext:value-type="float">
            <text:p>2451607.82</text:p>
          </table:table-cell>
          <table:table-cell office:value-type="float" office:value="70.3" calcext:value-type="float">
            <text:p>70.3</text:p>
          </table:table-cell>
          <table:table-cell office:value-type="float" office:value="2.7" calcext:value-type="float">
            <text:p>2.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256" calcext:value-type="float">
            <text:p>11.256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<text:s/>0.027 0</text:p>
          </table:table-cell>
          <table:table-cell office:value-type="float" office:value="10.262" calcext:value-type="float">
            <text:p>10.262</text:p>
          </table:table-cell>
          <table:table-cell office:value-type="string" calcext:value-type="string">
            <text:p><text:s/>0.022 0</text:p>
          </table:table-cell>
          <table:table-cell office:value-type="float" office:value="57" calcext:value-type="float">
            <text:p>5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155395-$372735</text:p>
          </table:table-cell>
          <table:table-cell office:value-type="string" calcext:value-type="string">
            <text:p><text:s text:c="3"/>L2</text:p>
          </table:table-cell>
          <table:table-cell office:value-type="string" calcext:value-type="string">
            <text:p><text:s text:c="3"/>nul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4"/>null</text:p>
          </table:table-cell>
          <table:table-cell office:value-type="float" office:value="178.9147" calcext:value-type="float">
            <text:p>178.9147</text:p>
          </table:table-cell>
          <table:table-cell office:value-type="float" office:value="-37.45974" calcext:value-type="float">
            <text:p>-37.45974</text:p>
          </table:table-cell>
          <table:table-cell office:value-type="float" office:value="2451283.52" calcext:value-type="float">
            <text:p>2451283.52</text:p>
          </table:table-cell>
          <table:table-cell office:value-type="float" office:value="104.4" calcext:value-type="float">
            <text:p>104.4</text:p>
          </table:table-cell>
          <table:table-cell office:value-type="float" office:value="4.7" calcext:value-type="float">
            <text:p>4.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811" calcext:value-type="float">
            <text:p>12.811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2.04" calcext:value-type="float">
            <text:p>12.04</text:p>
          </table:table-cell>
          <table:table-cell office:value-type="string" calcext:value-type="string">
            <text:p><text:s/>0.026 0</text:p>
          </table:table-cell>
          <table:table-cell office:value-type="float" office:value="11.462" calcext:value-type="float">
            <text:p>11.462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15553.86+055957.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7.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4"/>null</text:p>
          </table:table-cell>
          <table:table-cell office:value-type="float" office:value="178.97454" calcext:value-type="float">
            <text:p>178.97454</text:p>
          </table:table-cell>
          <table:table-cell office:value-type="float" office:value="5.99936" calcext:value-type="float">
            <text:p>5.99936</text:p>
          </table:table-cell>
          <table:table-cell office:value-type="float" office:value="2451611.8" calcext:value-type="float">
            <text:p>2451611.8</text:p>
          </table:table-cell>
          <table:table-cell office:value-type="float" office:value="57.9" calcext:value-type="float">
            <text:p>57.9</text:p>
          </table:table-cell>
          <table:table-cell office:value-type="float" office:value="10.2" calcext:value-type="float">
            <text:p>10.2</text:p>
          </table:table-cell>
          <table:table-cell office:value-type="float" office:value="71" calcext:value-type="float">
            <text:p>71</text:p>
          </table:table-cell>
          <table:table-cell office:value-type="float" office:value="16.671" calcext:value-type="float">
            <text:p>16.671</text:p>
          </table:table-cell>
          <table:table-cell office:value-type="string" calcext:value-type="string">
            <text:p><text:s/>0.092 1</text:p>
          </table:table-cell>
          <table:table-cell office:value-type="float" office:value="15.552" calcext:value-type="float">
            <text:p>15.552</text:p>
          </table:table-cell>
          <table:table-cell office:value-type="string" calcext:value-type="string">
            <text:p><text:s/>0.077 1</text:p>
          </table:table-cell>
          <table:table-cell office:value-type="float" office:value="14.761" calcext:value-type="float">
            <text:p>14.761</text:p>
          </table:table-cell>
          <table:table-cell office:value-type="string" calcext:value-type="string">
            <text:p><text:s/>0.070 1</text:p>
          </table:table-cell>
          <table:table-cell office:value-type="float" office:value="14.098" calcext:value-type="float">
            <text:p>14.098</text:p>
          </table:table-cell>
          <table:table-cell office:value-type="string" calcext:value-type="string">
            <text:p><text:s text:c="2"/>0.075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66" calcext:value-type="float">
            <text:p>15.66</text:p>
          </table:table-cell>
          <table:table-cell office:value-type="string" calcext:value-type="string">
            <text:p><text:s text:c="2"/>0.077 0</text:p>
          </table:table-cell>
          <table:table-cell office:value-type="float" office:value="14.703" calcext:value-type="float">
            <text:p>14.703</text:p>
          </table:table-cell>
          <table:table-cell office:value-type="string" calcext:value-type="string">
            <text:p><text:s/>0.070 0</text:p>
          </table:table-cell>
          <table:table-cell office:value-type="float" office:value="14.118" calcext:value-type="float">
            <text:p>14.118</text:p>
          </table:table-cell>
          <table:table-cell office:value-type="string" calcext:value-type="string">
            <text:p><text:s/>0.075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15700.50+061105.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1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179.25207" calcext:value-type="float">
            <text:p>179.25207</text:p>
          </table:table-cell>
          <table:table-cell office:value-type="float" office:value="6.18475" calcext:value-type="float">
            <text:p>6.18475</text:p>
          </table:table-cell>
          <table:table-cell office:value-type="float" office:value="2451961.46" calcext:value-type="float">
            <text:p>2451961.46</text:p>
          </table:table-cell>
          <table:table-cell office:value-type="float" office:value="33.8" calcext:value-type="float">
            <text:p>33.8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09" calcext:value-type="float">
            <text:p>17.09</text:p>
          </table:table-cell>
          <table:table-cell office:value-type="string" calcext:value-type="string">
            <text:p><text:s/>0.050 0</text:p>
          </table:table-cell>
          <table:table-cell office:value-type="float" office:value="16.45" calcext:value-type="float">
            <text:p>16.45</text:p>
          </table:table-cell>
          <table:table-cell office:value-type="string" calcext:value-type="string">
            <text:p><text:s/>0.050 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5" calcext:value-type="float">
            <text:p>135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200329+204851</text:p>
          </table:table-cell>
          <table:table-cell office:value-type="string" calcext:value-type="string">
            <text:p><text:s text:c="3"/>M7</text:p>
          </table:table-cell>
          <table:table-cell office:value-type="string" calcext:value-type="string">
            <text:p><text:s text:c="3"/>nul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4"/>null</text:p>
          </table:table-cell>
          <table:table-cell office:value-type="float" office:value="180.13718" calcext:value-type="float">
            <text:p>180.13718</text:p>
          </table:table-cell>
          <table:table-cell office:value-type="float" office:value="20.81426" calcext:value-type="float">
            <text:p>20.81426</text:p>
          </table:table-cell>
          <table:table-cell office:value-type="float" office:value="2451325.66" calcext:value-type="float">
            <text:p>2451325.66</text:p>
          </table:table-cell>
          <table:table-cell office:value-type="float" office:value="33.7" calcext:value-type="float">
            <text:p>33.7</text:p>
          </table:table-cell>
          <table:table-cell office:value-type="float" office:value="10.6" calcext:value-type="float">
            <text:p>10.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862" calcext:value-type="float">
            <text:p>12.862</text:p>
          </table:table-cell>
          <table:table-cell office:value-type="string" calcext:value-type="string">
            <text:p><text:s text:c="2"/>0.021 0</text:p>
          </table:table-cell>
          <table:table-cell office:value-type="float" office:value="12.261" calcext:value-type="float">
            <text:p>12.261</text:p>
          </table:table-cell>
          <table:table-cell office:value-type="string" calcext:value-type="string">
            <text:p><text:s/>0.023 0</text:p>
          </table:table-cell>
          <table:table-cell office:value-type="float" office:value="11.861" calcext:value-type="float">
            <text:p>11.861</text:p>
          </table:table-cell>
          <table:table-cell office:value-type="string" calcext:value-type="string">
            <text:p><text:s/>0.022 0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G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2MASSW_J1207334-$393254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1::.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4"/>young,TW</text:p>
          </table:table-cell>
          <table:table-cell office:value-type="string" calcext:value-type="string">
            <text:p>A,pl <text:s text:c="7"/>181.88945</text:p>
          </table:table-cell>
          <table:table-cell office:value-type="float" office:value="-39.54833" calcext:value-type="float">
            <text:p>-39.54833</text:p>
          </table:table-cell>
          <table:table-cell office:value-type="float" office:value="2451300.68" calcext:value-type="float">
            <text:p>2451300.68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<text:s/>0.200 1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<text:s/>0.210 1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<text:s text:c="2"/>0.110 1</text:p>
          </table:table-cell>
          <table:table-cell office:value-type="float" office:value="15.28" calcext:value-type="float">
            <text:p>15.28</text:p>
          </table:table-cell>
          <table:table-cell office:value-type="string" calcext:value-type="string">
            <text:p><text:s/>0.14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0.200 0</text:p>
          </table:table-cell>
          <table:table-cell office:value-type="float" office:value="18.09" calcext:value-type="float">
            <text:p>18.09</text:p>
          </table:table-cell>
          <table:table-cell office:value-type="string" calcext:value-type="string">
            <text:p><text:s/>0.210 0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<text:s/>0.110 0</text:p>
          </table:table-cell>
          <table:table-cell office:value-type="string" calcext:value-type="string">
            <text:p><text:s text:c="2"/>40,68,19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V</text:p>
          </table:table-cell>
          <table:table-cell office:value-type="float" office:value="40240" calcext:value-type="float">
            <text:p>40240</text:p>
          </table:table-cell>
          <table:table-cell/>
        </table:table-row>
        <table:table-row table:style-name="ro1">
          <table:table-cell office:value-type="string" calcext:value-type="string">
            <text:p>2MASSW_J1207334-$393254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M8.5:</text:p>
          </table:table-cell>
          <table:table-cell office:value-type="string" calcext:value-type="string">
            <text:p><text:s text:c="2"/>40,92</text:p>
          </table:table-cell>
          <table:table-cell office:value-type="string" calcext:value-type="string">
            <text:p><text:s text:c="4"/>young,TW</text:p>
          </table:table-cell>
          <table:table-cell office:value-type="string" calcext:value-type="string">
            <text:p>A <text:s text:c="10"/>181.88945</text:p>
          </table:table-cell>
          <table:table-cell office:value-type="float" office:value="-39.54833" calcext:value-type="float">
            <text:p>-39.54833</text:p>
          </table:table-cell>
          <table:table-cell office:value-type="float" office:value="2451300.68" calcext:value-type="float">
            <text:p>2451300.68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office:value-type="float" office:value="13.678" calcext:value-type="float">
            <text:p>13.678</text:p>
          </table:table-cell>
          <table:table-cell office:value-type="string" calcext:value-type="string">
            <text:p><text:s/>0.058 1</text:p>
          </table:table-cell>
          <table:table-cell office:value-type="float" office:value="12.941" calcext:value-type="float">
            <text:p>12.941</text:p>
          </table:table-cell>
          <table:table-cell office:value-type="string" calcext:value-type="string">
            <text:p><text:s/>0.030 1</text:p>
          </table:table-cell>
          <table:table-cell office:value-type="float" office:value="12.434" calcext:value-type="float">
            <text:p>12.434</text:p>
          </table:table-cell>
          <table:table-cell office:value-type="string" calcext:value-type="string">
            <text:p><text:s/>0.030 1</text:p>
          </table:table-cell>
          <table:table-cell office:value-type="float" office:value="11.914" calcext:value-type="float">
            <text:p>11.914</text:p>
          </table:table-cell>
          <table:table-cell office:value-type="string" calcext:value-type="string">
            <text:p><text:s text:c="2"/>0.030 1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<text:s/>0.030 0</text:p>
          </table:table-cell>
          <table:table-cell office:value-type="float" office:value="11.95" calcext:value-type="float">
            <text:p>11.95</text:p>
          </table:table-cell>
          <table:table-cell office:value-type="string" calcext:value-type="string">
            <text:p><text:s/>0.030 0</text:p>
          </table:table-cell>
          <table:table-cell office:value-type="string" calcext:value-type="string">
            <text:p><text:s text:c="2"/>40,68,117,19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V</text:p>
          </table:table-cell>
          <table:table-cell office:value-type="float" office:value="40240" calcext:value-type="float">
            <text:p>40240</text:p>
          </table:table-cell>
          <table:table-cell/>
        </table:table-row>
        <table:table-row table:style-name="ro1">
          <table:table-cell office:value-type="string" calcext:value-type="string">
            <text:p>SDSS_J120747.17+024424.8</text:p>
          </table:table-cell>
          <table:table-cell office:value-type="string" calcext:value-type="string">
            <text:p><text:s text:c="3"/>L8</text:p>
          </table:table-cell>
          <table:table-cell office:value-type="string" calcext:value-type="string">
            <text:p><text:s text:c="3"/>T0</text:p>
          </table:table-cell>
          <table:table-cell office:value-type="float" office:value="25105" calcext:value-type="float">
            <text:p>25105</text:p>
          </table:table-cell>
          <table:table-cell office:value-type="string" calcext:value-type="string">
            <text:p><text:s text:c="4"/>null</text:p>
          </table:table-cell>
          <table:table-cell office:value-type="float" office:value="181.94656" calcext:value-type="float">
            <text:p>181.94656</text:p>
          </table:table-cell>
          <table:table-cell office:value-type="float" office:value="2.74026" calcext:value-type="float">
            <text:p>2.74026</text:p>
          </table:table-cell>
          <table:table-cell office:value-type="float" office:value="2451593.84" calcext:value-type="float">
            <text:p>2451593.84</text:p>
          </table:table-cell>
          <table:table-cell office:value-type="float" office:value="44.5" calcext:value-type="float">
            <text:p>44.5</text:p>
          </table:table-cell>
          <table:table-cell office:value-type="float" office:value="12.2" calcext:value-type="float">
            <text:p>12.2</text:p>
          </table:table-cell>
          <table:table-cell office:value-type="float" office:value="71" calcext:value-type="float">
            <text:p>71</text:p>
          </table:table-cell>
          <table:table-cell office:value-type="float" office:value="16.441" calcext:value-type="float">
            <text:p>16.441</text:p>
          </table:table-cell>
          <table:table-cell office:value-type="string" calcext:value-type="string">
            <text:p><text:s/>0.058 1</text:p>
          </table:table-cell>
          <table:table-cell office:value-type="float" office:value="15.38" calcext:value-type="float">
            <text:p>15.38</text:p>
          </table:table-cell>
          <table:table-cell office:value-type="string" calcext:value-type="string">
            <text:p><text:s/>0.030 0</text:p>
          </table:table-cell>
          <table:table-cell office:value-type="float" office:value="14.63" calcext:value-type="float">
            <text:p>14.63</text:p>
          </table:table-cell>
          <table:table-cell office:value-type="string" calcext:value-type="string">
            <text:p><text:s/>0.030 0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2.62" calcext:value-type="float">
            <text:p>12.62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8" calcext:value-type="float">
            <text:p>15.58</text:p>
          </table:table-cell>
          <table:table-cell office:value-type="string" calcext:value-type="string">
            <text:p><text:s text:c="2"/>0.071 0</text:p>
          </table:table-cell>
          <table:table-cell office:value-type="float" office:value="14.561" calcext:value-type="float">
            <text:p>14.561</text:p>
          </table:table-cell>
          <table:table-cell office:value-type="string" calcext:value-type="string">
            <text:p><text:s/>0.065 0</text:p>
          </table:table-cell>
          <table:table-cell office:value-type="float" office:value="13.986" calcext:value-type="float">
            <text:p>13.986</text:p>
          </table:table-cell>
          <table:table-cell office:value-type="string" calcext:value-type="string">
            <text:p><text:s/>0.059 0</text:p>
          </table:table-cell>
          <table:table-cell office:value-type="string" calcext:value-type="string">
            <text:p><text:s text:c="2"/>57,68,97,135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12095613-$1004008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2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82.48514" calcext:value-type="float">
            <text:p>182.48514</text:p>
          </table:table-cell>
          <table:table-cell office:value-type="float" office:value="-10.06788" calcext:value-type="float">
            <text:p>-10.06788</text:p>
          </table:table-cell>
          <table:table-cell office:value-type="float" office:value="2454514.02" calcext:value-type="float">
            <text:p>2454514.02</text:p>
          </table:table-cell>
          <table:table-cell office:value-type="float" office:value="45.8" calcext:value-type="float">
            <text:p>45.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15" calcext:value-type="float">
            <text:p>15.815</text:p>
          </table:table-cell>
          <table:table-cell office:value-type="string" calcext:value-type="string">
            <text:p><text:s/>0.053 0</text:p>
          </table:table-cell>
          <table:table-cell office:value-type="float" office:value="15.321" calcext:value-type="float">
            <text:p>15.321</text:p>
          </table:table-cell>
          <table:table-cell office:value-type="string" calcext:value-type="string">
            <text:p><text:s/>0.037 0</text:p>
          </table:table-cell>
          <table:table-cell office:value-type="float" office:value="15.229" calcext:value-type="float">
            <text:p>15.229</text:p>
          </table:table-cell>
          <table:table-cell office:value-type="string" calcext:value-type="string">
            <text:p><text:s text:c="2"/>0.04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<text:s text:c="2"/>0.085 1</text:p>
          </table:table-cell>
          <table:table-cell office:value-type="float" office:value="15.41" calcext:value-type="float">
            <text:p>15.41</text:p>
          </table:table-cell>
          <table:table-cell office:value-type="string" calcext:value-type="string">
            <text:p><text:s/>0.096 1</text:p>
          </table:table-cell>
          <table:table-cell office:value-type="float" office:value="15.129" calcext:value-type="float">
            <text:p>15.129</text:p>
          </table:table-cell>
          <table:table-cell office:value-type="string" calcext:value-type="string">
            <text:p><text:s/>0.144 1</text:p>
          </table:table-cell>
          <table:table-cell office:value-type="string" calcext:value-type="string">
            <text:p><text:s text:c="2"/>44,57,68,166</text:p>
          </table:table-cell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2MASS_J12095613-$1004008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82.48514" calcext:value-type="float">
            <text:p>182.48514</text:p>
          </table:table-cell>
          <table:table-cell office:value-type="float" office:value="-10.06788" calcext:value-type="float">
            <text:p>-10.06788</text:p>
          </table:table-cell>
          <table:table-cell office:value-type="float" office:value="2454514.02" calcext:value-type="float">
            <text:p>2454514.02</text:p>
          </table:table-cell>
          <table:table-cell office:value-type="float" office:value="45.8" calcext:value-type="float">
            <text:p>45.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214" calcext:value-type="float">
            <text:p>17.214</text:p>
          </table:table-cell>
          <table:table-cell office:value-type="string" calcext:value-type="string">
            <text:p><text:s/>0.159 0</text:p>
          </table:table-cell>
          <table:table-cell office:value-type="float" office:value="18.12" calcext:value-type="float">
            <text:p>18.12</text:p>
          </table:table-cell>
          <table:table-cell office:value-type="string" calcext:value-type="string">
            <text:p><text:s/>0.279 0</text:p>
          </table:table-cell>
          <table:table-cell office:value-type="float" office:value="18.424" calcext:value-type="float">
            <text:p>18.424</text:p>
          </table:table-cell>
          <table:table-cell office:value-type="string" calcext:value-type="string">
            <text:p><text:s text:c="2"/>0.473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658" calcext:value-type="float">
            <text:p>17.658</text:p>
          </table:table-cell>
          <table:table-cell office:value-type="string" calcext:value-type="string">
            <text:p><text:s text:c="2"/>0.177 1</text:p>
          </table:table-cell>
          <table:table-cell office:value-type="float" office:value="18.208" calcext:value-type="float">
            <text:p>18.208</text:p>
          </table:table-cell>
          <table:table-cell office:value-type="string" calcext:value-type="string">
            <text:p><text:s/>0.293 1</text:p>
          </table:table-cell>
          <table:table-cell office:value-type="float" office:value="18.224" calcext:value-type="float">
            <text:p>18.224</text:p>
          </table:table-cell>
          <table:table-cell office:value-type="string" calcext:value-type="string">
            <text:p><text:s/>0.492 1</text:p>
          </table:table-cell>
          <table:table-cell office:value-type="string" calcext:value-type="string">
            <text:p><text:s text:c="2"/>44,57,68,166</text:p>
          </table:table-cell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2MASS_J12154430-$3420594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4.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4"/>null</text:p>
          </table:table-cell>
          <table:table-cell office:value-type="float" office:value="183.93461" calcext:value-type="float">
            <text:p>183.93461</text:p>
          </table:table-cell>
          <table:table-cell office:value-type="float" office:value="-34.34985" calcext:value-type="float">
            <text:p>-34.34985</text:p>
          </table:table-cell>
          <table:table-cell office:value-type="float" office:value="2451619.63" calcext:value-type="float">
            <text:p>2451619.63</text:p>
          </table:table-cell>
          <table:table-cell office:value-type="float" office:value="39.8" calcext:value-type="float">
            <text:p>39.8</text:p>
          </table:table-cell>
          <table:table-cell office:value-type="float" office:value="8.9" calcext:value-type="float">
            <text:p>8.9</text:p>
          </table:table-cell>
          <table:table-cell office:value-type="float" office:value="71" calcext:value-type="float">
            <text:p>71</text:p>
          </table:table-cell>
          <table:table-cell office:value-type="float" office:value="17.278" calcext:value-type="float">
            <text:p>17.278</text:p>
          </table:table-cell>
          <table:table-cell office:value-type="string" calcext:value-type="string">
            <text:p><text:s/>0.143 1</text:p>
          </table:table-cell>
          <table:table-cell office:value-type="float" office:value="16.038" calcext:value-type="float">
            <text:p>16.038</text:p>
          </table:table-cell>
          <table:table-cell office:value-type="string" calcext:value-type="string">
            <text:p><text:s/>0.134 1</text:p>
          </table:table-cell>
          <table:table-cell office:value-type="float" office:value="15.859" calcext:value-type="float">
            <text:p>15.859</text:p>
          </table:table-cell>
          <table:table-cell office:value-type="string" calcext:value-type="string">
            <text:p><text:s/>0.187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36" calcext:value-type="float">
            <text:p>16.236</text:p>
          </table:table-cell>
          <table:table-cell office:value-type="string" calcext:value-type="string">
            <text:p><text:s text:c="2"/>0.134 0</text:p>
          </table:table-cell>
          <table:table-cell office:value-type="float" office:value="15.809" calcext:value-type="float">
            <text:p>15.809</text:p>
          </table:table-cell>
          <table:table-cell office:value-type="string" calcext:value-type="string">
            <text:p><text:s/>0.187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1217110-$031113</text:p>
          </table:table-cell>
          <table:table-cell office:value-type="string" calcext:value-type="string">
            <text:p><text:s text:c="3"/>T7</text:p>
          </table:table-cell>
          <table:table-cell office:value-type="string" calcext:value-type="string">
            <text:p><text:s text:c="3"/>T7.5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null</text:p>
          </table:table-cell>
          <table:table-cell office:value-type="float" office:value="184.29626" calcext:value-type="float">
            <text:p>184.29626</text:p>
          </table:table-cell>
          <table:table-cell office:value-type="float" office:value="-3.18699" calcext:value-type="float">
            <text:p>-3.18699</text:p>
          </table:table-cell>
          <table:table-cell office:value-type="float" office:value="2451208.76" calcext:value-type="float">
            <text:p>2451208.76</text:p>
          </table:table-cell>
          <table:table-cell office:value-type="float" office:value="90.8" calcext:value-type="float">
            <text:p>90.8</text:p>
          </table:table-cell>
          <table:table-cell office:value-type="float" office:value="2.2" calcext:value-type="float">
            <text:p>2.2</text:p>
          </table:table-cell>
          <table:table-cell office:value-type="float" office:value="249" calcext:value-type="float">
            <text:p>249</text:p>
          </table:table-cell>
          <table:table-cell office:value-type="float" office:value="16.584" calcext:value-type="float">
            <text:p>16.584</text:p>
          </table:table-cell>
          <table:table-cell office:value-type="string" calcext:value-type="string">
            <text:p><text:s/>0.058 1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0.030 0</text:p>
          </table:table-cell>
          <table:table-cell office:value-type="float" office:value="15.98" calcext:value-type="float">
            <text:p>15.98</text:p>
          </table:table-cell>
          <table:table-cell office:value-type="string" calcext:value-type="string">
            <text:p><text:s/>0.030 0</text:p>
          </table:table-cell>
          <table:table-cell office:value-type="float" office:value="15.92" calcext:value-type="float">
            <text:p>15.92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96" calcext:value-type="float">
            <text:p>13.96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6" calcext:value-type="float">
            <text:p>15.86</text:p>
          </table:table-cell>
          <table:table-cell office:value-type="string" calcext:value-type="string">
            <text:p><text:s text:c="2"/>0.061 0</text:p>
          </table:table-cell>
          <table:table-cell office:value-type="float" office:value="15.748" calcext:value-type="float">
            <text:p>15.748</text:p>
          </table:table-cell>
          <table:table-cell office:value-type="string" calcext:value-type="string">
            <text:p><text:s/>0.119 0</text:p>
          </table:table-cell>
          <table:table-cell office:value-type="float" office:value="15.799" calcext:value-type="float">
            <text:p>15.799</text:p>
          </table:table-cell>
          <table:table-cell office:value-type="string" calcext:value-type="string">
            <text:p><text:s/>0.030 1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N</text:p>
          </table:table-cell>
          <table:table-cell office:value-type="string" calcext:value-type="string">
            <text:p><text:s text:c="3"/>23,26</text:p>
          </table:table-cell>
          <table:table-cell/>
        </table:table-row>
        <table:table-row table:style-name="ro1">
          <table:table-cell office:value-type="string" calcext:value-type="string">
            <text:p>WISEP_J121756.91+162640.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4"/>null</text:p>
          </table:table-cell>
          <table:table-cell office:value-type="float" office:value="184.48726" calcext:value-type="float">
            <text:p>184.48726</text:p>
          </table:table-cell>
          <table:table-cell office:value-type="float" office:value="16.44439" calcext:value-type="float">
            <text:p>16.44439</text:p>
          </table:table-cell>
          <table:table-cell office:value-type="float" office:value="2455633.49" calcext:value-type="float">
            <text:p>2455633.49</text:p>
          </table:table-cell>
          <table:table-cell office:value-type="float" office:value="99" calcext:value-type="float">
            <text:p>99</text:p>
          </table:table-cell>
          <table:table-cell office:value-type="float" office:value="15.7" calcext:value-type="float">
            <text:p>15.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736" calcext:value-type="float">
            <text:p>17.736</text:p>
          </table:table-cell>
          <table:table-cell office:value-type="string" calcext:value-type="string">
            <text:p><text:s/>0.030 0</text:p>
          </table:table-cell>
          <table:table-cell office:value-type="float" office:value="18.184" calcext:value-type="float">
            <text:p>18.184</text:p>
          </table:table-cell>
          <table:table-cell office:value-type="string" calcext:value-type="string">
            <text:p><text:s/>0.030 0</text:p>
          </table:table-cell>
          <table:table-cell office:value-type="float" office:value="18.38" calcext:value-type="float">
            <text:p>18.38</text:p>
          </table:table-cell>
          <table:table-cell office:value-type="string" calcext:value-type="string">
            <text:p><text:s text:c="2"/>0.034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9" calcext:value-type="float">
            <text:p>169</text:p>
          </table:table-cell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WISEP_J121756.91+162640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4"/>null</text:p>
          </table:table-cell>
          <table:table-cell office:value-type="float" office:value="184.48726" calcext:value-type="float">
            <text:p>184.48726</text:p>
          </table:table-cell>
          <table:table-cell office:value-type="float" office:value="16.44439" calcext:value-type="float">
            <text:p>16.44439</text:p>
          </table:table-cell>
          <table:table-cell office:value-type="float" office:value="2455633.49" calcext:value-type="float">
            <text:p>2455633.49</text:p>
          </table:table-cell>
          <table:table-cell office:value-type="float" office:value="99" calcext:value-type="float">
            <text:p>99</text:p>
          </table:table-cell>
          <table:table-cell office:value-type="float" office:value="15.7" calcext:value-type="float">
            <text:p>15.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9.836" calcext:value-type="float">
            <text:p>19.836</text:p>
          </table:table-cell>
          <table:table-cell office:value-type="string" calcext:value-type="string">
            <text:p><text:s/>0.035 0</text:p>
          </table:table-cell>
          <table:table-cell office:value-type="float" office:value="20.385" calcext:value-type="float">
            <text:p>20.385</text:p>
          </table:table-cell>
          <table:table-cell office:value-type="string" calcext:value-type="string">
            <text:p><text:s/>0.046 0</text:p>
          </table:table-cell>
          <table:table-cell office:value-type="float" office:value="20.539" calcext:value-type="float">
            <text:p>20.539</text:p>
          </table:table-cell>
          <table:table-cell office:value-type="string" calcext:value-type="string">
            <text:p><text:s text:c="2"/>0.119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9" calcext:value-type="float">
            <text:p>169</text:p>
          </table:table-cell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BRI_B1222-$1222</text:p>
          </table:table-cell>
          <table:table-cell office:value-type="string" calcext:value-type="string">
            <text:p><text:s text:c="3"/>M9</text:p>
          </table:table-cell>
          <table:table-cell office:value-type="string" calcext:value-type="string">
            <text:p><text:s text:c="3"/>nul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4"/>null</text:p>
          </table:table-cell>
          <table:table-cell office:value-type="float" office:value="186.21761" calcext:value-type="float">
            <text:p>186.21761</text:p>
          </table:table-cell>
          <table:table-cell office:value-type="float" office:value="-12.64312" calcext:value-type="float">
            <text:p>-12.64312</text:p>
          </table:table-cell>
          <table:table-cell office:value-type="float" office:value="2450903.77" calcext:value-type="float">
            <text:p>2450903.77</text:p>
          </table:table-cell>
          <table:table-cell office:value-type="float" office:value="58.6" calcext:value-type="float">
            <text:p>58.6</text:p>
          </table:table-cell>
          <table:table-cell office:value-type="float" office:value="3.8" calcext:value-type="float">
            <text:p>3.8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571" calcext:value-type="float">
            <text:p>12.571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1.822" calcext:value-type="float">
            <text:p>11.822</text:p>
          </table:table-cell>
          <table:table-cell office:value-type="string" calcext:value-type="string">
            <text:p><text:s/>0.026 0</text:p>
          </table:table-cell>
          <table:table-cell office:value-type="float" office:value="11.353" calcext:value-type="float">
            <text:p>11.353</text:p>
          </table:table-cell>
          <table:table-cell office:value-type="string" calcext:value-type="string">
            <text:p><text:s/>0.025 0</text:p>
          </table:table-cell>
          <table:table-cell office:value-type="float" office:value="57" calcext:value-type="float">
            <text:p>5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2MASS_J12255432-$2739466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86.47635" calcext:value-type="float">
            <text:p>186.47635</text:p>
          </table:table-cell>
          <table:table-cell office:value-type="float" office:value="-27.66297" calcext:value-type="float">
            <text:p>-27.66297</text:p>
          </table:table-cell>
          <table:table-cell office:value-type="float" office:value="2450999.47" calcext:value-type="float">
            <text:p>2450999.47</text:p>
          </table:table-cell>
          <table:table-cell office:value-type="float" office:value="75.1" calcext:value-type="float">
            <text:p>75.1</text:p>
          </table:table-cell>
          <table:table-cell office:value-type="float" office:value="2.5" calcext:value-type="float">
            <text:p>2.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163" calcext:value-type="float">
            <text:p>15.163</text:p>
          </table:table-cell>
          <table:table-cell office:value-type="string" calcext:value-type="string">
            <text:p><text:s/>0.030 0</text:p>
          </table:table-cell>
          <table:table-cell office:value-type="float" office:value="15.415" calcext:value-type="float">
            <text:p>15.415</text:p>
          </table:table-cell>
          <table:table-cell office:value-type="string" calcext:value-type="string">
            <text:p><text:s/>0.030 0</text:p>
          </table:table-cell>
          <table:table-cell office:value-type="float" office:value="15.506" calcext:value-type="float">
            <text:p>15.506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29" calcext:value-type="float">
            <text:p>15.529</text:p>
          </table:table-cell>
          <table:table-cell office:value-type="string" calcext:value-type="string">
            <text:p><text:s text:c="2"/>0.047 1</text:p>
          </table:table-cell>
          <table:table-cell office:value-type="float" office:value="15.343" calcext:value-type="float">
            <text:p>15.343</text:p>
          </table:table-cell>
          <table:table-cell office:value-type="string" calcext:value-type="string">
            <text:p><text:s/>0.081 1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<text:s/>0.148 1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K</text:p>
          </table:table-cell>
          <table:table-cell office:value-type="string" calcext:value-type="string">
            <text:p><text:s text:c="3"/>23,68</text:p>
          </table:table-cell>
          <table:table-cell/>
        </table:table-row>
        <table:table-row table:style-name="ro1">
          <table:table-cell office:value-type="string" calcext:value-type="string">
            <text:p>2MASS_J12255432-$2739466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86.47635" calcext:value-type="float">
            <text:p>186.47635</text:p>
          </table:table-cell>
          <table:table-cell office:value-type="float" office:value="-27.66297" calcext:value-type="float">
            <text:p>-27.66297</text:p>
          </table:table-cell>
          <table:table-cell office:value-type="float" office:value="2450999.47" calcext:value-type="float">
            <text:p>2450999.47</text:p>
          </table:table-cell>
          <table:table-cell office:value-type="float" office:value="75.1" calcext:value-type="float">
            <text:p>75.1</text:p>
          </table:table-cell>
          <table:table-cell office:value-type="float" office:value="2.5" calcext:value-type="float">
            <text:p>2.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8" calcext:value-type="float">
            <text:p>16.48</text:p>
          </table:table-cell>
          <table:table-cell office:value-type="string" calcext:value-type="string">
            <text:p><text:s/>0.031 0</text:p>
          </table:table-cell>
          <table:table-cell office:value-type="float" office:value="16.906" calcext:value-type="float">
            <text:p>16.906</text:p>
          </table:table-cell>
          <table:table-cell office:value-type="string" calcext:value-type="string">
            <text:p><text:s/>0.033 0</text:p>
          </table:table-cell>
          <table:table-cell office:value-type="float" office:value="17.095" calcext:value-type="float">
            <text:p>17.095</text:p>
          </table:table-cell>
          <table:table-cell office:value-type="string" calcext:value-type="string">
            <text:p><text:s text:c="2"/>0.03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909" calcext:value-type="float">
            <text:p>16.909</text:p>
          </table:table-cell>
          <table:table-cell office:value-type="string" calcext:value-type="string">
            <text:p><text:s text:c="2"/>0.053 1</text:p>
          </table:table-cell>
          <table:table-cell office:value-type="float" office:value="16.833" calcext:value-type="float">
            <text:p>16.833</text:p>
          </table:table-cell>
          <table:table-cell office:value-type="string" calcext:value-type="string">
            <text:p><text:s/>0.082 1</text:p>
          </table:table-cell>
          <table:table-cell office:value-type="float" office:value="16.88" calcext:value-type="float">
            <text:p>16.88</text:p>
          </table:table-cell>
          <table:table-cell office:value-type="string" calcext:value-type="string">
            <text:p><text:s/>0.150 1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K</text:p>
          </table:table-cell>
          <table:table-cell office:value-type="string" calcext:value-type="string">
            <text:p><text:s text:c="3"/>23,68</text:p>
          </table:table-cell>
          <table:table-cell/>
        </table:table-row>
        <table:table-row table:style-name="ro1">
          <table:table-cell office:value-type="string" calcext:value-type="string">
            <text:p>DENIS-P_J1228.2-$1547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87.0639" calcext:value-type="float">
            <text:p>187.0639</text:p>
          </table:table-cell>
          <table:table-cell office:value-type="float" office:value="-15.79353" calcext:value-type="float">
            <text:p>-15.79353</text:p>
          </table:table-cell>
          <table:table-cell office:value-type="float" office:value="2454515.04" calcext:value-type="float">
            <text:p>2454515.04</text:p>
          </table:table-cell>
          <table:table-cell office:value-type="float" office:value="44.8" calcext:value-type="float">
            <text:p>44.8</text:p>
          </table:table-cell>
          <table:table-cell office:value-type="float" office:value="1.8" calcext:value-type="float">
            <text:p>1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868" calcext:value-type="float">
            <text:p>14.868</text:p>
          </table:table-cell>
          <table:table-cell office:value-type="string" calcext:value-type="string">
            <text:p><text:s/>0.148 2</text:p>
          </table:table-cell>
          <table:table-cell office:value-type="float" office:value="14.058" calcext:value-type="float">
            <text:p>14.058</text:p>
          </table:table-cell>
          <table:table-cell office:value-type="string" calcext:value-type="string">
            <text:p><text:s/>0.092 2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 text:c="2"/>0.05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97" calcext:value-type="float">
            <text:p>14.97</text:p>
          </table:table-cell>
          <table:table-cell office:value-type="string" calcext:value-type="string">
            <text:p><text:s text:c="2"/>0.139 2</text:p>
          </table:table-cell>
          <table:table-cell office:value-type="float" office:value="14.005" calcext:value-type="float">
            <text:p>14.005</text:p>
          </table:table-cell>
          <table:table-cell office:value-type="string" calcext:value-type="string">
            <text:p><text:s/>0.080 2</text:p>
          </table:table-cell>
          <table:table-cell office:value-type="float" office:value="13.453" calcext:value-type="float">
            <text:p>13.453</text:p>
          </table:table-cell>
          <table:table-cell office:value-type="string" calcext:value-type="string">
            <text:p><text:s/>0.031 0</text:p>
          </table:table-cell>
          <table:table-cell office:value-type="string" calcext:value-type="string">
            <text:p><text:s text:c="2"/>57,68,145,146</text:p>
          </table:table-cell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WTK</text:p>
          </table:table-cell>
          <table:table-cell office:value-type="string" calcext:value-type="string">
            <text:p><text:s text:c="3"/>14,21,6</text:p>
          </table:table-cell>
          <table:table-cell office:value-type="float" office:value="8186" calcext:value-type="float">
            <text:p>8186</text:p>
          </table:table-cell>
        </table:table-row>
        <table:table-row table:style-name="ro1">
          <table:table-cell office:value-type="string" calcext:value-type="string">
            <text:p>DENIS-P_J1228.2-$1547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87.0639" calcext:value-type="float">
            <text:p>187.0639</text:p>
          </table:table-cell>
          <table:table-cell office:value-type="float" office:value="-15.79353" calcext:value-type="float">
            <text:p>-15.79353</text:p>
          </table:table-cell>
          <table:table-cell office:value-type="float" office:value="2454515.04" calcext:value-type="float">
            <text:p>2454515.04</text:p>
          </table:table-cell>
          <table:table-cell office:value-type="float" office:value="44.8" calcext:value-type="float">
            <text:p>44.8</text:p>
          </table:table-cell>
          <table:table-cell office:value-type="float" office:value="1.8" calcext:value-type="float">
            <text:p>1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28" calcext:value-type="float">
            <text:p>15.228</text:p>
          </table:table-cell>
          <table:table-cell office:value-type="string" calcext:value-type="string">
            <text:p><text:s/>0.199 2</text:p>
          </table:table-cell>
          <table:table-cell office:value-type="float" office:value="14.258" calcext:value-type="float">
            <text:p>14.258</text:p>
          </table:table-cell>
          <table:table-cell office:value-type="string" calcext:value-type="string">
            <text:p><text:s/>0.106 2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<text:s text:c="2"/>0.05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32" calcext:value-type="float">
            <text:p>15.32</text:p>
          </table:table-cell>
          <table:table-cell office:value-type="string" calcext:value-type="string">
            <text:p><text:s text:c="2"/>0.189 2</text:p>
          </table:table-cell>
          <table:table-cell office:value-type="float" office:value="14.205" calcext:value-type="float">
            <text:p>14.205</text:p>
          </table:table-cell>
          <table:table-cell office:value-type="string" calcext:value-type="string">
            <text:p><text:s/>0.093 2</text:p>
          </table:table-cell>
          <table:table-cell office:value-type="float" office:value="13.59" calcext:value-type="float">
            <text:p>13.59</text:p>
          </table:table-cell>
          <table:table-cell office:value-type="string" calcext:value-type="string">
            <text:p><text:s/>0.031 0</text:p>
          </table:table-cell>
          <table:table-cell office:value-type="string" calcext:value-type="string">
            <text:p><text:s text:c="2"/>57,68,145,146</text:p>
          </table:table-cell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WTK</text:p>
          </table:table-cell>
          <table:table-cell office:value-type="string" calcext:value-type="string">
            <text:p><text:s text:c="3"/>14,21,6</text:p>
          </table:table-cell>
          <table:table-cell office:value-type="float" office:value="8186" calcext:value-type="float">
            <text:p>8186</text:p>
          </table:table-cell>
        </table:table-row>
        <table:table-row table:style-name="ro1">
          <table:table-cell office:value-type="string" calcext:value-type="string">
            <text:p>LHS_330</text:p>
          </table:table-cell>
          <table:table-cell table:number-columns-repeated="2" office:value-type="string" calcext:value-type="string">
            <text:p><text:s text:c="3"/>M6</text:p>
          </table:table-cell>
          <table:table-cell office:value-type="string" calcext:value-type="string">
            <text:p><text:s text:c="2"/>50,83,208</text:p>
          </table:table-cell>
          <table:table-cell office:value-type="string" calcext:value-type="string">
            <text:p><text:s text:c="4"/>null</text:p>
          </table:table-cell>
          <table:table-cell office:value-type="float" office:value="187.30948" calcext:value-type="float">
            <text:p>187.30948</text:p>
          </table:table-cell>
          <table:table-cell office:value-type="float" office:value="53.55168" calcext:value-type="float">
            <text:p>53.55168</text:p>
          </table:table-cell>
          <table:table-cell office:value-type="float" office:value="2451219.99" calcext:value-type="float">
            <text:p>2451219.99</text:p>
          </table:table-cell>
          <table:table-cell office:value-type="float" office:value="39.6" calcext:value-type="float">
            <text:p>39.6</text:p>
          </table:table-cell>
          <table:table-cell office:value-type="float" office:value="1.1" calcext:value-type="float">
            <text:p>1.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0.89" calcext:value-type="float">
            <text:p>10.89</text:p>
          </table:table-cell>
          <table:table-cell office:value-type="string" calcext:value-type="string">
            <text:p><text:s/>0.07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202" calcext:value-type="float">
            <text:p>12.202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1.697" calcext:value-type="float">
            <text:p>11.697</text:p>
          </table:table-cell>
          <table:table-cell office:value-type="string" calcext:value-type="string">
            <text:p><text:s/>0.021 0</text:p>
          </table:table-cell>
          <table:table-cell office:value-type="float" office:value="11.369" calcext:value-type="float">
            <text:p>11.369</text:p>
          </table:table-cell>
          <table:table-cell office:value-type="string" calcext:value-type="string">
            <text:p><text:s/>0.016 0</text:p>
          </table:table-cell>
          <table:table-cell office:value-type="float" office:value="57143" calcext:value-type="float">
            <text:p>57143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12373919+6526148</text:p>
          </table:table-cell>
          <table:table-cell office:value-type="string" calcext:value-type="string">
            <text:p><text:s text:c="3"/>T7</text:p>
          </table:table-cell>
          <table:table-cell office:value-type="string" calcext:value-type="string">
            <text:p><text:s text:c="3"/>T6.5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null</text:p>
          </table:table-cell>
          <table:table-cell office:value-type="float" office:value="189.41332" calcext:value-type="float">
            <text:p>189.41332</text:p>
          </table:table-cell>
          <table:table-cell office:value-type="float" office:value="65.43745" calcext:value-type="float">
            <text:p>65.43745</text:p>
          </table:table-cell>
          <table:table-cell office:value-type="float" office:value="2451250.97" calcext:value-type="float">
            <text:p>2451250.97</text:p>
          </table:table-cell>
          <table:table-cell office:value-type="float" office:value="96.07" calcext:value-type="float">
            <text:p>96.07</text:p>
          </table:table-cell>
          <table:table-cell office:value-type="float" office:value="4.78" calcext:value-type="float">
            <text:p>4.78</text:p>
          </table:table-cell>
          <table:table-cell office:value-type="float" office:value="255" calcext:value-type="float">
            <text:p>255</text:p>
          </table:table-cell>
          <table:table-cell office:value-type="float" office:value="16.697" calcext:value-type="float">
            <text:p>16.697</text:p>
          </table:table-cell>
          <table:table-cell office:value-type="string" calcext:value-type="string">
            <text:p><text:s/>0.100 1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0.100 0</text:p>
          </table:table-cell>
          <table:table-cell office:value-type="float" office:value="15.94" calcext:value-type="float">
            <text:p>15.94</text:p>
          </table:table-cell>
          <table:table-cell office:value-type="string" calcext:value-type="string">
            <text:p><text:s/>0.100 0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<text:s text:c="2"/>0.1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053" calcext:value-type="float">
            <text:p>16.053</text:p>
          </table:table-cell>
          <table:table-cell office:value-type="string" calcext:value-type="string">
            <text:p><text:s text:c="2"/>0.087 0</text:p>
          </table:table-cell>
          <table:table-cell office:value-type="float" office:value="15.739" calcext:value-type="float">
            <text:p>15.739</text:p>
          </table:table-cell>
          <table:table-cell office:value-type="string" calcext:value-type="string">
            <text:p><text:s/>0.145 0</text:p>
          </table:table-cell>
          <table:table-cell office:value-type="float" office:value="16.283" calcext:value-type="float">
            <text:p>16.283</text:p>
          </table:table-cell>
          <table:table-cell office:value-type="string" calcext:value-type="string">
            <text:p><text:s/>0.100 1</text:p>
          </table:table-cell>
          <table:table-cell office:value-type="string" calcext:value-type="string">
            <text:p><text:s text:c="2"/>57,68,151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MASSW_J1239272+551537A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89.86448" calcext:value-type="float">
            <text:p>189.86448</text:p>
          </table:table-cell>
          <table:table-cell office:value-type="float" office:value="55.26054" calcext:value-type="float">
            <text:p>55.26054</text:p>
          </table:table-cell>
          <table:table-cell office:value-type="float" office:value="2454514.03" calcext:value-type="float">
            <text:p>2454514.03</text:p>
          </table:table-cell>
          <table:table-cell office:value-type="float" office:value="42.4" calcext:value-type="float">
            <text:p>42.4</text:p>
          </table:table-cell>
          <table:table-cell office:value-type="float" office:value="2.1" calcext:value-type="float">
            <text:p>2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2MASSW_J1239272+551537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89.86448" calcext:value-type="float">
            <text:p>189.86448</text:p>
          </table:table-cell>
          <table:table-cell office:value-type="float" office:value="55.26054" calcext:value-type="float">
            <text:p>55.26054</text:p>
          </table:table-cell>
          <table:table-cell office:value-type="float" office:value="2454514.03" calcext:value-type="float">
            <text:p>2454514.03</text:p>
          </table:table-cell>
          <table:table-cell office:value-type="float" office:value="42.4" calcext:value-type="float">
            <text:p>42.4</text:p>
          </table:table-cell>
          <table:table-cell office:value-type="float" office:value="2.1" calcext:value-type="float">
            <text:p>2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SDSSp_J125453.90-$012247.4</text:p>
          </table:table-cell>
          <table:table-cell table:number-columns-repeated="2" office:value-type="string" calcext:value-type="string">
            <text:p><text:s text:c="3"/>T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193.72471" calcext:value-type="float">
            <text:p>193.72471</text:p>
          </table:table-cell>
          <table:table-cell office:value-type="float" office:value="-1.37986" calcext:value-type="float">
            <text:p>-1.37986</text:p>
          </table:table-cell>
          <table:table-cell office:value-type="float" office:value="2451202.88" calcext:value-type="float">
            <text:p>2451202.88</text:p>
          </table:table-cell>
          <table:table-cell office:value-type="float" office:value="84.9" calcext:value-type="float">
            <text:p>84.9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office:value-type="float" office:value="15.742" calcext:value-type="float">
            <text:p>15.742</text:p>
          </table:table-cell>
          <table:table-cell office:value-type="string" calcext:value-type="string">
            <text:p><text:s/>0.058 1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<text:s/>0.030 0</text:p>
          </table:table-cell>
          <table:table-cell office:value-type="float" office:value="14.13" calcext:value-type="float">
            <text:p>14.13</text:p>
          </table:table-cell>
          <table:table-cell office:value-type="string" calcext:value-type="string">
            <text:p><text:s/>0.030 0</text:p>
          </table:table-cell>
          <table:table-cell office:value-type="float" office:value="13.84" calcext:value-type="float">
            <text:p>13.84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<text:s/>0.050 0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<text:s/>0.210 0</text:p>
          </table:table-cell>
          <table:table-cell office:value-type="float" office:value="14.891" calcext:value-type="float">
            <text:p>14.891</text:p>
          </table:table-cell>
          <table:table-cell office:value-type="string" calcext:value-type="string">
            <text:p><text:s text:c="2"/>0.035 0</text:p>
          </table:table-cell>
          <table:table-cell office:value-type="float" office:value="14.09" calcext:value-type="float">
            <text:p>14.09</text:p>
          </table:table-cell>
          <table:table-cell office:value-type="string" calcext:value-type="string">
            <text:p><text:s/>0.025 0</text:p>
          </table:table-cell>
          <table:table-cell office:value-type="float" office:value="13.837" calcext:value-type="float">
            <text:p>13.837</text:p>
          </table:table-cell>
          <table:table-cell office:value-type="string" calcext:value-type="string">
            <text:p><text:s/>0.054 0</text:p>
          </table:table-cell>
          <table:table-cell office:value-type="string" calcext:value-type="string">
            <text:p><text:s text:c="2"/>57,68,144,14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SSPM_J1256-$1408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subd</text:p>
          </table:table-cell>
          <table:table-cell office:value-type="float" office:value="194.05857" calcext:value-type="float">
            <text:p>194.05857</text:p>
          </table:table-cell>
          <table:table-cell office:value-type="float" office:value="-14.14434" calcext:value-type="float">
            <text:p>-14.14434</text:p>
          </table:table-cell>
          <table:table-cell office:value-type="float" office:value="2451238.71" calcext:value-type="float">
            <text:p>2451238.71</text:p>
          </table:table-cell>
          <table:table-cell office:value-type="float" office:value="18.76" calcext:value-type="float">
            <text:p>18.76</text:p>
          </table:table-cell>
          <table:table-cell office:value-type="float" office:value="1.85" calcext:value-type="float">
            <text:p>1.8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011" calcext:value-type="float">
            <text:p>14.011</text:p>
          </table:table-cell>
          <table:table-cell office:value-type="string" calcext:value-type="string">
            <text:p><text:s text:c="2"/>0.027 0</text:p>
          </table:table-cell>
          <table:table-cell office:value-type="float" office:value="13.618" calcext:value-type="float">
            <text:p>13.618</text:p>
          </table:table-cell>
          <table:table-cell office:value-type="string" calcext:value-type="string">
            <text:p><text:s/>0.033 0</text:p>
          </table:table-cell>
          <table:table-cell office:value-type="float" office:value="13.444" calcext:value-type="float">
            <text:p>13.444</text:p>
          </table:table-cell>
          <table:table-cell office:value-type="string" calcext:value-type="string">
            <text:p><text:s/>0.037 0</text:p>
          </table:table-cell>
          <table:table-cell office:value-type="float" office:value="57" calcext:value-type="float">
            <text:p>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25637.13-$022452.4</text:p>
          </table:table-cell>
          <table:table-cell office:value-type="string" calcext:value-type="string">
            <text:p><text:s text:c="3"/>sdL3.5</text:p>
          </table:table-cell>
          <table:table-cell office:value-type="string" calcext:value-type="string">
            <text:p><text:s text:c="3"/>nu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subd</text:p>
          </table:table-cell>
          <table:table-cell office:value-type="float" office:value="194.15486" calcext:value-type="float">
            <text:p>194.15486</text:p>
          </table:table-cell>
          <table:table-cell office:value-type="float" office:value="-2.4145" calcext:value-type="float">
            <text:p>-2.4145</text:p>
          </table:table-cell>
          <table:table-cell office:value-type="float" office:value="2451220.77" calcext:value-type="float">
            <text:p>2451220.77</text:p>
          </table:table-cell>
          <table:table-cell office:value-type="float" office:value="11.1" calcext:value-type="float">
            <text:p>11.1</text:p>
          </table:table-cell>
          <table:table-cell office:value-type="float" office:value="2.88" calcext:value-type="float">
            <text:p>2.88</text:p>
          </table:table-cell>
          <table:table-cell office:value-type="float" office:value="224" calcext:value-type="float">
            <text:p>224</text:p>
          </table:table-cell>
          <table:table-cell office:value-type="float" office:value="16.666" calcext:value-type="float">
            <text:p>16.666</text:p>
          </table:table-cell>
          <table:table-cell office:value-type="string" calcext:value-type="string">
            <text:p><text:s/>0.116 1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<text:s/>0.105 1</text:p>
          </table:table-cell>
          <table:table-cell office:value-type="float" office:value="15.789" calcext:value-type="float">
            <text:p>15.789</text:p>
          </table:table-cell>
          <table:table-cell office:value-type="string" calcext:value-type="string">
            <text:p><text:s/>0.14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099" calcext:value-type="float">
            <text:p>16.099</text:p>
          </table:table-cell>
          <table:table-cell office:value-type="string" calcext:value-type="string">
            <text:p><text:s text:c="2"/>0.105 0</text:p>
          </table:table-cell>
          <table:table-cell office:value-type="float" office:value="15.792" calcext:value-type="float">
            <text:p>15.792</text:p>
          </table:table-cell>
          <table:table-cell office:value-type="string" calcext:value-type="string">
            <text:p><text:s/>0.148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Ross_458C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4"/>young?</text:p>
          </table:table-cell>
          <table:table-cell office:value-type="float" office:value="195.17388" calcext:value-type="float">
            <text:p>195.17388</text:p>
          </table:table-cell>
          <table:table-cell office:value-type="float" office:value="12.35408" calcext:value-type="float">
            <text:p>12.35408</text:p>
          </table:table-cell>
          <table:table-cell office:value-type="float" office:value="2454573" calcext:value-type="float">
            <text:p>2454573</text:p>
          </table:table-cell>
          <table:table-cell office:value-type="float" office:value="85.54" calcext:value-type="float">
            <text:p>85.54</text:p>
          </table:table-cell>
          <table:table-cell office:value-type="float" office:value="1.53" calcext:value-type="float">
            <text:p>1.53</text:p>
          </table:table-cell>
          <table:table-cell office:value-type="float" office:value="253" calcext:value-type="float">
            <text:p>253</text:p>
          </table:table-cell>
          <table:table-cell office:value-type="float" office:value="17.72" calcext:value-type="float">
            <text:p>17.72</text:p>
          </table:table-cell>
          <table:table-cell office:value-type="string" calcext:value-type="string">
            <text:p><text:s/>0.020 0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<text:s/>0.010 0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<text:s/>0.040 0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<text:s text:c="2"/>0.06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4" calcext:value-type="float">
            <text:p>94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Kelu-1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2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96.41676" calcext:value-type="float">
            <text:p>196.41676</text:p>
          </table:table-cell>
          <table:table-cell office:value-type="float" office:value="-25.68477" calcext:value-type="float">
            <text:p>-25.68477</text:p>
          </table:table-cell>
          <table:table-cell office:value-type="float" office:value="2454515.06" calcext:value-type="float">
            <text:p>2454515.06</text:p>
          </table:table-cell>
          <table:table-cell office:value-type="float" office:value="49.7" calcext:value-type="float">
            <text:p>49.7</text:p>
          </table:table-cell>
          <table:table-cell office:value-type="float" office:value="2.4" calcext:value-type="float">
            <text:p>2.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698" calcext:value-type="float">
            <text:p>13.698</text:p>
          </table:table-cell>
          <table:table-cell office:value-type="string" calcext:value-type="string">
            <text:p><text:s/>0.052 0</text:p>
          </table:table-cell>
          <table:table-cell office:value-type="float" office:value="12.974" calcext:value-type="float">
            <text:p>12.974</text:p>
          </table:table-cell>
          <table:table-cell office:value-type="string" calcext:value-type="string">
            <text:p><text:s/>0.051 0</text:p>
          </table:table-cell>
          <table:table-cell office:value-type="float" office:value="12.343" calcext:value-type="float">
            <text:p>12.343</text:p>
          </table:table-cell>
          <table:table-cell office:value-type="string" calcext:value-type="string">
            <text:p><text:s text:c="2"/>0.05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883" calcext:value-type="float">
            <text:p>13.883</text:p>
          </table:table-cell>
          <table:table-cell office:value-type="string" calcext:value-type="string">
            <text:p><text:s text:c="2"/>0.030 1</text:p>
          </table:table-cell>
          <table:table-cell office:value-type="float" office:value="12.916" calcext:value-type="float">
            <text:p>12.916</text:p>
          </table:table-cell>
          <table:table-cell office:value-type="string" calcext:value-type="string">
            <text:p><text:s/>0.028 1</text:p>
          </table:table-cell>
          <table:table-cell office:value-type="float" office:value="12.306" calcext:value-type="float">
            <text:p>12.306</text:p>
          </table:table-cell>
          <table:table-cell office:value-type="string" calcext:value-type="string">
            <text:p><text:s/>0.024 1</text:p>
          </table:table-cell>
          <table:table-cell office:value-type="string" calcext:value-type="string">
            <text:p><text:s text:c="2"/>57,68,97,146,</text:p>
          </table:table-cell>
          <table:table-cell office:value-type="string" calcext:value-type="string">
            <text:p>143,162 <text:s text:c="2"/>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N</text:p>
          </table:table-cell>
          <table:table-cell office:value-type="float" office:value="84162" calcext:value-type="float">
            <text:p>84162</text:p>
          </table:table-cell>
          <table:table-cell/>
        </table:table-row>
        <table:table-row table:style-name="ro1">
          <table:table-cell office:value-type="string" calcext:value-type="string">
            <text:p>Kelu-1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96.41676" calcext:value-type="float">
            <text:p>196.41676</text:p>
          </table:table-cell>
          <table:table-cell office:value-type="float" office:value="-25.68477" calcext:value-type="float">
            <text:p>-25.68477</text:p>
          </table:table-cell>
          <table:table-cell office:value-type="float" office:value="2454515.06" calcext:value-type="float">
            <text:p>2454515.06</text:p>
          </table:table-cell>
          <table:table-cell office:value-type="float" office:value="49.7" calcext:value-type="float">
            <text:p>49.7</text:p>
          </table:table-cell>
          <table:table-cell office:value-type="float" office:value="2.4" calcext:value-type="float">
            <text:p>2.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368" calcext:value-type="float">
            <text:p>14.368</text:p>
          </table:table-cell>
          <table:table-cell office:value-type="string" calcext:value-type="string">
            <text:p><text:s/>0.056 0</text:p>
          </table:table-cell>
          <table:table-cell office:value-type="float" office:value="13.494" calcext:value-type="float">
            <text:p>13.494</text:p>
          </table:table-cell>
          <table:table-cell office:value-type="string" calcext:value-type="string">
            <text:p><text:s/>0.053 0</text:p>
          </table:table-cell>
          <table:table-cell office:value-type="float" office:value="12.763" calcext:value-type="float">
            <text:p>12.763</text:p>
          </table:table-cell>
          <table:table-cell office:value-type="string" calcext:value-type="string">
            <text:p><text:s text:c="2"/>0.05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553" calcext:value-type="float">
            <text:p>14.553</text:p>
          </table:table-cell>
          <table:table-cell office:value-type="string" calcext:value-type="string">
            <text:p><text:s text:c="2"/>0.037 1</text:p>
          </table:table-cell>
          <table:table-cell office:value-type="float" office:value="13.435" calcext:value-type="float">
            <text:p>13.435</text:p>
          </table:table-cell>
          <table:table-cell office:value-type="string" calcext:value-type="string">
            <text:p><text:s/>0.031 1</text:p>
          </table:table-cell>
          <table:table-cell office:value-type="float" office:value="12.736" calcext:value-type="float">
            <text:p>12.736</text:p>
          </table:table-cell>
          <table:table-cell office:value-type="string" calcext:value-type="string">
            <text:p><text:s/>0.026 1</text:p>
          </table:table-cell>
          <table:table-cell office:value-type="string" calcext:value-type="string">
            <text:p><text:s text:c="2"/>57,68,97,146,</text:p>
          </table:table-cell>
          <table:table-cell office:value-type="string" calcext:value-type="string">
            <text:p>143,162 <text:s text:c="2"/>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N</text:p>
          </table:table-cell>
          <table:table-cell office:value-type="float" office:value="84162" calcext:value-type="float">
            <text:p>84162</text:p>
          </table:table-cell>
          <table:table-cell/>
        </table:table-row>
        <table:table-row table:style-name="ro1">
          <table:table-cell office:value-type="string" calcext:value-type="string">
            <text:p>Gl_499C</text:p>
          </table:table-cell>
          <table:table-cell office:value-type="string" calcext:value-type="string">
            <text:p><text:s text:c="3"/>L5</text:p>
          </table:table-cell>
          <table:table-cell office:value-type="string" calcext:value-type="string">
            <text:p><text:s text:c="3"/>nul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4"/>null</text:p>
          </table:table-cell>
          <table:table-cell office:value-type="float" office:value="196.42111" calcext:value-type="float">
            <text:p>196.42111</text:p>
          </table:table-cell>
          <table:table-cell office:value-type="float" office:value="20.77762" calcext:value-type="float">
            <text:p>20.77762</text:p>
          </table:table-cell>
          <table:table-cell office:value-type="float" office:value="2451260.96" calcext:value-type="float">
            <text:p>2451260.96</text:p>
          </table:table-cell>
          <table:table-cell office:value-type="float" office:value="53.18" calcext:value-type="float">
            <text:p>53.18</text:p>
          </table:table-cell>
          <table:table-cell office:value-type="float" office:value="1.73" calcext:value-type="float">
            <text:p>1.7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01" calcext:value-type="float">
            <text:p>15.201</text:p>
          </table:table-cell>
          <table:table-cell office:value-type="string" calcext:value-type="string">
            <text:p><text:s text:c="2"/>0.053 0</text:p>
          </table:table-cell>
          <table:table-cell office:value-type="float" office:value="14.04" calcext:value-type="float">
            <text:p>14.04</text:p>
          </table:table-cell>
          <table:table-cell office:value-type="string" calcext:value-type="string">
            <text:p><text:s/>0.042 0</text:p>
          </table:table-cell>
          <table:table-cell office:value-type="float" office:value="13.368" calcext:value-type="float">
            <text:p>13.368</text:p>
          </table:table-cell>
          <table:table-cell office:value-type="string" calcext:value-type="string">
            <text:p><text:s/>0.039 0</text:p>
          </table:table-cell>
          <table:table-cell office:value-type="float" office:value="57" calcext:value-type="float">
            <text:p>57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D_114762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d/sdM9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4"/>subd</text:p>
          </table:table-cell>
          <table:table-cell office:value-type="float" office:value="198.08262" calcext:value-type="float">
            <text:p>198.08262</text:p>
          </table:table-cell>
          <table:table-cell office:value-type="float" office:value="17.51712" calcext:value-type="float">
            <text:p>17.51712</text:p>
          </table:table-cell>
          <table:table-cell office:value-type="float" office:value="2450837.98" calcext:value-type="float">
            <text:p>2450837.98</text:p>
          </table:table-cell>
          <table:table-cell office:value-type="float" office:value="25.87" calcext:value-type="float">
            <text:p>25.87</text:p>
          </table:table-cell>
          <table:table-cell office:value-type="float" office:value="0.76" calcext:value-type="float">
            <text:p>0.76</text:p>
          </table:table-cell>
          <table:table-cell office:value-type="float" office:value="253" calcext:value-type="float">
            <text:p>253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<text:s/>0.112 1</text:p>
          </table:table-cell>
          <table:table-cell office:value-type="float" office:value="13.67" calcext:value-type="float">
            <text:p>13.67</text:p>
          </table:table-cell>
          <table:table-cell office:value-type="string" calcext:value-type="string">
            <text:p><text:s/>0.100 1</text:p>
          </table:table-cell>
          <table:table-cell office:value-type="float" office:value="13.437" calcext:value-type="float">
            <text:p>13.437</text:p>
          </table:table-cell>
          <table:table-cell office:value-type="string" calcext:value-type="string">
            <text:p><text:s/>0.100 1</text:p>
          </table:table-cell>
          <table:table-cell office:value-type="float" office:value="12.995" calcext:value-type="float">
            <text:p>12.995</text:p>
          </table:table-cell>
          <table:table-cell office:value-type="string" calcext:value-type="string">
            <text:p><text:s text:c="2"/>0.10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<text:s text:c="2"/>0.100 0</text:p>
          </table:table-cell>
          <table:table-cell office:value-type="float" office:value="13.39" calcext:value-type="float">
            <text:p>13.39</text:p>
          </table:table-cell>
          <table:table-cell office:value-type="string" calcext:value-type="string">
            <text:p><text:s/>0.100 0</text:p>
          </table:table-cell>
          <table:table-cell office:value-type="float" office:value="13.01" calcext:value-type="float">
            <text:p>13.01</text:p>
          </table:table-cell>
          <table:table-cell office:value-type="string" calcext:value-type="string">
            <text:p><text:s/>0.100 0</text:p>
          </table:table-cell>
          <table:table-cell office:value-type="float" office:value="68198" calcext:value-type="float">
            <text:p>68198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<text:s text:c="2"/>sL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LSPM_J1314+1320A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98.58497" calcext:value-type="float">
            <text:p>198.58497</text:p>
          </table:table-cell>
          <table:table-cell office:value-type="float" office:value="13.33366" calcext:value-type="float">
            <text:p>13.33366</text:p>
          </table:table-cell>
          <table:table-cell office:value-type="float" office:value="2451573.93" calcext:value-type="float">
            <text:p>2451573.93</text:p>
          </table:table-cell>
          <table:table-cell office:value-type="float" office:value="61" calcext:value-type="float">
            <text:p>61</text:p>
          </table:table-cell>
          <table:table-cell office:value-type="float" office:value="2.8" calcext:value-type="float">
            <text:p>2.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39" calcext:value-type="float">
            <text:p>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SPM_J1314+1320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98.58497" calcext:value-type="float">
            <text:p>198.58497</text:p>
          </table:table-cell>
          <table:table-cell office:value-type="float" office:value="13.33366" calcext:value-type="float">
            <text:p>13.33366</text:p>
          </table:table-cell>
          <table:table-cell office:value-type="float" office:value="2451573.93" calcext:value-type="float">
            <text:p>2451573.93</text:p>
          </table:table-cell>
          <table:table-cell office:value-type="float" office:value="61" calcext:value-type="float">
            <text:p>61</text:p>
          </table:table-cell>
          <table:table-cell office:value-type="float" office:value="2.8" calcext:value-type="float">
            <text:p>2.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39" calcext:value-type="float">
            <text:p>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ULAS_J131508.42+082627.4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.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4"/>null</text:p>
          </table:table-cell>
          <table:table-cell office:value-type="float" office:value="198.78508" calcext:value-type="float">
            <text:p>198.78508</text:p>
          </table:table-cell>
          <table:table-cell office:value-type="float" office:value="8.44093" calcext:value-type="float">
            <text:p>8.44093</text:p>
          </table:table-cell>
          <table:table-cell office:value-type="float" office:value="2453885.81" calcext:value-type="float">
            <text:p>2453885.81</text:p>
          </table:table-cell>
          <table:table-cell office:value-type="float" office:value="42.8" calcext:value-type="float">
            <text:p>42.8</text:p>
          </table:table-cell>
          <table:table-cell office:value-type="float" office:value="7.7" calcext:value-type="float">
            <text:p>7.7</text:p>
          </table:table-cell>
          <table:table-cell office:value-type="float" office:value="183" calcext:value-type="float">
            <text:p>1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.080 0</text:p>
          </table:table-cell>
          <table:table-cell office:value-type="float" office:value="18.86" calcext:value-type="float">
            <text:p>18.86</text:p>
          </table:table-cell>
          <table:table-cell office:value-type="string" calcext:value-type="string">
            <text:p><text:s/>0.040 0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<text:s/>0.100 0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<text:s text:c="2"/>0.12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02" calcext:value-type="float">
            <text:p>202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_J13204159+0957506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null</text:p>
          </table:table-cell>
          <table:table-cell office:value-type="float" office:value="200.17331" calcext:value-type="float">
            <text:p>200.17331</text:p>
          </table:table-cell>
          <table:table-cell office:value-type="float" office:value="9.96406" calcext:value-type="float">
            <text:p>9.96406</text:p>
          </table:table-cell>
          <table:table-cell office:value-type="float" office:value="2451620.85" calcext:value-type="float">
            <text:p>2451620.85</text:p>
          </table:table-cell>
          <table:table-cell office:value-type="float" office:value="25.89" calcext:value-type="float">
            <text:p>25.89</text:p>
          </table:table-cell>
          <table:table-cell office:value-type="float" office:value="1.62" calcext:value-type="float">
            <text:p>1.6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726" calcext:value-type="float">
            <text:p>13.726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3.082" calcext:value-type="float">
            <text:p>13.082</text:p>
          </table:table-cell>
          <table:table-cell office:value-type="string" calcext:value-type="string">
            <text:p><text:s/>0.031 0</text:p>
          </table:table-cell>
          <table:table-cell office:value-type="float" office:value="12.609" calcext:value-type="float">
            <text:p>12.609</text:p>
          </table:table-cell>
          <table:table-cell office:value-type="string" calcext:value-type="string">
            <text:p><text:s/>0.029 0</text:p>
          </table:table-cell>
          <table:table-cell office:value-type="float" office:value="57" calcext:value-type="float">
            <text:p>57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13204427+0409045</text:p>
          </table:table-cell>
          <table:table-cell office:value-type="string" calcext:value-type="string">
            <text:p><text:s text:c="3"/>L3::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null</text:p>
          </table:table-cell>
          <table:table-cell office:value-type="float" office:value="200.18448" calcext:value-type="float">
            <text:p>200.18448</text:p>
          </table:table-cell>
          <table:table-cell office:value-type="float" office:value="4.15128" calcext:value-type="float">
            <text:p>4.15128</text:p>
          </table:table-cell>
          <table:table-cell office:value-type="float" office:value="2451603.85" calcext:value-type="float">
            <text:p>2451603.85</text:p>
          </table:table-cell>
          <table:table-cell office:value-type="float" office:value="32.3" calcext:value-type="float">
            <text:p>32.3</text:p>
          </table:table-cell>
          <table:table-cell office:value-type="float" office:value="0.86" calcext:value-type="float">
            <text:p>0.8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46" calcext:value-type="float">
            <text:p>15.246</text:p>
          </table:table-cell>
          <table:table-cell office:value-type="string" calcext:value-type="string">
            <text:p><text:s text:c="2"/>0.046 0</text:p>
          </table:table-cell>
          <table:table-cell office:value-type="float" office:value="14.302" calcext:value-type="float">
            <text:p>14.302</text:p>
          </table:table-cell>
          <table:table-cell office:value-type="string" calcext:value-type="string">
            <text:p><text:s/>0.029 0</text:p>
          </table:table-cell>
          <table:table-cell office:value-type="float" office:value="13.621" calcext:value-type="float">
            <text:p>13.621</text:p>
          </table:table-cell>
          <table:table-cell office:value-type="string" calcext:value-type="string">
            <text:p><text:s/>0.046 0</text:p>
          </table:table-cell>
          <table:table-cell office:value-type="float" office:value="57" calcext:value-type="float">
            <text:p>57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IP_65423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6.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4"/>young,Sc</text:p>
          </table:table-cell>
          <table:table-cell office:value-type="string" calcext:value-type="string">
            <text:p>o-Cen <text:s text:c="6"/>201.14637</text:p>
          </table:table-cell>
          <table:table-cell office:value-type="float" office:value="-55.95673" calcext:value-type="float">
            <text:p>-55.95673</text:p>
          </table:table-cell>
          <table:table-cell office:value-type="float" office:value="2451652.57" calcext:value-type="float">
            <text:p>2451652.57</text:p>
          </table:table-cell>
          <table:table-cell office:value-type="float" office:value="8.04" calcext:value-type="float">
            <text:p>8.04</text:p>
          </table:table-cell>
          <table:table-cell office:value-type="float" office:value="1.72" calcext:value-type="float">
            <text:p>1.7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<text:s/>0.060 0</text:p>
          </table:table-cell>
          <table:table-cell office:value-type="float" office:value="12.51" calcext:value-type="float">
            <text:p>12.51</text:p>
          </table:table-cell>
          <table:table-cell office:value-type="string" calcext:value-type="string">
            <text:p><text:s/>0.020 0</text:p>
          </table:table-cell>
          <table:table-cell office:value-type="float" office:value="116" calcext:value-type="float">
            <text:p>116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1.835" calcext:value-type="float">
            <text:p>1.835</text:p>
          </table:table-cell>
          <table:table-cell office:value-type="string" calcext:value-type="string">
            <text:p><text:s text:c="2"/>G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HIP_65517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5.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4"/>young,Sc</text:p>
          </table:table-cell>
          <table:table-cell office:value-type="string" calcext:value-type="string">
            <text:p>o-Cen <text:s text:c="6"/>201.44932</text:p>
          </table:table-cell>
          <table:table-cell office:value-type="float" office:value="-48.24937" calcext:value-type="float">
            <text:p>-48.24937</text:p>
          </table:table-cell>
          <table:table-cell office:value-type="float" office:value="2450947.64" calcext:value-type="float">
            <text:p>2450947.64</text:p>
          </table:table-cell>
          <table:table-cell office:value-type="float" office:value="9.04" calcext:value-type="float">
            <text:p>9.04</text:p>
          </table:table-cell>
          <table:table-cell office:value-type="float" office:value="1.52" calcext:value-type="float">
            <text:p>1.5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<text:s/>0.030 0</text:p>
          </table:table-cell>
          <table:table-cell office:value-type="float" office:value="12.54" calcext:value-type="float">
            <text:p>12.54</text:p>
          </table:table-cell>
          <table:table-cell office:value-type="string" calcext:value-type="string">
            <text:p><text:s/>0.030 0</text:p>
          </table:table-cell>
          <table:table-cell office:value-type="float" office:value="116" calcext:value-type="float">
            <text:p>116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 text:c="2"/>G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SDSSp_J132629.82-$003831.5</text:p>
          </table:table-cell>
          <table:table-cell office:value-type="string" calcext:value-type="string">
            <text:p><text:s text:c="3"/>L8:</text:p>
          </table:table-cell>
          <table:table-cell office:value-type="string" calcext:value-type="string">
            <text:p><text:s text:c="3"/>L5.5</text:p>
          </table:table-cell>
          <table:table-cell office:value-type="float" office:value="73135" calcext:value-type="float">
            <text:p>73135</text:p>
          </table:table-cell>
          <table:table-cell office:value-type="string" calcext:value-type="string">
            <text:p><text:s text:c="4"/>null</text:p>
          </table:table-cell>
          <table:table-cell office:value-type="float" office:value="201.62425" calcext:value-type="float">
            <text:p>201.62425</text:p>
          </table:table-cell>
          <table:table-cell office:value-type="float" office:value="-0.64208" calcext:value-type="float">
            <text:p>-0.64208</text:p>
          </table:table-cell>
          <table:table-cell office:value-type="float" office:value="2451212.84" calcext:value-type="float">
            <text:p>2451212.84</text:p>
          </table:table-cell>
          <table:table-cell office:value-type="float" office:value="49.98" calcext:value-type="float">
            <text:p>49.98</text:p>
          </table:table-cell>
          <table:table-cell office:value-type="float" office:value="6.33" calcext:value-type="float">
            <text:p>6.33</text:p>
          </table:table-cell>
          <table:table-cell office:value-type="float" office:value="255" calcext:value-type="float">
            <text:p>255</text:p>
          </table:table-cell>
          <table:table-cell office:value-type="float" office:value="17.425" calcext:value-type="float">
            <text:p>17.425</text:p>
          </table:table-cell>
          <table:table-cell office:value-type="string" calcext:value-type="string">
            <text:p><text:s/>0.058 1</text:p>
          </table:table-cell>
          <table:table-cell office:value-type="float" office:value="16.21" calcext:value-type="float">
            <text:p>16.21</text:p>
          </table:table-cell>
          <table:table-cell office:value-type="string" calcext:value-type="string">
            <text:p><text:s/>0.030 0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<text:s/>0.030 0</text:p>
          </table:table-cell>
          <table:table-cell office:value-type="float" office:value="14.17" calcext:value-type="float">
            <text:p>14.17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03" calcext:value-type="float">
            <text:p>16.103</text:p>
          </table:table-cell>
          <table:table-cell office:value-type="string" calcext:value-type="string">
            <text:p><text:s text:c="2"/>0.071 0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<text:s/>0.060 0</text:p>
          </table:table-cell>
          <table:table-cell office:value-type="float" office:value="14.208" calcext:value-type="float">
            <text:p>14.208</text:p>
          </table:table-cell>
          <table:table-cell office:value-type="string" calcext:value-type="string">
            <text:p><text:s/>0.067 0</text:p>
          </table:table-cell>
          <table:table-cell office:value-type="string" calcext:value-type="string">
            <text:p><text:s text:c="2"/>57,68,135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328550+211449</text:p>
          </table:table-cell>
          <table:table-cell office:value-type="string" calcext:value-type="string">
            <text:p><text:s text:c="3"/>L5</text:p>
          </table:table-cell>
          <table:table-cell office:value-type="string" calcext:value-type="string">
            <text:p><text:s text:c="3"/>nul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null</text:p>
          </table:table-cell>
          <table:table-cell office:value-type="float" office:value="202.22932" calcext:value-type="float">
            <text:p>202.22932</text:p>
          </table:table-cell>
          <table:table-cell office:value-type="float" office:value="21.24683" calcext:value-type="float">
            <text:p>21.24683</text:p>
          </table:table-cell>
          <table:table-cell office:value-type="float" office:value="2451321.65" calcext:value-type="float">
            <text:p>2451321.65</text:p>
          </table:table-cell>
          <table:table-cell office:value-type="float" office:value="31" calcext:value-type="float">
            <text:p>31</text:p>
          </table:table-cell>
          <table:table-cell office:value-type="float" office:value="3.8" calcext:value-type="float">
            <text:p>3.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92" calcext:value-type="float">
            <text:p>16.192</text:p>
          </table:table-cell>
          <table:table-cell office:value-type="string" calcext:value-type="string">
            <text:p><text:s text:c="2"/>0.105 0</text:p>
          </table:table-cell>
          <table:table-cell office:value-type="float" office:value="15.002" calcext:value-type="float">
            <text:p>15.002</text:p>
          </table:table-cell>
          <table:table-cell office:value-type="string" calcext:value-type="string">
            <text:p><text:s/>0.081 0</text:p>
          </table:table-cell>
          <table:table-cell office:value-type="float" office:value="14.265" calcext:value-type="float">
            <text:p>14.265</text:p>
          </table:table-cell>
          <table:table-cell office:value-type="string" calcext:value-type="string">
            <text:p><text:s/>0.083 0</text:p>
          </table:table-cell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14209" calcext:value-type="float">
            <text:p>14209</text:p>
          </table:table-cell>
          <table:table-cell/>
        </table:table-row>
        <table:table-row table:style-name="ro1">
          <table:table-cell office:value-type="string" calcext:value-type="string">
            <text:p>G_255-34B</text:p>
          </table:table-cell>
          <table:table-cell office:value-type="string" calcext:value-type="string">
            <text:p><text:s text:c="3"/>L2</text:p>
          </table:table-cell>
          <table:table-cell office:value-type="string" calcext:value-type="string">
            <text:p><text:s text:c="3"/>nul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4"/>null</text:p>
          </table:table-cell>
          <table:table-cell office:value-type="float" office:value="203.18876" calcext:value-type="float">
            <text:p>203.18876</text:p>
          </table:table-cell>
          <table:table-cell office:value-type="float" office:value="74.9956" calcext:value-type="float">
            <text:p>74.9956</text:p>
          </table:table-cell>
          <table:table-cell office:value-type="float" office:value="2451606.83" calcext:value-type="float">
            <text:p>2451606.83</text:p>
          </table:table-cell>
          <table:table-cell office:value-type="float" office:value="27.62" calcext:value-type="float">
            <text:p>27.62</text:p>
          </table:table-cell>
          <table:table-cell office:value-type="float" office:value="1.14" calcext:value-type="float">
            <text:p>1.1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103" calcext:value-type="float">
            <text:p>15.103</text:p>
          </table:table-cell>
          <table:table-cell office:value-type="string" calcext:value-type="string">
            <text:p><text:s text:c="2"/>0.043 0</text:p>
          </table:table-cell>
          <table:table-cell office:value-type="float" office:value="14.116" calcext:value-type="float">
            <text:p>14.116</text:p>
          </table:table-cell>
          <table:table-cell office:value-type="string" calcext:value-type="string">
            <text:p><text:s/>0.035 0</text:p>
          </table:table-cell>
          <table:table-cell office:value-type="float" office:value="13.569" calcext:value-type="float">
            <text:p>13.569</text:p>
          </table:table-cell>
          <table:table-cell office:value-type="string" calcext:value-type="string">
            <text:p><text:s/>0.033 0</text:p>
          </table:table-cell>
          <table:table-cell office:value-type="float" office:value="57" calcext:value-type="float">
            <text:p>57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8.3" calcext:value-type="float">
            <text:p>38.3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ULAS_J133553.45+113005.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.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4"/>null</text:p>
          </table:table-cell>
          <table:table-cell office:value-type="float" office:value="203.97277" calcext:value-type="float">
            <text:p>203.97277</text:p>
          </table:table-cell>
          <table:table-cell office:value-type="float" office:value="11.50141" calcext:value-type="float">
            <text:p>11.50141</text:p>
          </table:table-cell>
          <table:table-cell office:value-type="float" office:value="2455287.98" calcext:value-type="float">
            <text:p>2455287.98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68" calcext:value-type="float">
            <text:p>68</text:p>
          </table:table-cell>
          <table:table-cell office:value-type="float" office:value="18.81" calcext:value-type="float">
            <text:p>18.81</text:p>
          </table:table-cell>
          <table:table-cell office:value-type="string" calcext:value-type="string">
            <text:p><text:s/>0.040 0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<text:s/>0.010 0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<text:s/>0.010 0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D_118865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null</text:p>
          </table:table-cell>
          <table:table-cell office:value-type="float" office:value="204.93246" calcext:value-type="float">
            <text:p>204.93246</text:p>
          </table:table-cell>
          <table:table-cell office:value-type="float" office:value="1.07678" calcext:value-type="float">
            <text:p>1.07678</text:p>
          </table:table-cell>
          <table:table-cell office:value-type="float" office:value="2454990.75" calcext:value-type="float">
            <text:p>2454990.75</text:p>
          </table:table-cell>
          <table:table-cell office:value-type="float" office:value="16.02" calcext:value-type="float">
            <text:p>16.02</text:p>
          </table:table-cell>
          <table:table-cell office:value-type="float" office:value="0.86" calcext:value-type="float">
            <text:p>0.86</text:p>
          </table:table-cell>
          <table:table-cell office:value-type="float" office:value="253" calcext:value-type="float">
            <text:p>253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<text:s/>0.072 0</text:p>
          </table:table-cell>
          <table:table-cell office:value-type="float" office:value="18.08" calcext:value-type="float">
            <text:p>18.08</text:p>
          </table:table-cell>
          <table:table-cell office:value-type="string" calcext:value-type="string">
            <text:p><text:s/>0.040 0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<text:s/>0.146 0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<text:s text:c="2"/>0.195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38" calcext:value-type="float">
            <text:p>38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p_J134646.45-$003150.4</text:p>
          </table:table-cell>
          <table:table-cell office:value-type="string" calcext:value-type="string">
            <text:p><text:s text:c="3"/>T7</text:p>
          </table:table-cell>
          <table:table-cell office:value-type="string" calcext:value-type="string">
            <text:p><text:s text:c="3"/>T6.5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null</text:p>
          </table:table-cell>
          <table:table-cell office:value-type="float" office:value="206.6931" calcext:value-type="float">
            <text:p>206.6931</text:p>
          </table:table-cell>
          <table:table-cell office:value-type="float" office:value="-0.53059" calcext:value-type="float">
            <text:p>-0.53059</text:p>
          </table:table-cell>
          <table:table-cell office:value-type="float" office:value="2451943.83" calcext:value-type="float">
            <text:p>2451943.83</text:p>
          </table:table-cell>
          <table:table-cell office:value-type="float" office:value="68.3" calcext:value-type="float">
            <text:p>68.3</text:p>
          </table:table-cell>
          <table:table-cell office:value-type="float" office:value="2.3" calcext:value-type="float">
            <text:p>2.3</text:p>
          </table:table-cell>
          <table:table-cell office:value-type="float" office:value="249" calcext:value-type="float">
            <text:p>249</text:p>
          </table:table-cell>
          <table:table-cell office:value-type="float" office:value="16.495" calcext:value-type="float">
            <text:p>16.495</text:p>
          </table:table-cell>
          <table:table-cell office:value-type="string" calcext:value-type="string">
            <text:p><text:s/>0.071 1</text:p>
          </table:table-cell>
          <table:table-cell office:value-type="float" office:value="15.49" calcext:value-type="float">
            <text:p>15.49</text:p>
          </table:table-cell>
          <table:table-cell office:value-type="string" calcext:value-type="string">
            <text:p><text:s/>0.050 0</text:p>
          </table:table-cell>
          <table:table-cell office:value-type="float" office:value="15.84" calcext:value-type="float">
            <text:p>15.84</text:p>
          </table:table-cell>
          <table:table-cell office:value-type="string" calcext:value-type="string">
            <text:p><text:s/>0.050 0</text:p>
          </table:table-cell>
          <table:table-cell office:value-type="float" office:value="15.73" calcext:value-type="float">
            <text:p>15.73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0.102 0</text:p>
          </table:table-cell>
          <table:table-cell office:value-type="float" office:value="15.459" calcext:value-type="float">
            <text:p>15.459</text:p>
          </table:table-cell>
          <table:table-cell office:value-type="string" calcext:value-type="string">
            <text:p><text:s/>0.118 0</text:p>
          </table:table-cell>
          <table:table-cell office:value-type="float" office:value="15.772" calcext:value-type="float">
            <text:p>15.772</text:p>
          </table:table-cell>
          <table:table-cell office:value-type="string" calcext:value-type="string">
            <text:p><text:s/>0.274 0</text:p>
          </table:table-cell>
          <table:table-cell office:value-type="string" calcext:value-type="string">
            <text:p><text:s text:c="2"/>57,68,251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MASS_J13595510-$4034582</text:p>
          </table:table-cell>
          <table:table-cell office:value-type="string" calcext:value-type="string">
            <text:p><text:s text:c="3"/>L1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null</text:p>
          </table:table-cell>
          <table:table-cell office:value-type="float" office:value="209.9796" calcext:value-type="float">
            <text:p>209.9796</text:p>
          </table:table-cell>
          <table:table-cell office:value-type="float" office:value="-40.58285" calcext:value-type="float">
            <text:p>-40.58285</text:p>
          </table:table-cell>
          <table:table-cell office:value-type="float" office:value="2451284.64" calcext:value-type="float">
            <text:p>2451284.64</text:p>
          </table:table-cell>
          <table:table-cell office:value-type="float" office:value="64.2" calcext:value-type="float">
            <text:p>64.2</text:p>
          </table:table-cell>
          <table:table-cell office:value-type="float" office:value="5.5" calcext:value-type="float">
            <text:p>5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645" calcext:value-type="float">
            <text:p>13.645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3.034" calcext:value-type="float">
            <text:p>13.034</text:p>
          </table:table-cell>
          <table:table-cell office:value-type="string" calcext:value-type="string">
            <text:p><text:s/>0.028 0</text:p>
          </table:table-cell>
          <table:table-cell office:value-type="float" office:value="12.566" calcext:value-type="float">
            <text:p>12.566</text:p>
          </table:table-cell>
          <table:table-cell office:value-type="string" calcext:value-type="string">
            <text:p><text:s/>0.029 0</text:p>
          </table:table-cell>
          <table:table-cell office:value-type="float" office:value="57" calcext:value-type="float">
            <text:p>57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14044948-$3159330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9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11.20707" calcext:value-type="float">
            <text:p>211.20707</text:p>
          </table:table-cell>
          <table:table-cell office:value-type="float" office:value="-31.9924" calcext:value-type="float">
            <text:p>-31.9924</text:p>
          </table:table-cell>
          <table:table-cell office:value-type="float" office:value="2454516.1" calcext:value-type="float">
            <text:p>2454516.1</text:p>
          </table:table-cell>
          <table:table-cell office:value-type="float" office:value="42.1" calcext:value-type="float">
            <text:p>42.1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65" calcext:value-type="float">
            <text:p>16.465</text:p>
          </table:table-cell>
          <table:table-cell office:value-type="string" calcext:value-type="string">
            <text:p><text:s/>0.080 1</text:p>
          </table:table-cell>
          <table:table-cell office:value-type="float" office:value="15.539" calcext:value-type="float">
            <text:p>15.539</text:p>
          </table:table-cell>
          <table:table-cell office:value-type="string" calcext:value-type="string">
            <text:p><text:s/>0.069 1</text:p>
          </table:table-cell>
          <table:table-cell office:value-type="float" office:value="14.832" calcext:value-type="float">
            <text:p>14.832</text:p>
          </table:table-cell>
          <table:table-cell office:value-type="string" calcext:value-type="string">
            <text:p><text:s text:c="2"/>0.096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84" calcext:value-type="float">
            <text:p>16.584</text:p>
          </table:table-cell>
          <table:table-cell office:value-type="string" calcext:value-type="string">
            <text:p><text:s text:c="2"/>0.079 1</text:p>
          </table:table-cell>
          <table:table-cell office:value-type="float" office:value="15.482" calcext:value-type="float">
            <text:p>15.482</text:p>
          </table:table-cell>
          <table:table-cell office:value-type="string" calcext:value-type="string">
            <text:p><text:s/>0.069 1</text:p>
          </table:table-cell>
          <table:table-cell office:value-type="float" office:value="14.846" calcext:value-type="float">
            <text:p>14.846</text:p>
          </table:table-cell>
          <table:table-cell office:value-type="string" calcext:value-type="string">
            <text:p><text:s/>0.096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173" calcext:value-type="float">
            <text:p>68173</text:p>
          </table:table-cell>
          <table:table-cell/>
        </table:table-row>
        <table:table-row table:style-name="ro1">
          <table:table-cell office:value-type="string" calcext:value-type="string">
            <text:p>2MASS_J14044948-$3159330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11.20707" calcext:value-type="float">
            <text:p>211.20707</text:p>
          </table:table-cell>
          <table:table-cell office:value-type="float" office:value="-31.9924" calcext:value-type="float">
            <text:p>-31.9924</text:p>
          </table:table-cell>
          <table:table-cell office:value-type="float" office:value="2454516.1" calcext:value-type="float">
            <text:p>2454516.1</text:p>
          </table:table-cell>
          <table:table-cell office:value-type="float" office:value="42.1" calcext:value-type="float">
            <text:p>42.1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25" calcext:value-type="float">
            <text:p>15.925</text:p>
          </table:table-cell>
          <table:table-cell office:value-type="string" calcext:value-type="string">
            <text:p><text:s/>0.070 1</text:p>
          </table:table-cell>
          <table:table-cell office:value-type="float" office:value="16.049" calcext:value-type="float">
            <text:p>16.049</text:p>
          </table:table-cell>
          <table:table-cell office:value-type="string" calcext:value-type="string">
            <text:p><text:s/>0.071 1</text:p>
          </table:table-cell>
          <table:table-cell office:value-type="float" office:value="16.162" calcext:value-type="float">
            <text:p>16.162</text:p>
          </table:table-cell>
          <table:table-cell office:value-type="string" calcext:value-type="string">
            <text:p><text:s text:c="2"/>0.10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24" calcext:value-type="float">
            <text:p>16.124</text:p>
          </table:table-cell>
          <table:table-cell office:value-type="string" calcext:value-type="string">
            <text:p><text:s text:c="2"/>0.070 1</text:p>
          </table:table-cell>
          <table:table-cell office:value-type="float" office:value="15.992" calcext:value-type="float">
            <text:p>15.992</text:p>
          </table:table-cell>
          <table:table-cell office:value-type="string" calcext:value-type="string">
            <text:p><text:s/>0.071 1</text:p>
          </table:table-cell>
          <table:table-cell office:value-type="float" office:value="16.056" calcext:value-type="float">
            <text:p>16.056</text:p>
          </table:table-cell>
          <table:table-cell office:value-type="string" calcext:value-type="string">
            <text:p><text:s/>0.102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173" calcext:value-type="float">
            <text:p>68173</text:p>
          </table:table-cell>
          <table:table-cell/>
        </table:table-row>
        <table:table-row table:style-name="ro1">
          <table:table-cell office:value-type="string" calcext:value-type="string">
            <text:p>WISEP_J140518.40+553421.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0pec?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4"/>null</text:p>
          </table:table-cell>
          <table:table-cell office:value-type="float" office:value="211.32589" calcext:value-type="float">
            <text:p>211.32589</text:p>
          </table:table-cell>
          <table:table-cell office:value-type="float" office:value="55.57258" calcext:value-type="float">
            <text:p>55.57258</text:p>
          </table:table-cell>
          <table:table-cell office:value-type="float" office:value="2455583.68" calcext:value-type="float">
            <text:p>2455583.68</text:p>
          </table:table-cell>
          <table:table-cell office:value-type="float" office:value="129" calcext:value-type="float">
            <text:p>129</text:p>
          </table:table-cell>
          <table:table-cell office:value-type="float" office:value="18.8" calcext:value-type="float">
            <text:p>18.8</text:p>
          </table:table-cell>
          <table:table-cell office:value-type="float" office:value="69" calcext:value-type="float">
            <text:p>69</text:p>
          </table:table-cell>
          <table:table-cell office:value-type="float" office:value="21.24" calcext:value-type="float">
            <text:p>21.24</text:p>
          </table:table-cell>
          <table:table-cell office:value-type="string" calcext:value-type="string">
            <text:p><text:s/>0.100 0</text:p>
          </table:table-cell>
          <table:table-cell office:value-type="float" office:value="21.06" calcext:value-type="float">
            <text:p>21.06</text:p>
          </table:table-cell>
          <table:table-cell office:value-type="string" calcext:value-type="string">
            <text:p><text:s/>0.060 0</text:p>
          </table:table-cell>
          <table:table-cell office:value-type="float" office:value="21.41" calcext:value-type="float">
            <text:p>21.41</text:p>
          </table:table-cell>
          <table:table-cell office:value-type="string" calcext:value-type="string">
            <text:p><text:s/>0.08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3" calcext:value-type="float">
            <text:p>153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ULAS_J141623.94+134836.3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.5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lowZ?</text:p>
          </table:table-cell>
          <table:table-cell office:value-type="float" office:value="214.09976" calcext:value-type="float">
            <text:p>214.09976</text:p>
          </table:table-cell>
          <table:table-cell office:value-type="float" office:value="13.81009" calcext:value-type="float">
            <text:p>13.81009</text:p>
          </table:table-cell>
          <table:table-cell office:value-type="float" office:value="2454599" calcext:value-type="float">
            <text:p>2454599</text:p>
          </table:table-cell>
          <table:table-cell office:value-type="float" office:value="109.7" calcext:value-type="float">
            <text:p>109.7</text:p>
          </table:table-cell>
          <table:table-cell office:value-type="float" office:value="1.3" calcext:value-type="float">
            <text:p>1.3</text:p>
          </table:table-cell>
          <table:table-cell office:value-type="float" office:value="68" calcext:value-type="float">
            <text:p>68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<text:s/>0.020 0</text:p>
          </table:table-cell>
          <table:table-cell office:value-type="float" office:value="17.35" calcext:value-type="float">
            <text:p>17.35</text:p>
          </table:table-cell>
          <table:table-cell office:value-type="string" calcext:value-type="string">
            <text:p><text:s/>0.020 0</text:p>
          </table:table-cell>
          <table:table-cell office:value-type="float" office:value="17.62" calcext:value-type="float">
            <text:p>17.62</text:p>
          </table:table-cell>
          <table:table-cell office:value-type="string" calcext:value-type="string">
            <text:p><text:s/>0.020 0</text:p>
          </table:table-cell>
          <table:table-cell office:value-type="float" office:value="18.93" calcext:value-type="float">
            <text:p>18.93</text:p>
          </table:table-cell>
          <table:table-cell office:value-type="string" calcext:value-type="string">
            <text:p><text:s text:c="2"/>0.17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633" calcext:value-type="float">
            <text:p>17.633</text:p>
          </table:table-cell>
          <table:table-cell office:value-type="string" calcext:value-type="string">
            <text:p><text:s text:c="2"/>0.020 1</text:p>
          </table:table-cell>
          <table:table-cell office:value-type="float" office:value="17.553" calcext:value-type="float">
            <text:p>17.553</text:p>
          </table:table-cell>
          <table:table-cell office:value-type="string" calcext:value-type="string">
            <text:p><text:s/>0.020 1</text:p>
          </table:table-cell>
          <table:table-cell office:value-type="float" office:value="18.904" calcext:value-type="float">
            <text:p>18.904</text:p>
          </table:table-cell>
          <table:table-cell office:value-type="string" calcext:value-type="string">
            <text:p><text:s/>0.170 1</text:p>
          </table:table-cell>
          <table:table-cell office:value-type="string" calcext:value-type="string">
            <text:p><text:s text:c="2"/>37,6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9.814" calcext:value-type="float">
            <text:p>9.814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41624.08+134826.7</text:p>
          </table:table-cell>
          <table:table-cell office:value-type="string" calcext:value-type="string">
            <text:p><text:s text:c="3"/>L6</text:p>
          </table:table-cell>
          <table:table-cell office:value-type="string" calcext:value-type="string">
            <text:p><text:s text:c="3"/>L6p: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4"/>lowZ?</text:p>
          </table:table-cell>
          <table:table-cell office:value-type="float" office:value="214.10087" calcext:value-type="float">
            <text:p>214.10087</text:p>
          </table:table-cell>
          <table:table-cell office:value-type="float" office:value="13.80801" calcext:value-type="float">
            <text:p>13.80801</text:p>
          </table:table-cell>
          <table:table-cell office:value-type="float" office:value="2455307.92" calcext:value-type="float">
            <text:p>2455307.92</text:p>
          </table:table-cell>
          <table:table-cell office:value-type="float" office:value="109.7" calcext:value-type="float">
            <text:p>109.7</text:p>
          </table:table-cell>
          <table:table-cell office:value-type="float" office:value="1.3" calcext:value-type="float">
            <text:p>1.3</text:p>
          </table:table-cell>
          <table:table-cell office:value-type="float" office:value="68" calcext:value-type="float">
            <text:p>68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<text:s/>0.010 0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<text:s/>0.010 0</text:p>
          </table:table-cell>
          <table:table-cell office:value-type="float" office:value="12.49" calcext:value-type="float">
            <text:p>12.49</text:p>
          </table:table-cell>
          <table:table-cell office:value-type="string" calcext:value-type="string">
            <text:p><text:s/>0.010 0</text:p>
          </table:table-cell>
          <table:table-cell office:value-type="float" office:value="12.08" calcext:value-type="float">
            <text:p>12.08</text:p>
          </table:table-cell>
          <table:table-cell office:value-type="string" calcext:value-type="string">
            <text:p><text:s text:c="2"/>0.01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48" calcext:value-type="float">
            <text:p>13.148</text:p>
          </table:table-cell>
          <table:table-cell office:value-type="string" calcext:value-type="string">
            <text:p><text:s text:c="2"/>0.025 0</text:p>
          </table:table-cell>
          <table:table-cell office:value-type="float" office:value="12.456" calcext:value-type="float">
            <text:p>12.456</text:p>
          </table:table-cell>
          <table:table-cell office:value-type="string" calcext:value-type="string">
            <text:p><text:s/>0.028 0</text:p>
          </table:table-cell>
          <table:table-cell office:value-type="float" office:value="12.114" calcext:value-type="float">
            <text:p>12.114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37,57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41659.78+500626.4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.5: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4"/>null</text:p>
          </table:table-cell>
          <table:table-cell office:value-type="float" office:value="214.24947" calcext:value-type="float">
            <text:p>214.24947</text:p>
          </table:table-cell>
          <table:table-cell office:value-type="float" office:value="50.10718" calcext:value-type="float">
            <text:p>50.10718</text:p>
          </table:table-cell>
          <table:table-cell office:value-type="float" office:value="2451604.88" calcext:value-type="float">
            <text:p>2451604.88</text:p>
          </table:table-cell>
          <table:table-cell office:value-type="float" office:value="21.9" calcext:value-type="float">
            <text:p>21.9</text:p>
          </table:table-cell>
          <table:table-cell office:value-type="float" office:value="0.62" calcext:value-type="float">
            <text:p>0.62</text:p>
          </table:table-cell>
          <table:table-cell office:value-type="float" office:value="253" calcext:value-type="float">
            <text:p>253</text:p>
          </table:table-cell>
          <table:table-cell office:value-type="float" office:value="17.958" calcext:value-type="float">
            <text:p>17.958</text:p>
          </table:table-cell>
          <table:table-cell office:value-type="string" calcext:value-type="string">
            <text:p><text:s/>0.058 1</text:p>
          </table:table-cell>
          <table:table-cell office:value-type="float" office:value="16.79" calcext:value-type="float">
            <text:p>16.79</text:p>
          </table:table-cell>
          <table:table-cell office:value-type="string" calcext:value-type="string">
            <text:p><text:s/>0.030 0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<text:s/>0.030 0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<text:s text:c="2"/>0.171 0</text:p>
          </table:table-cell>
          <table:table-cell office:value-type="float" office:value="15.955" calcext:value-type="float">
            <text:p>15.955</text:p>
          </table:table-cell>
          <table:table-cell office:value-type="string" calcext:value-type="string">
            <text:p><text:s/>0.168 0</text:p>
          </table:table-cell>
          <table:table-cell office:value-type="float" office:value="15.597" calcext:value-type="float">
            <text:p>15.597</text:p>
          </table:table-cell>
          <table:table-cell office:value-type="string" calcext:value-type="string">
            <text:p><text:s/>0.158 0</text:p>
          </table:table-cell>
          <table:table-cell office:value-type="string" calcext:value-type="string">
            <text:p><text:s text:c="2"/>44,57,68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BD_+01~2920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4"/>lowZ?</text:p>
          </table:table-cell>
          <table:table-cell office:value-type="float" office:value="215.8369" calcext:value-type="float">
            <text:p>215.8369</text:p>
          </table:table-cell>
          <table:table-cell office:value-type="float" office:value="1.27726" calcext:value-type="float">
            <text:p>1.27726</text:p>
          </table:table-cell>
          <table:table-cell office:value-type="float" office:value="2455220.52" calcext:value-type="float">
            <text:p>2455220.52</text:p>
          </table:table-cell>
          <table:table-cell office:value-type="float" office:value="58.17" calcext:value-type="float">
            <text:p>58.17</text:p>
          </table:table-cell>
          <table:table-cell office:value-type="float" office:value="0.53" calcext:value-type="float">
            <text:p>0.53</text:p>
          </table:table-cell>
          <table:table-cell office:value-type="float" office:value="253" calcext:value-type="float">
            <text:p>253</text:p>
          </table:table-cell>
          <table:table-cell office:value-type="float" office:value="19.69" calcext:value-type="float">
            <text:p>19.69</text:p>
          </table:table-cell>
          <table:table-cell office:value-type="string" calcext:value-type="string">
            <text:p><text:s/>0.050 0</text:p>
          </table:table-cell>
          <table:table-cell office:value-type="float" office:value="18.71" calcext:value-type="float">
            <text:p>18.71</text:p>
          </table:table-cell>
          <table:table-cell office:value-type="string" calcext:value-type="string">
            <text:p><text:s/>0.050 0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<text:s/>0.200 0</text:p>
          </table:table-cell>
          <table:table-cell office:value-type="float" office:value="19.89" calcext:value-type="float">
            <text:p>19.89</text:p>
          </table:table-cell>
          <table:table-cell office:value-type="string" calcext:value-type="string">
            <text:p><text:s text:c="2"/>0.33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68203" calcext:value-type="float">
            <text:p>68203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GD_165B</text:p>
          </table:table-cell>
          <table:table-cell office:value-type="string" calcext:value-type="string">
            <text:p><text:s text:c="3"/>L4</text:p>
          </table:table-cell>
          <table:table-cell office:value-type="string" calcext:value-type="string">
            <text:p><text:s text:c="3"/>L3::</text:p>
          </table:table-cell>
          <table:table-cell office:value-type="float" office:value="83128" calcext:value-type="float">
            <text:p>83128</text:p>
          </table:table-cell>
          <table:table-cell office:value-type="string" calcext:value-type="string">
            <text:p><text:s text:c="4"/>null</text:p>
          </table:table-cell>
          <table:table-cell office:value-type="float" office:value="216.16289" calcext:value-type="float">
            <text:p>216.16289</text:p>
          </table:table-cell>
          <table:table-cell office:value-type="float" office:value="9.28623" calcext:value-type="float">
            <text:p>9.28623</text:p>
          </table:table-cell>
          <table:table-cell office:value-type="float" office:value="2451638.79" calcext:value-type="float">
            <text:p>2451638.79</text:p>
          </table:table-cell>
          <table:table-cell office:value-type="float" office:value="31.7" calcext:value-type="float">
            <text:p>31.7</text:p>
          </table:table-cell>
          <table:table-cell office:value-type="float" office:value="2.5" calcext:value-type="float">
            <text:p>2.5</text:p>
          </table:table-cell>
          <table:table-cell office:value-type="float" office:value="252" calcext:value-type="float">
            <text:p>252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<text:s/>0.100 0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<text:s/>0.050 0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<text:s/>0.050 0</text:p>
          </table:table-cell>
          <table:table-cell office:value-type="float" office:value="14.09" calcext:value-type="float">
            <text:p>14.09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<text:s/>0.07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687" calcext:value-type="float">
            <text:p>15.687</text:p>
          </table:table-cell>
          <table:table-cell office:value-type="string" calcext:value-type="string">
            <text:p><text:s text:c="2"/>0.078 0</text:p>
          </table:table-cell>
          <table:table-cell office:value-type="float" office:value="14.781" calcext:value-type="float">
            <text:p>14.781</text:p>
          </table:table-cell>
          <table:table-cell office:value-type="string" calcext:value-type="string">
            <text:p><text:s/>0.070 0</text:p>
          </table:table-cell>
          <table:table-cell office:value-type="float" office:value="14.169" calcext:value-type="float">
            <text:p>14.169</text:p>
          </table:table-cell>
          <table:table-cell office:value-type="string" calcext:value-type="string">
            <text:p><text:s/>0.095 0</text:p>
          </table:table-cell>
          <table:table-cell office:value-type="string" calcext:value-type="string">
            <text:p><text:s text:c="2"/>57,112,118,14</text:p>
          </table:table-cell>
          <table:table-cell office:value-type="string" calcext:value-type="string">
            <text:p>6 <text:s text:c="8"/>2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LSR_J1425+7102</text:p>
          </table:table-cell>
          <table:table-cell office:value-type="string" calcext:value-type="string">
            <text:p><text:s text:c="3"/>sdM8</text:p>
          </table:table-cell>
          <table:table-cell office:value-type="string" calcext:value-type="string">
            <text:p><text:s text:c="3"/>null</text:p>
          </table:table-cell>
          <table:table-cell office:value-type="float" office:value="27159" calcext:value-type="float">
            <text:p>27159</text:p>
          </table:table-cell>
          <table:table-cell office:value-type="string" calcext:value-type="string">
            <text:p><text:s text:c="4"/>subd</text:p>
          </table:table-cell>
          <table:table-cell office:value-type="float" office:value="216.27129" calcext:value-type="float">
            <text:p>216.27129</text:p>
          </table:table-cell>
          <table:table-cell office:value-type="float" office:value="71.03604" calcext:value-type="float">
            <text:p>71.03604</text:p>
          </table:table-cell>
          <table:table-cell office:value-type="float" office:value="2451318.71" calcext:value-type="float">
            <text:p>2451318.71</text:p>
          </table:table-cell>
          <table:table-cell office:value-type="float" office:value="13.37" calcext:value-type="float">
            <text:p>13.37</text:p>
          </table:table-cell>
          <table:table-cell office:value-type="float" office:value="0.51" calcext:value-type="float">
            <text:p>0.5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775" calcext:value-type="float">
            <text:p>14.775</text:p>
          </table:table-cell>
          <table:table-cell office:value-type="string" calcext:value-type="string">
            <text:p><text:s text:c="2"/>0.037 0</text:p>
          </table:table-cell>
          <table:table-cell office:value-type="float" office:value="14.405" calcext:value-type="float">
            <text:p>14.405</text:p>
          </table:table-cell>
          <table:table-cell office:value-type="string" calcext:value-type="string">
            <text:p><text:s/>0.054 0</text:p>
          </table:table-cell>
          <table:table-cell office:value-type="float" office:value="14.328" calcext:value-type="float">
            <text:p>14.328</text:p>
          </table:table-cell>
          <table:table-cell office:value-type="string" calcext:value-type="string">
            <text:p><text:s/>0.092 0</text:p>
          </table:table-cell>
          <table:table-cell office:value-type="float" office:value="57" calcext:value-type="float">
            <text:p>57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2919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4"/>null</text:p>
          </table:table-cell>
          <table:table-cell office:value-type="float" office:value="217.01748" calcext:value-type="float">
            <text:p>217.01748</text:p>
          </table:table-cell>
          <table:table-cell office:value-type="float" office:value="13.93715" calcext:value-type="float">
            <text:p>13.93715</text:p>
          </table:table-cell>
          <table:table-cell office:value-type="float" office:value="2451227.92" calcext:value-type="float">
            <text:p>2451227.92</text:p>
          </table:table-cell>
          <table:table-cell office:value-type="float" office:value="82.8" calcext:value-type="float">
            <text:p>82.8</text:p>
          </table:table-cell>
          <table:table-cell office:value-type="float" office:value="4.1" calcext:value-type="float">
            <text:p>4.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014" calcext:value-type="float">
            <text:p>11.014</text:p>
          </table:table-cell>
          <table:table-cell office:value-type="string" calcext:value-type="string">
            <text:p><text:s text:c="2"/>0.021 0</text:p>
          </table:table-cell>
          <table:table-cell office:value-type="float" office:value="10.39" calcext:value-type="float">
            <text:p>10.39</text:p>
          </table:table-cell>
          <table:table-cell office:value-type="string" calcext:value-type="string">
            <text:p><text:s/>0.015 0</text:p>
          </table:table-cell>
          <table:table-cell office:value-type="float" office:value="10.026" calcext:value-type="float">
            <text:p>10.026</text:p>
          </table:table-cell>
          <table:table-cell office:value-type="string" calcext:value-type="string">
            <text:p><text:s/>0.020 0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2924</text:p>
          </table:table-cell>
          <table:table-cell table:number-columns-repeated="2" office:value-type="string" calcext:value-type="string">
            <text:p><text:s text:c="3"/>M9</text:p>
          </table:table-cell>
          <table:table-cell office:value-type="float" office:value="106142" calcext:value-type="float">
            <text:p>106142</text:p>
          </table:table-cell>
          <table:table-cell office:value-type="string" calcext:value-type="string">
            <text:p><text:s text:c="4"/>null</text:p>
          </table:table-cell>
          <table:table-cell office:value-type="float" office:value="217.18014" calcext:value-type="float">
            <text:p>217.18014</text:p>
          </table:table-cell>
          <table:table-cell office:value-type="float" office:value="33.17754" calcext:value-type="float">
            <text:p>33.17754</text:p>
          </table:table-cell>
          <table:table-cell office:value-type="float" office:value="2451612.84" calcext:value-type="float">
            <text:p>2451612.84</text:p>
          </table:table-cell>
          <table:table-cell office:value-type="float" office:value="90.8" calcext:value-type="float">
            <text:p>90.8</text:p>
          </table:table-cell>
          <table:table-cell office:value-type="float" office:value="1.3" calcext:value-type="float">
            <text:p>1.3</text:p>
          </table:table-cell>
          <table:table-cell office:value-type="float" office:value="193" calcext:value-type="float">
            <text:p>193</text:p>
          </table:table-cell>
          <table:table-cell office:value-type="float" office:value="12.854" calcext:value-type="float">
            <text:p>12.854</text:p>
          </table:table-cell>
          <table:table-cell office:value-type="string" calcext:value-type="string">
            <text:p><text:s/>0.054 1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<text:s/>0.030 0</text:p>
          </table:table-cell>
          <table:table-cell office:value-type="float" office:value="11.27" calcext:value-type="float">
            <text:p>11.27</text:p>
          </table:table-cell>
          <table:table-cell office:value-type="string" calcext:value-type="string">
            <text:p><text:s/>0.030 0</text:p>
          </table:table-cell>
          <table:table-cell office:value-type="float" office:value="10.72" calcext:value-type="float">
            <text:p>10.72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0.12" calcext:value-type="float">
            <text:p>10.12</text:p>
          </table:table-cell>
          <table:table-cell office:value-type="string" calcext:value-type="string">
            <text:p><text:s/>0.03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 text:c="2"/>0.021 0</text:p>
          </table:table-cell>
          <table:table-cell office:value-type="float" office:value="11.225" calcext:value-type="float">
            <text:p>11.225</text:p>
          </table:table-cell>
          <table:table-cell office:value-type="string" calcext:value-type="string">
            <text:p><text:s/>0.029 0</text:p>
          </table:table-cell>
          <table:table-cell office:value-type="float" office:value="10.744" calcext:value-type="float">
            <text:p>10.744</text:p>
          </table:table-cell>
          <table:table-cell office:value-type="string" calcext:value-type="string">
            <text:p><text:s/>0.024 0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Proxima_Cen</text:p>
          </table:table-cell>
          <table:table-cell office:value-type="string" calcext:value-type="string">
            <text:p><text:s text:c="3"/>M5.5</text:p>
          </table:table-cell>
          <table:table-cell office:value-type="string" calcext:value-type="string">
            <text:p><text:s text:c="3"/>nul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4"/>null</text:p>
          </table:table-cell>
          <table:table-cell office:value-type="float" office:value="217.42879" calcext:value-type="float">
            <text:p>217.42879</text:p>
          </table:table-cell>
          <table:table-cell office:value-type="float" office:value="-62.67959" calcext:value-type="float">
            <text:p>-62.67959</text:p>
          </table:table-cell>
          <table:table-cell office:value-type="float" office:value="2451615.83" calcext:value-type="float">
            <text:p>2451615.83</text:p>
          </table:table-cell>
          <table:table-cell office:value-type="float" office:value="769.91" calcext:value-type="float">
            <text:p>769.91</text:p>
          </table:table-cell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.357" calcext:value-type="float">
            <text:p>5.357</text:p>
          </table:table-cell>
          <table:table-cell office:value-type="string" calcext:value-type="string">
            <text:p><text:s text:c="2"/>0.023 0</text:p>
          </table:table-cell>
          <table:table-cell office:value-type="float" office:value="4.835" calcext:value-type="float">
            <text:p>4.835</text:p>
          </table:table-cell>
          <table:table-cell office:value-type="string" calcext:value-type="string">
            <text:p><text:s/>0.057 0</text:p>
          </table:table-cell>
          <table:table-cell office:value-type="float" office:value="4.384" calcext:value-type="float">
            <text:p>4.384</text:p>
          </table:table-cell>
          <table:table-cell office:value-type="string" calcext:value-type="string">
            <text:p><text:s/>0.033 0</text:p>
          </table:table-cell>
          <table:table-cell office:value-type="float" office:value="57" calcext:value-type="float">
            <text:p>57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7849" calcext:value-type="float">
            <text:p>7849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95b</text:p>
          </table:table-cell>
          <table:table-cell/>
        </table:table-row>
        <table:table-row table:style-name="ro1">
          <table:table-cell office:value-type="string" calcext:value-type="string">
            <text:p>LHS_2930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4"/>null</text:p>
          </table:table-cell>
          <table:table-cell office:value-type="float" office:value="217.65783" calcext:value-type="float">
            <text:p>217.65783</text:p>
          </table:table-cell>
          <table:table-cell office:value-type="float" office:value="59.7236" calcext:value-type="float">
            <text:p>59.7236</text:p>
          </table:table-cell>
          <table:table-cell office:value-type="float" office:value="2451251.97" calcext:value-type="float">
            <text:p>2451251.97</text:p>
          </table:table-cell>
          <table:table-cell office:value-type="float" office:value="103.8" calcext:value-type="float">
            <text:p>103.8</text:p>
          </table:table-cell>
          <table:table-cell office:value-type="float" office:value="1.4" calcext:value-type="float">
            <text:p>1.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<text:s text:c="2"/>0.018 0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<text:s/>0.020 0</text:p>
          </table:table-cell>
          <table:table-cell office:value-type="float" office:value="9.788" calcext:value-type="float">
            <text:p>9.788</text:p>
          </table:table-cell>
          <table:table-cell office:value-type="string" calcext:value-type="string">
            <text:p><text:s/>0.020 0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43517.20-$004612.9</text:p>
          </table:table-cell>
          <table:table-cell office:value-type="string" calcext:value-type="string">
            <text:p><text:s text:c="3"/>L0</text:p>
          </table:table-cell>
          <table:table-cell office:value-type="string" calcext:value-type="string">
            <text:p><text:s text:c="3"/>nul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4"/>null</text:p>
          </table:table-cell>
          <table:table-cell office:value-type="float" office:value="218.82167" calcext:value-type="float">
            <text:p>218.82167</text:p>
          </table:table-cell>
          <table:table-cell office:value-type="float" office:value="-0.77028" calcext:value-type="float">
            <text:p>-0.77028</text:p>
          </table:table-cell>
          <table:table-cell office:value-type="float" office:value="2451285.71" calcext:value-type="float">
            <text:p>2451285.71</text:p>
          </table:table-cell>
          <table:table-cell office:value-type="float" office:value="9.85" calcext:value-type="float">
            <text:p>9.85</text:p>
          </table:table-cell>
          <table:table-cell office:value-type="float" office:value="5.18" calcext:value-type="float">
            <text:p>5.1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84" calcext:value-type="float">
            <text:p>16.484</text:p>
          </table:table-cell>
          <table:table-cell office:value-type="string" calcext:value-type="string">
            <text:p><text:s text:c="2"/>0.097 0</text:p>
          </table:table-cell>
          <table:table-cell office:value-type="float" office:value="15.613" calcext:value-type="float">
            <text:p>15.613</text:p>
          </table:table-cell>
          <table:table-cell office:value-type="string" calcext:value-type="string">
            <text:p><text:s/>0.115 0</text:p>
          </table:table-cell>
          <table:table-cell office:value-type="float" office:value="15.321" calcext:value-type="float">
            <text:p>15.321</text:p>
          </table:table-cell>
          <table:table-cell office:value-type="string" calcext:value-type="string">
            <text:p><text:s/>0.175 0</text:p>
          </table:table-cell>
          <table:table-cell office:value-type="float" office:value="57" calcext:value-type="float">
            <text:p>57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SDSS_J143535.72-$004347.0</text:p>
          </table:table-cell>
          <table:table-cell office:value-type="string" calcext:value-type="string">
            <text:p><text:s text:c="3"/>L3</text:p>
          </table:table-cell>
          <table:table-cell office:value-type="string" calcext:value-type="string">
            <text:p><text:s text:c="3"/>L2.5</text:p>
          </table:table-cell>
          <table:table-cell office:value-type="float" office:value="105135" calcext:value-type="float">
            <text:p>105135</text:p>
          </table:table-cell>
          <table:table-cell office:value-type="string" calcext:value-type="string">
            <text:p><text:s text:c="4"/>null</text:p>
          </table:table-cell>
          <table:table-cell office:value-type="float" office:value="218.89887" calcext:value-type="float">
            <text:p>218.89887</text:p>
          </table:table-cell>
          <table:table-cell office:value-type="float" office:value="-0.72975" calcext:value-type="float">
            <text:p>-0.72975</text:p>
          </table:table-cell>
          <table:table-cell office:value-type="float" office:value="2451285.71" calcext:value-type="float">
            <text:p>2451285.71</text:p>
          </table:table-cell>
          <table:table-cell office:value-type="float" office:value="16.07" calcext:value-type="float">
            <text:p>16.07</text:p>
          </table:table-cell>
          <table:table-cell office:value-type="float" office:value="5.76" calcext:value-type="float">
            <text:p>5.7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1" calcext:value-type="float">
            <text:p>16.41</text:p>
          </table:table-cell>
          <table:table-cell office:value-type="string" calcext:value-type="string">
            <text:p><text:s/>0.030 0</text:p>
          </table:table-cell>
          <table:table-cell office:value-type="float" office:value="15.68" calcext:value-type="float">
            <text:p>15.68</text:p>
          </table:table-cell>
          <table:table-cell office:value-type="string" calcext:value-type="string">
            <text:p><text:s/>0.030 0</text:p>
          </table:table-cell>
          <table:table-cell office:value-type="float" office:value="15.12" calcext:value-type="float">
            <text:p>15.1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88" calcext:value-type="float">
            <text:p>16.488</text:p>
          </table:table-cell>
          <table:table-cell office:value-type="string" calcext:value-type="string">
            <text:p><text:s text:c="2"/>0.116 0</text:p>
          </table:table-cell>
          <table:table-cell office:value-type="float" office:value="15.664" calcext:value-type="float">
            <text:p>15.664</text:p>
          </table:table-cell>
          <table:table-cell office:value-type="string" calcext:value-type="string">
            <text:p><text:s/>0.116 0</text:p>
          </table:table-cell>
          <table:table-cell office:value-type="float" office:value="15.025" calcext:value-type="float">
            <text:p>15.025</text:p>
          </table:table-cell>
          <table:table-cell office:value-type="string" calcext:value-type="string">
            <text:p><text:s/>0.137 0</text:p>
          </table:table-cell>
          <table:table-cell office:value-type="float" office:value="57135" calcext:value-type="float">
            <text:p>57135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LHS_377</text:p>
          </table:table-cell>
          <table:table-cell office:value-type="string" calcext:value-type="string">
            <text:p><text:s text:c="3"/>sdM7</text:p>
          </table:table-cell>
          <table:table-cell office:value-type="string" calcext:value-type="string">
            <text:p><text:s text:c="3"/>nul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4"/>subd</text:p>
          </table:table-cell>
          <table:table-cell office:value-type="float" office:value="219.75129" calcext:value-type="float">
            <text:p>219.75129</text:p>
          </table:table-cell>
          <table:table-cell office:value-type="float" office:value="18.66071" calcext:value-type="float">
            <text:p>18.66071</text:p>
          </table:table-cell>
          <table:table-cell office:value-type="float" office:value="2451614.88" calcext:value-type="float">
            <text:p>2451614.88</text:p>
          </table:table-cell>
          <table:table-cell office:value-type="float" office:value="28.4" calcext:value-type="float">
            <text:p>28.4</text:p>
          </table:table-cell>
          <table:table-cell office:value-type="float" office:value="0.8" calcext:value-type="float">
            <text:p>0.8</text:p>
          </table:table-cell>
          <table:table-cell office:value-type="float" office:value="193" calcext:value-type="float">
            <text:p>193</text:p>
          </table:table-cell>
          <table:table-cell office:value-type="float" office:value="13.668" calcext:value-type="float">
            <text:p>13.668</text:p>
          </table:table-cell>
          <table:table-cell office:value-type="string" calcext:value-type="string">
            <text:p><text:s/>0.058 1</text:p>
          </table:table-cell>
          <table:table-cell office:value-type="float" office:value="13.27" calcext:value-type="float">
            <text:p>13.27</text:p>
          </table:table-cell>
          <table:table-cell office:value-type="string" calcext:value-type="string">
            <text:p><text:s/>0.030 0</text:p>
          </table:table-cell>
          <table:table-cell office:value-type="float" office:value="12.77" calcext:value-type="float">
            <text:p>12.77</text:p>
          </table:table-cell>
          <table:table-cell office:value-type="string" calcext:value-type="string">
            <text:p><text:s/>0.030 0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1.93" calcext:value-type="float">
            <text:p>11.93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94" calcext:value-type="float">
            <text:p>13.194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2.733" calcext:value-type="float">
            <text:p>12.733</text:p>
          </table:table-cell>
          <table:table-cell office:value-type="string" calcext:value-type="string">
            <text:p><text:s/>0.030 0</text:p>
          </table:table-cell>
          <table:table-cell office:value-type="float" office:value="12.479" calcext:value-type="float">
            <text:p>12.479</text:p>
          </table:table-cell>
          <table:table-cell office:value-type="string" calcext:value-type="string">
            <text:p><text:s/>0.025 0</text:p>
          </table:table-cell>
          <table:table-cell office:value-type="string" calcext:value-type="string">
            <text:p><text:s text:c="2"/>57,68,143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2MASSW_J1439284+192915</text:p>
          </table:table-cell>
          <table:table-cell office:value-type="string" calcext:value-type="string">
            <text:p><text:s text:c="3"/>L1</text:p>
          </table:table-cell>
          <table:table-cell office:value-type="string" calcext:value-type="string">
            <text:p><text:s text:c="3"/>nul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null</text:p>
          </table:table-cell>
          <table:table-cell office:value-type="float" office:value="219.8682" calcext:value-type="float">
            <text:p>219.8682</text:p>
          </table:table-cell>
          <table:table-cell office:value-type="float" office:value="19.48749" calcext:value-type="float">
            <text:p>19.48749</text:p>
          </table:table-cell>
          <table:table-cell office:value-type="float" office:value="2450609.76" calcext:value-type="float">
            <text:p>2450609.76</text:p>
          </table:table-cell>
          <table:table-cell office:value-type="float" office:value="69.6" calcext:value-type="float">
            <text:p>69.6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office:value-type="float" office:value="13.671" calcext:value-type="float">
            <text:p>13.671</text:p>
          </table:table-cell>
          <table:table-cell office:value-type="string" calcext:value-type="string">
            <text:p><text:s/>0.053 1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<text:s/>0.030 0</text:p>
          </table:table-cell>
          <table:table-cell office:value-type="float" office:value="12.05" calcext:value-type="float">
            <text:p>12.05</text:p>
          </table:table-cell>
          <table:table-cell office:value-type="string" calcext:value-type="string">
            <text:p><text:s/>0.030 0</text:p>
          </table:table-cell>
          <table:table-cell office:value-type="float" office:value="11.47" calcext:value-type="float">
            <text:p>11.47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<text:s/>0.050 0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<text:s/>0.080 0</text:p>
          </table:table-cell>
          <table:table-cell office:value-type="float" office:value="12.759" calcext:value-type="float">
            <text:p>12.759</text:p>
          </table:table-cell>
          <table:table-cell office:value-type="string" calcext:value-type="string">
            <text:p><text:s text:c="2"/>0.019 0</text:p>
          </table:table-cell>
          <table:table-cell office:value-type="float" office:value="12.041" calcext:value-type="float">
            <text:p>12.041</text:p>
          </table:table-cell>
          <table:table-cell office:value-type="string" calcext:value-type="string">
            <text:p><text:s/>0.019 0</text:p>
          </table:table-cell>
          <table:table-cell office:value-type="float" office:value="11.546" calcext:value-type="float">
            <text:p>11.546</text:p>
          </table:table-cell>
          <table:table-cell office:value-type="string" calcext:value-type="string">
            <text:p><text:s/>0.022 0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N</text:p>
          </table:table-cell>
          <table:table-cell office:value-type="string" calcext:value-type="string">
            <text:p><text:s text:c="3"/>14,209,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DENIS-P_J144137.3-$094559A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220.40486" calcext:value-type="float">
            <text:p>220.40486</text:p>
          </table:table-cell>
          <table:table-cell office:value-type="float" office:value="-9.76639" calcext:value-type="float">
            <text:p>-9.76639</text:p>
          </table:table-cell>
          <table:table-cell office:value-type="float" office:value="2451251.9" calcext:value-type="float">
            <text:p>2451251.9</text:p>
          </table:table-cell>
          <table:table-cell office:value-type="float" office:value="36.39" calcext:value-type="float">
            <text:p>36.39</text:p>
          </table:table-cell>
          <table:table-cell office:value-type="float" office:value="3.57" calcext:value-type="float">
            <text:p>3.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WT</text:p>
          </table:table-cell>
          <table:table-cell office:value-type="string" calcext:value-type="string">
            <text:p><text:s text:c="3"/>14,17,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DENIS-P_J144137.3-$094559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220.40486" calcext:value-type="float">
            <text:p>220.40486</text:p>
          </table:table-cell>
          <table:table-cell office:value-type="float" office:value="-9.76639" calcext:value-type="float">
            <text:p>-9.76639</text:p>
          </table:table-cell>
          <table:table-cell office:value-type="float" office:value="2451251.9" calcext:value-type="float">
            <text:p>2451251.9</text:p>
          </table:table-cell>
          <table:table-cell office:value-type="float" office:value="36.39" calcext:value-type="float">
            <text:p>36.39</text:p>
          </table:table-cell>
          <table:table-cell office:value-type="float" office:value="3.57" calcext:value-type="float">
            <text:p>3.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WT</text:p>
          </table:table-cell>
          <table:table-cell office:value-type="string" calcext:value-type="string">
            <text:p><text:s text:c="3"/>14,17,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_239-25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0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4"/>null</text:p>
          </table:table-cell>
          <table:table-cell office:value-type="float" office:value="220.59021" calcext:value-type="float">
            <text:p>220.59021</text:p>
          </table:table-cell>
          <table:table-cell office:value-type="float" office:value="66.05579" calcext:value-type="float">
            <text:p>66.05579</text:p>
          </table:table-cell>
          <table:table-cell office:value-type="float" office:value="2451298.82" calcext:value-type="float">
            <text:p>2451298.82</text:p>
          </table:table-cell>
          <table:table-cell office:value-type="float" office:value="93.17" calcext:value-type="float">
            <text:p>93.17</text:p>
          </table:table-cell>
          <table:table-cell office:value-type="float" office:value="1.3" calcext:value-type="float">
            <text:p>1.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null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<text:s text:c="2"/>N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SSSPM_J1444-$2019</text:p>
          </table:table-cell>
          <table:table-cell office:value-type="string" calcext:value-type="string">
            <text:p><text:s text:c="3"/>d/sdM9</text:p>
          </table:table-cell>
          <table:table-cell office:value-type="string" calcext:value-type="string">
            <text:p><text:s text:c="3"/>null</text:p>
          </table:table-cell>
          <table:table-cell office:value-type="float" office:value="27228" calcext:value-type="float">
            <text:p>27228</text:p>
          </table:table-cell>
          <table:table-cell office:value-type="string" calcext:value-type="string">
            <text:p><text:s text:c="4"/>subd</text:p>
          </table:table-cell>
          <table:table-cell office:value-type="float" office:value="221.08614" calcext:value-type="float">
            <text:p>221.08614</text:p>
          </table:table-cell>
          <table:table-cell office:value-type="float" office:value="-20.32285" calcext:value-type="float">
            <text:p>-20.32285</text:p>
          </table:table-cell>
          <table:table-cell office:value-type="float" office:value="2450941.64" calcext:value-type="float">
            <text:p>2450941.64</text:p>
          </table:table-cell>
          <table:table-cell office:value-type="float" office:value="61.67" calcext:value-type="float">
            <text:p>61.67</text:p>
          </table:table-cell>
          <table:table-cell office:value-type="float" office:value="2.12" calcext:value-type="float">
            <text:p>2.1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546" calcext:value-type="float">
            <text:p>12.546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2.142" calcext:value-type="float">
            <text:p>12.142</text:p>
          </table:table-cell>
          <table:table-cell office:value-type="string" calcext:value-type="string">
            <text:p><text:s/>0.026 0</text:p>
          </table:table-cell>
          <table:table-cell office:value-type="float" office:value="11.933" calcext:value-type="float">
            <text:p>11.933</text:p>
          </table:table-cell>
          <table:table-cell office:value-type="string" calcext:value-type="string">
            <text:p><text:s/>0.026 0</text:p>
          </table:table-cell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IP_72099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6.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4"/>young,Sc</text:p>
          </table:table-cell>
          <table:table-cell office:value-type="string" calcext:value-type="string">
            <text:p>o-Cen <text:s text:c="6"/>221.23698</text:p>
          </table:table-cell>
          <table:table-cell office:value-type="float" office:value="-34.3816" calcext:value-type="float">
            <text:p>-34.3816</text:p>
          </table:table-cell>
          <table:table-cell office:value-type="float" office:value="2451013.48" calcext:value-type="float">
            <text:p>2451013.48</text:p>
          </table:table-cell>
          <table:table-cell office:value-type="float" office:value="6.34" calcext:value-type="float">
            <text:p>6.34</text:p>
          </table:table-cell>
          <table:table-cell office:value-type="float" office:value="1.63" calcext:value-type="float">
            <text:p>1.6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2.89" calcext:value-type="float">
            <text:p>12.89</text:p>
          </table:table-cell>
          <table:table-cell office:value-type="string" calcext:value-type="string">
            <text:p><text:s/>0.020 0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<text:s/>0.030 0</text:p>
          </table:table-cell>
          <table:table-cell office:value-type="float" office:value="116" calcext:value-type="float">
            <text:p>116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<text:s text:c="2"/>G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SDSSp_J144600.60+002452.0</text:p>
          </table:table-cell>
          <table:table-cell office:value-type="string" calcext:value-type="string">
            <text:p><text:s text:c="3"/>L6</text:p>
          </table:table-cell>
          <table:table-cell office:value-type="string" calcext:value-type="string">
            <text:p><text:s text:c="3"/>L5</text:p>
          </table:table-cell>
          <table:table-cell office:value-type="float" office:value="83105" calcext:value-type="float">
            <text:p>83105</text:p>
          </table:table-cell>
          <table:table-cell office:value-type="string" calcext:value-type="string">
            <text:p><text:s text:c="4"/>null</text:p>
          </table:table-cell>
          <table:table-cell office:value-type="float" office:value="221.50257" calcext:value-type="float">
            <text:p>221.50257</text:p>
          </table:table-cell>
          <table:table-cell office:value-type="float" office:value="0.41443" calcext:value-type="float">
            <text:p>0.41443</text:p>
          </table:table-cell>
          <table:table-cell office:value-type="float" office:value="2451641.74" calcext:value-type="float">
            <text:p>2451641.74</text:p>
          </table:table-cell>
          <table:table-cell office:value-type="float" office:value="45.46" calcext:value-type="float">
            <text:p>45.46</text:p>
          </table:table-cell>
          <table:table-cell office:value-type="float" office:value="3.25" calcext:value-type="float">
            <text:p>3.2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0.050 0</text:p>
          </table:table-cell>
          <table:table-cell office:value-type="float" office:value="14.59" calcext:value-type="float">
            <text:p>14.59</text:p>
          </table:table-cell>
          <table:table-cell office:value-type="string" calcext:value-type="string">
            <text:p><text:s/>0.050 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94" calcext:value-type="float">
            <text:p>15.894</text:p>
          </table:table-cell>
          <table:table-cell office:value-type="string" calcext:value-type="string">
            <text:p><text:s text:c="2"/>0.082 0</text:p>
          </table:table-cell>
          <table:table-cell office:value-type="float" office:value="14.514" calcext:value-type="float">
            <text:p>14.514</text:p>
          </table:table-cell>
          <table:table-cell office:value-type="string" calcext:value-type="string">
            <text:p><text:s/>0.035 0</text:p>
          </table:table-cell>
          <table:table-cell office:value-type="float" office:value="13.935" calcext:value-type="float">
            <text:p>13.935</text:p>
          </table:table-cell>
          <table:table-cell office:value-type="string" calcext:value-type="string">
            <text:p><text:s/>0.053 0</text:p>
          </table:table-cell>
          <table:table-cell office:value-type="float" office:value="57146" calcext:value-type="float">
            <text:p>57146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D_130948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4"/>young?</text:p>
          </table:table-cell>
          <table:table-cell office:value-type="float" office:value="222.56589" calcext:value-type="float">
            <text:p>222.56589</text:p>
          </table:table-cell>
          <table:table-cell office:value-type="float" office:value="23.9118" calcext:value-type="float">
            <text:p>23.9118</text:p>
          </table:table-cell>
          <table:table-cell office:value-type="float" office:value="2451305.73" calcext:value-type="float">
            <text:p>2451305.73</text:p>
          </table:table-cell>
          <table:table-cell office:value-type="float" office:value="55.03" calcext:value-type="float">
            <text:p>55.03</text:p>
          </table:table-cell>
          <table:table-cell office:value-type="float" office:value="0.34" calcext:value-type="float">
            <text:p>0.3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812" calcext:value-type="float">
            <text:p>13.812</text:p>
          </table:table-cell>
          <table:table-cell office:value-type="string" calcext:value-type="string">
            <text:p><text:s/>0.085 0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<text:s/>0.149 0</text:p>
          </table:table-cell>
          <table:table-cell office:value-type="float" office:value="12.346" calcext:value-type="float">
            <text:p>12.346</text:p>
          </table:table-cell>
          <table:table-cell office:value-type="string" calcext:value-type="string">
            <text:p><text:s text:c="2"/>0.043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65,66</text:p>
          </table:table-cell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<text:s text:c="2"/>GAK</text:p>
          </table:table-cell>
          <table:table-cell office:value-type="string" calcext:value-type="string">
            <text:p><text:s text:c="3"/>65,137,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HD_130948C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4"/>young?</text:p>
          </table:table-cell>
          <table:table-cell office:value-type="float" office:value="222.56589" calcext:value-type="float">
            <text:p>222.56589</text:p>
          </table:table-cell>
          <table:table-cell office:value-type="float" office:value="23.9118" calcext:value-type="float">
            <text:p>23.9118</text:p>
          </table:table-cell>
          <table:table-cell office:value-type="float" office:value="2451305.73" calcext:value-type="float">
            <text:p>2451305.73</text:p>
          </table:table-cell>
          <table:table-cell office:value-type="float" office:value="55.03" calcext:value-type="float">
            <text:p>55.03</text:p>
          </table:table-cell>
          <table:table-cell office:value-type="float" office:value="0.34" calcext:value-type="float">
            <text:p>0.3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117" calcext:value-type="float">
            <text:p>14.117</text:p>
          </table:table-cell>
          <table:table-cell office:value-type="string" calcext:value-type="string">
            <text:p><text:s/>0.085 0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<text:s/>0.149 0</text:p>
          </table:table-cell>
          <table:table-cell office:value-type="float" office:value="12.543" calcext:value-type="float">
            <text:p>12.543</text:p>
          </table:table-cell>
          <table:table-cell office:value-type="string" calcext:value-type="string">
            <text:p><text:s text:c="2"/>0.043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65,66</text:p>
          </table:table-cell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<text:s text:c="2"/>GAK</text:p>
          </table:table-cell>
          <table:table-cell office:value-type="string" calcext:value-type="string">
            <text:p><text:s text:c="3"/>65,137,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Gl_569B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8.5</text:p>
          </table:table-cell>
          <table:table-cell office:value-type="float" office:value="106139" calcext:value-type="float">
            <text:p>106139</text:p>
          </table:table-cell>
          <table:table-cell office:value-type="string" calcext:value-type="string">
            <text:p><text:s text:c="4"/>null</text:p>
          </table:table-cell>
          <table:table-cell office:value-type="float" office:value="223.62181" calcext:value-type="float">
            <text:p>223.62181</text:p>
          </table:table-cell>
          <table:table-cell office:value-type="float" office:value="16.10111" calcext:value-type="float">
            <text:p>16.10111</text:p>
          </table:table-cell>
          <table:table-cell office:value-type="float" office:value="2451336.67" calcext:value-type="float">
            <text:p>2451336.67</text:p>
          </table:table-cell>
          <table:table-cell office:value-type="float" office:value="103.59" calcext:value-type="float">
            <text:p>103.59</text:p>
          </table:table-cell>
          <table:table-cell office:value-type="float" office:value="1.72" calcext:value-type="float">
            <text:p>1.7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277" calcext:value-type="float">
            <text:p>11.277</text:p>
          </table:table-cell>
          <table:table-cell office:value-type="string" calcext:value-type="string">
            <text:p><text:s/>0.061 0</text:p>
          </table:table-cell>
          <table:table-cell office:value-type="float" office:value="10.666" calcext:value-type="float">
            <text:p>10.666</text:p>
          </table:table-cell>
          <table:table-cell office:value-type="string" calcext:value-type="string">
            <text:p><text:s/>0.041 0</text:p>
          </table:table-cell>
          <table:table-cell office:value-type="float" office:value="10.162" calcext:value-type="float">
            <text:p>10.162</text:p>
          </table:table-cell>
          <table:table-cell office:value-type="string" calcext:value-type="string">
            <text:p><text:s text:c="2"/>0.030 0</text:p>
          </table:table-cell>
          <table:table-cell office:value-type="float" office:value="9.464" calcext:value-type="float">
            <text:p>9.464</text:p>
          </table:table-cell>
          <table:table-cell office:value-type="string" calcext:value-type="string">
            <text:p><text:s/>0.101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334" calcext:value-type="float">
            <text:p>11.334</text:p>
          </table:table-cell>
          <table:table-cell office:value-type="string" calcext:value-type="string">
            <text:p><text:s text:c="2"/>0.061 1</text:p>
          </table:table-cell>
          <table:table-cell office:value-type="float" office:value="10.628" calcext:value-type="float">
            <text:p>10.628</text:p>
          </table:table-cell>
          <table:table-cell office:value-type="string" calcext:value-type="string">
            <text:p><text:s/>0.042 1</text:p>
          </table:table-cell>
          <table:table-cell office:value-type="float" office:value="10.19" calcext:value-type="float">
            <text:p>10.19</text:p>
          </table:table-cell>
          <table:table-cell office:value-type="string" calcext:value-type="string">
            <text:p><text:s/>0.031 1</text:p>
          </table:table-cell>
          <table:table-cell office:value-type="string" calcext:value-type="string">
            <text:p><text:s text:c="2"/>67,68,74,139</text:p>
          </table:table-cell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sT</text:p>
          </table:table-cell>
          <table:table-cell office:value-type="string" calcext:value-type="string">
            <text:p><text:s text:c="3"/>67,122,</text:p>
          </table:table-cell>
          <table:table-cell office:value-type="float" office:value="137139187238262" calcext:value-type="float">
            <text:p>137139187238262</text:p>
          </table:table-cell>
        </table:table-row>
        <table:table-row table:style-name="ro1">
          <table:table-cell office:value-type="string" calcext:value-type="string">
            <text:p>Gl_569B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9.0</text:p>
          </table:table-cell>
          <table:table-cell office:value-type="float" office:value="106139" calcext:value-type="float">
            <text:p>106139</text:p>
          </table:table-cell>
          <table:table-cell office:value-type="string" calcext:value-type="string">
            <text:p><text:s text:c="4"/>null</text:p>
          </table:table-cell>
          <table:table-cell office:value-type="float" office:value="223.62181" calcext:value-type="float">
            <text:p>223.62181</text:p>
          </table:table-cell>
          <table:table-cell office:value-type="float" office:value="16.10111" calcext:value-type="float">
            <text:p>16.10111</text:p>
          </table:table-cell>
          <table:table-cell office:value-type="float" office:value="2451336.67" calcext:value-type="float">
            <text:p>2451336.67</text:p>
          </table:table-cell>
          <table:table-cell office:value-type="float" office:value="103.59" calcext:value-type="float">
            <text:p>103.59</text:p>
          </table:table-cell>
          <table:table-cell office:value-type="float" office:value="1.72" calcext:value-type="float">
            <text:p>1.7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788" calcext:value-type="float">
            <text:p>11.788</text:p>
          </table:table-cell>
          <table:table-cell office:value-type="string" calcext:value-type="string">
            <text:p><text:s/>0.061 0</text:p>
          </table:table-cell>
          <table:table-cell office:value-type="float" office:value="11.206" calcext:value-type="float">
            <text:p>11.206</text:p>
          </table:table-cell>
          <table:table-cell office:value-type="string" calcext:value-type="string">
            <text:p><text:s/>0.042 0</text:p>
          </table:table-cell>
          <table:table-cell office:value-type="float" office:value="10.635" calcext:value-type="float">
            <text:p>10.635</text:p>
          </table:table-cell>
          <table:table-cell office:value-type="string" calcext:value-type="string">
            <text:p><text:s text:c="2"/>0.031 0</text:p>
          </table:table-cell>
          <table:table-cell office:value-type="float" office:value="9.954" calcext:value-type="float">
            <text:p>9.954</text:p>
          </table:table-cell>
          <table:table-cell office:value-type="string" calcext:value-type="string">
            <text:p><text:s/>0.102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845" calcext:value-type="float">
            <text:p>11.845</text:p>
          </table:table-cell>
          <table:table-cell office:value-type="string" calcext:value-type="string">
            <text:p><text:s text:c="2"/>0.063 1</text:p>
          </table:table-cell>
          <table:table-cell office:value-type="float" office:value="11.168" calcext:value-type="float">
            <text:p>11.168</text:p>
          </table:table-cell>
          <table:table-cell office:value-type="string" calcext:value-type="string">
            <text:p><text:s/>0.044 1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<text:s/>0.032 1</text:p>
          </table:table-cell>
          <table:table-cell office:value-type="string" calcext:value-type="string">
            <text:p><text:s text:c="2"/>67,68,74,139</text:p>
          </table:table-cell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sT</text:p>
          </table:table-cell>
          <table:table-cell office:value-type="string" calcext:value-type="string">
            <text:p><text:s text:c="3"/>67,122,</text:p>
          </table:table-cell>
          <table:table-cell office:value-type="float" office:value="137139187238262" calcext:value-type="float">
            <text:p>137139187238262</text:p>
          </table:table-cell>
        </table:table-row>
        <table:table-row table:style-name="ro1">
          <table:table-cell office:value-type="string" calcext:value-type="string">
            <text:p>LHS_3003</text:p>
          </table:table-cell>
          <table:table-cell table:number-columns-repeated="2" office:value-type="string" calcext:value-type="string">
            <text:p><text:s text:c="3"/>M7</text:p>
          </table:table-cell>
          <table:table-cell office:value-type="float" office:value="83126" calcext:value-type="float">
            <text:p>83126</text:p>
          </table:table-cell>
          <table:table-cell office:value-type="string" calcext:value-type="string">
            <text:p><text:s text:c="4"/>null</text:p>
          </table:table-cell>
          <table:table-cell office:value-type="float" office:value="224.15964" calcext:value-type="float">
            <text:p>224.15964</text:p>
          </table:table-cell>
          <table:table-cell office:value-type="float" office:value="-28.16316" calcext:value-type="float">
            <text:p>-28.16316</text:p>
          </table:table-cell>
          <table:table-cell office:value-type="float" office:value="2450991.45" calcext:value-type="float">
            <text:p>2450991.45</text:p>
          </table:table-cell>
          <table:table-cell office:value-type="float" office:value="159.2" calcext:value-type="float">
            <text:p>159.2</text:p>
          </table:table-cell>
          <table:table-cell office:value-type="float" office:value="5.1" calcext:value-type="float">
            <text:p>5.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94" calcext:value-type="float">
            <text:p>9.94</text:p>
          </table:table-cell>
          <table:table-cell office:value-type="string" calcext:value-type="string">
            <text:p><text:s/>0.050 0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<text:s/>0.050 0</text:p>
          </table:table-cell>
          <table:table-cell office:value-type="float" office:value="8.93" calcext:value-type="float">
            <text:p>8.93</text:p>
          </table:table-cell>
          <table:table-cell office:value-type="string" calcext:value-type="string">
            <text:p><text:s text:c="2"/>0.050 0</text:p>
          </table:table-cell>
          <table:table-cell office:value-type="float" office:value="8.43" calcext:value-type="float">
            <text:p>8.43</text:p>
          </table:table-cell>
          <table:table-cell office:value-type="string" calcext:value-type="string">
            <text:p><text:s/>0.03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965" calcext:value-type="float">
            <text:p>9.965</text:p>
          </table:table-cell>
          <table:table-cell office:value-type="string" calcext:value-type="string">
            <text:p><text:s text:c="2"/>0.026 0</text:p>
          </table:table-cell>
          <table:table-cell office:value-type="float" office:value="9.315" calcext:value-type="float">
            <text:p>9.315</text:p>
          </table:table-cell>
          <table:table-cell office:value-type="string" calcext:value-type="string">
            <text:p><text:s/>0.022 0</text:p>
          </table:table-cell>
          <table:table-cell office:value-type="float" office:value="8.928" calcext:value-type="float">
            <text:p>8.928</text:p>
          </table:table-cell>
          <table:table-cell office:value-type="string" calcext:value-type="string">
            <text:p><text:s/>0.027 0</text:p>
          </table:table-cell>
          <table:table-cell office:value-type="float" office:value="57146143" calcext:value-type="float">
            <text:p>57146143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Gl_570D</text:p>
          </table:table-cell>
          <table:table-cell office:value-type="string" calcext:value-type="string">
            <text:p><text:s text:c="3"/>T7</text:p>
          </table:table-cell>
          <table:table-cell office:value-type="string" calcext:value-type="string">
            <text:p><text:s text:c="3"/>T7.5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null</text:p>
          </table:table-cell>
          <table:table-cell office:value-type="float" office:value="224.31234" calcext:value-type="float">
            <text:p>224.31234</text:p>
          </table:table-cell>
          <table:table-cell office:value-type="float" office:value="-21.36326" calcext:value-type="float">
            <text:p>-21.36326</text:p>
          </table:table-cell>
          <table:table-cell office:value-type="float" office:value="2450949.75" calcext:value-type="float">
            <text:p>2450949.75</text:p>
          </table:table-cell>
          <table:table-cell office:value-type="float" office:value="171.22" calcext:value-type="float">
            <text:p>171.22</text:p>
          </table:table-cell>
          <table:table-cell office:value-type="float" office:value="0.94" calcext:value-type="float">
            <text:p>0.94</text:p>
          </table:table-cell>
          <table:table-cell office:value-type="float" office:value="253" calcext:value-type="float">
            <text:p>253</text:p>
          </table:table-cell>
          <table:table-cell office:value-type="float" office:value="16.015" calcext:value-type="float">
            <text:p>16.015</text:p>
          </table:table-cell>
          <table:table-cell office:value-type="string" calcext:value-type="string">
            <text:p><text:s/>0.069 1</text:p>
          </table:table-cell>
          <table:table-cell office:value-type="float" office:value="14.82" calcext:value-type="float">
            <text:p>14.82</text:p>
          </table:table-cell>
          <table:table-cell office:value-type="string" calcext:value-type="string">
            <text:p><text:s/>0.050 0</text:p>
          </table:table-cell>
          <table:table-cell office:value-type="float" office:value="15.28" calcext:value-type="float">
            <text:p>15.28</text:p>
          </table:table-cell>
          <table:table-cell office:value-type="string" calcext:value-type="string">
            <text:p><text:s/>0.050 0</text:p>
          </table:table-cell>
          <table:table-cell office:value-type="float" office:value="15.52" calcext:value-type="float">
            <text:p>15.52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2.98" calcext:value-type="float">
            <text:p>12.98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324" calcext:value-type="float">
            <text:p>15.324</text:p>
          </table:table-cell>
          <table:table-cell office:value-type="string" calcext:value-type="string">
            <text:p><text:s text:c="2"/>0.048 0</text:p>
          </table:table-cell>
          <table:table-cell office:value-type="float" office:value="15.268" calcext:value-type="float">
            <text:p>15.268</text:p>
          </table:table-cell>
          <table:table-cell office:value-type="string" calcext:value-type="string">
            <text:p><text:s/>0.089 0</text:p>
          </table:table-cell>
          <table:table-cell office:value-type="float" office:value="15.242" calcext:value-type="float">
            <text:p>15.242</text:p>
          </table:table-cell>
          <table:table-cell office:value-type="string" calcext:value-type="string">
            <text:p><text:s/>0.156 0</text:p>
          </table:table-cell>
          <table:table-cell office:value-type="string" calcext:value-type="string">
            <text:p><text:s text:c="2"/>57,68,8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258.3" calcext:value-type="float">
            <text:p>258.3</text:p>
          </table:table-cell>
          <table:table-cell office:value-type="string" calcext:value-type="string">
            <text:p><text:s text:c="2"/>W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CFBDS_J145829+10134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9</text:p>
          </table:table-cell>
          <table:table-cell office:value-type="float" office:value="168169" calcext:value-type="float">
            <text:p>168169</text:p>
          </table:table-cell>
          <table:table-cell office:value-type="string" calcext:value-type="string">
            <text:p><text:s text:c="4"/>null</text:p>
          </table:table-cell>
          <table:table-cell office:value-type="float" office:value="224.62247" calcext:value-type="float">
            <text:p>224.62247</text:p>
          </table:table-cell>
          <table:table-cell office:value-type="float" office:value="10.22839" calcext:value-type="float">
            <text:p>10.22839</text:p>
          </table:table-cell>
          <table:table-cell office:value-type="float" office:value="2455284.06" calcext:value-type="float">
            <text:p>2455284.06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9.817" calcext:value-type="float">
            <text:p>19.817</text:p>
          </table:table-cell>
          <table:table-cell office:value-type="string" calcext:value-type="string">
            <text:p><text:s/>0.022 0</text:p>
          </table:table-cell>
          <table:table-cell office:value-type="float" office:value="20.243" calcext:value-type="float">
            <text:p>20.243</text:p>
          </table:table-cell>
          <table:table-cell office:value-type="string" calcext:value-type="string">
            <text:p><text:s/>0.131 0</text:p>
          </table:table-cell>
          <table:table-cell office:value-type="float" office:value="20.573" calcext:value-type="float">
            <text:p>20.573</text:p>
          </table:table-cell>
          <table:table-cell office:value-type="string" calcext:value-type="string">
            <text:p><text:s text:c="2"/>0.372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62,141,168,16</text:p>
          </table:table-cell>
          <table:table-cell office:value-type="string" calcext:value-type="string">
            <text:p>9 <text:s text:c="8"/>6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CFBDS_J145829+10134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float" office:value="168169" calcext:value-type="float">
            <text:p>168169</text:p>
          </table:table-cell>
          <table:table-cell office:value-type="string" calcext:value-type="string">
            <text:p><text:s text:c="4"/>null</text:p>
          </table:table-cell>
          <table:table-cell office:value-type="float" office:value="224.62247" calcext:value-type="float">
            <text:p>224.62247</text:p>
          </table:table-cell>
          <table:table-cell office:value-type="float" office:value="10.22839" calcext:value-type="float">
            <text:p>10.22839</text:p>
          </table:table-cell>
          <table:table-cell office:value-type="float" office:value="2455284.06" calcext:value-type="float">
            <text:p>2455284.06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1.837" calcext:value-type="float">
            <text:p>21.837</text:p>
          </table:table-cell>
          <table:table-cell office:value-type="string" calcext:value-type="string">
            <text:p><text:s/>0.064 0</text:p>
          </table:table-cell>
          <table:table-cell office:value-type="float" office:value="22.552" calcext:value-type="float">
            <text:p>22.552</text:p>
          </table:table-cell>
          <table:table-cell office:value-type="string" calcext:value-type="string">
            <text:p><text:s/>0.158 0</text:p>
          </table:table-cell>
          <table:table-cell office:value-type="float" office:value="22.732" calcext:value-type="float">
            <text:p>22.732</text:p>
          </table:table-cell>
          <table:table-cell office:value-type="string" calcext:value-type="string">
            <text:p><text:s text:c="2"/>0.422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62,141,168,16</text:p>
          </table:table-cell>
          <table:table-cell office:value-type="string" calcext:value-type="string">
            <text:p>9 <text:s text:c="8"/>6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TVLM_513-46546</text:p>
          </table:table-cell>
          <table:table-cell table:number-columns-repeated="2" office:value-type="string" calcext:value-type="string">
            <text:p><text:s text:c="3"/>M8.5</text:p>
          </table:table-cell>
          <table:table-cell office:value-type="float" office:value="83126" calcext:value-type="float">
            <text:p>83126</text:p>
          </table:table-cell>
          <table:table-cell office:value-type="string" calcext:value-type="string">
            <text:p><text:s text:c="4"/>null</text:p>
          </table:table-cell>
          <table:table-cell office:value-type="float" office:value="225.28411" calcext:value-type="float">
            <text:p>225.28411</text:p>
          </table:table-cell>
          <table:table-cell office:value-type="float" office:value="22.8339" calcext:value-type="float">
            <text:p>22.8339</text:p>
          </table:table-cell>
          <table:table-cell office:value-type="float" office:value="2451613.9" calcext:value-type="float">
            <text:p>2451613.9</text:p>
          </table:table-cell>
          <table:table-cell office:value-type="float" office:value="94.4" calcext:value-type="float">
            <text:p>94.4</text:p>
          </table:table-cell>
          <table:table-cell office:value-type="float" office:value="0.6" calcext:value-type="float">
            <text:p>0.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<text:s/>0.050 0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<text:s/>0.050 0</text:p>
          </table:table-cell>
          <table:table-cell office:value-type="float" office:value="10.69" calcext:value-type="float">
            <text:p>10.69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<text:s/>0.08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866" calcext:value-type="float">
            <text:p>11.866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1.181" calcext:value-type="float">
            <text:p>11.181</text:p>
          </table:table-cell>
          <table:table-cell office:value-type="string" calcext:value-type="string">
            <text:p><text:s/>0.030 0</text:p>
          </table:table-cell>
          <table:table-cell office:value-type="float" office:value="10.706" calcext:value-type="float">
            <text:p>10.706</text:p>
          </table:table-cell>
          <table:table-cell office:value-type="string" calcext:value-type="string">
            <text:p><text:s/>0.024 0</text:p>
          </table:table-cell>
          <table:table-cell office:value-type="float" office:value="57146143" calcext:value-type="float">
            <text:p>5714614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TVLM_513-42404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225.58877" calcext:value-type="float">
            <text:p>225.58877</text:p>
          </table:table-cell>
          <table:table-cell office:value-type="float" office:value="25.43189" calcext:value-type="float">
            <text:p>25.43189</text:p>
          </table:table-cell>
          <table:table-cell office:value-type="float" office:value="2451320.76" calcext:value-type="float">
            <text:p>2451320.7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<text:s/>0.050 0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<text:s/>0.030 0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413" calcext:value-type="float">
            <text:p>14.413</text:p>
          </table:table-cell>
          <table:table-cell office:value-type="string" calcext:value-type="string">
            <text:p><text:s text:c="2"/>0.033 0</text:p>
          </table:table-cell>
          <table:table-cell office:value-type="float" office:value="13.76" calcext:value-type="float">
            <text:p>13.76</text:p>
          </table:table-cell>
          <table:table-cell office:value-type="string" calcext:value-type="string">
            <text:p><text:s/>0.037 0</text:p>
          </table:table-cell>
          <table:table-cell office:value-type="float" office:value="13.494" calcext:value-type="float">
            <text:p>13.494</text:p>
          </table:table-cell>
          <table:table-cell office:value-type="string" calcext:value-type="string">
            <text:p><text:s/>0.044 0</text:p>
          </table:table-cell>
          <table:table-cell office:value-type="float" office:value="57143" calcext:value-type="float">
            <text:p>5714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VLM_513-42404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225.58883" calcext:value-type="float">
            <text:p>225.58883</text:p>
          </table:table-cell>
          <table:table-cell office:value-type="float" office:value="25.43442" calcext:value-type="float">
            <text:p>25.43442</text:p>
          </table:table-cell>
          <table:table-cell office:value-type="float" office:value="2451320.76" calcext:value-type="float">
            <text:p>2451320.7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<text:s/>0.050 0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<text:s/>0.050 0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419" calcext:value-type="float">
            <text:p>15.419</text:p>
          </table:table-cell>
          <table:table-cell office:value-type="string" calcext:value-type="string">
            <text:p><text:s text:c="2"/>0.057 0</text:p>
          </table:table-cell>
          <table:table-cell office:value-type="float" office:value="14.635" calcext:value-type="float">
            <text:p>14.635</text:p>
          </table:table-cell>
          <table:table-cell office:value-type="string" calcext:value-type="string">
            <text:p><text:s/>0.058 0</text:p>
          </table:table-cell>
          <table:table-cell office:value-type="float" office:value="14.154" calcext:value-type="float">
            <text:p>14.154</text:p>
          </table:table-cell>
          <table:table-cell office:value-type="string" calcext:value-type="string">
            <text:p><text:s/>0.069 0</text:p>
          </table:table-cell>
          <table:table-cell office:value-type="float" office:value="57143" calcext:value-type="float">
            <text:p>5714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9.01" calcext:value-type="float">
            <text:p>9.01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503196+252519</text:p>
          </table:table-cell>
          <table:table-cell office:value-type="string" calcext:value-type="string">
            <text:p><text:s text:c="3"/>T6</text:p>
          </table:table-cell>
          <table:table-cell office:value-type="string" calcext:value-type="string">
            <text:p><text:s text:c="3"/>T5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null</text:p>
          </table:table-cell>
          <table:table-cell office:value-type="float" office:value="225.83214" calcext:value-type="float">
            <text:p>225.83214</text:p>
          </table:table-cell>
          <table:table-cell office:value-type="float" office:value="25.42366" calcext:value-type="float">
            <text:p>25.42366</text:p>
          </table:table-cell>
          <table:table-cell office:value-type="float" office:value="2454575.97" calcext:value-type="float">
            <text:p>2454575.97</text:p>
          </table:table-cell>
          <table:table-cell office:value-type="float" office:value="157.2" calcext:value-type="float">
            <text:p>157.2</text:p>
          </table:table-cell>
          <table:table-cell office:value-type="float" office:value="2.2" calcext:value-type="float">
            <text:p>2.2</text:p>
          </table:table-cell>
          <table:table-cell office:value-type="float" office:value="68" calcext:value-type="float">
            <text:p>68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<text:s/>0.055 1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<text:s/>0.030 0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<text:s/>0.030 0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<text:s/>0.050 0</text:p>
          </table:table-cell>
          <table:table-cell office:value-type="float" office:value="11.92" calcext:value-type="float">
            <text:p>11.92</text:p>
          </table:table-cell>
          <table:table-cell office:value-type="string" calcext:value-type="string">
            <text:p><text:s/>0.040 0</text:p>
          </table:table-cell>
          <table:table-cell office:value-type="float" office:value="13.937" calcext:value-type="float">
            <text:p>13.937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3.856" calcext:value-type="float">
            <text:p>13.856</text:p>
          </table:table-cell>
          <table:table-cell office:value-type="string" calcext:value-type="string">
            <text:p><text:s/>0.031 0</text:p>
          </table:table-cell>
          <table:table-cell office:value-type="float" office:value="13.963" calcext:value-type="float">
            <text:p>13.963</text:p>
          </table:table-cell>
          <table:table-cell office:value-type="string" calcext:value-type="string">
            <text:p><text:s/>0.059 0</text:p>
          </table:table-cell>
          <table:table-cell office:value-type="string" calcext:value-type="string">
            <text:p><text:s text:c="2"/>57,68,97,135,</text:p>
          </table:table-cell>
          <table:table-cell office:value-type="string" calcext:value-type="string">
            <text:p>148 <text:s text:c="6"/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DSS_J150411.63+102718.3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4"/>over-L</text:p>
          </table:table-cell>
          <table:table-cell office:value-type="float" office:value="226.04931" calcext:value-type="float">
            <text:p>226.04931</text:p>
          </table:table-cell>
          <table:table-cell office:value-type="float" office:value="10.45459" calcext:value-type="float">
            <text:p>10.45459</text:p>
          </table:table-cell>
          <table:table-cell office:value-type="float" office:value="2455050.74" calcext:value-type="float">
            <text:p>2455050.7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<text:s/>0.030 0</text:p>
          </table:table-cell>
          <table:table-cell office:value-type="float" office:value="16.92" calcext:value-type="float">
            <text:p>16.92</text:p>
          </table:table-cell>
          <table:table-cell office:value-type="string" calcext:value-type="string">
            <text:p><text:s/>0.030 0</text:p>
          </table:table-cell>
          <table:table-cell office:value-type="float" office:value="17.02" calcext:value-type="float">
            <text:p>17.0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44" calcext:value-type="float">
            <text:p>44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ULAS_J150457.65+053800.8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p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4"/>null</text:p>
          </table:table-cell>
          <table:table-cell office:value-type="float" office:value="226.24023" calcext:value-type="float">
            <text:p>226.24023</text:p>
          </table:table-cell>
          <table:table-cell office:value-type="float" office:value="5.63356" calcext:value-type="float">
            <text:p>5.63356</text:p>
          </table:table-cell>
          <table:table-cell office:value-type="float" office:value="2454574.05" calcext:value-type="float">
            <text:p>2454574.05</text:p>
          </table:table-cell>
          <table:table-cell office:value-type="float" office:value="53.8" calcext:value-type="float">
            <text:p>53.8</text:p>
          </table:table-cell>
          <table:table-cell office:value-type="float" office:value="2.8" calcext:value-type="float">
            <text:p>2.8</text:p>
          </table:table-cell>
          <table:table-cell office:value-type="float" office:value="253" calcext:value-type="float">
            <text:p>25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<text:s/>0.020 0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<text:s/>0.020 0</text:p>
          </table:table-cell>
          <table:table-cell office:value-type="float" office:value="17.05" calcext:value-type="float">
            <text:p>17.05</text:p>
          </table:table-cell>
          <table:table-cell office:value-type="string" calcext:value-type="string">
            <text:p><text:s/>0.040 0</text:p>
          </table:table-cell>
          <table:table-cell office:value-type="float" office:value="17.41" calcext:value-type="float">
            <text:p>17.41</text:p>
          </table:table-cell>
          <table:table-cell office:value-type="string" calcext:value-type="string">
            <text:p><text:s text:c="2"/>0.09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WISEP_J150649.97+702736.0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4"/>null</text:p>
          </table:table-cell>
          <table:table-cell office:value-type="float" office:value="226.70825" calcext:value-type="float">
            <text:p>226.70825</text:p>
          </table:table-cell>
          <table:table-cell office:value-type="float" office:value="70.46004" calcext:value-type="float">
            <text:p>70.46004</text:p>
          </table:table-cell>
          <table:table-cell office:value-type="float" office:value="2455328.45" calcext:value-type="float">
            <text:p>2455328.45</text:p>
          </table:table-cell>
          <table:table-cell office:value-type="float" office:value="310" calcext:value-type="float">
            <text:p>310</text:p>
          </table:table-cell>
          <table:table-cell office:value-type="float" office:value="42" calcext:value-type="float">
            <text:p>4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<text:s/>0.050 0</text:p>
          </table:table-cell>
          <table:table-cell office:value-type="float" office:value="13.91" calcext:value-type="float">
            <text:p>13.91</text:p>
          </table:table-cell>
          <table:table-cell office:value-type="string" calcext:value-type="string">
            <text:p><text:s/>0.04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328" calcext:value-type="float">
            <text:p>14.328</text:p>
          </table:table-cell>
          <table:table-cell office:value-type="string" calcext:value-type="string">
            <text:p><text:s text:c="2"/>0.095 0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<text:s/>0.203 0</text:p>
          </table:table-cell>
          <table:table-cell office:value-type="float" office:value="14.048" calcext:value-type="float">
            <text:p>14.048</text:p>
          </table:table-cell>
          <table:table-cell office:value-type="string" calcext:value-type="string">
            <text:p><text:s/>0.136 0</text:p>
          </table:table-cell>
          <table:table-cell office:value-type="float" office:value="132" calcext:value-type="float">
            <text:p>132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507476-$162738</text:p>
          </table:table-cell>
          <table:table-cell office:value-type="string" calcext:value-type="string">
            <text:p><text:s text:c="3"/>L5</text:p>
          </table:table-cell>
          <table:table-cell office:value-type="string" calcext:value-type="string">
            <text:p><text:s text:c="3"/>L5.5</text:p>
          </table:table-cell>
          <table:table-cell office:value-type="float" office:value="129135" calcext:value-type="float">
            <text:p>129135</text:p>
          </table:table-cell>
          <table:table-cell office:value-type="string" calcext:value-type="string">
            <text:p><text:s text:c="4"/>null</text:p>
          </table:table-cell>
          <table:table-cell office:value-type="float" office:value="226.94872" calcext:value-type="float">
            <text:p>226.94872</text:p>
          </table:table-cell>
          <table:table-cell office:value-type="float" office:value="-16.46073" calcext:value-type="float">
            <text:p>-16.46073</text:p>
          </table:table-cell>
          <table:table-cell office:value-type="float" office:value="2450936.72" calcext:value-type="float">
            <text:p>2450936.72</text:p>
          </table:table-cell>
          <table:table-cell office:value-type="float" office:value="136.4" calcext:value-type="float">
            <text:p>136.4</text:p>
          </table:table-cell>
          <table:table-cell office:value-type="float" office:value="0.6" calcext:value-type="float">
            <text:p>0.6</text:p>
          </table:table-cell>
          <table:table-cell office:value-type="float" office:value="58" calcext:value-type="float">
            <text:p>58</text:p>
          </table:table-cell>
          <table:table-cell office:value-type="float" office:value="13.908" calcext:value-type="float">
            <text:p>13.908</text:p>
          </table:table-cell>
          <table:table-cell office:value-type="string" calcext:value-type="string">
            <text:p><text:s/>0.057 1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<text:s/>0.030 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<text:s/>0.030 0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<text:s text:c="2"/>0.030 0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<text:s/>0.030 0</text:p>
          </table:table-cell>
          <table:table-cell office:value-type="float" office:value="10.69" calcext:value-type="float">
            <text:p>10.69</text:p>
          </table:table-cell>
          <table:table-cell office:value-type="string" calcext:value-type="string">
            <text:p><text:s/>0.060 0</text:p>
          </table:table-cell>
          <table:table-cell office:value-type="float" office:value="12.83" calcext:value-type="float">
            <text:p>12.83</text:p>
          </table:table-cell>
          <table:table-cell office:value-type="string" calcext:value-type="string">
            <text:p><text:s text:c="2"/>0.027 0</text:p>
          </table:table-cell>
          <table:table-cell office:value-type="float" office:value="11.895" calcext:value-type="float">
            <text:p>11.895</text:p>
          </table:table-cell>
          <table:table-cell office:value-type="string" calcext:value-type="string">
            <text:p><text:s/>0.024 0</text:p>
          </table:table-cell>
          <table:table-cell office:value-type="float" office:value="11.312" calcext:value-type="float">
            <text:p>11.312</text:p>
          </table:table-cell>
          <table:table-cell office:value-type="string" calcext:value-type="string">
            <text:p><text:s/>0.026 0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N</text:p>
          </table:table-cell>
          <table:table-cell office:value-type="string" calcext:value-type="string">
            <text:p><text:s text:c="3"/>14,209,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TVLM_868-110639</text:p>
          </table:table-cell>
          <table:table-cell office:value-type="string" calcext:value-type="string">
            <text:p><text:s text:c="3"/>M9</text:p>
          </table:table-cell>
          <table:table-cell office:value-type="string" calcext:value-type="string">
            <text:p><text:s text:c="3"/>null</text:p>
          </table:table-cell>
          <table:table-cell office:value-type="float" office:value="50126" calcext:value-type="float">
            <text:p>50126</text:p>
          </table:table-cell>
          <table:table-cell office:value-type="string" calcext:value-type="string">
            <text:p><text:s text:c="4"/>null</text:p>
          </table:table-cell>
          <table:table-cell office:value-type="float" office:value="227.57024" calcext:value-type="float">
            <text:p>227.57024</text:p>
          </table:table-cell>
          <table:table-cell office:value-type="float" office:value="-2.68551" calcext:value-type="float">
            <text:p>-2.68551</text:p>
          </table:table-cell>
          <table:table-cell office:value-type="float" office:value="2451257.77" calcext:value-type="float">
            <text:p>2451257.77</text:p>
          </table:table-cell>
          <table:table-cell office:value-type="float" office:value="61.2" calcext:value-type="float">
            <text:p>61.2</text:p>
          </table:table-cell>
          <table:table-cell office:value-type="float" office:value="4.7" calcext:value-type="float">
            <text:p>4.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53" calcext:value-type="float">
            <text:p>12.53</text:p>
          </table:table-cell>
          <table:table-cell office:value-type="string" calcext:value-type="string">
            <text:p><text:s/>0.030 0</text:p>
          </table:table-cell>
          <table:table-cell office:value-type="float" office:value="11.79" calcext:value-type="float">
            <text:p>11.79</text:p>
          </table:table-cell>
          <table:table-cell office:value-type="string" calcext:value-type="string">
            <text:p><text:s/>0.030 0</text:p>
          </table:table-cell>
          <table:table-cell office:value-type="float" office:value="11.34" calcext:value-type="float">
            <text:p>11.34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<text:s/>0.12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614" calcext:value-type="float">
            <text:p>12.614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1.842" calcext:value-type="float">
            <text:p>11.842</text:p>
          </table:table-cell>
          <table:table-cell office:value-type="string" calcext:value-type="string">
            <text:p><text:s/>0.022 0</text:p>
          </table:table-cell>
          <table:table-cell office:value-type="float" office:value="11.347" calcext:value-type="float">
            <text:p>11.347</text:p>
          </table:table-cell>
          <table:table-cell office:value-type="string" calcext:value-type="string">
            <text:p><text:s/>0.021 0</text:p>
          </table:table-cell>
          <table:table-cell office:value-type="float" office:value="57143" calcext:value-type="float">
            <text:p>57143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51114.66+060742.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0: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4"/>null</text:p>
          </table:table-cell>
          <table:table-cell office:value-type="float" office:value="227.81109" calcext:value-type="float">
            <text:p>227.81109</text:p>
          </table:table-cell>
          <table:table-cell office:value-type="float" office:value="6.12866" calcext:value-type="float">
            <text:p>6.12866</text:p>
          </table:table-cell>
          <table:table-cell office:value-type="float" office:value="2451643.81" calcext:value-type="float">
            <text:p>2451643.81</text:p>
          </table:table-cell>
          <table:table-cell office:value-type="float" office:value="36.7" calcext:value-type="float">
            <text:p>36.7</text:p>
          </table:table-cell>
          <table:table-cell office:value-type="float" office:value="6.4" calcext:value-type="float">
            <text:p>6.4</text:p>
          </table:table-cell>
          <table:table-cell office:value-type="float" office:value="71" calcext:value-type="float">
            <text:p>71</text:p>
          </table:table-cell>
          <table:table-cell office:value-type="float" office:value="17.009" calcext:value-type="float">
            <text:p>17.009</text:p>
          </table:table-cell>
          <table:table-cell office:value-type="string" calcext:value-type="string">
            <text:p><text:s/>0.058 1</text:p>
          </table:table-cell>
          <table:table-cell office:value-type="float" office:value="15.83" calcext:value-type="float">
            <text:p>15.83</text:p>
          </table:table-cell>
          <table:table-cell office:value-type="string" calcext:value-type="string">
            <text:p><text:s/>0.030 0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<text:s/>0.030 0</text:p>
          </table:table-cell>
          <table:table-cell office:value-type="float" office:value="14.52" calcext:value-type="float">
            <text:p>14.5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016" calcext:value-type="float">
            <text:p>16.016</text:p>
          </table:table-cell>
          <table:table-cell office:value-type="string" calcext:value-type="string">
            <text:p><text:s text:c="2"/>0.079 0</text:p>
          </table:table-cell>
          <table:table-cell office:value-type="float" office:value="14.955" calcext:value-type="float">
            <text:p>14.955</text:p>
          </table:table-cell>
          <table:table-cell office:value-type="string" calcext:value-type="string">
            <text:p><text:s/>0.075 0</text:p>
          </table:table-cell>
          <table:table-cell office:value-type="float" office:value="14.544" calcext:value-type="float">
            <text:p>14.544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2"/>44,57,68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VLM_513-8328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228.58558" calcext:value-type="float">
            <text:p>228.58558</text:p>
          </table:table-cell>
          <table:table-cell office:value-type="float" office:value="23.68476" calcext:value-type="float">
            <text:p>23.68476</text:p>
          </table:table-cell>
          <table:table-cell office:value-type="float" office:value="2450613.79" calcext:value-type="float">
            <text:p>2450613.79</text:p>
          </table:table-cell>
          <table:table-cell office:value-type="float" office:value="24.1" calcext:value-type="float">
            <text:p>24.1</text:p>
          </table:table-cell>
          <table:table-cell office:value-type="float" office:value="4.5" calcext:value-type="float">
            <text:p>4.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0.030 0</text:p>
          </table:table-cell>
          <table:table-cell office:value-type="float" office:value="13.31" calcext:value-type="float">
            <text:p>13.31</text:p>
          </table:table-cell>
          <table:table-cell office:value-type="string" calcext:value-type="string">
            <text:p><text:s/>0.030 0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087" calcext:value-type="float">
            <text:p>14.087</text:p>
          </table:table-cell>
          <table:table-cell office:value-type="string" calcext:value-type="string">
            <text:p><text:s text:c="2"/>0.028 0</text:p>
          </table:table-cell>
          <table:table-cell office:value-type="float" office:value="13.422" calcext:value-type="float">
            <text:p>13.422</text:p>
          </table:table-cell>
          <table:table-cell office:value-type="string" calcext:value-type="string">
            <text:p><text:s/>0.025 0</text:p>
          </table:table-cell>
          <table:table-cell office:value-type="float" office:value="12.961" calcext:value-type="float">
            <text:p>12.961</text:p>
          </table:table-cell>
          <table:table-cell office:value-type="string" calcext:value-type="string">
            <text:p><text:s/>0.032 0</text:p>
          </table:table-cell>
          <table:table-cell office:value-type="float" office:value="57143" calcext:value-type="float">
            <text:p>57143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52103.24+013142.7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2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230.26363" calcext:value-type="float">
            <text:p>230.26363</text:p>
          </table:table-cell>
          <table:table-cell office:value-type="float" office:value="1.52852" calcext:value-type="float">
            <text:p>1.52852</text:p>
          </table:table-cell>
          <table:table-cell office:value-type="float" office:value="2451658.76" calcext:value-type="float">
            <text:p>2451658.76</text:p>
          </table:table-cell>
          <table:table-cell office:value-type="float" office:value="41.3" calcext:value-type="float">
            <text:p>41.3</text:p>
          </table:table-cell>
          <table:table-cell office:value-type="float" office:value="7.2" calcext:value-type="float">
            <text:p>7.2</text:p>
          </table:table-cell>
          <table:table-cell office:value-type="float" office:value="71" calcext:value-type="float">
            <text:p>71</text:p>
          </table:table-cell>
          <table:table-cell office:value-type="float" office:value="17.132" calcext:value-type="float">
            <text:p>17.132</text:p>
          </table:table-cell>
          <table:table-cell office:value-type="string" calcext:value-type="string">
            <text:p><text:s/>0.058 1</text:p>
          </table:table-cell>
          <table:table-cell office:value-type="float" office:value="16.06" calcext:value-type="float">
            <text:p>16.06</text:p>
          </table:table-cell>
          <table:table-cell office:value-type="string" calcext:value-type="string">
            <text:p><text:s/>0.030 0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<text:s/>0.030 0</text:p>
          </table:table-cell>
          <table:table-cell office:value-type="float" office:value="15.48" calcext:value-type="float">
            <text:p>15.48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399" calcext:value-type="float">
            <text:p>16.399</text:p>
          </table:table-cell>
          <table:table-cell office:value-type="string" calcext:value-type="string">
            <text:p><text:s text:c="2"/>0.102 0</text:p>
          </table:table-cell>
          <table:table-cell office:value-type="float" office:value="15.576" calcext:value-type="float">
            <text:p>15.576</text:p>
          </table:table-cell>
          <table:table-cell office:value-type="string" calcext:value-type="string">
            <text:p><text:s/>0.099 0</text:p>
          </table:table-cell>
          <table:table-cell office:value-type="float" office:value="15.347" calcext:value-type="float">
            <text:p>15.347</text:p>
          </table:table-cell>
          <table:table-cell office:value-type="string" calcext:value-type="string">
            <text:p><text:s/>0.171 0</text:p>
          </table:table-cell>
          <table:table-cell office:value-type="string" calcext:value-type="string">
            <text:p><text:s text:c="2"/>57,68,135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Gl_584C</text:p>
          </table:table-cell>
          <table:table-cell table:number-columns-repeated="2" office:value-type="string" calcext:value-type="string">
            <text:p><text:s text:c="3"/>L8</text:p>
          </table:table-cell>
          <table:table-cell office:value-type="float" office:value="83129" calcext:value-type="float">
            <text:p>83129</text:p>
          </table:table-cell>
          <table:table-cell office:value-type="string" calcext:value-type="string">
            <text:p><text:s text:c="4"/>null</text:p>
          </table:table-cell>
          <table:table-cell office:value-type="float" office:value="230.84431" calcext:value-type="float">
            <text:p>230.84431</text:p>
          </table:table-cell>
          <table:table-cell office:value-type="float" office:value="30.24895" calcext:value-type="float">
            <text:p>30.24895</text:p>
          </table:table-cell>
          <table:table-cell office:value-type="float" office:value="2451597.92" calcext:value-type="float">
            <text:p>2451597.92</text:p>
          </table:table-cell>
          <table:table-cell office:value-type="float" office:value="55.98" calcext:value-type="float">
            <text:p>55.98</text:p>
          </table:table-cell>
          <table:table-cell office:value-type="float" office:value="0.78" calcext:value-type="float">
            <text:p>0.78</text:p>
          </table:table-cell>
          <table:table-cell office:value-type="float" office:value="253" calcext:value-type="float">
            <text:p>253</text:p>
          </table:table-cell>
          <table:table-cell office:value-type="float" office:value="17.029" calcext:value-type="float">
            <text:p>17.029</text:p>
          </table:table-cell>
          <table:table-cell office:value-type="string" calcext:value-type="string">
            <text:p><text:s/>0.071 1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<text:s/>0.050 0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<text:s/>0.050 0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056" calcext:value-type="float">
            <text:p>16.056</text:p>
          </table:table-cell>
          <table:table-cell office:value-type="string" calcext:value-type="string">
            <text:p><text:s text:c="2"/>0.099 0</text:p>
          </table:table-cell>
          <table:table-cell office:value-type="float" office:value="14.928" calcext:value-type="float">
            <text:p>14.928</text:p>
          </table:table-cell>
          <table:table-cell office:value-type="string" calcext:value-type="string">
            <text:p><text:s/>0.081 0</text:p>
          </table:table-cell>
          <table:table-cell office:value-type="float" office:value="14.348" calcext:value-type="float">
            <text:p>14.348</text:p>
          </table:table-cell>
          <table:table-cell office:value-type="string" calcext:value-type="string">
            <text:p><text:s/>0.067 0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W_J1526140+204341</text:p>
          </table:table-cell>
          <table:table-cell office:value-type="string" calcext:value-type="string">
            <text:p><text:s text:c="3"/>L7</text:p>
          </table:table-cell>
          <table:table-cell office:value-type="string" calcext:value-type="string">
            <text:p><text:s text:c="3"/>nul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4"/>null</text:p>
          </table:table-cell>
          <table:table-cell office:value-type="float" office:value="231.55854" calcext:value-type="float">
            <text:p>231.55854</text:p>
          </table:table-cell>
          <table:table-cell office:value-type="float" office:value="20.72818" calcext:value-type="float">
            <text:p>20.72818</text:p>
          </table:table-cell>
          <table:table-cell office:value-type="float" office:value="2450614.72" calcext:value-type="float">
            <text:p>2450614.72</text:p>
          </table:table-cell>
          <table:table-cell office:value-type="float" office:value="48.5" calcext:value-type="float">
            <text:p>48.5</text:p>
          </table:table-cell>
          <table:table-cell office:value-type="float" office:value="8.7" calcext:value-type="float">
            <text:p>8.7</text:p>
          </table:table-cell>
          <table:table-cell office:value-type="float" office:value="71" calcext:value-type="float">
            <text:p>71</text:p>
          </table:table-cell>
          <table:table-cell office:value-type="float" office:value="16.603" calcext:value-type="float">
            <text:p>16.603</text:p>
          </table:table-cell>
          <table:table-cell office:value-type="string" calcext:value-type="string">
            <text:p><text:s/>0.074 1</text:p>
          </table:table-cell>
          <table:table-cell office:value-type="float" office:value="15.494" calcext:value-type="float">
            <text:p>15.494</text:p>
          </table:table-cell>
          <table:table-cell office:value-type="string" calcext:value-type="string">
            <text:p><text:s/>0.055 1</text:p>
          </table:table-cell>
          <table:table-cell office:value-type="float" office:value="14.552" calcext:value-type="float">
            <text:p>14.552</text:p>
          </table:table-cell>
          <table:table-cell office:value-type="string" calcext:value-type="string">
            <text:p><text:s/>0.044 1</text:p>
          </table:table-cell>
          <table:table-cell office:value-type="float" office:value="13.905" calcext:value-type="float">
            <text:p>13.905</text:p>
          </table:table-cell>
          <table:table-cell office:value-type="string" calcext:value-type="string">
            <text:p><text:s text:c="2"/>0.052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86" calcext:value-type="float">
            <text:p>15.586</text:p>
          </table:table-cell>
          <table:table-cell office:value-type="string" calcext:value-type="string">
            <text:p><text:s text:c="2"/>0.055 0</text:p>
          </table:table-cell>
          <table:table-cell office:value-type="float" office:value="14.497" calcext:value-type="float">
            <text:p>14.497</text:p>
          </table:table-cell>
          <table:table-cell office:value-type="string" calcext:value-type="string">
            <text:p><text:s/>0.044 0</text:p>
          </table:table-cell>
          <table:table-cell office:value-type="float" office:value="13.922" calcext:value-type="float">
            <text:p>13.922</text:p>
          </table:table-cell>
          <table:table-cell office:value-type="string" calcext:value-type="string">
            <text:p><text:s/>0.052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53417.05+161546.1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0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33.57107" calcext:value-type="float">
            <text:p>233.57107</text:p>
          </table:table-cell>
          <table:table-cell office:value-type="float" office:value="16.26299" calcext:value-type="float">
            <text:p>16.26299</text:p>
          </table:table-cell>
          <table:table-cell office:value-type="float" office:value="2454516.15" calcext:value-type="float">
            <text:p>2454516.15</text:p>
          </table:table-cell>
          <table:table-cell office:value-type="float" office:value="24.9" calcext:value-type="float">
            <text:p>24.9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461" calcext:value-type="float">
            <text:p>17.461</text:p>
          </table:table-cell>
          <table:table-cell office:value-type="string" calcext:value-type="string">
            <text:p><text:s/>0.037 0</text:p>
          </table:table-cell>
          <table:table-cell office:value-type="float" office:value="16.828" calcext:value-type="float">
            <text:p>16.828</text:p>
          </table:table-cell>
          <table:table-cell office:value-type="string" calcext:value-type="string">
            <text:p><text:s/>0.033 0</text:p>
          </table:table-cell>
          <table:table-cell office:value-type="float" office:value="16.368" calcext:value-type="float">
            <text:p>16.368</text:p>
          </table:table-cell>
          <table:table-cell office:value-type="string" calcext:value-type="string">
            <text:p><text:s text:c="2"/>0.035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542" calcext:value-type="float">
            <text:p>17.542</text:p>
          </table:table-cell>
          <table:table-cell office:value-type="string" calcext:value-type="string">
            <text:p><text:s text:c="2"/>0.135 1</text:p>
          </table:table-cell>
          <table:table-cell office:value-type="float" office:value="16.537" calcext:value-type="float">
            <text:p>16.537</text:p>
          </table:table-cell>
          <table:table-cell office:value-type="string" calcext:value-type="string">
            <text:p><text:s/>0.159 1</text:p>
          </table:table-cell>
          <table:table-cell office:value-type="float" office:value="16.361" calcext:value-type="float">
            <text:p>16.361</text:p>
          </table:table-cell>
          <table:table-cell office:value-type="string" calcext:value-type="string">
            <text:p><text:s/>0.035 1</text:p>
          </table:table-cell>
          <table:table-cell office:value-type="string" calcext:value-type="string">
            <text:p><text:s text:c="2"/>44,57,68,163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SDSS_J153417.05+161546.1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33.57107" calcext:value-type="float">
            <text:p>233.57107</text:p>
          </table:table-cell>
          <table:table-cell office:value-type="float" office:value="16.26299" calcext:value-type="float">
            <text:p>16.26299</text:p>
          </table:table-cell>
          <table:table-cell office:value-type="float" office:value="2454516.15" calcext:value-type="float">
            <text:p>2454516.15</text:p>
          </table:table-cell>
          <table:table-cell office:value-type="float" office:value="24.9" calcext:value-type="float">
            <text:p>24.9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291" calcext:value-type="float">
            <text:p>17.291</text:p>
          </table:table-cell>
          <table:table-cell office:value-type="string" calcext:value-type="string">
            <text:p><text:s/>0.035 0</text:p>
          </table:table-cell>
          <table:table-cell office:value-type="float" office:value="17.528" calcext:value-type="float">
            <text:p>17.528</text:p>
          </table:table-cell>
          <table:table-cell office:value-type="string" calcext:value-type="string">
            <text:p><text:s/>0.040 0</text:p>
          </table:table-cell>
          <table:table-cell office:value-type="float" office:value="17.578" calcext:value-type="float">
            <text:p>17.578</text:p>
          </table:table-cell>
          <table:table-cell office:value-type="string" calcext:value-type="string">
            <text:p><text:s text:c="2"/>0.06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472" calcext:value-type="float">
            <text:p>17.472</text:p>
          </table:table-cell>
          <table:table-cell office:value-type="string" calcext:value-type="string">
            <text:p><text:s text:c="2"/>0.135 1</text:p>
          </table:table-cell>
          <table:table-cell office:value-type="float" office:value="17.237" calcext:value-type="float">
            <text:p>17.237</text:p>
          </table:table-cell>
          <table:table-cell office:value-type="string" calcext:value-type="string">
            <text:p><text:s/>0.161 1</text:p>
          </table:table-cell>
          <table:table-cell office:value-type="float" office:value="17.45" calcext:value-type="float">
            <text:p>17.45</text:p>
          </table:table-cell>
          <table:table-cell office:value-type="string" calcext:value-type="string">
            <text:p><text:s/>0.059 1</text:p>
          </table:table-cell>
          <table:table-cell office:value-type="string" calcext:value-type="string">
            <text:p><text:s text:c="2"/>44,57,68,163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2MASSI_J1534498-$295227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4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33.70825" calcext:value-type="float">
            <text:p>233.70825</text:p>
          </table:table-cell>
          <table:table-cell office:value-type="float" office:value="-29.8747" calcext:value-type="float">
            <text:p>-29.8747</text:p>
          </table:table-cell>
          <table:table-cell office:value-type="float" office:value="2454516.16" calcext:value-type="float">
            <text:p>2454516.16</text:p>
          </table:table-cell>
          <table:table-cell office:value-type="float" office:value="62.4" calcext:value-type="float">
            <text:p>62.4</text:p>
          </table:table-cell>
          <table:table-cell office:value-type="float" office:value="1.3" calcext:value-type="float">
            <text:p>1.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74" calcext:value-type="float">
            <text:p>15.274</text:p>
          </table:table-cell>
          <table:table-cell office:value-type="string" calcext:value-type="string">
            <text:p><text:s/>0.031 0</text:p>
          </table:table-cell>
          <table:table-cell office:value-type="float" office:value="15.359" calcext:value-type="float">
            <text:p>15.359</text:p>
          </table:table-cell>
          <table:table-cell office:value-type="string" calcext:value-type="string">
            <text:p><text:s/>0.030 0</text:p>
          </table:table-cell>
          <table:table-cell office:value-type="float" office:value="15.529" calcext:value-type="float">
            <text:p>15.529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71" calcext:value-type="float">
            <text:p>15.571</text:p>
          </table:table-cell>
          <table:table-cell office:value-type="string" calcext:value-type="string">
            <text:p><text:s text:c="2"/>0.055 1</text:p>
          </table:table-cell>
          <table:table-cell office:value-type="float" office:value="15.483" calcext:value-type="float">
            <text:p>15.483</text:p>
          </table:table-cell>
          <table:table-cell office:value-type="string" calcext:value-type="string">
            <text:p><text:s/>0.102 1</text:p>
          </table:table-cell>
          <table:table-cell office:value-type="float" office:value="15.469" calcext:value-type="float">
            <text:p>15.469</text:p>
          </table:table-cell>
          <table:table-cell office:value-type="string" calcext:value-type="string">
            <text:p><text:s/>0.114 0</text:p>
          </table:table-cell>
          <table:table-cell office:value-type="string" calcext:value-type="string">
            <text:p><text:s text:c="2"/>57,68,97,135,</text:p>
          </table:table-cell>
          <table:table-cell office:value-type="string" calcext:value-type="string">
            <text:p>165 <text:s text:c="6"/>6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AK</text:p>
          </table:table-cell>
          <table:table-cell office:value-type="string" calcext:value-type="string">
            <text:p><text:s text:c="3"/>23,137,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MASSI_J1534498-$295227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33.70825" calcext:value-type="float">
            <text:p>233.70825</text:p>
          </table:table-cell>
          <table:table-cell office:value-type="float" office:value="-29.8747" calcext:value-type="float">
            <text:p>-29.8747</text:p>
          </table:table-cell>
          <table:table-cell office:value-type="float" office:value="2454516.16" calcext:value-type="float">
            <text:p>2454516.16</text:p>
          </table:table-cell>
          <table:table-cell office:value-type="float" office:value="62.4" calcext:value-type="float">
            <text:p>62.4</text:p>
          </table:table-cell>
          <table:table-cell office:value-type="float" office:value="1.3" calcext:value-type="float">
            <text:p>1.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437" calcext:value-type="float">
            <text:p>15.437</text:p>
          </table:table-cell>
          <table:table-cell office:value-type="string" calcext:value-type="string">
            <text:p><text:s/>0.031 0</text:p>
          </table:table-cell>
          <table:table-cell office:value-type="float" office:value="15.645" calcext:value-type="float">
            <text:p>15.645</text:p>
          </table:table-cell>
          <table:table-cell office:value-type="string" calcext:value-type="string">
            <text:p><text:s/>0.031 0</text:p>
          </table:table-cell>
          <table:table-cell office:value-type="float" office:value="15.816" calcext:value-type="float">
            <text:p>15.816</text:p>
          </table:table-cell>
          <table:table-cell office:value-type="string" calcext:value-type="string">
            <text:p><text:s text:c="2"/>0.03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741" calcext:value-type="float">
            <text:p>15.741</text:p>
          </table:table-cell>
          <table:table-cell office:value-type="string" calcext:value-type="string">
            <text:p><text:s text:c="2"/>0.055 1</text:p>
          </table:table-cell>
          <table:table-cell office:value-type="float" office:value="15.773" calcext:value-type="float">
            <text:p>15.773</text:p>
          </table:table-cell>
          <table:table-cell office:value-type="string" calcext:value-type="string">
            <text:p><text:s/>0.103 1</text:p>
          </table:table-cell>
          <table:table-cell office:value-type="float" office:value="15.738" calcext:value-type="float">
            <text:p>15.738</text:p>
          </table:table-cell>
          <table:table-cell office:value-type="string" calcext:value-type="string">
            <text:p><text:s/>0.114 0</text:p>
          </table:table-cell>
          <table:table-cell office:value-type="string" calcext:value-type="string">
            <text:p><text:s text:c="2"/>57,68,97,135,</text:p>
          </table:table-cell>
          <table:table-cell office:value-type="string" calcext:value-type="string">
            <text:p>165 <text:s text:c="6"/>6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AK</text:p>
          </table:table-cell>
          <table:table-cell office:value-type="string" calcext:value-type="string">
            <text:p><text:s text:c="3"/>23,137,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DENIS-P_J153941.9-$052042</text:p>
          </table:table-cell>
          <table:table-cell office:value-type="string" calcext:value-type="string">
            <text:p><text:s text:c="3"/>L4:</text:p>
          </table:table-cell>
          <table:table-cell office:value-type="string" calcext:value-type="string">
            <text:p><text:s text:c="3"/>L2</text:p>
          </table:table-cell>
          <table:table-cell office:value-type="float" office:value="120131" calcext:value-type="float">
            <text:p>120131</text:p>
          </table:table-cell>
          <table:table-cell office:value-type="string" calcext:value-type="string">
            <text:p><text:s text:c="4"/>null</text:p>
          </table:table-cell>
          <table:table-cell office:value-type="float" office:value="234.92458" calcext:value-type="float">
            <text:p>234.92458</text:p>
          </table:table-cell>
          <table:table-cell office:value-type="float" office:value="-5.34523" calcext:value-type="float">
            <text:p>-5.34523</text:p>
          </table:table-cell>
          <table:table-cell office:value-type="float" office:value="2451256.83" calcext:value-type="float">
            <text:p>2451256.83</text:p>
          </table:table-cell>
          <table:table-cell office:value-type="float" office:value="64.5" calcext:value-type="float">
            <text:p>64.5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922" calcext:value-type="float">
            <text:p>13.922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3.06" calcext:value-type="float">
            <text:p>13.06</text:p>
          </table:table-cell>
          <table:table-cell office:value-type="string" calcext:value-type="string">
            <text:p><text:s/>0.026 0</text:p>
          </table:table-cell>
          <table:table-cell office:value-type="float" office:value="12.575" calcext:value-type="float">
            <text:p>12.575</text:p>
          </table:table-cell>
          <table:table-cell office:value-type="string" calcext:value-type="string">
            <text:p><text:s/>0.029 0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WISEP_J154151.65-$225025.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0.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4"/>null</text:p>
          </table:table-cell>
          <table:table-cell office:value-type="float" office:value="235.4647" calcext:value-type="float">
            <text:p>235.4647</text:p>
          </table:table-cell>
          <table:table-cell office:value-type="float" office:value="-22.84053" calcext:value-type="float">
            <text:p>-22.84053</text:p>
          </table:table-cell>
          <table:table-cell office:value-type="float" office:value="2455665.42" calcext:value-type="float">
            <text:p>2455665.42</text:p>
          </table:table-cell>
          <table:table-cell office:value-type="float" office:value="73.7" calcext:value-type="float">
            <text:p>73.7</text:p>
          </table:table-cell>
          <table:table-cell office:value-type="float" office:value="31.3" calcext:value-type="float">
            <text:p>31.3</text:p>
          </table:table-cell>
          <table:table-cell office:value-type="float" office:value="69" calcext:value-type="float">
            <text:p>69</text:p>
          </table:table-cell>
          <table:table-cell office:value-type="float" office:value="21.46" calcext:value-type="float">
            <text:p>21.46</text:p>
          </table:table-cell>
          <table:table-cell office:value-type="string" calcext:value-type="string">
            <text:p><text:s/>0.130 0</text:p>
          </table:table-cell>
          <table:table-cell office:value-type="float" office:value="21.12" calcext:value-type="float">
            <text:p>21.12</text:p>
          </table:table-cell>
          <table:table-cell office:value-type="string" calcext:value-type="string">
            <text:p><text:s/>0.060 0</text:p>
          </table:table-cell>
          <table:table-cell office:value-type="float" office:value="22.17" calcext:value-type="float">
            <text:p>22.17</text:p>
          </table:table-cell>
          <table:table-cell office:value-type="string" calcext:value-type="string">
            <text:p><text:s/>0.2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2MASS_J15462718-$332511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236.61327" calcext:value-type="float">
            <text:p>236.61327</text:p>
          </table:table-cell>
          <table:table-cell office:value-type="float" office:value="-33.41977" calcext:value-type="float">
            <text:p>-33.41977</text:p>
          </table:table-cell>
          <table:table-cell office:value-type="float" office:value="2451003.66" calcext:value-type="float">
            <text:p>2451003.66</text:p>
          </table:table-cell>
          <table:table-cell office:value-type="float" office:value="88" calcext:value-type="float">
            <text:p>88</text:p>
          </table:table-cell>
          <table:table-cell office:value-type="float" office:value="1.9" calcext:value-type="float">
            <text:p>1.9</text:p>
          </table:table-cell>
          <table:table-cell office:value-type="float" office:value="249" calcext:value-type="float">
            <text:p>249</text:p>
          </table:table-cell>
          <table:table-cell office:value-type="float" office:value="16.494" calcext:value-type="float">
            <text:p>16.494</text:p>
          </table:table-cell>
          <table:table-cell office:value-type="string" calcext:value-type="string">
            <text:p><text:s/>0.071 1</text:p>
          </table:table-cell>
          <table:table-cell office:value-type="float" office:value="15.405" calcext:value-type="float">
            <text:p>15.405</text:p>
          </table:table-cell>
          <table:table-cell office:value-type="string" calcext:value-type="string">
            <text:p><text:s/>0.051 1</text:p>
          </table:table-cell>
          <table:table-cell office:value-type="float" office:value="15.502" calcext:value-type="float">
            <text:p>15.502</text:p>
          </table:table-cell>
          <table:table-cell office:value-type="string" calcext:value-type="string">
            <text:p><text:s/>0.092 1</text:p>
          </table:table-cell>
          <table:table-cell office:value-type="float" office:value="15.603" calcext:value-type="float">
            <text:p>15.603</text:p>
          </table:table-cell>
          <table:table-cell office:value-type="string" calcext:value-type="string">
            <text:p><text:s text:c="2"/>0.181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631" calcext:value-type="float">
            <text:p>15.631</text:p>
          </table:table-cell>
          <table:table-cell office:value-type="string" calcext:value-type="string">
            <text:p><text:s text:c="2"/>0.051 0</text:p>
          </table:table-cell>
          <table:table-cell office:value-type="float" office:value="15.446" calcext:value-type="float">
            <text:p>15.446</text:p>
          </table:table-cell>
          <table:table-cell office:value-type="string" calcext:value-type="string">
            <text:p><text:s/>0.092 0</text:p>
          </table:table-cell>
          <table:table-cell office:value-type="float" office:value="15.485" calcext:value-type="float">
            <text:p>15.485</text:p>
          </table:table-cell>
          <table:table-cell office:value-type="string" calcext:value-type="string">
            <text:p><text:s/>0.181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MASSW_J1553022+153236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38.25848" calcext:value-type="float">
            <text:p>238.25848</text:p>
          </table:table-cell>
          <table:table-cell office:value-type="float" office:value="15.54416" calcext:value-type="float">
            <text:p>15.54416</text:p>
          </table:table-cell>
          <table:table-cell office:value-type="float" office:value="2454577.01" calcext:value-type="float">
            <text:p>2454577.01</text:p>
          </table:table-cell>
          <table:table-cell office:value-type="float" office:value="75.1" calcext:value-type="float">
            <text:p>75.1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28" calcext:value-type="float">
            <text:p>15.928</text:p>
          </table:table-cell>
          <table:table-cell office:value-type="string" calcext:value-type="string">
            <text:p><text:s/>0.034 0</text:p>
          </table:table-cell>
          <table:table-cell office:value-type="float" office:value="16.341" calcext:value-type="float">
            <text:p>16.341</text:p>
          </table:table-cell>
          <table:table-cell office:value-type="string" calcext:value-type="string">
            <text:p><text:s/>0.031 0</text:p>
          </table:table-cell>
          <table:table-cell office:value-type="float" office:value="16.499" calcext:value-type="float">
            <text:p>16.499</text:p>
          </table:table-cell>
          <table:table-cell office:value-type="string" calcext:value-type="string">
            <text:p><text:s text:c="2"/>0.032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17" calcext:value-type="float">
            <text:p>16.417</text:p>
          </table:table-cell>
          <table:table-cell office:value-type="string" calcext:value-type="string">
            <text:p><text:s text:c="2"/>0.073 1</text:p>
          </table:table-cell>
          <table:table-cell office:value-type="float" office:value="16.519" calcext:value-type="float">
            <text:p>16.519</text:p>
          </table:table-cell>
          <table:table-cell office:value-type="string" calcext:value-type="string">
            <text:p><text:s/>0.164 1</text:p>
          </table:table-cell>
          <table:table-cell office:value-type="float" office:value="16.066" calcext:value-type="float">
            <text:p>16.066</text:p>
          </table:table-cell>
          <table:table-cell office:value-type="string" calcext:value-type="string">
            <text:p><text:s/>0.182 1</text:p>
          </table:table-cell>
          <table:table-cell office:value-type="string" calcext:value-type="string">
            <text:p><text:s text:c="2"/>57,68,135,148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string" calcext:value-type="string">
            <text:p><text:s text:c="3"/>26,68</text:p>
          </table:table-cell>
          <table:table-cell/>
        </table:table-row>
        <table:table-row table:style-name="ro1">
          <table:table-cell office:value-type="string" calcext:value-type="string">
            <text:p>2MASSW_J1553022+153236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38.25848" calcext:value-type="float">
            <text:p>238.25848</text:p>
          </table:table-cell>
          <table:table-cell office:value-type="float" office:value="15.54416" calcext:value-type="float">
            <text:p>15.54416</text:p>
          </table:table-cell>
          <table:table-cell office:value-type="float" office:value="2454577.01" calcext:value-type="float">
            <text:p>2454577.01</text:p>
          </table:table-cell>
          <table:table-cell office:value-type="float" office:value="75.1" calcext:value-type="float">
            <text:p>75.1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88" calcext:value-type="float">
            <text:p>16.288</text:p>
          </table:table-cell>
          <table:table-cell office:value-type="string" calcext:value-type="string">
            <text:p><text:s/>0.038 0</text:p>
          </table:table-cell>
          <table:table-cell office:value-type="float" office:value="16.716" calcext:value-type="float">
            <text:p>16.716</text:p>
          </table:table-cell>
          <table:table-cell office:value-type="string" calcext:value-type="string">
            <text:p><text:s/>0.033 0</text:p>
          </table:table-cell>
          <table:table-cell office:value-type="float" office:value="16.928" calcext:value-type="float">
            <text:p>16.928</text:p>
          </table:table-cell>
          <table:table-cell office:value-type="string" calcext:value-type="string">
            <text:p><text:s text:c="2"/>0.034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767" calcext:value-type="float">
            <text:p>16.767</text:p>
          </table:table-cell>
          <table:table-cell office:value-type="string" calcext:value-type="string">
            <text:p><text:s text:c="2"/>0.074 1</text:p>
          </table:table-cell>
          <table:table-cell office:value-type="float" office:value="16.899" calcext:value-type="float">
            <text:p>16.899</text:p>
          </table:table-cell>
          <table:table-cell office:value-type="string" calcext:value-type="string">
            <text:p><text:s/>0.164 1</text:p>
          </table:table-cell>
          <table:table-cell office:value-type="float" office:value="16.496" calcext:value-type="float">
            <text:p>16.496</text:p>
          </table:table-cell>
          <table:table-cell office:value-type="string" calcext:value-type="string">
            <text:p><text:s/>0.183 1</text:p>
          </table:table-cell>
          <table:table-cell office:value-type="string" calcext:value-type="string">
            <text:p><text:s text:c="2"/>57,68,135,148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string" calcext:value-type="string">
            <text:p><text:s text:c="3"/>26,68</text:p>
          </table:table-cell>
          <table:table-cell/>
        </table:table-row>
        <table:table-row table:style-name="ro1">
          <table:table-cell office:value-type="string" calcext:value-type="string">
            <text:p>LSR_J1610-$0040A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subd</text:p>
          </table:table-cell>
          <table:table-cell office:value-type="float" office:value="242.62085" calcext:value-type="float">
            <text:p>242.62085</text:p>
          </table:table-cell>
          <table:table-cell office:value-type="float" office:value="-0.68139" calcext:value-type="float">
            <text:p>-0.68139</text:p>
          </table:table-cell>
          <table:table-cell office:value-type="float" office:value="2451243.86" calcext:value-type="float">
            <text:p>2451243.86</text:p>
          </table:table-cell>
          <table:table-cell office:value-type="float" office:value="31.02" calcext:value-type="float">
            <text:p>31.02</text:p>
          </table:table-cell>
          <table:table-cell office:value-type="float" office:value="0.26" calcext:value-type="float">
            <text:p>0.2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SR_J1610-$0040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subd</text:p>
          </table:table-cell>
          <table:table-cell office:value-type="float" office:value="242.62085" calcext:value-type="float">
            <text:p>242.62085</text:p>
          </table:table-cell>
          <table:table-cell office:value-type="float" office:value="-0.68139" calcext:value-type="float">
            <text:p>-0.68139</text:p>
          </table:table-cell>
          <table:table-cell office:value-type="float" office:value="2451243.86" calcext:value-type="float">
            <text:p>2451243.86</text:p>
          </table:table-cell>
          <table:table-cell office:value-type="float" office:value="31.02" calcext:value-type="float">
            <text:p>31.02</text:p>
          </table:table-cell>
          <table:table-cell office:value-type="float" office:value="0.26" calcext:value-type="float">
            <text:p>0.2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16150413+134007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4"/>null</text:p>
          </table:table-cell>
          <table:table-cell office:value-type="float" office:value="243.76723" calcext:value-type="float">
            <text:p>243.76723</text:p>
          </table:table-cell>
          <table:table-cell office:value-type="float" office:value="13.66887" calcext:value-type="float">
            <text:p>13.66887</text:p>
          </table:table-cell>
          <table:table-cell office:value-type="float" office:value="2451231.01" calcext:value-type="float">
            <text:p>2451231.01</text:p>
          </table:table-cell>
          <table:table-cell office:value-type="float" office:value="68.6" calcext:value-type="float">
            <text:p>68.6</text:p>
          </table:table-cell>
          <table:table-cell office:value-type="float" office:value="6.4" calcext:value-type="float">
            <text:p>6.4</text:p>
          </table:table-cell>
          <table:table-cell office:value-type="float" office:value="71" calcext:value-type="float">
            <text:p>71</text:p>
          </table:table-cell>
          <table:table-cell office:value-type="float" office:value="17.084" calcext:value-type="float">
            <text:p>17.084</text:p>
          </table:table-cell>
          <table:table-cell office:value-type="string" calcext:value-type="string">
            <text:p><text:s/>0.105 1</text:p>
          </table:table-cell>
          <table:table-cell office:value-type="float" office:value="16.107" calcext:value-type="float">
            <text:p>16.107</text:p>
          </table:table-cell>
          <table:table-cell office:value-type="string" calcext:value-type="string">
            <text:p><text:s/>0.092 1</text:p>
          </table:table-cell>
          <table:table-cell office:value-type="float" office:value="16.536" calcext:value-type="float">
            <text:p>16.536</text:p>
          </table:table-cell>
          <table:table-cell office:value-type="string" calcext:value-type="string">
            <text:p><text:s/>0.25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35" calcext:value-type="float">
            <text:p>16.35</text:p>
          </table:table-cell>
          <table:table-cell office:value-type="string" calcext:value-type="string">
            <text:p><text:s text:c="2"/>0.092 0</text:p>
          </table:table-cell>
          <table:table-cell office:value-type="float" office:value="16.489" calcext:value-type="float">
            <text:p>16.489</text:p>
          </table:table-cell>
          <table:table-cell office:value-type="string" calcext:value-type="string">
            <text:p><text:s/>0.254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R_6037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9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4"/>young,lo</text:p>
          </table:table-cell>
          <table:table-cell office:value-type="string" calcext:value-type="string">
            <text:p>wg <text:s text:c="9"/>244.27250</text:p>
          </table:table-cell>
          <table:table-cell office:value-type="float" office:value="-67.94126" calcext:value-type="float">
            <text:p>-67.94126</text:p>
          </table:table-cell>
          <table:table-cell office:value-type="float" office:value="2451652.74" calcext:value-type="float">
            <text:p>2451652.74</text:p>
          </table:table-cell>
          <table:table-cell office:value-type="float" office:value="19.15" calcext:value-type="float">
            <text:p>19.15</text:p>
          </table:table-cell>
          <table:table-cell office:value-type="float" office:value="0.42" calcext:value-type="float">
            <text:p>0.4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<text:s/>0.300 0</text:p>
          </table:table-cell>
          <table:table-cell office:value-type="float" office:value="113" calcext:value-type="float">
            <text:p>113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<text:s text:c="2"/>V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GJ_618.1B</text:p>
          </table:table-cell>
          <table:table-cell office:value-type="string" calcext:value-type="string">
            <text:p><text:s text:c="3"/>L2.5</text:p>
          </table:table-cell>
          <table:table-cell office:value-type="string" calcext:value-type="string">
            <text:p><text:s text:c="3"/>null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 text:c="4"/>null</text:p>
          </table:table-cell>
          <table:table-cell office:value-type="float" office:value="245.10894" calcext:value-type="float">
            <text:p>245.10894</text:p>
          </table:table-cell>
          <table:table-cell office:value-type="float" office:value="-4.27543" calcext:value-type="float">
            <text:p>-4.27543</text:p>
          </table:table-cell>
          <table:table-cell office:value-type="float" office:value="2451694.6" calcext:value-type="float">
            <text:p>2451694.6</text:p>
          </table:table-cell>
          <table:table-cell office:value-type="float" office:value="29.92" calcext:value-type="float">
            <text:p>29.92</text:p>
          </table:table-cell>
          <table:table-cell office:value-type="float" office:value="2.69" calcext:value-type="float">
            <text:p>2.6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83" calcext:value-type="float">
            <text:p>15.283</text:p>
          </table:table-cell>
          <table:table-cell office:value-type="string" calcext:value-type="string">
            <text:p><text:s text:c="2"/>0.049 0</text:p>
          </table:table-cell>
          <table:table-cell office:value-type="float" office:value="14.348" calcext:value-type="float">
            <text:p>14.348</text:p>
          </table:table-cell>
          <table:table-cell office:value-type="string" calcext:value-type="string">
            <text:p><text:s/>0.040 0</text:p>
          </table:table-cell>
          <table:table-cell office:value-type="float" office:value="13.598" calcext:value-type="float">
            <text:p>13.598</text:p>
          </table:table-cell>
          <table:table-cell office:value-type="string" calcext:value-type="string">
            <text:p><text:s/>0.038 0</text:p>
          </table:table-cell>
          <table:table-cell office:value-type="float" office:value="57" calcext:value-type="float">
            <text:p>57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SDSSp_J162414.37+002915.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246.05986" calcext:value-type="float">
            <text:p>246.05986</text:p>
          </table:table-cell>
          <table:table-cell office:value-type="float" office:value="0.48773" calcext:value-type="float">
            <text:p>0.48773</text:p>
          </table:table-cell>
          <table:table-cell office:value-type="float" office:value="2451290.73" calcext:value-type="float">
            <text:p>2451290.73</text:p>
          </table:table-cell>
          <table:table-cell office:value-type="float" office:value="90.9" calcext:value-type="float">
            <text:p>90.9</text:p>
          </table:table-cell>
          <table:table-cell office:value-type="float" office:value="1.2" calcext:value-type="float">
            <text:p>1.2</text:p>
          </table:table-cell>
          <table:table-cell office:value-type="float" office:value="249" calcext:value-type="float">
            <text:p>249</text:p>
          </table:table-cell>
          <table:table-cell office:value-type="float" office:value="16.277" calcext:value-type="float">
            <text:p>16.277</text:p>
          </table:table-cell>
          <table:table-cell office:value-type="string" calcext:value-type="string">
            <text:p><text:s/>0.071 1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<text:s/>0.050 0</text:p>
          </table:table-cell>
          <table:table-cell office:value-type="float" office:value="15.48" calcext:value-type="float">
            <text:p>15.48</text:p>
          </table:table-cell>
          <table:table-cell office:value-type="string" calcext:value-type="string">
            <text:p><text:s/>0.050 0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<text:s/>0.04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494" calcext:value-type="float">
            <text:p>15.494</text:p>
          </table:table-cell>
          <table:table-cell office:value-type="string" calcext:value-type="string">
            <text:p><text:s text:c="2"/>0.054 0</text:p>
          </table:table-cell>
          <table:table-cell office:value-type="float" office:value="15.524" calcext:value-type="float">
            <text:p>15.524</text:p>
          </table:table-cell>
          <table:table-cell office:value-type="string" calcext:value-type="string">
            <text:p><text:s/>0.100 0</text:p>
          </table:table-cell>
          <table:table-cell office:value-type="float" office:value="15.488" calcext:value-type="float">
            <text:p>15.488</text:p>
          </table:table-cell>
          <table:table-cell office:value-type="string" calcext:value-type="string">
            <text:p><text:s/>0.050 1</text:p>
          </table:table-cell>
          <table:table-cell office:value-type="string" calcext:value-type="string">
            <text:p><text:s text:c="2"/>57,68,146,241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MASS_J16262034+3925190</text:p>
          </table:table-cell>
          <table:table-cell office:value-type="string" calcext:value-type="string">
            <text:p><text:s text:c="3"/>sdL4</text:p>
          </table:table-cell>
          <table:table-cell office:value-type="string" calcext:value-type="string">
            <text:p><text:s text:c="3"/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subd</text:p>
          </table:table-cell>
          <table:table-cell office:value-type="float" office:value="246.58476" calcext:value-type="float">
            <text:p>246.58476</text:p>
          </table:table-cell>
          <table:table-cell office:value-type="float" office:value="39.42197" calcext:value-type="float">
            <text:p>39.42197</text:p>
          </table:table-cell>
          <table:table-cell office:value-type="float" office:value="2450932.93" calcext:value-type="float">
            <text:p>2450932.93</text:p>
          </table:table-cell>
          <table:table-cell office:value-type="float" office:value="29.85" calcext:value-type="float">
            <text:p>29.85</text:p>
          </table:table-cell>
          <table:table-cell office:value-type="float" office:value="1.08" calcext:value-type="float">
            <text:p>1.08</text:p>
          </table:table-cell>
          <table:table-cell office:value-type="float" office:value="224" calcext:value-type="float">
            <text:p>224</text:p>
          </table:table-cell>
          <table:table-cell office:value-type="float" office:value="14.98" calcext:value-type="float">
            <text:p>14.98</text:p>
          </table:table-cell>
          <table:table-cell office:value-type="string" calcext:value-type="string">
            <text:p><text:s/>0.058 1</text:p>
          </table:table-cell>
          <table:table-cell office:value-type="float" office:value="14.388" calcext:value-type="float">
            <text:p>14.388</text:p>
          </table:table-cell>
          <table:table-cell office:value-type="string" calcext:value-type="string">
            <text:p><text:s/>0.029 1</text:p>
          </table:table-cell>
          <table:table-cell office:value-type="float" office:value="14.531" calcext:value-type="float">
            <text:p>14.531</text:p>
          </table:table-cell>
          <table:table-cell office:value-type="string" calcext:value-type="string">
            <text:p><text:s/>0.050 1</text:p>
          </table:table-cell>
          <table:table-cell office:value-type="float" office:value="14.443" calcext:value-type="float">
            <text:p>14.443</text:p>
          </table:table-cell>
          <table:table-cell office:value-type="string" calcext:value-type="string">
            <text:p><text:s text:c="2"/>0.07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435" calcext:value-type="float">
            <text:p>14.435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4.533" calcext:value-type="float">
            <text:p>14.533</text:p>
          </table:table-cell>
          <table:table-cell office:value-type="string" calcext:value-type="string">
            <text:p><text:s/>0.050 0</text:p>
          </table:table-cell>
          <table:table-cell office:value-type="float" office:value="14.466" calcext:value-type="float">
            <text:p>14.466</text:p>
          </table:table-cell>
          <table:table-cell office:value-type="string" calcext:value-type="string">
            <text:p><text:s/>0.074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62838.77+230821.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4"/>null</text:p>
          </table:table-cell>
          <table:table-cell office:value-type="float" office:value="247.16236" calcext:value-type="float">
            <text:p>247.16236</text:p>
          </table:table-cell>
          <table:table-cell office:value-type="float" office:value="23.13878" calcext:value-type="float">
            <text:p>23.13878</text:p>
          </table:table-cell>
          <table:table-cell office:value-type="float" office:value="2454577.02" calcext:value-type="float">
            <text:p>2454577.02</text:p>
          </table:table-cell>
          <table:table-cell office:value-type="float" office:value="75.1" calcext:value-type="float">
            <text:p>75.1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float" office:value="17.272" calcext:value-type="float">
            <text:p>17.272</text:p>
          </table:table-cell>
          <table:table-cell office:value-type="string" calcext:value-type="string">
            <text:p><text:s/>0.058 1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<text:s/>0.030 0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<text:s/>0.030 0</text:p>
          </table:table-cell>
          <table:table-cell office:value-type="float" office:value="16.72" calcext:value-type="float">
            <text:p>16.7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58" calcext:value-type="float">
            <text:p>16.458</text:p>
          </table:table-cell>
          <table:table-cell office:value-type="string" calcext:value-type="string">
            <text:p><text:s text:c="2"/>0.102 0</text:p>
          </table:table-cell>
          <table:table-cell office:value-type="float" office:value="16.107" calcext:value-type="float">
            <text:p>16.107</text:p>
          </table:table-cell>
          <table:table-cell office:value-type="string" calcext:value-type="string">
            <text:p><text:s/>0.149 0</text:p>
          </table:table-cell>
          <table:table-cell office:value-type="float" office:value="15.872" calcext:value-type="float">
            <text:p>15.872</text:p>
          </table:table-cell>
          <table:table-cell office:value-type="string" calcext:value-type="string">
            <text:p><text:s/>0.239 0</text:p>
          </table:table-cell>
          <table:table-cell office:value-type="string" calcext:value-type="string">
            <text:p><text:s text:c="2"/>44,57,6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63022.92+081822.0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4"/>null</text:p>
          </table:table-cell>
          <table:table-cell office:value-type="float" office:value="247.59566" calcext:value-type="float">
            <text:p>247.59566</text:p>
          </table:table-cell>
          <table:table-cell office:value-type="float" office:value="8.30616" calcext:value-type="float">
            <text:p>8.30616</text:p>
          </table:table-cell>
          <table:table-cell office:value-type="float" office:value="2451687.79" calcext:value-type="float">
            <text:p>2451687.79</text:p>
          </table:table-cell>
          <table:table-cell office:value-type="float" office:value="46.9" calcext:value-type="float">
            <text:p>46.9</text:p>
          </table:table-cell>
          <table:table-cell office:value-type="float" office:value="10.1" calcext:value-type="float">
            <text:p>10.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8" calcext:value-type="float">
            <text:p>16.18</text:p>
          </table:table-cell>
          <table:table-cell office:value-type="string" calcext:value-type="string">
            <text:p><text:s/>0.030 0</text:p>
          </table:table-cell>
          <table:table-cell office:value-type="float" office:value="16.35" calcext:value-type="float">
            <text:p>16.35</text:p>
          </table:table-cell>
          <table:table-cell office:value-type="string" calcext:value-type="string">
            <text:p><text:s/>0.030 0</text:p>
          </table:table-cell>
          <table:table-cell office:value-type="float" office:value="16.41" calcext:value-type="float">
            <text:p>16.41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396" calcext:value-type="float">
            <text:p>16.396</text:p>
          </table:table-cell>
          <table:table-cell office:value-type="string" calcext:value-type="string">
            <text:p><text:s text:c="2"/>0.113 0</text:p>
          </table:table-cell>
          <table:table-cell office:value-type="float" office:value="16.332" calcext:value-type="float">
            <text:p>16.332</text:p>
          </table:table-cell>
          <table:table-cell office:value-type="string" calcext:value-type="string">
            <text:p><text:s/>0.29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44,57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632291+190441</text:p>
          </table:table-cell>
          <table:table-cell office:value-type="string" calcext:value-type="string">
            <text:p><text:s text:c="3"/>L8</text:p>
          </table:table-cell>
          <table:table-cell office:value-type="string" calcext:value-type="string">
            <text:p><text:s text:c="3"/>L7.5</text:p>
          </table:table-cell>
          <table:table-cell office:value-type="float" office:value="83128" calcext:value-type="float">
            <text:p>83128</text:p>
          </table:table-cell>
          <table:table-cell office:value-type="string" calcext:value-type="string">
            <text:p><text:s text:c="4"/>null</text:p>
          </table:table-cell>
          <table:table-cell office:value-type="float" office:value="248.12131" calcext:value-type="float">
            <text:p>248.12131</text:p>
          </table:table-cell>
          <table:table-cell office:value-type="float" office:value="19.07798" calcext:value-type="float">
            <text:p>19.07798</text:p>
          </table:table-cell>
          <table:table-cell office:value-type="float" office:value="2450607.86" calcext:value-type="float">
            <text:p>2450607.86</text:p>
          </table:table-cell>
          <table:table-cell office:value-type="float" office:value="65.6" calcext:value-type="float">
            <text:p>65.6</text:p>
          </table:table-cell>
          <table:table-cell office:value-type="float" office:value="2.1" calcext:value-type="float">
            <text:p>2.1</text:p>
          </table:table-cell>
          <table:table-cell office:value-type="float" office:value="58" calcext:value-type="float">
            <text:p>58</text:p>
          </table:table-cell>
          <table:table-cell office:value-type="float" office:value="16.86" calcext:value-type="float">
            <text:p>16.86</text:p>
          </table:table-cell>
          <table:table-cell office:value-type="string" calcext:value-type="string">
            <text:p><text:s/>0.071 1</text:p>
          </table:table-cell>
          <table:table-cell office:value-type="float" office:value="15.77" calcext:value-type="float">
            <text:p>15.77</text:p>
          </table:table-cell>
          <table:table-cell office:value-type="string" calcext:value-type="string">
            <text:p><text:s/>0.050 0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<text:s/>0.050 0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2.54" calcext:value-type="float">
            <text:p>12.54</text:p>
          </table:table-cell>
          <table:table-cell office:value-type="string" calcext:value-type="string">
            <text:p><text:s/>0.050 0</text:p>
          </table:table-cell>
          <table:table-cell office:value-type="float" office:value="13.07" calcext:value-type="float">
            <text:p>13.07</text:p>
          </table:table-cell>
          <table:table-cell office:value-type="string" calcext:value-type="string">
            <text:p><text:s/>0.150 0</text:p>
          </table:table-cell>
          <table:table-cell office:value-type="float" office:value="15.867" calcext:value-type="float">
            <text:p>15.867</text:p>
          </table:table-cell>
          <table:table-cell office:value-type="string" calcext:value-type="string">
            <text:p><text:s text:c="2"/>0.070 0</text:p>
          </table:table-cell>
          <table:table-cell office:value-type="float" office:value="14.612" calcext:value-type="float">
            <text:p>14.612</text:p>
          </table:table-cell>
          <table:table-cell office:value-type="string" calcext:value-type="string">
            <text:p><text:s/>0.038 0</text:p>
          </table:table-cell>
          <table:table-cell office:value-type="float" office:value="14.003" calcext:value-type="float">
            <text:p>14.003</text:p>
          </table:table-cell>
          <table:table-cell office:value-type="string" calcext:value-type="string">
            <text:p><text:s/>0.047 0</text:p>
          </table:table-cell>
          <table:table-cell office:value-type="string" calcext:value-type="string">
            <text:p><text:s text:c="2"/>57,68,146,148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14209" calcext:value-type="float">
            <text:p>14209</text:p>
          </table:table-cell>
          <table:table-cell/>
        </table:table-row>
        <table:table-row table:style-name="ro1">
          <table:table-cell office:value-type="string" calcext:value-type="string">
            <text:p>WISE_J163940.83-$684738.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 text:c="4"/>null</text:p>
          </table:table-cell>
          <table:table-cell office:value-type="float" office:value="249.92016" calcext:value-type="float">
            <text:p>249.92016</text:p>
          </table:table-cell>
          <table:table-cell office:value-type="float" office:value="-68.79407" calcext:value-type="float">
            <text:p>-68.79407</text:p>
          </table:table-cell>
          <table:table-cell office:value-type="float" office:value="2455266.98" calcext:value-type="float">
            <text:p>2455266.98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0.76" calcext:value-type="float">
            <text:p>20.76</text:p>
          </table:table-cell>
          <table:table-cell office:value-type="string" calcext:value-type="string">
            <text:p><text:s/>0.08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50" calcext:value-type="float">
            <text:p>250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2MASSW_J1645221-$131951</text:p>
          </table:table-cell>
          <table:table-cell office:value-type="string" calcext:value-type="string">
            <text:p><text:s text:c="3"/>L1.5</text:p>
          </table:table-cell>
          <table:table-cell office:value-type="string" calcext:value-type="string">
            <text:p><text:s text:c="3"/>nul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4"/>null</text:p>
          </table:table-cell>
          <table:table-cell office:value-type="float" office:value="251.34213" calcext:value-type="float">
            <text:p>251.34213</text:p>
          </table:table-cell>
          <table:table-cell office:value-type="float" office:value="-13.33102" calcext:value-type="float">
            <text:p>-13.33102</text:p>
          </table:table-cell>
          <table:table-cell office:value-type="float" office:value="2451294.74" calcext:value-type="float">
            <text:p>2451294.74</text:p>
          </table:table-cell>
          <table:table-cell office:value-type="float" office:value="109.9" calcext:value-type="float">
            <text:p>109.9</text:p>
          </table:table-cell>
          <table:table-cell office:value-type="float" office:value="6.1" calcext:value-type="float">
            <text:p>6.1</text:p>
          </table:table-cell>
          <table:table-cell office:value-type="float" office:value="71" calcext:value-type="float">
            <text:p>71</text:p>
          </table:table-cell>
          <table:table-cell office:value-type="float" office:value="13.43" calcext:value-type="float">
            <text:p>13.43</text:p>
          </table:table-cell>
          <table:table-cell office:value-type="string" calcext:value-type="string">
            <text:p><text:s/>0.057 1</text:p>
          </table:table-cell>
          <table:table-cell office:value-type="float" office:value="12.385" calcext:value-type="float">
            <text:p>12.385</text:p>
          </table:table-cell>
          <table:table-cell office:value-type="string" calcext:value-type="string">
            <text:p><text:s/>0.028 1</text:p>
          </table:table-cell>
          <table:table-cell office:value-type="float" office:value="11.733" calcext:value-type="float">
            <text:p>11.733</text:p>
          </table:table-cell>
          <table:table-cell office:value-type="string" calcext:value-type="string">
            <text:p><text:s/>0.025 1</text:p>
          </table:table-cell>
          <table:table-cell office:value-type="float" office:value="11.117" calcext:value-type="float">
            <text:p>11.117</text:p>
          </table:table-cell>
          <table:table-cell office:value-type="string" calcext:value-type="string">
            <text:p><text:s text:c="2"/>0.026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451" calcext:value-type="float">
            <text:p>12.451</text:p>
          </table:table-cell>
          <table:table-cell office:value-type="string" calcext:value-type="string">
            <text:p><text:s text:c="2"/>0.028 0</text:p>
          </table:table-cell>
          <table:table-cell office:value-type="float" office:value="11.685" calcext:value-type="float">
            <text:p>11.685</text:p>
          </table:table-cell>
          <table:table-cell office:value-type="string" calcext:value-type="string">
            <text:p><text:s/>0.025 0</text:p>
          </table:table-cell>
          <table:table-cell office:value-type="float" office:value="11.145" calcext:value-type="float">
            <text:p>11.145</text:p>
          </table:table-cell>
          <table:table-cell office:value-type="string" calcext:value-type="string">
            <text:p><text:s/>0.026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3241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4"/>null</text:p>
          </table:table-cell>
          <table:table-cell office:value-type="float" office:value="251.63145" calcext:value-type="float">
            <text:p>251.63145</text:p>
          </table:table-cell>
          <table:table-cell office:value-type="float" office:value="34.58207" calcext:value-type="float">
            <text:p>34.58207</text:p>
          </table:table-cell>
          <table:table-cell office:value-type="float" office:value="2451316.77" calcext:value-type="float">
            <text:p>2451316.77</text:p>
          </table:table-cell>
          <table:table-cell office:value-type="float" office:value="84.3" calcext:value-type="float">
            <text:p>84.3</text:p>
          </table:table-cell>
          <table:table-cell office:value-type="float" office:value="0.76" calcext:value-type="float">
            <text:p>0.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533" calcext:value-type="float">
            <text:p>10.533</text:p>
          </table:table-cell>
          <table:table-cell office:value-type="string" calcext:value-type="string">
            <text:p><text:s text:c="2"/>0.018 0</text:p>
          </table:table-cell>
          <table:table-cell office:value-type="float" office:value="9.968" calcext:value-type="float">
            <text:p>9.968</text:p>
          </table:table-cell>
          <table:table-cell office:value-type="string" calcext:value-type="string">
            <text:p><text:s/>0.017 0</text:p>
          </table:table-cell>
          <table:table-cell office:value-type="float" office:value="9.606" calcext:value-type="float">
            <text:p>9.606</text:p>
          </table:table-cell>
          <table:table-cell office:value-type="string" calcext:value-type="string">
            <text:p><text:s/>0.020 0</text:p>
          </table:table-cell>
          <table:table-cell office:value-type="float" office:value="57" calcext:value-type="float">
            <text:p>57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_J164715.57+563208.3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9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4"/>v-red</text:p>
          </table:table-cell>
          <table:table-cell office:value-type="float" office:value="251.81586" calcext:value-type="float">
            <text:p>251.81586</text:p>
          </table:table-cell>
          <table:table-cell office:value-type="float" office:value="56.53492" calcext:value-type="float">
            <text:p>56.53492</text:p>
          </table:table-cell>
          <table:table-cell office:value-type="float" office:value="2451308.91" calcext:value-type="float">
            <text:p>2451308.91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<text:s text:c="2"/>0.060 0</text:p>
          </table:table-cell>
          <table:table-cell office:value-type="float" office:value="15.34" calcext:value-type="float">
            <text:p>15.34</text:p>
          </table:table-cell>
          <table:table-cell office:value-type="string" calcext:value-type="string">
            <text:p><text:s/>0.060 0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<text:s/>0.070 0</text:p>
          </table:table-cell>
          <table:table-cell office:value-type="float" office:value="132" calcext:value-type="float">
            <text:p>132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vB_8</text:p>
          </table:table-cell>
          <table:table-cell office:value-type="string" calcext:value-type="string">
            <text:p><text:s text:c="3"/>M7</text:p>
          </table:table-cell>
          <table:table-cell office:value-type="string" calcext:value-type="string">
            <text:p><text:s text:c="3"/>nul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4"/>null</text:p>
          </table:table-cell>
          <table:table-cell office:value-type="float" office:value="253.89705" calcext:value-type="float">
            <text:p>253.89705</text:p>
          </table:table-cell>
          <table:table-cell office:value-type="float" office:value="-8.39448" calcext:value-type="float">
            <text:p>-8.39448</text:p>
          </table:table-cell>
          <table:table-cell office:value-type="float" office:value="2451279.82" calcext:value-type="float">
            <text:p>2451279.82</text:p>
          </table:table-cell>
          <table:table-cell office:value-type="float" office:value="154.5" calcext:value-type="float">
            <text:p>154.5</text:p>
          </table:table-cell>
          <table:table-cell office:value-type="float" office:value="0.7" calcext:value-type="float">
            <text:p>0.7</text:p>
          </table:table-cell>
          <table:table-cell office:value-type="float" office:value="193" calcext:value-type="float">
            <text:p>193</text:p>
          </table:table-cell>
          <table:table-cell office:value-type="float" office:value="10.404" calcext:value-type="float">
            <text:p>10.404</text:p>
          </table:table-cell>
          <table:table-cell office:value-type="string" calcext:value-type="string">
            <text:p><text:s/>0.058 1</text:p>
          </table:table-cell>
          <table:table-cell office:value-type="float" office:value="9.731" calcext:value-type="float">
            <text:p>9.731</text:p>
          </table:table-cell>
          <table:table-cell office:value-type="string" calcext:value-type="string">
            <text:p><text:s/>0.029 1</text:p>
          </table:table-cell>
          <table:table-cell office:value-type="float" office:value="9.236" calcext:value-type="float">
            <text:p>9.236</text:p>
          </table:table-cell>
          <table:table-cell office:value-type="string" calcext:value-type="string">
            <text:p><text:s/>0.024 1</text:p>
          </table:table-cell>
          <table:table-cell office:value-type="float" office:value="8.789" calcext:value-type="float">
            <text:p>8.789</text:p>
          </table:table-cell>
          <table:table-cell office:value-type="string" calcext:value-type="string">
            <text:p><text:s text:c="2"/>0.02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776" calcext:value-type="float">
            <text:p>9.776</text:p>
          </table:table-cell>
          <table:table-cell office:value-type="string" calcext:value-type="string">
            <text:p><text:s text:c="2"/>0.029 0</text:p>
          </table:table-cell>
          <table:table-cell office:value-type="float" office:value="9.201" calcext:value-type="float">
            <text:p>9.201</text:p>
          </table:table-cell>
          <table:table-cell office:value-type="string" calcext:value-type="string">
            <text:p><text:s/>0.024 0</text:p>
          </table:table-cell>
          <table:table-cell office:value-type="float" office:value="8.816" calcext:value-type="float">
            <text:p>8.816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57,68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 text:c="2"/>N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2MASSW_J1658037+702701</text:p>
          </table:table-cell>
          <table:table-cell office:value-type="string" calcext:value-type="string">
            <text:p><text:s text:c="3"/>L1</text:p>
          </table:table-cell>
          <table:table-cell office:value-type="string" calcext:value-type="string">
            <text:p><text:s text:c="3"/>nul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4"/>null</text:p>
          </table:table-cell>
          <table:table-cell office:value-type="float" office:value="254.51586" calcext:value-type="float">
            <text:p>254.51586</text:p>
          </table:table-cell>
          <table:table-cell office:value-type="float" office:value="70.45043" calcext:value-type="float">
            <text:p>70.45043</text:p>
          </table:table-cell>
          <table:table-cell office:value-type="float" office:value="2451626.88" calcext:value-type="float">
            <text:p>2451626.88</text:p>
          </table:table-cell>
          <table:table-cell office:value-type="float" office:value="53.9" calcext:value-type="float">
            <text:p>53.9</text:p>
          </table:table-cell>
          <table:table-cell office:value-type="float" office:value="0.7" calcext:value-type="float">
            <text:p>0.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88" calcext:value-type="float">
            <text:p>13.288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<text:s/>0.032 0</text:p>
          </table:table-cell>
          <table:table-cell office:value-type="float" office:value="11.915" calcext:value-type="float">
            <text:p>11.915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DENIS-P_J170548.3-$051645</text:p>
          </table:table-cell>
          <table:table-cell office:value-type="string" calcext:value-type="string">
            <text:p><text:s text:c="3"/>L0.5</text:p>
          </table:table-cell>
          <table:table-cell office:value-type="string" calcext:value-type="string">
            <text:p><text:s text:c="3"/>L4</text:p>
          </table:table-cell>
          <table:table-cell office:value-type="float" office:value="120219" calcext:value-type="float">
            <text:p>120219</text:p>
          </table:table-cell>
          <table:table-cell office:value-type="string" calcext:value-type="string">
            <text:p><text:s text:c="4"/>null</text:p>
          </table:table-cell>
          <table:table-cell office:value-type="float" office:value="256.45143" calcext:value-type="float">
            <text:p>256.45143</text:p>
          </table:table-cell>
          <table:table-cell office:value-type="float" office:value="-5.27951" calcext:value-type="float">
            <text:p>-5.27951</text:p>
          </table:table-cell>
          <table:table-cell office:value-type="float" office:value="2451268.82" calcext:value-type="float">
            <text:p>2451268.82</text:p>
          </table:table-cell>
          <table:table-cell office:value-type="float" office:value="44.5" calcext:value-type="float">
            <text:p>44.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.275" calcext:value-type="float">
            <text:p>14.275</text:p>
          </table:table-cell>
          <table:table-cell office:value-type="string" calcext:value-type="string">
            <text:p><text:s/>0.058 1</text:p>
          </table:table-cell>
          <table:table-cell office:value-type="float" office:value="13.239" calcext:value-type="float">
            <text:p>13.239</text:p>
          </table:table-cell>
          <table:table-cell office:value-type="string" calcext:value-type="string">
            <text:p><text:s/>0.030 1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<text:s/>0.024 1</text:p>
          </table:table-cell>
          <table:table-cell office:value-type="float" office:value="12.006" calcext:value-type="float">
            <text:p>12.006</text:p>
          </table:table-cell>
          <table:table-cell office:value-type="string" calcext:value-type="string">
            <text:p><text:s text:c="2"/>0.021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09" calcext:value-type="float">
            <text:p>13.309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2.552" calcext:value-type="float">
            <text:p>12.552</text:p>
          </table:table-cell>
          <table:table-cell office:value-type="string" calcext:value-type="string">
            <text:p><text:s/>0.024 0</text:p>
          </table:table-cell>
          <table:table-cell office:value-type="float" office:value="12.032" calcext:value-type="float">
            <text:p>12.032</text:p>
          </table:table-cell>
          <table:table-cell office:value-type="string" calcext:value-type="string">
            <text:p><text:s/>0.021 0</text:p>
          </table:table-cell>
          <table:table-cell office:value-type="string" calcext:value-type="string">
            <text:p><text:s text:c="2"/>57,6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2MASSI_J1711457+223204</text:p>
          </table:table-cell>
          <table:table-cell office:value-type="string" calcext:value-type="string">
            <text:p><text:s text:c="3"/>L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4"/>null</text:p>
          </table:table-cell>
          <table:table-cell office:value-type="float" office:value="257.94056" calcext:value-type="float">
            <text:p>257.94056</text:p>
          </table:table-cell>
          <table:table-cell office:value-type="float" office:value="22.53456" calcext:value-type="float">
            <text:p>22.53456</text:p>
          </table:table-cell>
          <table:table-cell office:value-type="float" office:value="2450614.83" calcext:value-type="float">
            <text:p>2450614.83</text:p>
          </table:table-cell>
          <table:table-cell office:value-type="float" office:value="33.11" calcext:value-type="float">
            <text:p>33.11</text:p>
          </table:table-cell>
          <table:table-cell office:value-type="float" office:value="4.81" calcext:value-type="float">
            <text:p>4.81</text:p>
          </table:table-cell>
          <table:table-cell office:value-type="float" office:value="255" calcext:value-type="float">
            <text:p>255</text:p>
          </table:table-cell>
          <table:table-cell office:value-type="float" office:value="18.086" calcext:value-type="float">
            <text:p>18.086</text:p>
          </table:table-cell>
          <table:table-cell office:value-type="string" calcext:value-type="string">
            <text:p><text:s/>0.185 1</text:p>
          </table:table-cell>
          <table:table-cell office:value-type="float" office:value="16.953" calcext:value-type="float">
            <text:p>16.953</text:p>
          </table:table-cell>
          <table:table-cell office:value-type="string" calcext:value-type="string">
            <text:p><text:s/>0.178 1</text:p>
          </table:table-cell>
          <table:table-cell office:value-type="float" office:value="15.858" calcext:value-type="float">
            <text:p>15.858</text:p>
          </table:table-cell>
          <table:table-cell office:value-type="string" calcext:value-type="string">
            <text:p><text:s/>0.109 1</text:p>
          </table:table-cell>
          <table:table-cell office:value-type="float" office:value="14.707" calcext:value-type="float">
            <text:p>14.707</text:p>
          </table:table-cell>
          <table:table-cell office:value-type="string" calcext:value-type="string">
            <text:p><text:s text:c="2"/>0.09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089" calcext:value-type="float">
            <text:p>17.089</text:p>
          </table:table-cell>
          <table:table-cell office:value-type="string" calcext:value-type="string">
            <text:p><text:s text:c="2"/>0.178 0</text:p>
          </table:table-cell>
          <table:table-cell office:value-type="float" office:value="15.797" calcext:value-type="float">
            <text:p>15.797</text:p>
          </table:table-cell>
          <table:table-cell office:value-type="string" calcext:value-type="string">
            <text:p><text:s/>0.109 0</text:p>
          </table:table-cell>
          <table:table-cell office:value-type="float" office:value="14.727" calcext:value-type="float">
            <text:p>14.727</text:p>
          </table:table-cell>
          <table:table-cell office:value-type="string" calcext:value-type="string">
            <text:p><text:s/>0.098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GJ_660.1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258.21338" calcext:value-type="float">
            <text:p>258.21338</text:p>
          </table:table-cell>
          <table:table-cell office:value-type="float" office:value="-5.1236" calcext:value-type="float">
            <text:p>-5.1236</text:p>
          </table:table-cell>
          <table:table-cell office:value-type="float" office:value="2451268.91" calcext:value-type="float">
            <text:p>2451268.91</text:p>
          </table:table-cell>
          <table:table-cell office:value-type="float" office:value="50.1" calcext:value-type="float">
            <text:p>50.1</text:p>
          </table:table-cell>
          <table:table-cell office:value-type="float" office:value="3.62" calcext:value-type="float">
            <text:p>3.6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52" calcext:value-type="float">
            <text:p>13.052</text:p>
          </table:table-cell>
          <table:table-cell office:value-type="string" calcext:value-type="string">
            <text:p><text:s text:c="2"/>0.045 0</text:p>
          </table:table-cell>
          <table:table-cell office:value-type="float" office:value="12.565" calcext:value-type="float">
            <text:p>12.565</text:p>
          </table:table-cell>
          <table:table-cell office:value-type="string" calcext:value-type="string">
            <text:p><text:s/>0.023 0</text:p>
          </table:table-cell>
          <table:table-cell office:value-type="float" office:value="12.227" calcext:value-type="float">
            <text:p>12.227</text:p>
          </table:table-cell>
          <table:table-cell office:value-type="string" calcext:value-type="string">
            <text:p><text:s/>0.027 0</text:p>
          </table:table-cell>
          <table:table-cell office:value-type="float" office:value="57" calcext:value-type="float">
            <text:p>57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VVV_BD00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null</text:p>
          </table:table-cell>
          <table:table-cell office:value-type="float" office:value="261.6696" calcext:value-type="float">
            <text:p>261.6696</text:p>
          </table:table-cell>
          <table:table-cell office:value-type="float" office:value="-27.63314" calcext:value-type="float">
            <text:p>-27.63314</text:p>
          </table:table-cell>
          <table:table-cell office:value-type="float" office:value="2451006.66" calcext:value-type="float">
            <text:p>2451006.66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379" calcext:value-type="float">
            <text:p>14.379</text:p>
          </table:table-cell>
          <table:table-cell office:value-type="string" calcext:value-type="string">
            <text:p><text:s/>0.012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403" calcext:value-type="float">
            <text:p>13.403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2.659" calcext:value-type="float">
            <text:p>12.659</text:p>
          </table:table-cell>
          <table:table-cell office:value-type="string" calcext:value-type="string">
            <text:p><text:s/>0.029 0</text:p>
          </table:table-cell>
          <table:table-cell office:value-type="float" office:value="12.225" calcext:value-type="float">
            <text:p>12.225</text:p>
          </table:table-cell>
          <table:table-cell office:value-type="string" calcext:value-type="string">
            <text:p><text:s/>0.028 0</text:p>
          </table:table-cell>
          <table:table-cell office:value-type="string" calcext:value-type="string">
            <text:p><text:s text:c="2"/>7,57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728114+394859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62.0481" calcext:value-type="float">
            <text:p>262.0481</text:p>
          </table:table-cell>
          <table:table-cell office:value-type="float" office:value="39.81643" calcext:value-type="float">
            <text:p>39.81643</text:p>
          </table:table-cell>
          <table:table-cell office:value-type="float" office:value="2454577.09" calcext:value-type="float">
            <text:p>2454577.09</text:p>
          </table:table-cell>
          <table:table-cell office:value-type="float" office:value="38.7" calcext:value-type="float">
            <text:p>38.7</text:p>
          </table:table-cell>
          <table:table-cell office:value-type="float" office:value="0.7" calcext:value-type="float">
            <text:p>0.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33" calcext:value-type="float">
            <text:p>16.533</text:p>
          </table:table-cell>
          <table:table-cell office:value-type="string" calcext:value-type="string">
            <text:p><text:s/>0.078 1</text:p>
          </table:table-cell>
          <table:table-cell office:value-type="float" office:value="15.382" calcext:value-type="float">
            <text:p>15.382</text:p>
          </table:table-cell>
          <table:table-cell office:value-type="string" calcext:value-type="string">
            <text:p><text:s/>0.067 1</text:p>
          </table:table-cell>
          <table:table-cell office:value-type="float" office:value="14.398" calcext:value-type="float">
            <text:p>14.398</text:p>
          </table:table-cell>
          <table:table-cell office:value-type="string" calcext:value-type="string">
            <text:p><text:s text:c="2"/>0.049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623" calcext:value-type="float">
            <text:p>16.623</text:p>
          </table:table-cell>
          <table:table-cell office:value-type="string" calcext:value-type="string">
            <text:p><text:s text:c="2"/>0.078 1</text:p>
          </table:table-cell>
          <table:table-cell office:value-type="float" office:value="15.323" calcext:value-type="float">
            <text:p>15.323</text:p>
          </table:table-cell>
          <table:table-cell office:value-type="string" calcext:value-type="string">
            <text:p><text:s/>0.068 1</text:p>
          </table:table-cell>
          <table:table-cell office:value-type="float" office:value="14.414" calcext:value-type="float">
            <text:p>14.414</text:p>
          </table:table-cell>
          <table:table-cell office:value-type="string" calcext:value-type="string">
            <text:p><text:s/>0.049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NAK</text:p>
          </table:table-cell>
          <table:table-cell office:value-type="string" calcext:value-type="string">
            <text:p><text:s text:c="3"/>14,17,3</text:p>
          </table:table-cell>
          <table:table-cell office:value-type="string" calcext:value-type="string">
            <text:p>1,68,93,137</text:p>
          </table:table-cell>
        </table:table-row>
        <table:table-row table:style-name="ro1">
          <table:table-cell office:value-type="string" calcext:value-type="string">
            <text:p>2MASSW_J1728114+394859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7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62.0481" calcext:value-type="float">
            <text:p>262.0481</text:p>
          </table:table-cell>
          <table:table-cell office:value-type="float" office:value="39.81643" calcext:value-type="float">
            <text:p>39.81643</text:p>
          </table:table-cell>
          <table:table-cell office:value-type="float" office:value="2454577.09" calcext:value-type="float">
            <text:p>2454577.09</text:p>
          </table:table-cell>
          <table:table-cell office:value-type="float" office:value="38.7" calcext:value-type="float">
            <text:p>38.7</text:p>
          </table:table-cell>
          <table:table-cell office:value-type="float" office:value="0.7" calcext:value-type="float">
            <text:p>0.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763" calcext:value-type="float">
            <text:p>16.763</text:p>
          </table:table-cell>
          <table:table-cell office:value-type="string" calcext:value-type="string">
            <text:p><text:s/>0.079 1</text:p>
          </table:table-cell>
          <table:table-cell office:value-type="float" office:value="15.792" calcext:value-type="float">
            <text:p>15.792</text:p>
          </table:table-cell>
          <table:table-cell office:value-type="string" calcext:value-type="string">
            <text:p><text:s/>0.068 1</text:p>
          </table:table-cell>
          <table:table-cell office:value-type="float" office:value="14.968" calcext:value-type="float">
            <text:p>14.968</text:p>
          </table:table-cell>
          <table:table-cell office:value-type="string" calcext:value-type="string">
            <text:p><text:s text:c="2"/>0.052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873" calcext:value-type="float">
            <text:p>16.873</text:p>
          </table:table-cell>
          <table:table-cell office:value-type="string" calcext:value-type="string">
            <text:p><text:s text:c="2"/>0.079 1</text:p>
          </table:table-cell>
          <table:table-cell office:value-type="float" office:value="15.733" calcext:value-type="float">
            <text:p>15.733</text:p>
          </table:table-cell>
          <table:table-cell office:value-type="string" calcext:value-type="string">
            <text:p><text:s/>0.070 1</text:p>
          </table:table-cell>
          <table:table-cell office:value-type="float" office:value="14.984" calcext:value-type="float">
            <text:p>14.984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NAK</text:p>
          </table:table-cell>
          <table:table-cell office:value-type="string" calcext:value-type="string">
            <text:p><text:s text:c="3"/>14,17,3</text:p>
          </table:table-cell>
          <table:table-cell office:value-type="string" calcext:value-type="string">
            <text:p>1,68,93,137</text:p>
          </table:table-cell>
        </table:table-row>
        <table:table-row table:style-name="ro1">
          <table:table-cell office:value-type="string" calcext:value-type="string">
            <text:p>LSPM_J1735+2634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7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63.80446" calcext:value-type="float">
            <text:p>263.80446</text:p>
          </table:table-cell>
          <table:table-cell office:value-type="float" office:value="26.57926" calcext:value-type="float">
            <text:p>26.57926</text:p>
          </table:table-cell>
          <table:table-cell office:value-type="float" office:value="2454577.1" calcext:value-type="float">
            <text:p>2454577.1</text:p>
          </table:table-cell>
          <table:table-cell office:value-type="float" office:value="66.7" calcext:value-type="float">
            <text:p>66.7</text:p>
          </table:table-cell>
          <table:table-cell office:value-type="float" office:value="1.4" calcext:value-type="float">
            <text:p>1.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703" calcext:value-type="float">
            <text:p>11.703</text:p>
          </table:table-cell>
          <table:table-cell office:value-type="string" calcext:value-type="string">
            <text:p><text:s/>0.028 1</text:p>
          </table:table-cell>
          <table:table-cell office:value-type="float" office:value="11.138" calcext:value-type="float">
            <text:p>11.138</text:p>
          </table:table-cell>
          <table:table-cell office:value-type="string" calcext:value-type="string">
            <text:p><text:s/>0.031 1</text:p>
          </table:table-cell>
          <table:table-cell office:value-type="float" office:value="10.667" calcext:value-type="float">
            <text:p>10.667</text:p>
          </table:table-cell>
          <table:table-cell office:value-type="string" calcext:value-type="string">
            <text:p><text:s text:c="2"/>0.02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757" calcext:value-type="float">
            <text:p>11.757</text:p>
          </table:table-cell>
          <table:table-cell office:value-type="string" calcext:value-type="string">
            <text:p><text:s text:c="2"/>0.028 1</text:p>
          </table:table-cell>
          <table:table-cell office:value-type="float" office:value="11.099" calcext:value-type="float">
            <text:p>11.099</text:p>
          </table:table-cell>
          <table:table-cell office:value-type="string" calcext:value-type="string">
            <text:p><text:s/>0.031 1</text:p>
          </table:table-cell>
          <table:table-cell office:value-type="float" office:value="10.692" calcext:value-type="float">
            <text:p>10.692</text:p>
          </table:table-cell>
          <table:table-cell office:value-type="string" calcext:value-type="string">
            <text:p><text:s/>0.021 1</text:p>
          </table:table-cell>
          <table:table-cell office:value-type="string" calcext:value-type="string">
            <text:p><text:s text:c="2"/>57,68</text:p>
          </table:table-cell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YK</text:p>
          </table:table-cell>
          <table:table-cell office:value-type="float" office:value="68140" calcext:value-type="float">
            <text:p>68140</text:p>
          </table:table-cell>
          <table:table-cell/>
        </table:table-row>
        <table:table-row table:style-name="ro1">
          <table:table-cell office:value-type="string" calcext:value-type="string">
            <text:p>LSPM_J1735+2634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0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63.80446" calcext:value-type="float">
            <text:p>263.80446</text:p>
          </table:table-cell>
          <table:table-cell office:value-type="float" office:value="26.57926" calcext:value-type="float">
            <text:p>26.57926</text:p>
          </table:table-cell>
          <table:table-cell office:value-type="float" office:value="2454577.1" calcext:value-type="float">
            <text:p>2454577.1</text:p>
          </table:table-cell>
          <table:table-cell office:value-type="float" office:value="66.7" calcext:value-type="float">
            <text:p>66.7</text:p>
          </table:table-cell>
          <table:table-cell office:value-type="float" office:value="1.4" calcext:value-type="float">
            <text:p>1.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272" calcext:value-type="float">
            <text:p>12.272</text:p>
          </table:table-cell>
          <table:table-cell office:value-type="string" calcext:value-type="string">
            <text:p><text:s/>0.032 1</text:p>
          </table:table-cell>
          <table:table-cell office:value-type="float" office:value="11.695" calcext:value-type="float">
            <text:p>11.695</text:p>
          </table:table-cell>
          <table:table-cell office:value-type="string" calcext:value-type="string">
            <text:p><text:s/>0.031 1</text:p>
          </table:table-cell>
          <table:table-cell office:value-type="float" office:value="11.155" calcext:value-type="float">
            <text:p>11.155</text:p>
          </table:table-cell>
          <table:table-cell office:value-type="string" calcext:value-type="string">
            <text:p><text:s text:c="2"/>0.021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327" calcext:value-type="float">
            <text:p>12.327</text:p>
          </table:table-cell>
          <table:table-cell office:value-type="string" calcext:value-type="string">
            <text:p><text:s text:c="2"/>0.032 1</text:p>
          </table:table-cell>
          <table:table-cell office:value-type="float" office:value="11.659" calcext:value-type="float">
            <text:p>11.659</text:p>
          </table:table-cell>
          <table:table-cell office:value-type="string" calcext:value-type="string">
            <text:p><text:s/>0.032 1</text:p>
          </table:table-cell>
          <table:table-cell office:value-type="float" office:value="11.182" calcext:value-type="float">
            <text:p>11.182</text:p>
          </table:table-cell>
          <table:table-cell office:value-type="string" calcext:value-type="string">
            <text:p><text:s/>0.023 1</text:p>
          </table:table-cell>
          <table:table-cell office:value-type="string" calcext:value-type="string">
            <text:p><text:s text:c="2"/>57,68</text:p>
          </table:table-cell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YK</text:p>
          </table:table-cell>
          <table:table-cell office:value-type="float" office:value="68140" calcext:value-type="float">
            <text:p>68140</text:p>
          </table:table-cell>
          <table:table-cell/>
        </table:table-row>
        <table:table-row table:style-name="ro1">
          <table:table-cell office:value-type="string" calcext:value-type="string">
            <text:p>WISEP_J173835.52+273258.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4"/>null</text:p>
          </table:table-cell>
          <table:table-cell office:value-type="float" office:value="264.64812" calcext:value-type="float">
            <text:p>264.64812</text:p>
          </table:table-cell>
          <table:table-cell office:value-type="float" office:value="27.54967" calcext:value-type="float">
            <text:p>27.54967</text:p>
          </table:table-cell>
          <table:table-cell office:value-type="float" office:value="2455458.08" calcext:value-type="float">
            <text:p>2455458.08</text:p>
          </table:table-cell>
          <table:table-cell office:value-type="float" office:value="101.5" calcext:value-type="float">
            <text:p>101.5</text:p>
          </table:table-cell>
          <table:table-cell office:value-type="float" office:value="17.7" calcext:value-type="float">
            <text:p>17.7</text:p>
          </table:table-cell>
          <table:table-cell office:value-type="float" office:value="69" calcext:value-type="float">
            <text:p>69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<text:s/>0.080 0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<text:s/>0.090 0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<text:s/>0.090 0</text:p>
          </table:table-cell>
          <table:table-cell office:value-type="float" office:value="20.58" calcext:value-type="float">
            <text:p>20.58</text:p>
          </table:table-cell>
          <table:table-cell office:value-type="string" calcext:value-type="string">
            <text:p><text:s text:c="2"/>0.1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3" calcext:value-type="float">
            <text:p>153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WISEP_J174124.26+255319.5</text:p>
          </table:table-cell>
          <table:table-cell table:number-columns-repeated="2" office:value-type="string" calcext:value-type="string">
            <text:p><text:s text:c="3"/>T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4"/>null</text:p>
          </table:table-cell>
          <table:table-cell office:value-type="float" office:value="265.35094" calcext:value-type="float">
            <text:p>265.35094</text:p>
          </table:table-cell>
          <table:table-cell office:value-type="float" office:value="25.88859" calcext:value-type="float">
            <text:p>25.88859</text:p>
          </table:table-cell>
          <table:table-cell office:value-type="float" office:value="2455458.07" calcext:value-type="float">
            <text:p>2455458.07</text:p>
          </table:table-cell>
          <table:table-cell office:value-type="float" office:value="179.8" calcext:value-type="float">
            <text:p>179.8</text:p>
          </table:table-cell>
          <table:table-cell office:value-type="float" office:value="14.7" calcext:value-type="float">
            <text:p>14.7</text:p>
          </table:table-cell>
          <table:table-cell office:value-type="float" office:value="69" calcext:value-type="float">
            <text:p>69</text:p>
          </table:table-cell>
          <table:table-cell office:value-type="float" office:value="17.23" calcext:value-type="float">
            <text:p>17.23</text:p>
          </table:table-cell>
          <table:table-cell office:value-type="string" calcext:value-type="string">
            <text:p><text:s/>0.020 0</text:p>
          </table:table-cell>
          <table:table-cell office:value-type="float" office:value="16.18" calcext:value-type="float">
            <text:p>16.18</text:p>
          </table:table-cell>
          <table:table-cell office:value-type="string" calcext:value-type="string">
            <text:p><text:s/>0.020 0</text:p>
          </table:table-cell>
          <table:table-cell office:value-type="float" office:value="16.31" calcext:value-type="float">
            <text:p>16.31</text:p>
          </table:table-cell>
          <table:table-cell office:value-type="string" calcext:value-type="string">
            <text:p><text:s/>0.040 0</text:p>
          </table:table-cell>
          <table:table-cell office:value-type="float" office:value="17.02" calcext:value-type="float">
            <text:p>17.02</text:p>
          </table:table-cell>
          <table:table-cell office:value-type="string" calcext:value-type="string">
            <text:p><text:s text:c="2"/>0.2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8" calcext:value-type="float">
            <text:p>16.48</text:p>
          </table:table-cell>
          <table:table-cell office:value-type="string" calcext:value-type="string">
            <text:p><text:s text:c="2"/>0.020 0</text:p>
          </table:table-cell>
          <table:table-cell office:value-type="float" office:value="16.24" calcext:value-type="float">
            <text:p>16.24</text:p>
          </table:table-cell>
          <table:table-cell office:value-type="string" calcext:value-type="string">
            <text:p><text:s/>0.040 0</text:p>
          </table:table-cell>
          <table:table-cell office:value-type="float" office:value="16.89" calcext:value-type="float">
            <text:p>16.89</text:p>
          </table:table-cell>
          <table:table-cell office:value-type="string" calcext:value-type="string">
            <text:p><text:s/>0.200 0</text:p>
          </table:table-cell>
          <table:table-cell office:value-type="float" office:value="69132" calcext:value-type="float">
            <text:p>69132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750129+442404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6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67.55332" calcext:value-type="float">
            <text:p>267.55332</text:p>
          </table:table-cell>
          <table:table-cell office:value-type="float" office:value="44.4019" calcext:value-type="float">
            <text:p>44.4019</text:p>
          </table:table-cell>
          <table:table-cell office:value-type="float" office:value="2454577.1" calcext:value-type="float">
            <text:p>2454577.1</text:p>
          </table:table-cell>
          <table:table-cell office:value-type="float" office:value="30.3" calcext:value-type="float">
            <text:p>30.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26" calcext:value-type="float">
            <text:p>13.126</text:p>
          </table:table-cell>
          <table:table-cell office:value-type="string" calcext:value-type="string">
            <text:p><text:s/>0.023 1</text:p>
          </table:table-cell>
          <table:table-cell office:value-type="float" office:value="12.633" calcext:value-type="float">
            <text:p>12.633</text:p>
          </table:table-cell>
          <table:table-cell office:value-type="string" calcext:value-type="string">
            <text:p><text:s/>0.045 1</text:p>
          </table:table-cell>
          <table:table-cell office:value-type="float" office:value="12.217" calcext:value-type="float">
            <text:p>12.217</text:p>
          </table:table-cell>
          <table:table-cell office:value-type="string" calcext:value-type="string">
            <text:p><text:s text:c="2"/>0.01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72" calcext:value-type="float">
            <text:p>13.172</text:p>
          </table:table-cell>
          <table:table-cell office:value-type="string" calcext:value-type="string">
            <text:p><text:s text:c="2"/>0.024 1</text:p>
          </table:table-cell>
          <table:table-cell office:value-type="float" office:value="12.601" calcext:value-type="float">
            <text:p>12.601</text:p>
          </table:table-cell>
          <table:table-cell office:value-type="string" calcext:value-type="string">
            <text:p><text:s/>0.045 1</text:p>
          </table:table-cell>
          <table:table-cell office:value-type="float" office:value="12.243" calcext:value-type="float">
            <text:p>12.243</text:p>
          </table:table-cell>
          <table:table-cell office:value-type="string" calcext:value-type="string">
            <text:p><text:s/>0.018 1</text:p>
          </table:table-cell>
          <table:table-cell office:value-type="string" calcext:value-type="string">
            <text:p><text:s text:c="2"/>57,68,137</text:p>
          </table:table-cell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K</text:p>
          </table:table-cell>
          <table:table-cell office:value-type="float" office:value="137235" calcext:value-type="float">
            <text:p>137235</text:p>
          </table:table-cell>
          <table:table-cell/>
        </table:table-row>
        <table:table-row table:style-name="ro1">
          <table:table-cell office:value-type="string" calcext:value-type="string">
            <text:p>2MASSW_J1750129+442404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8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67.55332" calcext:value-type="float">
            <text:p>267.55332</text:p>
          </table:table-cell>
          <table:table-cell office:value-type="float" office:value="44.4019" calcext:value-type="float">
            <text:p>44.4019</text:p>
          </table:table-cell>
          <table:table-cell office:value-type="float" office:value="2454577.1" calcext:value-type="float">
            <text:p>2454577.1</text:p>
          </table:table-cell>
          <table:table-cell office:value-type="float" office:value="30.3" calcext:value-type="float">
            <text:p>30.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081" calcext:value-type="float">
            <text:p>14.081</text:p>
          </table:table-cell>
          <table:table-cell office:value-type="string" calcext:value-type="string">
            <text:p><text:s/>0.026 1</text:p>
          </table:table-cell>
          <table:table-cell office:value-type="float" office:value="13.402" calcext:value-type="float">
            <text:p>13.402</text:p>
          </table:table-cell>
          <table:table-cell office:value-type="string" calcext:value-type="string">
            <text:p><text:s/>0.083 1</text:p>
          </table:table-cell>
          <table:table-cell office:value-type="float" office:value="12.867" calcext:value-type="float">
            <text:p>12.867</text:p>
          </table:table-cell>
          <table:table-cell office:value-type="string" calcext:value-type="string">
            <text:p><text:s text:c="2"/>0.021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141" calcext:value-type="float">
            <text:p>14.141</text:p>
          </table:table-cell>
          <table:table-cell office:value-type="string" calcext:value-type="string">
            <text:p><text:s text:c="2"/>0.027 1</text:p>
          </table:table-cell>
          <table:table-cell office:value-type="float" office:value="13.36" calcext:value-type="float">
            <text:p>13.36</text:p>
          </table:table-cell>
          <table:table-cell office:value-type="string" calcext:value-type="string">
            <text:p><text:s/>0.083 1</text:p>
          </table:table-cell>
          <table:table-cell office:value-type="float" office:value="12.894" calcext:value-type="float">
            <text:p>12.894</text:p>
          </table:table-cell>
          <table:table-cell office:value-type="string" calcext:value-type="string">
            <text:p><text:s/>0.021 1</text:p>
          </table:table-cell>
          <table:table-cell office:value-type="string" calcext:value-type="string">
            <text:p><text:s text:c="2"/>57,68,137</text:p>
          </table:table-cell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K</text:p>
          </table:table-cell>
          <table:table-cell office:value-type="float" office:value="137235" calcext:value-type="float">
            <text:p>137235</text:p>
          </table:table-cell>
          <table:table-cell/>
        </table:table-row>
        <table:table-row table:style-name="ro1">
          <table:table-cell office:value-type="string" calcext:value-type="string">
            <text:p>2MASS_J17502484-$001615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.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4"/>null</text:p>
          </table:table-cell>
          <table:table-cell office:value-type="float" office:value="267.60351" calcext:value-type="float">
            <text:p>267.60351</text:p>
          </table:table-cell>
          <table:table-cell office:value-type="float" office:value="-0.27087" calcext:value-type="float">
            <text:p>-0.27087</text:p>
          </table:table-cell>
          <table:table-cell office:value-type="float" office:value="2451257.91" calcext:value-type="float">
            <text:p>2451257.91</text:p>
          </table:table-cell>
          <table:table-cell office:value-type="float" office:value="108.5" calcext:value-type="float">
            <text:p>108.5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14.339" calcext:value-type="float">
            <text:p>14.339</text:p>
          </table:table-cell>
          <table:table-cell office:value-type="string" calcext:value-type="string">
            <text:p><text:s/>0.055 1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<text:s/>0.023 1</text:p>
          </table:table-cell>
          <table:table-cell office:value-type="float" office:value="12.471" calcext:value-type="float">
            <text:p>12.471</text:p>
          </table:table-cell>
          <table:table-cell office:value-type="string" calcext:value-type="string">
            <text:p><text:s/>0.022 1</text:p>
          </table:table-cell>
          <table:table-cell office:value-type="float" office:value="11.825" calcext:value-type="float">
            <text:p>11.825</text:p>
          </table:table-cell>
          <table:table-cell office:value-type="string" calcext:value-type="string">
            <text:p><text:s text:c="2"/>0.021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94" calcext:value-type="float">
            <text:p>13.294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2.411" calcext:value-type="float">
            <text:p>12.411</text:p>
          </table:table-cell>
          <table:table-cell office:value-type="string" calcext:value-type="string">
            <text:p><text:s/>0.022 0</text:p>
          </table:table-cell>
          <table:table-cell office:value-type="float" office:value="11.849" calcext:value-type="float">
            <text:p>11.849</text:p>
          </table:table-cell>
          <table:table-cell office:value-type="string" calcext:value-type="string">
            <text:p><text:s/>0.021 0</text:p>
          </table:table-cell>
          <table:table-cell office:value-type="string" calcext:value-type="string">
            <text:p><text:s text:c="2"/>57,6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SDSSp_J175032.96+175903.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3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267.63724" calcext:value-type="float">
            <text:p>267.63724</text:p>
          </table:table-cell>
          <table:table-cell office:value-type="float" office:value="17.98451" calcext:value-type="float">
            <text:p>17.98451</text:p>
          </table:table-cell>
          <table:table-cell office:value-type="float" office:value="2451260.98" calcext:value-type="float">
            <text:p>2451260.98</text:p>
          </table:table-cell>
          <table:table-cell office:value-type="float" office:value="36.24" calcext:value-type="float">
            <text:p>36.24</text:p>
          </table:table-cell>
          <table:table-cell office:value-type="float" office:value="4.53" calcext:value-type="float">
            <text:p>4.53</text:p>
          </table:table-cell>
          <table:table-cell office:value-type="float" office:value="255" calcext:value-type="float">
            <text:p>255</text:p>
          </table:table-cell>
          <table:table-cell office:value-type="float" office:value="17.191" calcext:value-type="float">
            <text:p>17.191</text:p>
          </table:table-cell>
          <table:table-cell office:value-type="string" calcext:value-type="string">
            <text:p><text:s/>0.071 1</text:p>
          </table:table-cell>
          <table:table-cell office:value-type="float" office:value="16.14" calcext:value-type="float">
            <text:p>16.14</text:p>
          </table:table-cell>
          <table:table-cell office:value-type="string" calcext:value-type="string">
            <text:p><text:s/>0.050 0</text:p>
          </table:table-cell>
          <table:table-cell office:value-type="float" office:value="15.94" calcext:value-type="float">
            <text:p>15.94</text:p>
          </table:table-cell>
          <table:table-cell office:value-type="string" calcext:value-type="string">
            <text:p><text:s/>0.050 0</text:p>
          </table:table-cell>
          <table:table-cell office:value-type="float" office:value="16.02" calcext:value-type="float">
            <text:p>16.02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34" calcext:value-type="float">
            <text:p>16.34</text:p>
          </table:table-cell>
          <table:table-cell office:value-type="string" calcext:value-type="string">
            <text:p><text:s text:c="2"/>0.101 0</text:p>
          </table:table-cell>
          <table:table-cell office:value-type="float" office:value="15.952" calcext:value-type="float">
            <text:p>15.952</text:p>
          </table:table-cell>
          <table:table-cell office:value-type="string" calcext:value-type="string">
            <text:p><text:s/>0.132 0</text:p>
          </table:table-cell>
          <table:table-cell office:value-type="float" office:value="15.478" calcext:value-type="float">
            <text:p>15.478</text:p>
          </table:table-cell>
          <table:table-cell office:value-type="string" calcext:value-type="string">
            <text:p><text:s/>0.189 0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MASS_J17545447+164919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4"/>null</text:p>
          </table:table-cell>
          <table:table-cell office:value-type="float" office:value="268.72697" calcext:value-type="float">
            <text:p>268.72697</text:p>
          </table:table-cell>
          <table:table-cell office:value-type="float" office:value="16.82213" calcext:value-type="float">
            <text:p>16.82213</text:p>
          </table:table-cell>
          <table:table-cell office:value-type="float" office:value="2451606.02" calcext:value-type="float">
            <text:p>2451606.02</text:p>
          </table:table-cell>
          <table:table-cell office:value-type="float" office:value="87.6" calcext:value-type="float">
            <text:p>87.6</text:p>
          </table:table-cell>
          <table:table-cell office:value-type="float" office:value="10.2" calcext:value-type="float">
            <text:p>10.2</text:p>
          </table:table-cell>
          <table:table-cell office:value-type="float" office:value="71" calcext:value-type="float">
            <text:p>71</text:p>
          </table:table-cell>
          <table:table-cell office:value-type="float" office:value="16.562" calcext:value-type="float">
            <text:p>16.562</text:p>
          </table:table-cell>
          <table:table-cell office:value-type="string" calcext:value-type="string">
            <text:p><text:s/>0.085 1</text:p>
          </table:table-cell>
          <table:table-cell office:value-type="float" office:value="15.576" calcext:value-type="float">
            <text:p>15.576</text:p>
          </table:table-cell>
          <table:table-cell office:value-type="string" calcext:value-type="string">
            <text:p><text:s/>0.069 1</text:p>
          </table:table-cell>
          <table:table-cell office:value-type="float" office:value="15.712" calcext:value-type="float">
            <text:p>15.712</text:p>
          </table:table-cell>
          <table:table-cell office:value-type="string" calcext:value-type="string">
            <text:p><text:s/>0.134 1</text:p>
          </table:table-cell>
          <table:table-cell office:value-type="float" office:value="15.668" calcext:value-type="float">
            <text:p>15.668</text:p>
          </table:table-cell>
          <table:table-cell office:value-type="string" calcext:value-type="string">
            <text:p><text:s text:c="2"/>0.15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08" calcext:value-type="float">
            <text:p>15.808</text:p>
          </table:table-cell>
          <table:table-cell office:value-type="string" calcext:value-type="string">
            <text:p><text:s text:c="2"/>0.069 0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<text:s/>0.134 0</text:p>
          </table:table-cell>
          <table:table-cell office:value-type="float" office:value="15.556" calcext:value-type="float">
            <text:p>15.556</text:p>
          </table:table-cell>
          <table:table-cell office:value-type="string" calcext:value-type="string">
            <text:p><text:s/>0.158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P_44-162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4"/>null</text:p>
          </table:table-cell>
          <table:table-cell office:value-type="float" office:value="269.31416" calcext:value-type="float">
            <text:p>269.31416</text:p>
          </table:table-cell>
          <table:table-cell office:value-type="float" office:value="70.70033" calcext:value-type="float">
            <text:p>70.70033</text:p>
          </table:table-cell>
          <table:table-cell office:value-type="float" office:value="2451316.83" calcext:value-type="float">
            <text:p>2451316.83</text:p>
          </table:table-cell>
          <table:table-cell office:value-type="float" office:value="52.4" calcext:value-type="float">
            <text:p>52.4</text:p>
          </table:table-cell>
          <table:table-cell office:value-type="float" office:value="1.1" calcext:value-type="float">
            <text:p>1.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452" calcext:value-type="float">
            <text:p>11.452</text:p>
          </table:table-cell>
          <table:table-cell office:value-type="string" calcext:value-type="string">
            <text:p><text:s text:c="2"/>0.021 0</text:p>
          </table:table-cell>
          <table:table-cell office:value-type="float" office:value="10.835" calcext:value-type="float">
            <text:p>10.835</text:p>
          </table:table-cell>
          <table:table-cell office:value-type="string" calcext:value-type="string">
            <text:p><text:s/>0.019 0</text:p>
          </table:table-cell>
          <table:table-cell office:value-type="float" office:value="10.397" calcext:value-type="float">
            <text:p>10.397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SDSS_J175805.46+463311.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269.52273" calcext:value-type="float">
            <text:p>269.52273</text:p>
          </table:table-cell>
          <table:table-cell office:value-type="float" office:value="46.55275" calcext:value-type="float">
            <text:p>46.55275</text:p>
          </table:table-cell>
          <table:table-cell office:value-type="float" office:value="2450973.88" calcext:value-type="float">
            <text:p>2450973.88</text:p>
          </table:table-cell>
          <table:table-cell office:value-type="float" office:value="70.99" calcext:value-type="float">
            <text:p>70.99</text:p>
          </table:table-cell>
          <table:table-cell office:value-type="float" office:value="1.86" calcext:value-type="float">
            <text:p>1.86</text:p>
          </table:table-cell>
          <table:table-cell office:value-type="float" office:value="253" calcext:value-type="float">
            <text:p>253</text:p>
          </table:table-cell>
          <table:table-cell office:value-type="float" office:value="16.913" calcext:value-type="float">
            <text:p>16.913</text:p>
          </table:table-cell>
          <table:table-cell office:value-type="string" calcext:value-type="string">
            <text:p><text:s/>0.058 1</text:p>
          </table:table-cell>
          <table:table-cell office:value-type="float" office:value="15.86" calcext:value-type="float">
            <text:p>15.86</text:p>
          </table:table-cell>
          <table:table-cell office:value-type="string" calcext:value-type="string">
            <text:p><text:s/>0.030 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<text:s/>0.030 0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52" calcext:value-type="float">
            <text:p>16.152</text:p>
          </table:table-cell>
          <table:table-cell office:value-type="string" calcext:value-type="string">
            <text:p><text:s text:c="2"/>0.088 0</text:p>
          </table:table-cell>
          <table:table-cell office:value-type="float" office:value="16.254" calcext:value-type="float">
            <text:p>16.254</text:p>
          </table:table-cell>
          <table:table-cell office:value-type="string" calcext:value-type="string">
            <text:p><text:s/>0.218 0</text:p>
          </table:table-cell>
          <table:table-cell office:value-type="float" office:value="15.465" calcext:value-type="float">
            <text:p>15.465</text:p>
          </table:table-cell>
          <table:table-cell office:value-type="string" calcext:value-type="string">
            <text:p><text:s/>0.191 0</text:p>
          </table:table-cell>
          <table:table-cell office:value-type="string" calcext:value-type="string">
            <text:p><text:s text:c="2"/>57,68,135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P_J180435.40+311706.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9.5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4"/>null</text:p>
          </table:table-cell>
          <table:table-cell office:value-type="float" office:value="271.1473" calcext:value-type="float">
            <text:p>271.1473</text:p>
          </table:table-cell>
          <table:table-cell office:value-type="float" office:value="31.28515" calcext:value-type="float">
            <text:p>31.28515</text:p>
          </table:table-cell>
          <table:table-cell office:value-type="float" office:value="2455465.71" calcext:value-type="float">
            <text:p>2455465.71</text:p>
          </table:table-cell>
          <table:table-cell office:value-type="float" office:value="60.4" calcext:value-type="float">
            <text:p>60.4</text:p>
          </table:table-cell>
          <table:table-cell office:value-type="float" office:value="11.4" calcext:value-type="float">
            <text:p>11.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<text:s/>0.050 0</text:p>
          </table:table-cell>
          <table:table-cell office:value-type="float" office:value="19.21" calcext:value-type="float">
            <text:p>19.21</text:p>
          </table:table-cell>
          <table:table-cell office:value-type="string" calcext:value-type="string">
            <text:p><text:s/>0.11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2" calcext:value-type="float">
            <text:p>132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P_J182831.08+265037.8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$\geq$Y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4"/>null</text:p>
          </table:table-cell>
          <table:table-cell office:value-type="float" office:value="277.12961" calcext:value-type="float">
            <text:p>277.12961</text:p>
          </table:table-cell>
          <table:table-cell office:value-type="float" office:value="26.84387" calcext:value-type="float">
            <text:p>26.84387</text:p>
          </table:table-cell>
          <table:table-cell office:value-type="float" office:value="2455387.83" calcext:value-type="float">
            <text:p>2455387.83</text:p>
          </table:table-cell>
          <table:table-cell office:value-type="float" office:value="69.6" calcext:value-type="float">
            <text:p>69.6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23.03" calcext:value-type="float">
            <text:p>23.03</text:p>
          </table:table-cell>
          <table:table-cell office:value-type="string" calcext:value-type="string">
            <text:p><text:s/>0.170 0</text:p>
          </table:table-cell>
          <table:table-cell office:value-type="float" office:value="23.48" calcext:value-type="float">
            <text:p>23.48</text:p>
          </table:table-cell>
          <table:table-cell office:value-type="string" calcext:value-type="string">
            <text:p><text:s/>0.230 0</text:p>
          </table:table-cell>
          <table:table-cell office:value-type="float" office:value="22.85" calcext:value-type="float">
            <text:p>22.85</text:p>
          </table:table-cell>
          <table:table-cell office:value-type="string" calcext:value-type="string">
            <text:p><text:s/>0.240 0</text:p>
          </table:table-cell>
          <table:table-cell office:value-type="float" office:value="23.48" calcext:value-type="float">
            <text:p>23.48</text:p>
          </table:table-cell>
          <table:table-cell office:value-type="string" calcext:value-type="string">
            <text:p><text:s text:c="2"/>0.36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3" calcext:value-type="float">
            <text:p>153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2MASS_J18283572-$484904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277.14884" calcext:value-type="float">
            <text:p>277.14884</text:p>
          </table:table-cell>
          <table:table-cell office:value-type="float" office:value="-48.81795" calcext:value-type="float">
            <text:p>-48.81795</text:p>
          </table:table-cell>
          <table:table-cell office:value-type="float" office:value="2451825.54" calcext:value-type="float">
            <text:p>2451825.54</text:p>
          </table:table-cell>
          <table:table-cell office:value-type="float" office:value="83.7" calcext:value-type="float">
            <text:p>83.7</text:p>
          </table:table-cell>
          <table:table-cell office:value-type="float" office:value="7.7" calcext:value-type="float">
            <text:p>7.7</text:p>
          </table:table-cell>
          <table:table-cell office:value-type="float" office:value="71" calcext:value-type="float">
            <text:p>71</text:p>
          </table:table-cell>
          <table:table-cell office:value-type="float" office:value="15.875" calcext:value-type="float">
            <text:p>15.875</text:p>
          </table:table-cell>
          <table:table-cell office:value-type="string" calcext:value-type="string">
            <text:p><text:s/>0.075 1</text:p>
          </table:table-cell>
          <table:table-cell office:value-type="float" office:value="14.938" calcext:value-type="float">
            <text:p>14.938</text:p>
          </table:table-cell>
          <table:table-cell office:value-type="string" calcext:value-type="string">
            <text:p><text:s/>0.056 1</text:p>
          </table:table-cell>
          <table:table-cell office:value-type="float" office:value="14.967" calcext:value-type="float">
            <text:p>14.967</text:p>
          </table:table-cell>
          <table:table-cell office:value-type="string" calcext:value-type="string">
            <text:p><text:s/>0.067 1</text:p>
          </table:table-cell>
          <table:table-cell office:value-type="float" office:value="15.297" calcext:value-type="float">
            <text:p>15.297</text:p>
          </table:table-cell>
          <table:table-cell office:value-type="string" calcext:value-type="string">
            <text:p><text:s text:c="2"/>0.14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175" calcext:value-type="float">
            <text:p>15.175</text:p>
          </table:table-cell>
          <table:table-cell office:value-type="string" calcext:value-type="string">
            <text:p><text:s text:c="2"/>0.056 0</text:p>
          </table:table-cell>
          <table:table-cell office:value-type="float" office:value="14.908" calcext:value-type="float">
            <text:p>14.908</text:p>
          </table:table-cell>
          <table:table-cell office:value-type="string" calcext:value-type="string">
            <text:p><text:s/>0.067 0</text:p>
          </table:table-cell>
          <table:table-cell office:value-type="float" office:value="15.181" calcext:value-type="float">
            <text:p>15.181</text:p>
          </table:table-cell>
          <table:table-cell office:value-type="string" calcext:value-type="string">
            <text:p><text:s/>0.144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1835379+325954</text:p>
          </table:table-cell>
          <table:table-cell office:value-type="string" calcext:value-type="string">
            <text:p><text:s text:c="3"/>M8.5</text:p>
          </table:table-cell>
          <table:table-cell office:value-type="string" calcext:value-type="string">
            <text:p><text:s text:c="3"/>null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 text:c="4"/>null</text:p>
          </table:table-cell>
          <table:table-cell office:value-type="float" office:value="278.90792" calcext:value-type="float">
            <text:p>278.90792</text:p>
          </table:table-cell>
          <table:table-cell office:value-type="float" office:value="32.9985" calcext:value-type="float">
            <text:p>32.9985</text:p>
          </table:table-cell>
          <table:table-cell office:value-type="float" office:value="2450923.98" calcext:value-type="float">
            <text:p>2450923.98</text:p>
          </table:table-cell>
          <table:table-cell office:value-type="float" office:value="176.5" calcext:value-type="float">
            <text:p>176.5</text:p>
          </table:table-cell>
          <table:table-cell office:value-type="float" office:value="0.5" calcext:value-type="float">
            <text:p>0.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<text:s text:c="2"/>0.022 0</text:p>
          </table:table-cell>
          <table:table-cell office:value-type="float" office:value="9.617" calcext:value-type="float">
            <text:p>9.617</text:p>
          </table:table-cell>
          <table:table-cell office:value-type="string" calcext:value-type="string">
            <text:p><text:s/>0.021 0</text:p>
          </table:table-cell>
          <table:table-cell office:value-type="float" office:value="9.171" calcext:value-type="float">
            <text:p>9.171</text:p>
          </table:table-cell>
          <table:table-cell office:value-type="string" calcext:value-type="string">
            <text:p><text:s/>0.018 0</text:p>
          </table:table-cell>
          <table:table-cell office:value-type="float" office:value="57" calcext:value-type="float">
            <text:p>57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P_335-12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4"/>null</text:p>
          </table:table-cell>
          <table:table-cell office:value-type="float" office:value="279.88785" calcext:value-type="float">
            <text:p>279.88785</text:p>
          </table:table-cell>
          <table:table-cell office:value-type="float" office:value="29.87123" calcext:value-type="float">
            <text:p>29.87123</text:p>
          </table:table-cell>
          <table:table-cell office:value-type="float" office:value="2451638.95" calcext:value-type="float">
            <text:p>2451638.95</text:p>
          </table:table-cell>
          <table:table-cell office:value-type="float" office:value="79.3" calcext:value-type="float">
            <text:p>79.3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011" calcext:value-type="float">
            <text:p>11.011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0.383" calcext:value-type="float">
            <text:p>10.383</text:p>
          </table:table-cell>
          <table:table-cell office:value-type="string" calcext:value-type="string">
            <text:p><text:s/>0.028 0</text:p>
          </table:table-cell>
          <table:table-cell office:value-type="float" office:value="10.005" calcext:value-type="float">
            <text:p>10.005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P_44-334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4"/>null</text:p>
          </table:table-cell>
          <table:table-cell office:value-type="float" office:value="280.00994" calcext:value-type="float">
            <text:p>280.00994</text:p>
          </table:table-cell>
          <table:table-cell office:value-type="float" office:value="72.68167" calcext:value-type="float">
            <text:p>72.68167</text:p>
          </table:table-cell>
          <table:table-cell office:value-type="float" office:value="2451319.96" calcext:value-type="float">
            <text:p>2451319.96</text:p>
          </table:table-cell>
          <table:table-cell office:value-type="float" office:value="59.3" calcext:value-type="float">
            <text:p>59.3</text:p>
          </table:table-cell>
          <table:table-cell office:value-type="float" office:value="2.2" calcext:value-type="float">
            <text:p>2.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974" calcext:value-type="float">
            <text:p>10.974</text:p>
          </table:table-cell>
          <table:table-cell office:value-type="string" calcext:value-type="string">
            <text:p><text:s text:c="2"/>0.020 0</text:p>
          </table:table-cell>
          <table:table-cell office:value-type="float" office:value="10.379" calcext:value-type="float">
            <text:p>10.379</text:p>
          </table:table-cell>
          <table:table-cell office:value-type="string" calcext:value-type="string">
            <text:p><text:s/>0.017 0</text:p>
          </table:table-cell>
          <table:table-cell office:value-type="float" office:value="10.006" calcext:value-type="float">
            <text:p>10.006</text:p>
          </table:table-cell>
          <table:table-cell office:value-type="string" calcext:value-type="string">
            <text:p><text:s/>0.020 0</text:p>
          </table:table-cell>
          <table:table-cell office:value-type="float" office:value="57" calcext:value-type="float">
            <text:p>57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841086+311727</text:p>
          </table:table-cell>
          <table:table-cell office:value-type="string" calcext:value-type="string">
            <text:p><text:s text:c="3"/>L4p</text:p>
          </table:table-cell>
          <table:table-cell office:value-type="string" calcext:value-type="string">
            <text:p><text:s text:c="3"/>nul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4"/>null</text:p>
          </table:table-cell>
          <table:table-cell office:value-type="float" office:value="280.28589" calcext:value-type="float">
            <text:p>280.28589</text:p>
          </table:table-cell>
          <table:table-cell office:value-type="float" office:value="31.2911" calcext:value-type="float">
            <text:p>31.2911</text:p>
          </table:table-cell>
          <table:table-cell office:value-type="float" office:value="2450924.94" calcext:value-type="float">
            <text:p>2450924.94</text:p>
          </table:table-cell>
          <table:table-cell office:value-type="float" office:value="23.57" calcext:value-type="float">
            <text:p>23.57</text:p>
          </table:table-cell>
          <table:table-cell office:value-type="float" office:value="1.89" calcext:value-type="float">
            <text:p>1.8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58" calcext:value-type="float">
            <text:p>16.158</text:p>
          </table:table-cell>
          <table:table-cell office:value-type="string" calcext:value-type="string">
            <text:p><text:s text:c="2"/>0.091 0</text:p>
          </table:table-cell>
          <table:table-cell office:value-type="float" office:value="14.971" calcext:value-type="float">
            <text:p>14.971</text:p>
          </table:table-cell>
          <table:table-cell office:value-type="string" calcext:value-type="string">
            <text:p><text:s/>0.066 0</text:p>
          </table:table-cell>
          <table:table-cell office:value-type="float" office:value="14.22" calcext:value-type="float">
            <text:p>14.22</text:p>
          </table:table-cell>
          <table:table-cell office:value-type="string" calcext:value-type="string">
            <text:p><text:s/>0.070 0</text:p>
          </table:table-cell>
          <table:table-cell office:value-type="float" office:value="57" calcext:value-type="float">
            <text:p>57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CE_507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4"/>null</text:p>
          </table:table-cell>
          <table:table-cell office:value-type="float" office:value="280.80157" calcext:value-type="float">
            <text:p>280.80157</text:p>
          </table:table-cell>
          <table:table-cell office:value-type="float" office:value="-33.37538" calcext:value-type="float">
            <text:p>-33.37538</text:p>
          </table:table-cell>
          <table:table-cell office:value-type="float" office:value="2451620.9" calcext:value-type="float">
            <text:p>2451620.9</text:p>
          </table:table-cell>
          <table:table-cell office:value-type="float" office:value="65.51" calcext:value-type="float">
            <text:p>65.51</text:p>
          </table:table-cell>
          <table:table-cell office:value-type="float" office:value="2.51" calcext:value-type="float">
            <text:p>2.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732" calcext:value-type="float">
            <text:p>10.732</text:p>
          </table:table-cell>
          <table:table-cell office:value-type="string" calcext:value-type="string">
            <text:p><text:s text:c="2"/>0.032 0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<text:s/>0.030 0</text:p>
          </table:table-cell>
          <table:table-cell office:value-type="float" office:value="9.829" calcext:value-type="float">
            <text:p>9.829</text:p>
          </table:table-cell>
          <table:table-cell office:value-type="string" calcext:value-type="string">
            <text:p><text:s/>0.024 0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3406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M5.5</text:p>
          </table:table-cell>
          <table:table-cell office:value-type="string" calcext:value-type="string">
            <text:p><text:s text:c="2"/>52,83</text:p>
          </table:table-cell>
          <table:table-cell office:value-type="string" calcext:value-type="string">
            <text:p><text:s text:c="4"/>over-L</text:p>
          </table:table-cell>
          <table:table-cell office:value-type="float" office:value="280.84222" calcext:value-type="float">
            <text:p>280.84222</text:p>
          </table:table-cell>
          <table:table-cell office:value-type="float" office:value="40.67249" calcext:value-type="float">
            <text:p>40.67249</text:p>
          </table:table-cell>
          <table:table-cell office:value-type="float" office:value="2451289" calcext:value-type="float">
            <text:p>2451289</text:p>
          </table:table-cell>
          <table:table-cell office:value-type="float" office:value="70.7" calcext:value-type="float">
            <text:p>70.7</text:p>
          </table:table-cell>
          <table:table-cell office:value-type="float" office:value="0.8" calcext:value-type="float">
            <text:p>0.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31" calcext:value-type="float">
            <text:p>11.31</text:p>
          </table:table-cell>
          <table:table-cell office:value-type="string" calcext:value-type="string">
            <text:p><text:s/>0.030 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<text:s/>0.030 0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<text:s text:c="2"/>0.030 0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<text:s/>0.04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313" calcext:value-type="float">
            <text:p>11.313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0.688" calcext:value-type="float">
            <text:p>10.688</text:p>
          </table:table-cell>
          <table:table-cell office:value-type="string" calcext:value-type="string">
            <text:p><text:s/>0.021 0</text:p>
          </table:table-cell>
          <table:table-cell office:value-type="float" office:value="10.308" calcext:value-type="float">
            <text:p>10.308</text:p>
          </table:table-cell>
          <table:table-cell office:value-type="string" calcext:value-type="string">
            <text:p><text:s/>0.018 0</text:p>
          </table:table-cell>
          <table:table-cell office:value-type="float" office:value="57143" calcext:value-type="float">
            <text:p>57143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CR_J1845-$6357A</text:p>
          </table:table-cell>
          <table:table-cell table:number-columns-repeated="2" office:value-type="string" calcext:value-type="string">
            <text:p><text:s text:c="3"/>M8.5</text:p>
          </table:table-cell>
          <table:table-cell office:value-type="float" office:value="110119" calcext:value-type="float">
            <text:p>110119</text:p>
          </table:table-cell>
          <table:table-cell office:value-type="string" calcext:value-type="string">
            <text:p><text:s text:c="4"/>null</text:p>
          </table:table-cell>
          <table:table-cell office:value-type="float" office:value="281.27257" calcext:value-type="float">
            <text:p>281.27257</text:p>
          </table:table-cell>
          <table:table-cell office:value-type="float" office:value="-63.96321" calcext:value-type="float">
            <text:p>-63.96321</text:p>
          </table:table-cell>
          <table:table-cell office:value-type="float" office:value="2451693.69" calcext:value-type="float">
            <text:p>2451693.69</text:p>
          </table:table-cell>
          <table:table-cell office:value-type="float" office:value="259.45" calcext:value-type="float">
            <text:p>259.45</text:p>
          </table:table-cell>
          <table:table-cell office:value-type="float" office:value="1.11" calcext:value-type="float">
            <text:p>1.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58" calcext:value-type="float">
            <text:p>9.58</text:p>
          </table:table-cell>
          <table:table-cell office:value-type="string" calcext:value-type="string">
            <text:p><text:s text:c="2"/>0.023 0</text:p>
          </table:table-cell>
          <table:table-cell office:value-type="float" office:value="8.989" calcext:value-type="float">
            <text:p>8.989</text:p>
          </table:table-cell>
          <table:table-cell office:value-type="string" calcext:value-type="string">
            <text:p><text:s/>0.027 0</text:p>
          </table:table-cell>
          <table:table-cell office:value-type="float" office:value="8.517" calcext:value-type="float">
            <text:p>8.517</text:p>
          </table:table-cell>
          <table:table-cell office:value-type="string" calcext:value-type="string">
            <text:p><text:s/>0.020 0</text:p>
          </table:table-cell>
          <table:table-cell office:value-type="float" office:value="57119" calcext:value-type="float">
            <text:p>57119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V</text:p>
          </table:table-cell>
          <table:table-cell office:value-type="float" office:value="10119" calcext:value-type="float">
            <text:p>10119</text:p>
          </table:table-cell>
          <table:table-cell/>
        </table:table-row>
        <table:table-row table:style-name="ro1">
          <table:table-cell office:value-type="string" calcext:value-type="string">
            <text:p>SCR_J1845-$6357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</text:p>
          </table:table-cell>
          <table:table-cell office:value-type="float" office:value="110119" calcext:value-type="float">
            <text:p>110119</text:p>
          </table:table-cell>
          <table:table-cell office:value-type="string" calcext:value-type="string">
            <text:p><text:s text:c="4"/>null</text:p>
          </table:table-cell>
          <table:table-cell office:value-type="float" office:value="281.27257" calcext:value-type="float">
            <text:p>281.27257</text:p>
          </table:table-cell>
          <table:table-cell office:value-type="float" office:value="-63.96321" calcext:value-type="float">
            <text:p>-63.96321</text:p>
          </table:table-cell>
          <table:table-cell office:value-type="float" office:value="2451693.69" calcext:value-type="float">
            <text:p>2451693.69</text:p>
          </table:table-cell>
          <table:table-cell office:value-type="float" office:value="259.45" calcext:value-type="float">
            <text:p>259.45</text:p>
          </table:table-cell>
          <table:table-cell office:value-type="float" office:value="1.11" calcext:value-type="float">
            <text:p>1.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6" calcext:value-type="float">
            <text:p>13.26</text:p>
          </table:table-cell>
          <table:table-cell office:value-type="string" calcext:value-type="string">
            <text:p><text:s text:c="2"/>0.025 0</text:p>
          </table:table-cell>
          <table:table-cell office:value-type="float" office:value="13.189" calcext:value-type="float">
            <text:p>13.189</text:p>
          </table:table-cell>
          <table:table-cell office:value-type="string" calcext:value-type="string">
            <text:p><text:s/>0.029 0</text:p>
          </table:table-cell>
          <table:table-cell office:value-type="float" office:value="13.687" calcext:value-type="float">
            <text:p>13.687</text:p>
          </table:table-cell>
          <table:table-cell office:value-type="string" calcext:value-type="string">
            <text:p><text:s/>0.022 0</text:p>
          </table:table-cell>
          <table:table-cell office:value-type="float" office:value="57119" calcext:value-type="float">
            <text:p>57119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V</text:p>
          </table:table-cell>
          <table:table-cell office:value-type="float" office:value="10119" calcext:value-type="float">
            <text:p>10119</text:p>
          </table:table-cell>
          <table:table-cell/>
        </table:table-row>
        <table:table-row table:style-name="ro1">
          <table:table-cell office:value-type="string" calcext:value-type="string">
            <text:p>2MASSI_J1847034+552243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81.76477" calcext:value-type="float">
            <text:p>281.76477</text:p>
          </table:table-cell>
          <table:table-cell office:value-type="float" office:value="55.37881" calcext:value-type="float">
            <text:p>55.37881</text:p>
          </table:table-cell>
          <table:table-cell office:value-type="float" office:value="2454314.86" calcext:value-type="float">
            <text:p>2454314.86</text:p>
          </table:table-cell>
          <table:table-cell office:value-type="float" office:value="29.8" calcext:value-type="float">
            <text:p>29.8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513" calcext:value-type="float">
            <text:p>12.513</text:p>
          </table:table-cell>
          <table:table-cell office:value-type="string" calcext:value-type="string">
            <text:p><text:s/>0.045 1</text:p>
          </table:table-cell>
          <table:table-cell office:value-type="float" office:value="11.927" calcext:value-type="float">
            <text:p>11.927</text:p>
          </table:table-cell>
          <table:table-cell office:value-type="string" calcext:value-type="string">
            <text:p><text:s/>0.077 1</text:p>
          </table:table-cell>
          <table:table-cell office:value-type="float" office:value="11.49" calcext:value-type="float">
            <text:p>11.49</text:p>
          </table:table-cell>
          <table:table-cell office:value-type="string" calcext:value-type="string">
            <text:p><text:s text:c="2"/>0.022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559" calcext:value-type="float">
            <text:p>12.559</text:p>
          </table:table-cell>
          <table:table-cell office:value-type="string" calcext:value-type="string">
            <text:p><text:s text:c="2"/>0.045 1</text:p>
          </table:table-cell>
          <table:table-cell office:value-type="float" office:value="11.897" calcext:value-type="float">
            <text:p>11.897</text:p>
          </table:table-cell>
          <table:table-cell office:value-type="string" calcext:value-type="string">
            <text:p><text:s/>0.076 1</text:p>
          </table:table-cell>
          <table:table-cell office:value-type="float" office:value="11.514" calcext:value-type="float">
            <text:p>11.514</text:p>
          </table:table-cell>
          <table:table-cell office:value-type="string" calcext:value-type="string">
            <text:p><text:s/>0.022 1</text:p>
          </table:table-cell>
          <table:table-cell office:value-type="string" calcext:value-type="string">
            <text:p><text:s text:c="2"/>57,68,137</text:p>
          </table:table-cell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SLK</text:p>
          </table:table-cell>
          <table:table-cell office:value-type="string" calcext:value-type="string">
            <text:p><text:s text:c="3"/>17,137,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MASSI_J1847034+552243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81.76477" calcext:value-type="float">
            <text:p>281.76477</text:p>
          </table:table-cell>
          <table:table-cell office:value-type="float" office:value="55.37881" calcext:value-type="float">
            <text:p>55.37881</text:p>
          </table:table-cell>
          <table:table-cell office:value-type="float" office:value="2454314.86" calcext:value-type="float">
            <text:p>2454314.86</text:p>
          </table:table-cell>
          <table:table-cell office:value-type="float" office:value="29.8" calcext:value-type="float">
            <text:p>29.8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753" calcext:value-type="float">
            <text:p>12.753</text:p>
          </table:table-cell>
          <table:table-cell office:value-type="string" calcext:value-type="string">
            <text:p><text:s/>0.054 1</text:p>
          </table:table-cell>
          <table:table-cell office:value-type="float" office:value="12.207" calcext:value-type="float">
            <text:p>12.207</text:p>
          </table:table-cell>
          <table:table-cell office:value-type="string" calcext:value-type="string">
            <text:p><text:s/>0.098 1</text:p>
          </table:table-cell>
          <table:table-cell office:value-type="float" office:value="11.79" calcext:value-type="float">
            <text:p>11.79</text:p>
          </table:table-cell>
          <table:table-cell office:value-type="string" calcext:value-type="string">
            <text:p><text:s text:c="2"/>0.02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799" calcext:value-type="float">
            <text:p>12.799</text:p>
          </table:table-cell>
          <table:table-cell office:value-type="string" calcext:value-type="string">
            <text:p><text:s text:c="2"/>0.054 1</text:p>
          </table:table-cell>
          <table:table-cell office:value-type="float" office:value="12.178" calcext:value-type="float">
            <text:p>12.178</text:p>
          </table:table-cell>
          <table:table-cell office:value-type="string" calcext:value-type="string">
            <text:p><text:s/>0.098 1</text:p>
          </table:table-cell>
          <table:table-cell office:value-type="float" office:value="11.814" calcext:value-type="float">
            <text:p>11.814</text:p>
          </table:table-cell>
          <table:table-cell office:value-type="string" calcext:value-type="string">
            <text:p><text:s/>0.023 1</text:p>
          </table:table-cell>
          <table:table-cell office:value-type="string" calcext:value-type="string">
            <text:p><text:s text:c="2"/>57,68,137</text:p>
          </table:table-cell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SLK</text:p>
          </table:table-cell>
          <table:table-cell office:value-type="string" calcext:value-type="string">
            <text:p><text:s text:c="3"/>17,137,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LHS_3421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283.24072" calcext:value-type="float">
            <text:p>283.24072</text:p>
          </table:table-cell>
          <table:table-cell office:value-type="float" office:value="-57.13726" calcext:value-type="float">
            <text:p>-57.13726</text:p>
          </table:table-cell>
          <table:table-cell office:value-type="float" office:value="2451628.86" calcext:value-type="float">
            <text:p>2451628.86</text:p>
          </table:table-cell>
          <table:table-cell office:value-type="float" office:value="38.6" calcext:value-type="float">
            <text:p>38.6</text:p>
          </table:table-cell>
          <table:table-cell office:value-type="float" office:value="4.1" calcext:value-type="float">
            <text:p>4.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028" calcext:value-type="float">
            <text:p>12.028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1.425" calcext:value-type="float">
            <text:p>11.425</text:p>
          </table:table-cell>
          <table:table-cell office:value-type="string" calcext:value-type="string">
            <text:p><text:s/>0.022 0</text:p>
          </table:table-cell>
          <table:table-cell office:value-type="float" office:value="11.059" calcext:value-type="float">
            <text:p>11.059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PZ_Tel~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,bP</text:p>
          </table:table-cell>
          <table:table-cell office:value-type="string" calcext:value-type="string">
            <text:p>ic <text:s text:c="9"/>283.27446</text:p>
          </table:table-cell>
          <table:table-cell office:value-type="float" office:value="-50.18055" calcext:value-type="float">
            <text:p>-50.18055</text:p>
          </table:table-cell>
          <table:table-cell office:value-type="float" office:value="2451836.52" calcext:value-type="float">
            <text:p>2451836.52</text:p>
          </table:table-cell>
          <table:table-cell office:value-type="float" office:value="19.42" calcext:value-type="float">
            <text:p>19.42</text:p>
          </table:table-cell>
          <table:table-cell office:value-type="float" office:value="0.98" calcext:value-type="float">
            <text:p>0.9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26" calcext:value-type="float">
            <text:p>12.26</text:p>
          </table:table-cell>
          <table:table-cell office:value-type="string" calcext:value-type="string">
            <text:p><text:s/>0.140 0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<text:s/>0.100 0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<text:s text:c="2"/>0.1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26" calcext:value-type="float">
            <text:p>12.26</text:p>
          </table:table-cell>
          <table:table-cell office:value-type="string" calcext:value-type="string">
            <text:p><text:s text:c="2"/>0.140 0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<text:s/>0.100 0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<text:s/>0.150 0</text:p>
          </table:table-cell>
          <table:table-cell office:value-type="float" office:value="11" calcext:value-type="float">
            <text:p>1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2"/>G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B_10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4"/>null</text:p>
          </table:table-cell>
          <table:table-cell office:value-type="float" office:value="289.24009" calcext:value-type="float">
            <text:p>289.24009</text:p>
          </table:table-cell>
          <table:table-cell office:value-type="float" office:value="5.1506" calcext:value-type="float">
            <text:p>5.1506</text:p>
          </table:table-cell>
          <table:table-cell office:value-type="float" office:value="2451390.72" calcext:value-type="float">
            <text:p>2451390.72</text:p>
          </table:table-cell>
          <table:table-cell office:value-type="float" office:value="170.1" calcext:value-type="float">
            <text:p>170.1</text:p>
          </table:table-cell>
          <table:table-cell office:value-type="float" office:value="0.8" calcext:value-type="float">
            <text:p>0.8</text:p>
          </table:table-cell>
          <table:table-cell office:value-type="float" office:value="193" calcext:value-type="float">
            <text:p>193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<text:s/>0.056 1</text:p>
          </table:table-cell>
          <table:table-cell office:value-type="float" office:value="9.864" calcext:value-type="float">
            <text:p>9.864</text:p>
          </table:table-cell>
          <table:table-cell office:value-type="string" calcext:value-type="string">
            <text:p><text:s/>0.025 1</text:p>
          </table:table-cell>
          <table:table-cell office:value-type="float" office:value="9.261" calcext:value-type="float">
            <text:p>9.261</text:p>
          </table:table-cell>
          <table:table-cell office:value-type="string" calcext:value-type="string">
            <text:p><text:s/>0.026 1</text:p>
          </table:table-cell>
          <table:table-cell office:value-type="float" office:value="8.736" calcext:value-type="float">
            <text:p>8.736</text:p>
          </table:table-cell>
          <table:table-cell office:value-type="string" calcext:value-type="string">
            <text:p><text:s text:c="2"/>0.022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908" calcext:value-type="float">
            <text:p>9.908</text:p>
          </table:table-cell>
          <table:table-cell office:value-type="string" calcext:value-type="string">
            <text:p><text:s text:c="2"/>0.025 0</text:p>
          </table:table-cell>
          <table:table-cell office:value-type="float" office:value="9.226" calcext:value-type="float">
            <text:p>9.226</text:p>
          </table:table-cell>
          <table:table-cell office:value-type="string" calcext:value-type="string">
            <text:p><text:s/>0.026 0</text:p>
          </table:table-cell>
          <table:table-cell office:value-type="float" office:value="8.765" calcext:value-type="float">
            <text:p>8.765</text:p>
          </table:table-cell>
          <table:table-cell office:value-type="string" calcext:value-type="string">
            <text:p><text:s/>0.022 0</text:p>
          </table:table-cell>
          <table:table-cell office:value-type="string" calcext:value-type="string">
            <text:p><text:s text:c="2"/>57,6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N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R_7329B</text:p>
          </table:table-cell>
          <table:table-cell table:number-columns-repeated="2" office:value-type="string" calcext:value-type="string">
            <text:p><text:s text:c="3"/>M7.5</text:p>
          </table:table-cell>
          <table:table-cell office:value-type="float" office:value="103175" calcext:value-type="float">
            <text:p>103175</text:p>
          </table:table-cell>
          <table:table-cell office:value-type="string" calcext:value-type="string">
            <text:p><text:s text:c="4"/>young,bP</text:p>
          </table:table-cell>
          <table:table-cell office:value-type="string" calcext:value-type="string">
            <text:p>ic <text:s text:c="9"/>290.71342</text:p>
          </table:table-cell>
          <table:table-cell office:value-type="float" office:value="-54.42398" calcext:value-type="float">
            <text:p>-54.42398</text:p>
          </table:table-cell>
          <table:table-cell office:value-type="float" office:value="2451823.51" calcext:value-type="float">
            <text:p>2451823.51</text:p>
          </table:table-cell>
          <table:table-cell office:value-type="float" office:value="20.74" calcext:value-type="float">
            <text:p>20.74</text:p>
          </table:table-cell>
          <table:table-cell office:value-type="float" office:value="0.21" calcext:value-type="float">
            <text:p>0.2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93" calcext:value-type="float">
            <text:p>11.93</text:p>
          </table:table-cell>
          <table:table-cell office:value-type="string" calcext:value-type="string">
            <text:p><text:s/>0.06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5" calcext:value-type="float">
            <text:p>175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<text:s text:c="2"/>N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Gl_758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290.89177" calcext:value-type="float">
            <text:p>290.89177</text:p>
          </table:table-cell>
          <table:table-cell office:value-type="float" office:value="33.22197" calcext:value-type="float">
            <text:p>33.22197</text:p>
          </table:table-cell>
          <table:table-cell office:value-type="float" office:value="2451658.93" calcext:value-type="float">
            <text:p>2451658.93</text:p>
          </table:table-cell>
          <table:table-cell office:value-type="float" office:value="63.45" calcext:value-type="float">
            <text:p>63.45</text:p>
          </table:table-cell>
          <table:table-cell office:value-type="float" office:value="0.35" calcext:value-type="float">
            <text:p>0.3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8.568" calcext:value-type="float">
            <text:p>18.568</text:p>
          </table:table-cell>
          <table:table-cell office:value-type="string" calcext:value-type="string">
            <text:p><text:s/>0.200 0</text:p>
          </table:table-cell>
          <table:table-cell office:value-type="float" office:value="19.148" calcext:value-type="float">
            <text:p>19.148</text:p>
          </table:table-cell>
          <table:table-cell office:value-type="string" calcext:value-type="string">
            <text:p><text:s/>0.2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5.988" calcext:value-type="float">
            <text:p>15.988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5" calcext:value-type="float">
            <text:p>115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<text:s text:c="2"/>S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string" calcext:value-type="string">
            <text:p>2MASS_J19303829-$1335083</text:p>
          </table:table-cell>
          <table:table-cell office:value-type="string" calcext:value-type="string">
            <text:p><text:s text:c="3"/>M6.0</text:p>
          </table:table-cell>
          <table:table-cell office:value-type="string" calcext:value-type="string">
            <text:p><text:s text:c="3"/>null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4"/>young</text:p>
          </table:table-cell>
          <table:table-cell office:value-type="float" office:value="292.65958" calcext:value-type="float">
            <text:p>292.65958</text:p>
          </table:table-cell>
          <table:table-cell office:value-type="float" office:value="-13.58566" calcext:value-type="float">
            <text:p>-13.58566</text:p>
          </table:table-cell>
          <table:table-cell office:value-type="float" office:value="2450947.81" calcext:value-type="float">
            <text:p>2450947.81</text:p>
          </table:table-cell>
          <table:table-cell office:value-type="float" office:value="36.1" calcext:value-type="float">
            <text:p>36.1</text:p>
          </table:table-cell>
          <table:table-cell office:value-type="float" office:value="1.5" calcext:value-type="float">
            <text:p>1.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0.989" calcext:value-type="float">
            <text:p>10.989</text:p>
          </table:table-cell>
          <table:table-cell office:value-type="string" calcext:value-type="string">
            <text:p><text:s/>0.022 0</text:p>
          </table:table-cell>
          <table:table-cell office:value-type="float" office:value="10.648" calcext:value-type="float">
            <text:p>10.648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IPS_J1936-$5502</text:p>
          </table:table-cell>
          <table:table-cell office:value-type="string" calcext:value-type="string">
            <text:p><text:s text:c="3"/>L5: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null</text:p>
          </table:table-cell>
          <table:table-cell office:value-type="float" office:value="294.00782" calcext:value-type="float">
            <text:p>294.00782</text:p>
          </table:table-cell>
          <table:table-cell office:value-type="float" office:value="-55.04228" calcext:value-type="float">
            <text:p>-55.04228</text:p>
          </table:table-cell>
          <table:table-cell office:value-type="float" office:value="2451412.57" calcext:value-type="float">
            <text:p>2451412.57</text:p>
          </table:table-cell>
          <table:table-cell office:value-type="float" office:value="66.3" calcext:value-type="float">
            <text:p>66.3</text:p>
          </table:table-cell>
          <table:table-cell office:value-type="float" office:value="5.4" calcext:value-type="float">
            <text:p>5.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486" calcext:value-type="float">
            <text:p>14.486</text:p>
          </table:table-cell>
          <table:table-cell office:value-type="string" calcext:value-type="string">
            <text:p><text:s text:c="2"/>0.039 0</text:p>
          </table:table-cell>
          <table:table-cell office:value-type="float" office:value="13.628" calcext:value-type="float">
            <text:p>13.628</text:p>
          </table:table-cell>
          <table:table-cell office:value-type="string" calcext:value-type="string">
            <text:p><text:s/>0.035 0</text:p>
          </table:table-cell>
          <table:table-cell office:value-type="float" office:value="13.046" calcext:value-type="float">
            <text:p>13.046</text:p>
          </table:table-cell>
          <table:table-cell office:value-type="string" calcext:value-type="string">
            <text:p><text:s/>0.032 0</text:p>
          </table:table-cell>
          <table:table-cell office:value-type="float" office:value="57" calcext:value-type="float">
            <text:p>57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GJ_1245B</text:p>
          </table:table-cell>
          <table:table-cell table:number-columns-repeated="2" office:value-type="string" calcext:value-type="string">
            <text:p><text:s text:c="3"/>M6</text:p>
          </table:table-cell>
          <table:table-cell office:value-type="float" office:value="83124" calcext:value-type="float">
            <text:p>83124</text:p>
          </table:table-cell>
          <table:table-cell office:value-type="string" calcext:value-type="string">
            <text:p><text:s text:c="4"/>null</text:p>
          </table:table-cell>
          <table:table-cell office:value-type="float" office:value="298.47954" calcext:value-type="float">
            <text:p>298.47954</text:p>
          </table:table-cell>
          <table:table-cell office:value-type="float" office:value="44.41529" calcext:value-type="float">
            <text:p>44.41529</text:p>
          </table:table-cell>
          <table:table-cell office:value-type="float" office:value="2450977.96" calcext:value-type="float">
            <text:p>2450977.96</text:p>
          </table:table-cell>
          <table:table-cell office:value-type="float" office:value="220.2" calcext:value-type="float">
            <text:p>220.2</text:p>
          </table:table-cell>
          <table:table-cell office:value-type="float" office:value="1.5" calcext:value-type="float">
            <text:p>1.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8.275" calcext:value-type="float">
            <text:p>8.275</text:p>
          </table:table-cell>
          <table:table-cell office:value-type="string" calcext:value-type="string">
            <text:p><text:s text:c="2"/>0.026 0</text:p>
          </table:table-cell>
          <table:table-cell office:value-type="float" office:value="7.728" calcext:value-type="float">
            <text:p>7.728</text:p>
          </table:table-cell>
          <table:table-cell office:value-type="string" calcext:value-type="string">
            <text:p><text:s/>0.031 0</text:p>
          </table:table-cell>
          <table:table-cell office:value-type="float" office:value="7.387" calcext:value-type="float">
            <text:p>7.387</text:p>
          </table:table-cell>
          <table:table-cell office:value-type="string" calcext:value-type="string">
            <text:p><text:s/>0.018 0</text:p>
          </table:table-cell>
          <table:table-cell office:value-type="float" office:value="57" calcext:value-type="float">
            <text:p>57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W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HR_7672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: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4"/>null</text:p>
          </table:table-cell>
          <table:table-cell office:value-type="float" office:value="300.97988" calcext:value-type="float">
            <text:p>300.97988</text:p>
          </table:table-cell>
          <table:table-cell office:value-type="float" office:value="17.08446" calcext:value-type="float">
            <text:p>17.08446</text:p>
          </table:table-cell>
          <table:table-cell office:value-type="float" office:value="2451683.9" calcext:value-type="float">
            <text:p>2451683.9</text:p>
          </table:table-cell>
          <table:table-cell office:value-type="float" office:value="56.28" calcext:value-type="float">
            <text:p>56.28</text:p>
          </table:table-cell>
          <table:table-cell office:value-type="float" office:value="0.35" calcext:value-type="float">
            <text:p>0.3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4.04" calcext:value-type="float">
            <text:p>14.04</text:p>
          </table:table-cell>
          <table:table-cell office:value-type="string" calcext:value-type="string">
            <text:p><text:s/>0.140 0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<text:s/>0.100 0</text:p>
          </table:table-cell>
          <table:table-cell office:value-type="float" office:value="12161" calcext:value-type="float">
            <text:p>12161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2"/>GK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LSR_J2036+5059</text:p>
          </table:table-cell>
          <table:table-cell office:value-type="string" calcext:value-type="string">
            <text:p><text:s text:c="3"/>sd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27158" calcext:value-type="float">
            <text:p>27158</text:p>
          </table:table-cell>
          <table:table-cell office:value-type="string" calcext:value-type="string">
            <text:p><text:s text:c="4"/>subd</text:p>
          </table:table-cell>
          <table:table-cell office:value-type="float" office:value="309.09022" calcext:value-type="float">
            <text:p>309.09022</text:p>
          </table:table-cell>
          <table:table-cell office:value-type="float" office:value="51.00144" calcext:value-type="float">
            <text:p>51.00144</text:p>
          </table:table-cell>
          <table:table-cell office:value-type="float" office:value="2451702.81" calcext:value-type="float">
            <text:p>2451702.81</text:p>
          </table:table-cell>
          <table:table-cell office:value-type="float" office:value="21.6" calcext:value-type="float">
            <text:p>21.6</text:p>
          </table:table-cell>
          <table:table-cell office:value-type="float" office:value="1.26" calcext:value-type="float">
            <text:p>1.26</text:p>
          </table:table-cell>
          <table:table-cell office:value-type="float" office:value="224" calcext:value-type="float">
            <text:p>224</text:p>
          </table:table-cell>
          <table:table-cell office:value-type="float" office:value="14.088" calcext:value-type="float">
            <text:p>14.088</text:p>
          </table:table-cell>
          <table:table-cell office:value-type="string" calcext:value-type="string">
            <text:p><text:s/>0.058 1</text:p>
          </table:table-cell>
          <table:table-cell office:value-type="float" office:value="13.562" calcext:value-type="float">
            <text:p>13.562</text:p>
          </table:table-cell>
          <table:table-cell office:value-type="string" calcext:value-type="string">
            <text:p><text:s/>0.029 1</text:p>
          </table:table-cell>
          <table:table-cell office:value-type="float" office:value="13.185" calcext:value-type="float">
            <text:p>13.185</text:p>
          </table:table-cell>
          <table:table-cell office:value-type="string" calcext:value-type="string">
            <text:p><text:s/>0.036 1</text:p>
          </table:table-cell>
          <table:table-cell office:value-type="float" office:value="12.912" calcext:value-type="float">
            <text:p>12.912</text:p>
          </table:table-cell>
          <table:table-cell office:value-type="string" calcext:value-type="string">
            <text:p><text:s text:c="2"/>0.03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611" calcext:value-type="float">
            <text:p>13.611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3.16" calcext:value-type="float">
            <text:p>13.16</text:p>
          </table:table-cell>
          <table:table-cell office:value-type="string" calcext:value-type="string">
            <text:p><text:s/>0.036 0</text:p>
          </table:table-cell>
          <table:table-cell office:value-type="float" office:value="12.936" calcext:value-type="float">
            <text:p>12.936</text:p>
          </table:table-cell>
          <table:table-cell office:value-type="string" calcext:value-type="string">
            <text:p><text:s/>0.033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A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Gl_802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310.83004" calcext:value-type="float">
            <text:p>310.83004</text:p>
          </table:table-cell>
          <table:table-cell office:value-type="float" office:value="55.34781" calcext:value-type="float">
            <text:p>55.34781</text:p>
          </table:table-cell>
          <table:table-cell office:value-type="float" office:value="2451351.9" calcext:value-type="float">
            <text:p>2451351.9</text:p>
          </table:table-cell>
          <table:table-cell office:value-type="float" office:value="63.5" calcext:value-type="float">
            <text:p>63.5</text:p>
          </table:table-cell>
          <table:table-cell office:value-type="float" office:value="1.3" calcext:value-type="float">
            <text:p>1.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<text:s text:c="2"/>0.270 0</text:p>
          </table:table-cell>
          <table:table-cell office:value-type="float" office:value="14.13" calcext:value-type="float">
            <text:p>14.13</text:p>
          </table:table-cell>
          <table:table-cell office:value-type="string" calcext:value-type="string">
            <text:p><text:s/>0.090 0</text:p>
          </table:table-cell>
          <table:table-cell office:value-type="float" office:value="13.61" calcext:value-type="float">
            <text:p>13.61</text:p>
          </table:table-cell>
          <table:table-cell office:value-type="string" calcext:value-type="string">
            <text:p><text:s/>0.080 0</text:p>
          </table:table-cell>
          <table:table-cell office:value-type="float" office:value="114" calcext:value-type="float">
            <text:p>11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office:value-type="string" calcext:value-type="string">
            <text:p><text:s text:c="2"/>KP</text:p>
          </table:table-cell>
          <table:table-cell office:value-type="float" office:value="114205" calcext:value-type="float">
            <text:p>114205</text:p>
          </table:table-cell>
          <table:table-cell/>
        </table:table-row>
        <table:table-row table:style-name="ro1">
          <table:table-cell office:value-type="string" calcext:value-type="string">
            <text:p>SDSS_J204749.61-$071818.3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0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311.95666" calcext:value-type="float">
            <text:p>311.95666</text:p>
          </table:table-cell>
          <table:table-cell office:value-type="float" office:value="-7.30507" calcext:value-type="float">
            <text:p>-7.30507</text:p>
          </table:table-cell>
          <table:table-cell office:value-type="float" office:value="2451815.1" calcext:value-type="float">
            <text:p>2451815.1</text:p>
          </table:table-cell>
          <table:table-cell office:value-type="float" office:value="49.9" calcext:value-type="float">
            <text:p>49.9</text:p>
          </table:table-cell>
          <table:table-cell office:value-type="float" office:value="7.9" calcext:value-type="float">
            <text:p>7.9</text:p>
          </table:table-cell>
          <table:table-cell office:value-type="float" office:value="71" calcext:value-type="float">
            <text:p>71</text:p>
          </table:table-cell>
          <table:table-cell office:value-type="float" office:value="17.731" calcext:value-type="float">
            <text:p>17.731</text:p>
          </table:table-cell>
          <table:table-cell office:value-type="string" calcext:value-type="string">
            <text:p><text:s/>0.058 1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<text:s/>0.030 0</text:p>
          </table:table-cell>
          <table:table-cell office:value-type="float" office:value="15.88" calcext:value-type="float">
            <text:p>15.88</text:p>
          </table:table-cell>
          <table:table-cell office:value-type="string" calcext:value-type="string">
            <text:p><text:s/>0.030 0</text:p>
          </table:table-cell>
          <table:table-cell office:value-type="float" office:value="15.34" calcext:value-type="float">
            <text:p>15.34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82" calcext:value-type="float">
            <text:p>16.82</text:p>
          </table:table-cell>
          <table:table-cell office:value-type="string" calcext:value-type="string">
            <text:p><text:s text:c="2"/>0.030 1</text:p>
          </table:table-cell>
          <table:table-cell office:value-type="float" office:value="15.825" calcext:value-type="float">
            <text:p>15.825</text:p>
          </table:table-cell>
          <table:table-cell office:value-type="string" calcext:value-type="string">
            <text:p><text:s/>0.030 1</text:p>
          </table:table-cell>
          <table:table-cell office:value-type="float" office:value="15.341" calcext:value-type="float">
            <text:p>15.341</text:p>
          </table:table-cell>
          <table:table-cell office:value-type="string" calcext:value-type="string">
            <text:p><text:s/>0.030 1</text:p>
          </table:table-cell>
          <table:table-cell office:value-type="string" calcext:value-type="string">
            <text:p><text:s text:c="2"/>68,97,135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205235.31-$160929.8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8.5:.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13.14767" calcext:value-type="float">
            <text:p>313.14767</text:p>
          </table:table-cell>
          <table:table-cell office:value-type="float" office:value="-16.15803" calcext:value-type="float">
            <text:p>-16.15803</text:p>
          </table:table-cell>
          <table:table-cell office:value-type="float" office:value="2454314.95" calcext:value-type="float">
            <text:p>2454314.95</text:p>
          </table:table-cell>
          <table:table-cell office:value-type="float" office:value="33.9" calcext:value-type="float">
            <text:p>33.9</text:p>
          </table:table-cell>
          <table:table-cell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793" calcext:value-type="float">
            <text:p>16.793</text:p>
          </table:table-cell>
          <table:table-cell office:value-type="string" calcext:value-type="string">
            <text:p><text:s/>0.036 0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<text:s/>0.042 0</text:p>
          </table:table-cell>
          <table:table-cell office:value-type="float" office:value="15.409" calcext:value-type="float">
            <text:p>15.409</text:p>
          </table:table-cell>
          <table:table-cell office:value-type="string" calcext:value-type="string">
            <text:p><text:s text:c="2"/>0.04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062" calcext:value-type="float">
            <text:p>17.062</text:p>
          </table:table-cell>
          <table:table-cell office:value-type="string" calcext:value-type="string">
            <text:p><text:s text:c="2"/>0.119 1</text:p>
          </table:table-cell>
          <table:table-cell office:value-type="float" office:value="16.014" calcext:value-type="float">
            <text:p>16.014</text:p>
          </table:table-cell>
          <table:table-cell office:value-type="string" calcext:value-type="string">
            <text:p><text:s/>0.119 1</text:p>
          </table:table-cell>
          <table:table-cell office:value-type="float" office:value="15.545" calcext:value-type="float">
            <text:p>15.545</text:p>
          </table:table-cell>
          <table:table-cell office:value-type="string" calcext:value-type="string">
            <text:p><text:s/>0.152 1</text:p>
          </table:table-cell>
          <table:table-cell office:value-type="string" calcext:value-type="string">
            <text:p><text:s text:c="2"/>44,57,68</text:p>
          </table:table-cell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V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SDSS_J205235.31-$160929.8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1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13.14767" calcext:value-type="float">
            <text:p>313.14767</text:p>
          </table:table-cell>
          <table:table-cell office:value-type="float" office:value="-16.15803" calcext:value-type="float">
            <text:p>-16.15803</text:p>
          </table:table-cell>
          <table:table-cell office:value-type="float" office:value="2454314.95" calcext:value-type="float">
            <text:p>2454314.95</text:p>
          </table:table-cell>
          <table:table-cell office:value-type="float" office:value="33.9" calcext:value-type="float">
            <text:p>33.9</text:p>
          </table:table-cell>
          <table:table-cell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793" calcext:value-type="float">
            <text:p>16.793</text:p>
          </table:table-cell>
          <table:table-cell office:value-type="string" calcext:value-type="string">
            <text:p><text:s/>0.036 0</text:p>
          </table:table-cell>
          <table:table-cell office:value-type="float" office:value="16.38" calcext:value-type="float">
            <text:p>16.38</text:p>
          </table:table-cell>
          <table:table-cell office:value-type="string" calcext:value-type="string">
            <text:p><text:s/>0.050 0</text:p>
          </table:table-cell>
          <table:table-cell office:value-type="float" office:value="16.259" calcext:value-type="float">
            <text:p>16.259</text:p>
          </table:table-cell>
          <table:table-cell office:value-type="string" calcext:value-type="string">
            <text:p><text:s text:c="2"/>0.069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112" calcext:value-type="float">
            <text:p>17.112</text:p>
          </table:table-cell>
          <table:table-cell office:value-type="string" calcext:value-type="string">
            <text:p><text:s text:c="2"/>0.120 1</text:p>
          </table:table-cell>
          <table:table-cell office:value-type="float" office:value="16.345" calcext:value-type="float">
            <text:p>16.345</text:p>
          </table:table-cell>
          <table:table-cell office:value-type="string" calcext:value-type="string">
            <text:p><text:s/>0.122 1</text:p>
          </table:table-cell>
          <table:table-cell office:value-type="float" office:value="16.355" calcext:value-type="float">
            <text:p>16.355</text:p>
          </table:table-cell>
          <table:table-cell office:value-type="string" calcext:value-type="string">
            <text:p><text:s/>0.162 1</text:p>
          </table:table-cell>
          <table:table-cell office:value-type="string" calcext:value-type="string">
            <text:p><text:s text:c="2"/>44,57,68</text:p>
          </table:table-cell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V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2MASS_J20530910-$0133039</text:p>
          </table:table-cell>
          <table:table-cell office:value-type="string" calcext:value-type="string">
            <text:p><text:s text:c="3"/>M5.6</text:p>
          </table:table-cell>
          <table:table-cell office:value-type="string" calcext:value-type="string">
            <text:p><text:s text:c="3"/>null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4"/>young</text:p>
          </table:table-cell>
          <table:table-cell office:value-type="float" office:value="313.28792" calcext:value-type="float">
            <text:p>313.28792</text:p>
          </table:table-cell>
          <table:table-cell office:value-type="float" office:value="-1.55111" calcext:value-type="float">
            <text:p>-1.55111</text:p>
          </table:table-cell>
          <table:table-cell office:value-type="float" office:value="2451076.51" calcext:value-type="float">
            <text:p>2451076.5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659" calcext:value-type="float">
            <text:p>10.659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0.108" calcext:value-type="float">
            <text:p>10.108</text:p>
          </table:table-cell>
          <table:table-cell office:value-type="string" calcext:value-type="string">
            <text:p><text:s/>0.023 0</text:p>
          </table:table-cell>
          <table:table-cell office:value-type="float" office:value="9.793" calcext:value-type="float">
            <text:p>9.793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P_J205628.90+145953.3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4"/>null</text:p>
          </table:table-cell>
          <table:table-cell office:value-type="float" office:value="314.12055" calcext:value-type="float">
            <text:p>314.12055</text:p>
          </table:table-cell>
          <table:table-cell office:value-type="float" office:value="14.99824" calcext:value-type="float">
            <text:p>14.99824</text:p>
          </table:table-cell>
          <table:table-cell office:value-type="float" office:value="2455540.53" calcext:value-type="float">
            <text:p>2455540.53</text:p>
          </table:table-cell>
          <table:table-cell office:value-type="float" office:value="144.3" calcext:value-type="float">
            <text:p>144.3</text:p>
          </table:table-cell>
          <table:table-cell office:value-type="float" office:value="23.4" calcext:value-type="float">
            <text:p>23.4</text:p>
          </table:table-cell>
          <table:table-cell office:value-type="float" office:value="69" calcext:value-type="float">
            <text:p>69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<text:s/>0.060 0</text:p>
          </table:table-cell>
          <table:table-cell office:value-type="float" office:value="19.43" calcext:value-type="float">
            <text:p>19.43</text:p>
          </table:table-cell>
          <table:table-cell office:value-type="string" calcext:value-type="string">
            <text:p><text:s/>0.040 0</text:p>
          </table:table-cell>
          <table:table-cell office:value-type="float" office:value="19.96" calcext:value-type="float">
            <text:p>19.96</text:p>
          </table:table-cell>
          <table:table-cell office:value-type="string" calcext:value-type="string">
            <text:p><text:s/>0.040 0</text:p>
          </table:table-cell>
          <table:table-cell office:value-type="float" office:value="20.01" calcext:value-type="float">
            <text:p>20.01</text:p>
          </table:table-cell>
          <table:table-cell office:value-type="string" calcext:value-type="string">
            <text:p><text:s text:c="2"/>0.06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3" calcext:value-type="float">
            <text:p>153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DENIS-P_J205754.1-$025229</text:p>
          </table:table-cell>
          <table:table-cell table:number-columns-repeated="2" office:value-type="string" calcext:value-type="string">
            <text:p><text:s text:c="3"/>L1.5</text:p>
          </table:table-cell>
          <table:table-cell office:value-type="float" office:value="51120" calcext:value-type="float">
            <text:p>51120</text:p>
          </table:table-cell>
          <table:table-cell office:value-type="string" calcext:value-type="string">
            <text:p><text:s text:c="4"/>null</text:p>
          </table:table-cell>
          <table:table-cell office:value-type="float" office:value="314.47539" calcext:value-type="float">
            <text:p>314.47539</text:p>
          </table:table-cell>
          <table:table-cell office:value-type="float" office:value="-2.87507" calcext:value-type="float">
            <text:p>-2.87507</text:p>
          </table:table-cell>
          <table:table-cell office:value-type="float" office:value="2451076.56" calcext:value-type="float">
            <text:p>2451076.56</text:p>
          </table:table-cell>
          <table:table-cell office:value-type="float" office:value="70.1" calcext:value-type="float">
            <text:p>70.1</text:p>
          </table:table-cell>
          <table:table-cell office:value-type="float" office:value="3.7" calcext:value-type="float">
            <text:p>3.7</text:p>
          </table:table-cell>
          <table:table-cell office:value-type="float" office:value="71" calcext:value-type="float">
            <text:p>71</text:p>
          </table:table-cell>
          <table:table-cell office:value-type="float" office:value="14.149" calcext:value-type="float">
            <text:p>14.149</text:p>
          </table:table-cell>
          <table:table-cell office:value-type="string" calcext:value-type="string">
            <text:p><text:s/>0.055 1</text:p>
          </table:table-cell>
          <table:table-cell office:value-type="float" office:value="13.049" calcext:value-type="float">
            <text:p>13.049</text:p>
          </table:table-cell>
          <table:table-cell office:value-type="string" calcext:value-type="string">
            <text:p><text:s/>0.024 1</text:p>
          </table:table-cell>
          <table:table-cell office:value-type="float" office:value="12.319" calcext:value-type="float">
            <text:p>12.319</text:p>
          </table:table-cell>
          <table:table-cell office:value-type="string" calcext:value-type="string">
            <text:p><text:s/>0.024 1</text:p>
          </table:table-cell>
          <table:table-cell office:value-type="float" office:value="11.697" calcext:value-type="float">
            <text:p>11.697</text:p>
          </table:table-cell>
          <table:table-cell office:value-type="string" calcext:value-type="string">
            <text:p><text:s text:c="2"/>0.025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21" calcext:value-type="float">
            <text:p>13.121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2.268" calcext:value-type="float">
            <text:p>12.268</text:p>
          </table:table-cell>
          <table:table-cell office:value-type="string" calcext:value-type="string">
            <text:p><text:s/>0.024 0</text:p>
          </table:table-cell>
          <table:table-cell office:value-type="float" office:value="11.724" calcext:value-type="float">
            <text:p>11.724</text:p>
          </table:table-cell>
          <table:table-cell office:value-type="string" calcext:value-type="string">
            <text:p><text:s/>0.025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21011544+1756586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7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15.31434" calcext:value-type="float">
            <text:p>315.31434</text:p>
          </table:table-cell>
          <table:table-cell office:value-type="float" office:value="17.94964" calcext:value-type="float">
            <text:p>17.94964</text:p>
          </table:table-cell>
          <table:table-cell office:value-type="float" office:value="2451671.99" calcext:value-type="float">
            <text:p>2451671.99</text:p>
          </table:table-cell>
          <table:table-cell office:value-type="float" office:value="30.14" calcext:value-type="float">
            <text:p>30.14</text:p>
          </table:table-cell>
          <table:table-cell office:value-type="float" office:value="3.42" calcext:value-type="float">
            <text:p>3.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419" calcext:value-type="float">
            <text:p>17.419</text:p>
          </table:table-cell>
          <table:table-cell office:value-type="string" calcext:value-type="string">
            <text:p><text:s/>0.095 2</text:p>
          </table:table-cell>
          <table:table-cell office:value-type="float" office:value="16.503" calcext:value-type="float">
            <text:p>16.503</text:p>
          </table:table-cell>
          <table:table-cell office:value-type="string" calcext:value-type="string">
            <text:p><text:s/>0.056 2</text:p>
          </table:table-cell>
          <table:table-cell office:value-type="float" office:value="15.617" calcext:value-type="float">
            <text:p>15.617</text:p>
          </table:table-cell>
          <table:table-cell office:value-type="string" calcext:value-type="string">
            <text:p><text:s text:c="2"/>0.033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479" calcext:value-type="float">
            <text:p>17.479</text:p>
          </table:table-cell>
          <table:table-cell office:value-type="string" calcext:value-type="string">
            <text:p><text:s text:c="2"/>0.193 2</text:p>
          </table:table-cell>
          <table:table-cell office:value-type="float" office:value="16.471" calcext:value-type="float">
            <text:p>16.471</text:p>
          </table:table-cell>
          <table:table-cell office:value-type="string" calcext:value-type="string">
            <text:p><text:s/>0.188 2</text:p>
          </table:table-cell>
          <table:table-cell office:value-type="float" office:value="15.509" calcext:value-type="float">
            <text:p>15.509</text:p>
          </table:table-cell>
          <table:table-cell office:value-type="string" calcext:value-type="string">
            <text:p><text:s/>0.117 1</text:p>
          </table:table-cell>
          <table:table-cell office:value-type="string" calcext:value-type="string">
            <text:p><text:s text:c="2"/>44,57,68,137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K</text:p>
          </table:table-cell>
          <table:table-cell office:value-type="string" calcext:value-type="string">
            <text:p><text:s text:c="3"/>14,93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MASS_J21011544+1756586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8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15.31434" calcext:value-type="float">
            <text:p>315.31434</text:p>
          </table:table-cell>
          <table:table-cell office:value-type="float" office:value="17.94964" calcext:value-type="float">
            <text:p>17.94964</text:p>
          </table:table-cell>
          <table:table-cell office:value-type="float" office:value="2451671.99" calcext:value-type="float">
            <text:p>2451671.99</text:p>
          </table:table-cell>
          <table:table-cell office:value-type="float" office:value="30.14" calcext:value-type="float">
            <text:p>30.14</text:p>
          </table:table-cell>
          <table:table-cell office:value-type="float" office:value="3.42" calcext:value-type="float">
            <text:p>3.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729" calcext:value-type="float">
            <text:p>17.729</text:p>
          </table:table-cell>
          <table:table-cell office:value-type="string" calcext:value-type="string">
            <text:p><text:s/>0.124 2</text:p>
          </table:table-cell>
          <table:table-cell office:value-type="float" office:value="16.803" calcext:value-type="float">
            <text:p>16.803</text:p>
          </table:table-cell>
          <table:table-cell office:value-type="string" calcext:value-type="string">
            <text:p><text:s/>0.069 2</text:p>
          </table:table-cell>
          <table:table-cell office:value-type="float" office:value="15.907" calcext:value-type="float">
            <text:p>15.907</text:p>
          </table:table-cell>
          <table:table-cell office:value-type="string" calcext:value-type="string">
            <text:p><text:s text:c="2"/>0.034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759" calcext:value-type="float">
            <text:p>17.759</text:p>
          </table:table-cell>
          <table:table-cell office:value-type="string" calcext:value-type="string">
            <text:p><text:s text:c="2"/>0.206 2</text:p>
          </table:table-cell>
          <table:table-cell office:value-type="float" office:value="16.781" calcext:value-type="float">
            <text:p>16.781</text:p>
          </table:table-cell>
          <table:table-cell office:value-type="string" calcext:value-type="string">
            <text:p><text:s/>0.192 2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<text:s/>0.117 1</text:p>
          </table:table-cell>
          <table:table-cell office:value-type="string" calcext:value-type="string">
            <text:p><text:s text:c="2"/>44,57,68,137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K</text:p>
          </table:table-cell>
          <table:table-cell office:value-type="string" calcext:value-type="string">
            <text:p><text:s text:c="3"/>14,93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hi_Cap~D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317.14015" calcext:value-type="float">
            <text:p>317.14015</text:p>
          </table:table-cell>
          <table:table-cell office:value-type="float" office:value="-21.19372" calcext:value-type="float">
            <text:p>-21.19372</text:p>
          </table:table-cell>
          <table:table-cell office:value-type="float" office:value="2451003.73" calcext:value-type="float">
            <text:p>2451003.73</text:p>
          </table:table-cell>
          <table:table-cell office:value-type="float" office:value="18.14" calcext:value-type="float">
            <text:p>18.14</text:p>
          </table:table-cell>
          <table:table-cell office:value-type="float" office:value="0.31" calcext:value-type="float">
            <text:p>0.3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54" calcext:value-type="float">
            <text:p>254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9.545" calcext:value-type="float">
            <text:p>9.545</text:p>
          </table:table-cell>
          <table:table-cell office:value-type="string" calcext:value-type="string">
            <text:p><text:s text:c="2"/>G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chi_Cap~E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317.14015" calcext:value-type="float">
            <text:p>317.14015</text:p>
          </table:table-cell>
          <table:table-cell office:value-type="float" office:value="-21.19372" calcext:value-type="float">
            <text:p>-21.19372</text:p>
          </table:table-cell>
          <table:table-cell office:value-type="float" office:value="2451003.73" calcext:value-type="float">
            <text:p>2451003.73</text:p>
          </table:table-cell>
          <table:table-cell office:value-type="float" office:value="18.14" calcext:value-type="float">
            <text:p>18.14</text:p>
          </table:table-cell>
          <table:table-cell office:value-type="float" office:value="0.31" calcext:value-type="float">
            <text:p>0.3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54" calcext:value-type="float">
            <text:p>254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9.595" calcext:value-type="float">
            <text:p>9.595</text:p>
          </table:table-cell>
          <table:table-cell office:value-type="string" calcext:value-type="string">
            <text:p><text:s text:c="2"/>G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LP_397-10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4"/>null</text:p>
          </table:table-cell>
          <table:table-cell office:value-type="float" office:value="319.02623" calcext:value-type="float">
            <text:p>319.02623</text:p>
          </table:table-cell>
          <table:table-cell office:value-type="float" office:value="22.64619" calcext:value-type="float">
            <text:p>22.64619</text:p>
          </table:table-cell>
          <table:table-cell office:value-type="float" office:value="2451004.92" calcext:value-type="float">
            <text:p>2451004.92</text:p>
          </table:table-cell>
          <table:table-cell office:value-type="float" office:value="48.43" calcext:value-type="float">
            <text:p>48.43</text:p>
          </table:table-cell>
          <table:table-cell office:value-type="float" office:value="1.07" calcext:value-type="float">
            <text:p>1.0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783" calcext:value-type="float">
            <text:p>11.783</text:p>
          </table:table-cell>
          <table:table-cell office:value-type="string" calcext:value-type="string">
            <text:p><text:s text:c="2"/>0.021 0</text:p>
          </table:table-cell>
          <table:table-cell office:value-type="float" office:value="11.297" calcext:value-type="float">
            <text:p>11.297</text:p>
          </table:table-cell>
          <table:table-cell office:value-type="string" calcext:value-type="string">
            <text:p><text:s/>0.021 0</text:p>
          </table:table-cell>
          <table:table-cell office:value-type="float" office:value="10.827" calcext:value-type="float">
            <text:p>10.827</text:p>
          </table:table-cell>
          <table:table-cell office:value-type="string" calcext:value-type="string">
            <text:p><text:s/>0.016 0</text:p>
          </table:table-cell>
          <table:table-cell office:value-type="float" office:value="57" calcext:value-type="float">
            <text:p>57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[$HB88$]$_M18</text:p>
          </table:table-cell>
          <table:table-cell office:value-type="string" calcext:value-type="string">
            <text:p><text:s text:c="3"/>M8.5</text:p>
          </table:table-cell>
          <table:table-cell office:value-type="string" calcext:value-type="string">
            <text:p><text:s text:c="3"/>nul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4"/>null</text:p>
          </table:table-cell>
          <table:table-cell office:value-type="float" office:value="319.63228" calcext:value-type="float">
            <text:p>319.63228</text:p>
          </table:table-cell>
          <table:table-cell office:value-type="float" office:value="-45.09785" calcext:value-type="float">
            <text:p>-45.09785</text:p>
          </table:table-cell>
          <table:table-cell office:value-type="float" office:value="2451437.54" calcext:value-type="float">
            <text:p>2451437.54</text:p>
          </table:table-cell>
          <table:table-cell office:value-type="float" office:value="46.7" calcext:value-type="float">
            <text:p>46.7</text:p>
          </table:table-cell>
          <table:table-cell office:value-type="float" office:value="7.9" calcext:value-type="float">
            <text:p>7.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425" calcext:value-type="float">
            <text:p>13.425</text:p>
          </table:table-cell>
          <table:table-cell office:value-type="string" calcext:value-type="string">
            <text:p><text:s text:c="2"/>0.025 0</text:p>
          </table:table-cell>
          <table:table-cell office:value-type="float" office:value="12.768" calcext:value-type="float">
            <text:p>12.768</text:p>
          </table:table-cell>
          <table:table-cell office:value-type="string" calcext:value-type="string">
            <text:p><text:s/>0.027 0</text:p>
          </table:table-cell>
          <table:table-cell office:value-type="float" office:value="12.368" calcext:value-type="float">
            <text:p>12.368</text:p>
          </table:table-cell>
          <table:table-cell office:value-type="string" calcext:value-type="string">
            <text:p><text:s/>0.030 0</text:p>
          </table:table-cell>
          <table:table-cell office:value-type="float" office:value="57" calcext:value-type="float">
            <text:p>57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D_203030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7.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4"/>young</text:p>
          </table:table-cell>
          <table:table-cell office:value-type="float" office:value="319.74251" calcext:value-type="float">
            <text:p>319.74251</text:p>
          </table:table-cell>
          <table:table-cell office:value-type="float" office:value="26.23056" calcext:value-type="float">
            <text:p>26.23056</text:p>
          </table:table-cell>
          <table:table-cell office:value-type="float" office:value="2450748.63" calcext:value-type="float">
            <text:p>2450748.63</text:p>
          </table:table-cell>
          <table:table-cell office:value-type="float" office:value="24.46" calcext:value-type="float">
            <text:p>24.46</text:p>
          </table:table-cell>
          <table:table-cell office:value-type="float" office:value="0.74" calcext:value-type="float">
            <text:p>0.7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<text:s/>0.550 0</text:p>
          </table:table-cell>
          <table:table-cell office:value-type="float" office:value="16.85" calcext:value-type="float">
            <text:p>16.85</text:p>
          </table:table-cell>
          <table:table-cell office:value-type="string" calcext:value-type="string">
            <text:p><text:s/>0.12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1" calcext:value-type="float">
            <text:p>16.21</text:p>
          </table:table-cell>
          <table:table-cell office:value-type="string" calcext:value-type="string">
            <text:p><text:s/>0.100 0</text:p>
          </table:table-cell>
          <table:table-cell office:value-type="float" office:value="191" calcext:value-type="float">
            <text:p>191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11.92" calcext:value-type="float">
            <text:p>11.92</text:p>
          </table:table-cell>
          <table:table-cell office:value-type="string" calcext:value-type="string">
            <text:p><text:s text:c="2"/>P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LSPM_J2124+4003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4"/>null</text:p>
          </table:table-cell>
          <table:table-cell office:value-type="float" office:value="321.13475" calcext:value-type="float">
            <text:p>321.13475</text:p>
          </table:table-cell>
          <table:table-cell office:value-type="float" office:value="40.06666" calcext:value-type="float">
            <text:p>40.06666</text:p>
          </table:table-cell>
          <table:table-cell office:value-type="float" office:value="2451689.89" calcext:value-type="float">
            <text:p>2451689.89</text:p>
          </table:table-cell>
          <table:table-cell office:value-type="float" office:value="66.69" calcext:value-type="float">
            <text:p>66.69</text:p>
          </table:table-cell>
          <table:table-cell office:value-type="float" office:value="1.32" calcext:value-type="float">
            <text:p>1.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339" calcext:value-type="float">
            <text:p>10.339</text:p>
          </table:table-cell>
          <table:table-cell office:value-type="string" calcext:value-type="string">
            <text:p><text:s text:c="2"/>0.022 0</text:p>
          </table:table-cell>
          <table:table-cell office:value-type="float" office:value="9.74" calcext:value-type="float">
            <text:p>9.74</text:p>
          </table:table-cell>
          <table:table-cell office:value-type="string" calcext:value-type="string">
            <text:p><text:s/>0.028 0</text:p>
          </table:table-cell>
          <table:table-cell office:value-type="float" office:value="9.431" calcext:value-type="float">
            <text:p>9.431</text:p>
          </table:table-cell>
          <table:table-cell office:value-type="string" calcext:value-type="string">
            <text:p><text:s/>0.025 0</text:p>
          </table:table-cell>
          <table:table-cell office:value-type="float" office:value="57" calcext:value-type="float">
            <text:p>57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B_2124-$4228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null</text:p>
          </table:table-cell>
          <table:table-cell office:value-type="float" office:value="321.85888" calcext:value-type="float">
            <text:p>321.85888</text:p>
          </table:table-cell>
          <table:table-cell office:value-type="float" office:value="-42.25511" calcext:value-type="float">
            <text:p>-42.25511</text:p>
          </table:table-cell>
          <table:table-cell office:value-type="float" office:value="2451410.59" calcext:value-type="float">
            <text:p>2451410.59</text:p>
          </table:table-cell>
          <table:table-cell office:value-type="float" office:value="28.9" calcext:value-type="float">
            <text:p>28.9</text:p>
          </table:table-cell>
          <table:table-cell office:value-type="float" office:value="6.2" calcext:value-type="float">
            <text:p>6.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21" calcext:value-type="float">
            <text:p>13.321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2.665" calcext:value-type="float">
            <text:p>12.665</text:p>
          </table:table-cell>
          <table:table-cell office:value-type="string" calcext:value-type="string">
            <text:p><text:s/>0.025 0</text:p>
          </table:table-cell>
          <table:table-cell office:value-type="float" office:value="12.186" calcext:value-type="float">
            <text:p>12.186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[$HB88$]$_M20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322.53595" calcext:value-type="float">
            <text:p>322.53595</text:p>
          </table:table-cell>
          <table:table-cell office:value-type="float" office:value="-44.77441" calcext:value-type="float">
            <text:p>-44.77441</text:p>
          </table:table-cell>
          <table:table-cell office:value-type="float" office:value="2451410.61" calcext:value-type="float">
            <text:p>2451410.6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315" calcext:value-type="float">
            <text:p>14.315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604" calcext:value-type="float">
            <text:p>13.604</text:p>
          </table:table-cell>
          <table:table-cell office:value-type="string" calcext:value-type="string">
            <text:p><text:s/>0.023 0</text:p>
          </table:table-cell>
          <table:table-cell office:value-type="float" office:value="13.163" calcext:value-type="float">
            <text:p>13.163</text:p>
          </table:table-cell>
          <table:table-cell office:value-type="string" calcext:value-type="string">
            <text:p><text:s/>0.029 0</text:p>
          </table:table-cell>
          <table:table-cell office:value-type="float" office:value="57" calcext:value-type="float">
            <text:p>5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2132114+134158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.5:.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23.04797" calcext:value-type="float">
            <text:p>323.04797</text:p>
          </table:table-cell>
          <table:table-cell office:value-type="float" office:value="13.69951" calcext:value-type="float">
            <text:p>13.69951</text:p>
          </table:table-cell>
          <table:table-cell office:value-type="float" office:value="2454315" calcext:value-type="float">
            <text:p>2454315</text:p>
          </table:table-cell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.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17" calcext:value-type="float">
            <text:p>16.117</text:p>
          </table:table-cell>
          <table:table-cell office:value-type="string" calcext:value-type="string">
            <text:p><text:s/>0.063 1</text:p>
          </table:table-cell>
          <table:table-cell office:value-type="float" office:value="15.049" calcext:value-type="float">
            <text:p>15.049</text:p>
          </table:table-cell>
          <table:table-cell office:value-type="string" calcext:value-type="string">
            <text:p><text:s/>0.057 1</text:p>
          </table:table-cell>
          <table:table-cell office:value-type="float" office:value="14.23" calcext:value-type="float">
            <text:p>14.23</text:p>
          </table:table-cell>
          <table:table-cell office:value-type="string" calcext:value-type="string">
            <text:p><text:s text:c="2"/>0.06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98" calcext:value-type="float">
            <text:p>16.198</text:p>
          </table:table-cell>
          <table:table-cell office:value-type="string" calcext:value-type="string">
            <text:p><text:s text:c="2"/>0.069 1</text:p>
          </table:table-cell>
          <table:table-cell office:value-type="float" office:value="14.995" calcext:value-type="float">
            <text:p>14.995</text:p>
          </table:table-cell>
          <table:table-cell office:value-type="string" calcext:value-type="string">
            <text:p><text:s/>0.057 1</text:p>
          </table:table-cell>
          <table:table-cell office:value-type="float" office:value="14.258" calcext:value-type="float">
            <text:p>14.258</text:p>
          </table:table-cell>
          <table:table-cell office:value-type="string" calcext:value-type="string">
            <text:p><text:s/>0.059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237" calcext:value-type="float">
            <text:p>68237</text:p>
          </table:table-cell>
          <table:table-cell/>
        </table:table-row>
        <table:table-row table:style-name="ro1">
          <table:table-cell office:value-type="string" calcext:value-type="string">
            <text:p>2MASSI_J2132114+134158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8.5:.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23.04797" calcext:value-type="float">
            <text:p>323.04797</text:p>
          </table:table-cell>
          <table:table-cell office:value-type="float" office:value="13.69951" calcext:value-type="float">
            <text:p>13.69951</text:p>
          </table:table-cell>
          <table:table-cell office:value-type="float" office:value="2454315" calcext:value-type="float">
            <text:p>2454315</text:p>
          </table:table-cell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.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966" calcext:value-type="float">
            <text:p>16.966</text:p>
          </table:table-cell>
          <table:table-cell office:value-type="string" calcext:value-type="string">
            <text:p><text:s/>0.068 1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<text:s/>0.065 1</text:p>
          </table:table-cell>
          <table:table-cell office:value-type="float" office:value="15.09" calcext:value-type="float">
            <text:p>15.09</text:p>
          </table:table-cell>
          <table:table-cell office:value-type="string" calcext:value-type="string">
            <text:p><text:s text:c="2"/>0.067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068" calcext:value-type="float">
            <text:p>17.068</text:p>
          </table:table-cell>
          <table:table-cell office:value-type="string" calcext:value-type="string">
            <text:p><text:s text:c="2"/>0.093 1</text:p>
          </table:table-cell>
          <table:table-cell office:value-type="float" office:value="15.905" calcext:value-type="float">
            <text:p>15.905</text:p>
          </table:table-cell>
          <table:table-cell office:value-type="string" calcext:value-type="string">
            <text:p><text:s/>0.065 1</text:p>
          </table:table-cell>
          <table:table-cell office:value-type="float" office:value="15.077" calcext:value-type="float">
            <text:p>15.077</text:p>
          </table:table-cell>
          <table:table-cell office:value-type="string" calcext:value-type="string">
            <text:p><text:s/>0.060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237" calcext:value-type="float">
            <text:p>68237</text:p>
          </table:table-cell>
          <table:table-cell/>
        </table:table-row>
        <table:table-row table:style-name="ro1">
          <table:table-cell office:value-type="string" calcext:value-type="string">
            <text:p>2MASSW_J2140293+162518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25.12199" calcext:value-type="float">
            <text:p>325.12199</text:p>
          </table:table-cell>
          <table:table-cell office:value-type="float" office:value="16.42172" calcext:value-type="float">
            <text:p>16.42172</text:p>
          </table:table-cell>
          <table:table-cell office:value-type="float" office:value="2454314.99" calcext:value-type="float">
            <text:p>2454314.99</text:p>
          </table:table-cell>
          <table:table-cell office:value-type="float" office:value="32.5" calcext:value-type="float">
            <text:p>32.5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64" calcext:value-type="float">
            <text:p>13.264</text:p>
          </table:table-cell>
          <table:table-cell office:value-type="string" calcext:value-type="string">
            <text:p><text:s/>0.057 1</text:p>
          </table:table-cell>
          <table:table-cell office:value-type="float" office:value="12.695" calcext:value-type="float">
            <text:p>12.695</text:p>
          </table:table-cell>
          <table:table-cell office:value-type="string" calcext:value-type="string">
            <text:p><text:s/>0.068 1</text:p>
          </table:table-cell>
          <table:table-cell office:value-type="float" office:value="12.245" calcext:value-type="float">
            <text:p>12.245</text:p>
          </table:table-cell>
          <table:table-cell office:value-type="string" calcext:value-type="string">
            <text:p><text:s text:c="2"/>0.03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17" calcext:value-type="float">
            <text:p>13.317</text:p>
          </table:table-cell>
          <table:table-cell office:value-type="string" calcext:value-type="string">
            <text:p><text:s text:c="2"/>0.058 1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<text:s/>0.068 1</text:p>
          </table:table-cell>
          <table:table-cell office:value-type="float" office:value="12.271" calcext:value-type="float">
            <text:p>12.271</text:p>
          </table:table-cell>
          <table:table-cell office:value-type="string" calcext:value-type="string">
            <text:p><text:s/>0.033 1</text:p>
          </table:table-cell>
          <table:table-cell office:value-type="string" calcext:value-type="string">
            <text:p><text:s text:c="2"/>57,68,137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WVK</text:p>
          </table:table-cell>
          <table:table-cell office:value-type="string" calcext:value-type="string">
            <text:p><text:s text:c="3"/>14,17,4</text:p>
          </table:table-cell>
          <table:table-cell office:value-type="string" calcext:value-type="string">
            <text:p>6,93,137</text:p>
          </table:table-cell>
        </table:table-row>
        <table:table-row table:style-name="ro1">
          <table:table-cell office:value-type="string" calcext:value-type="string">
            <text:p>2MASSW_J2140293+162518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9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25.12199" calcext:value-type="float">
            <text:p>325.12199</text:p>
          </table:table-cell>
          <table:table-cell office:value-type="float" office:value="16.42172" calcext:value-type="float">
            <text:p>16.42172</text:p>
          </table:table-cell>
          <table:table-cell office:value-type="float" office:value="2454314.99" calcext:value-type="float">
            <text:p>2454314.99</text:p>
          </table:table-cell>
          <table:table-cell office:value-type="float" office:value="32.5" calcext:value-type="float">
            <text:p>32.5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213" calcext:value-type="float">
            <text:p>14.213</text:p>
          </table:table-cell>
          <table:table-cell office:value-type="string" calcext:value-type="string">
            <text:p><text:s/>0.117 1</text:p>
          </table:table-cell>
          <table:table-cell office:value-type="float" office:value="13.602" calcext:value-type="float">
            <text:p>13.602</text:p>
          </table:table-cell>
          <table:table-cell office:value-type="string" calcext:value-type="string">
            <text:p><text:s/>0.131 1</text:p>
          </table:table-cell>
          <table:table-cell office:value-type="float" office:value="12.975" calcext:value-type="float">
            <text:p>12.975</text:p>
          </table:table-cell>
          <table:table-cell office:value-type="string" calcext:value-type="string">
            <text:p><text:s text:c="2"/>0.037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275" calcext:value-type="float">
            <text:p>14.275</text:p>
          </table:table-cell>
          <table:table-cell office:value-type="string" calcext:value-type="string">
            <text:p><text:s text:c="2"/>0.118 1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<text:s/>0.131 1</text:p>
          </table:table-cell>
          <table:table-cell office:value-type="float" office:value="13.011" calcext:value-type="float">
            <text:p>13.011</text:p>
          </table:table-cell>
          <table:table-cell office:value-type="string" calcext:value-type="string">
            <text:p><text:s/>0.037 1</text:p>
          </table:table-cell>
          <table:table-cell office:value-type="string" calcext:value-type="string">
            <text:p><text:s text:c="2"/>57,68,137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WVK</text:p>
          </table:table-cell>
          <table:table-cell office:value-type="string" calcext:value-type="string">
            <text:p><text:s text:c="3"/>14,17,4</text:p>
          </table:table-cell>
          <table:table-cell office:value-type="string" calcext:value-type="string">
            <text:p>6,93,137</text:p>
          </table:table-cell>
        </table:table-row>
        <table:table-row table:style-name="ro1">
          <table:table-cell office:value-type="string" calcext:value-type="string">
            <text:p>HN_Peg~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2.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4"/>young</text:p>
          </table:table-cell>
          <table:table-cell office:value-type="float" office:value="326.11863" calcext:value-type="float">
            <text:p>326.11863</text:p>
          </table:table-cell>
          <table:table-cell office:value-type="float" office:value="14.76883" calcext:value-type="float">
            <text:p>14.76883</text:p>
          </table:table-cell>
          <table:table-cell office:value-type="float" office:value="2451081.76" calcext:value-type="float">
            <text:p>2451081.76</text:p>
          </table:table-cell>
          <table:table-cell office:value-type="float" office:value="55.91" calcext:value-type="float">
            <text:p>55.91</text:p>
          </table:table-cell>
          <table:table-cell office:value-type="float" office:value="0.45" calcext:value-type="float">
            <text:p>0.45</text:p>
          </table:table-cell>
          <table:table-cell office:value-type="float" office:value="253" calcext:value-type="float">
            <text:p>253</text:p>
          </table:table-cell>
          <table:table-cell office:value-type="float" office:value="16.863" calcext:value-type="float">
            <text:p>16.863</text:p>
          </table:table-cell>
          <table:table-cell office:value-type="string" calcext:value-type="string">
            <text:p><text:s/>0.058 1</text:p>
          </table:table-cell>
          <table:table-cell office:value-type="float" office:value="15.86" calcext:value-type="float">
            <text:p>15.86</text:p>
          </table:table-cell>
          <table:table-cell office:value-type="string" calcext:value-type="string">
            <text:p><text:s/>0.030 0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<text:s/>0.030 0</text:p>
          </table:table-cell>
          <table:table-cell office:value-type="float" office:value="15.12" calcext:value-type="float">
            <text:p>15.1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704" calcext:value-type="float">
            <text:p>16.704</text:p>
          </table:table-cell>
          <table:table-cell office:value-type="string" calcext:value-type="string">
            <text:p><text:s text:c="2"/>0.163 0</text:p>
          </table:table-cell>
          <table:table-cell office:value-type="float" office:value="15.551" calcext:value-type="float">
            <text:p>15.551</text:p>
          </table:table-cell>
          <table:table-cell office:value-type="string" calcext:value-type="string">
            <text:p><text:s/>0.111 0</text:p>
          </table:table-cell>
          <table:table-cell office:value-type="float" office:value="15.631" calcext:value-type="float">
            <text:p>15.631</text:p>
          </table:table-cell>
          <table:table-cell office:value-type="string" calcext:value-type="string">
            <text:p><text:s/>0.249 0</text:p>
          </table:table-cell>
          <table:table-cell office:value-type="string" calcext:value-type="string">
            <text:p><text:s text:c="2"/>57,68,178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string" calcext:value-type="string">
            <text:p><text:s text:c="2"/>K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Wolf_940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.5</text:p>
          </table:table-cell>
          <table:table-cell office:value-type="string" calcext:value-type="string">
            <text:p><text:s text:c="2"/>36,56</text:p>
          </table:table-cell>
          <table:table-cell office:value-type="string" calcext:value-type="string">
            <text:p><text:s text:c="4"/>null</text:p>
          </table:table-cell>
          <table:table-cell office:value-type="float" office:value="326.66179" calcext:value-type="float">
            <text:p>326.66179</text:p>
          </table:table-cell>
          <table:table-cell office:value-type="float" office:value="-0.17742" calcext:value-type="float">
            <text:p>-0.17742</text:p>
          </table:table-cell>
          <table:table-cell office:value-type="float" office:value="2454386" calcext:value-type="float">
            <text:p>2454386</text:p>
          </table:table-cell>
          <table:table-cell office:value-type="float" office:value="83.5" calcext:value-type="float">
            <text:p>83.5</text:p>
          </table:table-cell>
          <table:table-cell office:value-type="float" office:value="3.9" calcext:value-type="float">
            <text:p>3.9</text:p>
          </table:table-cell>
          <table:table-cell office:value-type="float" office:value="252" calcext:value-type="float">
            <text:p>252</text:p>
          </table:table-cell>
          <table:table-cell office:value-type="float" office:value="18.97" calcext:value-type="float">
            <text:p>18.97</text:p>
          </table:table-cell>
          <table:table-cell office:value-type="string" calcext:value-type="string">
            <text:p><text:s/>0.040 0</text:p>
          </table:table-cell>
          <table:table-cell office:value-type="float" office:value="18.18" calcext:value-type="float">
            <text:p>18.18</text:p>
          </table:table-cell>
          <table:table-cell office:value-type="string" calcext:value-type="string">
            <text:p><text:s/>0.030 0</text:p>
          </table:table-cell>
          <table:table-cell office:value-type="float" office:value="18.77" calcext:value-type="float">
            <text:p>18.77</text:p>
          </table:table-cell>
          <table:table-cell office:value-type="string" calcext:value-type="string">
            <text:p><text:s/>0.030 0</text:p>
          </table:table-cell>
          <table:table-cell office:value-type="float" office:value="18.97" calcext:value-type="float">
            <text:p>18.97</text:p>
          </table:table-cell>
          <table:table-cell office:value-type="string" calcext:value-type="string">
            <text:p><text:s text:c="2"/>0.06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K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2MASS_J21513839-$485354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327.90997" calcext:value-type="float">
            <text:p>327.90997</text:p>
          </table:table-cell>
          <table:table-cell office:value-type="float" office:value="-48.8984" calcext:value-type="float">
            <text:p>-48.8984</text:p>
          </table:table-cell>
          <table:table-cell office:value-type="float" office:value="2451440.67" calcext:value-type="float">
            <text:p>2451440.67</text:p>
          </table:table-cell>
          <table:table-cell office:value-type="float" office:value="50.4" calcext:value-type="float">
            <text:p>50.4</text:p>
          </table:table-cell>
          <table:table-cell office:value-type="float" office:value="6.7" calcext:value-type="float">
            <text:p>6.7</text:p>
          </table:table-cell>
          <table:table-cell office:value-type="float" office:value="71" calcext:value-type="float">
            <text:p>71</text:p>
          </table:table-cell>
          <table:table-cell office:value-type="float" office:value="16.705" calcext:value-type="float">
            <text:p>16.705</text:p>
          </table:table-cell>
          <table:table-cell office:value-type="string" calcext:value-type="string">
            <text:p><text:s/>0.090 1</text:p>
          </table:table-cell>
          <table:table-cell office:value-type="float" office:value="15.531" calcext:value-type="float">
            <text:p>15.531</text:p>
          </table:table-cell>
          <table:table-cell office:value-type="string" calcext:value-type="string">
            <text:p><text:s/>0.075 1</text:p>
          </table:table-cell>
          <table:table-cell office:value-type="float" office:value="15.233" calcext:value-type="float">
            <text:p>15.233</text:p>
          </table:table-cell>
          <table:table-cell office:value-type="string" calcext:value-type="string">
            <text:p><text:s/>0.096 1</text:p>
          </table:table-cell>
          <table:table-cell office:value-type="float" office:value="15.528" calcext:value-type="float">
            <text:p>15.528</text:p>
          </table:table-cell>
          <table:table-cell office:value-type="string" calcext:value-type="string">
            <text:p><text:s text:c="2"/>0.18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73" calcext:value-type="float">
            <text:p>15.73</text:p>
          </table:table-cell>
          <table:table-cell office:value-type="string" calcext:value-type="string">
            <text:p><text:s text:c="2"/>0.075 0</text:p>
          </table:table-cell>
          <table:table-cell office:value-type="float" office:value="15.168" calcext:value-type="float">
            <text:p>15.168</text:p>
          </table:table-cell>
          <table:table-cell office:value-type="string" calcext:value-type="string">
            <text:p><text:s/>0.096 0</text:p>
          </table:table-cell>
          <table:table-cell office:value-type="float" office:value="15.431" calcext:value-type="float">
            <text:p>15.431</text:p>
          </table:table-cell>
          <table:table-cell office:value-type="string" calcext:value-type="string">
            <text:p><text:s/>0.184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SPM_J2158+6117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4"/>null</text:p>
          </table:table-cell>
          <table:table-cell office:value-type="float" office:value="329.64408" calcext:value-type="float">
            <text:p>329.64408</text:p>
          </table:table-cell>
          <table:table-cell office:value-type="float" office:value="61.285" calcext:value-type="float">
            <text:p>61.285</text:p>
          </table:table-cell>
          <table:table-cell office:value-type="float" office:value="2451448.82" calcext:value-type="float">
            <text:p>2451448.82</text:p>
          </table:table-cell>
          <table:table-cell office:value-type="float" office:value="59.17" calcext:value-type="float">
            <text:p>59.17</text:p>
          </table:table-cell>
          <table:table-cell office:value-type="float" office:value="2.16" calcext:value-type="float">
            <text:p>2.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292" calcext:value-type="float">
            <text:p>11.292</text:p>
          </table:table-cell>
          <table:table-cell office:value-type="string" calcext:value-type="string">
            <text:p><text:s text:c="2"/>0.027 0</text:p>
          </table:table-cell>
          <table:table-cell office:value-type="float" office:value="10.785" calcext:value-type="float">
            <text:p>10.785</text:p>
          </table:table-cell>
          <table:table-cell office:value-type="string" calcext:value-type="string">
            <text:p><text:s/>0.031 0</text:p>
          </table:table-cell>
          <table:table-cell office:value-type="float" office:value="10.447" calcext:value-type="float">
            <text:p>10.447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\epsilon$_Ind~B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 text:c="4"/>null</text:p>
          </table:table-cell>
          <table:table-cell office:value-type="float" office:value="331.04384" calcext:value-type="float">
            <text:p>331.04384</text:p>
          </table:table-cell>
          <table:table-cell office:value-type="float" office:value="-56.78271" calcext:value-type="float">
            <text:p>-56.78271</text:p>
          </table:table-cell>
          <table:table-cell office:value-type="float" office:value="2451490.61" calcext:value-type="float">
            <text:p>2451490.61</text:p>
          </table:table-cell>
          <table:table-cell office:value-type="float" office:value="276.06" calcext:value-type="float">
            <text:p>276.06</text:p>
          </table:table-cell>
          <table:table-cell office:value-type="float" office:value="0.28" calcext:value-type="float">
            <text:p>0.2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157" calcext:value-type="float">
            <text:p>12.157</text:p>
          </table:table-cell>
          <table:table-cell office:value-type="string" calcext:value-type="string">
            <text:p><text:s/>0.022 0</text:p>
          </table:table-cell>
          <table:table-cell office:value-type="float" office:value="11.599" calcext:value-type="float">
            <text:p>11.599</text:p>
          </table:table-cell>
          <table:table-cell office:value-type="string" calcext:value-type="string">
            <text:p><text:s/>0.017 0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<text:s text:c="2"/>0.018 0</text:p>
          </table:table-cell>
          <table:table-cell office:value-type="float" office:value="9.708" calcext:value-type="float">
            <text:p>9.708</text:p>
          </table:table-cell>
          <table:table-cell office:value-type="string" calcext:value-type="string">
            <text:p><text:s/>0.051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289" calcext:value-type="float">
            <text:p>12.289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1.514" calcext:value-type="float">
            <text:p>11.514</text:p>
          </table:table-cell>
          <table:table-cell office:value-type="string" calcext:value-type="string">
            <text:p><text:s/>0.025 0</text:p>
          </table:table-cell>
          <table:table-cell office:value-type="float" office:value="11.351" calcext:value-type="float">
            <text:p>11.351</text:p>
          </table:table-cell>
          <table:table-cell office:value-type="string" calcext:value-type="string">
            <text:p><text:s/>0.021 0</text:p>
          </table:table-cell>
          <table:table-cell office:value-type="float" office:value="57123" calcext:value-type="float">
            <text:p>57123</text:p>
          </table:table-cell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 text:c="2"/>V</text:p>
          </table:table-cell>
          <table:table-cell office:value-type="float" office:value="123189" calcext:value-type="float">
            <text:p>123189</text:p>
          </table:table-cell>
          <table:table-cell/>
        </table:table-row>
        <table:table-row table:style-name="ro1">
          <table:table-cell office:value-type="string" calcext:value-type="string">
            <text:p>\epsilon$_Ind~B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 text:c="4"/>null</text:p>
          </table:table-cell>
          <table:table-cell office:value-type="float" office:value="331.04384" calcext:value-type="float">
            <text:p>331.04384</text:p>
          </table:table-cell>
          <table:table-cell office:value-type="float" office:value="-56.78271" calcext:value-type="float">
            <text:p>-56.78271</text:p>
          </table:table-cell>
          <table:table-cell office:value-type="float" office:value="2451490.61" calcext:value-type="float">
            <text:p>2451490.61</text:p>
          </table:table-cell>
          <table:table-cell office:value-type="float" office:value="276.06" calcext:value-type="float">
            <text:p>276.06</text:p>
          </table:table-cell>
          <table:table-cell office:value-type="float" office:value="0.28" calcext:value-type="float">
            <text:p>0.2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52" calcext:value-type="float">
            <text:p>13.052</text:p>
          </table:table-cell>
          <table:table-cell office:value-type="string" calcext:value-type="string">
            <text:p><text:s/>0.023 0</text:p>
          </table:table-cell>
          <table:table-cell office:value-type="float" office:value="13.404" calcext:value-type="float">
            <text:p>13.404</text:p>
          </table:table-cell>
          <table:table-cell office:value-type="string" calcext:value-type="string">
            <text:p><text:s/>0.020 0</text:p>
          </table:table-cell>
          <table:table-cell office:value-type="float" office:value="13.64" calcext:value-type="float">
            <text:p>13.64</text:p>
          </table:table-cell>
          <table:table-cell office:value-type="string" calcext:value-type="string">
            <text:p><text:s text:c="2"/>0.020 0</text:p>
          </table:table-cell>
          <table:table-cell office:value-type="float" office:value="11.338" calcext:value-type="float">
            <text:p>11.338</text:p>
          </table:table-cell>
          <table:table-cell office:value-type="string" calcext:value-type="string">
            <text:p><text:s/>0.06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29" calcext:value-type="float">
            <text:p>13.229</text:p>
          </table:table-cell>
          <table:table-cell office:value-type="string" calcext:value-type="string">
            <text:p><text:s text:c="2"/>0.031 0</text:p>
          </table:table-cell>
          <table:table-cell office:value-type="float" office:value="13.204" calcext:value-type="float">
            <text:p>13.204</text:p>
          </table:table-cell>
          <table:table-cell office:value-type="string" calcext:value-type="string">
            <text:p><text:s/>0.035 0</text:p>
          </table:table-cell>
          <table:table-cell office:value-type="float" office:value="13.482" calcext:value-type="float">
            <text:p>13.482</text:p>
          </table:table-cell>
          <table:table-cell office:value-type="string" calcext:value-type="string">
            <text:p><text:s/>0.021 0</text:p>
          </table:table-cell>
          <table:table-cell office:value-type="float" office:value="57123" calcext:value-type="float">
            <text:p>57123</text:p>
          </table:table-cell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 text:c="2"/>V</text:p>
          </table:table-cell>
          <table:table-cell office:value-type="float" office:value="123189" calcext:value-type="float">
            <text:p>123189</text:p>
          </table:table-cell>
          <table:table-cell/>
        </table:table-row>
        <table:table-row table:style-name="ro1">
          <table:table-cell office:value-type="string" calcext:value-type="string">
            <text:p>2MASSW_J2206228-$204705A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null</text:p>
          </table:table-cell>
          <table:table-cell office:value-type="float" office:value="331.59521" calcext:value-type="float">
            <text:p>331.59521</text:p>
          </table:table-cell>
          <table:table-cell office:value-type="float" office:value="-20.78472" calcext:value-type="float">
            <text:p>-20.78472</text:p>
          </table:table-cell>
          <table:table-cell office:value-type="float" office:value="2454636.11" calcext:value-type="float">
            <text:p>2454636.11</text:p>
          </table:table-cell>
          <table:table-cell office:value-type="float" office:value="35.7" calcext:value-type="float">
            <text:p>35.7</text:p>
          </table:table-cell>
          <table:table-cell office:value-type="float" office:value="1.2" calcext:value-type="float">
            <text:p>1.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44" calcext:value-type="float">
            <text:p>13.044</text:p>
          </table:table-cell>
          <table:table-cell office:value-type="string" calcext:value-type="string">
            <text:p><text:s/>0.024 1</text:p>
          </table:table-cell>
          <table:table-cell office:value-type="float" office:value="12.441" calcext:value-type="float">
            <text:p>12.441</text:p>
          </table:table-cell>
          <table:table-cell office:value-type="string" calcext:value-type="string">
            <text:p><text:s/>0.024 1</text:p>
          </table:table-cell>
          <table:table-cell office:value-type="float" office:value="12.009" calcext:value-type="float">
            <text:p>12.009</text:p>
          </table:table-cell>
          <table:table-cell office:value-type="string" calcext:value-type="string">
            <text:p><text:s text:c="2"/>0.027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93" calcext:value-type="float">
            <text:p>13.093</text:p>
          </table:table-cell>
          <table:table-cell office:value-type="string" calcext:value-type="string">
            <text:p><text:s text:c="2"/>0.024 1</text:p>
          </table:table-cell>
          <table:table-cell office:value-type="float" office:value="12.402" calcext:value-type="float">
            <text:p>12.402</text:p>
          </table:table-cell>
          <table:table-cell office:value-type="string" calcext:value-type="string">
            <text:p><text:s/>0.024 1</text:p>
          </table:table-cell>
          <table:table-cell office:value-type="float" office:value="12.035" calcext:value-type="float">
            <text:p>12.035</text:p>
          </table:table-cell>
          <table:table-cell office:value-type="string" calcext:value-type="string">
            <text:p><text:s/>0.027 0</text:p>
          </table:table-cell>
          <table:table-cell office:value-type="string" calcext:value-type="string">
            <text:p><text:s text:c="2"/>57,64,68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WVK</text:p>
          </table:table-cell>
          <table:table-cell office:value-type="string" calcext:value-type="string">
            <text:p><text:s text:c="3"/>14,46,6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string" calcext:value-type="string">
            <text:p>2MASSW_J2206228-$204705B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null</text:p>
          </table:table-cell>
          <table:table-cell office:value-type="float" office:value="331.59521" calcext:value-type="float">
            <text:p>331.59521</text:p>
          </table:table-cell>
          <table:table-cell office:value-type="float" office:value="-20.78472" calcext:value-type="float">
            <text:p>-20.78472</text:p>
          </table:table-cell>
          <table:table-cell office:value-type="float" office:value="2454636.11" calcext:value-type="float">
            <text:p>2454636.11</text:p>
          </table:table-cell>
          <table:table-cell office:value-type="float" office:value="35.7" calcext:value-type="float">
            <text:p>35.7</text:p>
          </table:table-cell>
          <table:table-cell office:value-type="float" office:value="1.2" calcext:value-type="float">
            <text:p>1.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04" calcext:value-type="float">
            <text:p>13.104</text:p>
          </table:table-cell>
          <table:table-cell office:value-type="string" calcext:value-type="string">
            <text:p><text:s/>0.024 1</text:p>
          </table:table-cell>
          <table:table-cell office:value-type="float" office:value="12.506" calcext:value-type="float">
            <text:p>12.506</text:p>
          </table:table-cell>
          <table:table-cell office:value-type="string" calcext:value-type="string">
            <text:p><text:s/>0.024 1</text:p>
          </table:table-cell>
          <table:table-cell office:value-type="float" office:value="12.076" calcext:value-type="float">
            <text:p>12.076</text:p>
          </table:table-cell>
          <table:table-cell office:value-type="string" calcext:value-type="string">
            <text:p><text:s text:c="2"/>0.027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53" calcext:value-type="float">
            <text:p>13.153</text:p>
          </table:table-cell>
          <table:table-cell office:value-type="string" calcext:value-type="string">
            <text:p><text:s text:c="2"/>0.024 1</text:p>
          </table:table-cell>
          <table:table-cell office:value-type="float" office:value="12.472" calcext:value-type="float">
            <text:p>12.472</text:p>
          </table:table-cell>
          <table:table-cell office:value-type="string" calcext:value-type="string">
            <text:p><text:s/>0.024 1</text:p>
          </table:table-cell>
          <table:table-cell office:value-type="float" office:value="12.102" calcext:value-type="float">
            <text:p>12.102</text:p>
          </table:table-cell>
          <table:table-cell office:value-type="string" calcext:value-type="string">
            <text:p><text:s/>0.028 0</text:p>
          </table:table-cell>
          <table:table-cell office:value-type="string" calcext:value-type="string">
            <text:p><text:s text:c="2"/>57,64,68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WVK</text:p>
          </table:table-cell>
          <table:table-cell office:value-type="string" calcext:value-type="string">
            <text:p><text:s text:c="3"/>14,46,6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string" calcext:value-type="string">
            <text:p>GRH_2208-$20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4"/>null</text:p>
          </table:table-cell>
          <table:table-cell office:value-type="float" office:value="332.7083" calcext:value-type="float">
            <text:p>332.7083</text:p>
          </table:table-cell>
          <table:table-cell office:value-type="float" office:value="-19.8736" calcext:value-type="float">
            <text:p>-19.8736</text:p>
          </table:table-cell>
          <table:table-cell office:value-type="float" office:value="2450998.85" calcext:value-type="float">
            <text:p>2450998.85</text:p>
          </table:table-cell>
          <table:table-cell office:value-type="float" office:value="24.7" calcext:value-type="float">
            <text:p>24.7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0.033 0</text:p>
          </table:table-cell>
          <table:table-cell office:value-type="float" office:value="13.498" calcext:value-type="float">
            <text:p>13.498</text:p>
          </table:table-cell>
          <table:table-cell office:value-type="string" calcext:value-type="string">
            <text:p><text:s/>0.033 0</text:p>
          </table:table-cell>
          <table:table-cell office:value-type="float" office:value="13.151" calcext:value-type="float">
            <text:p>13.151</text:p>
          </table:table-cell>
          <table:table-cell office:value-type="string" calcext:value-type="string">
            <text:p><text:s/>0.038 0</text:p>
          </table:table-cell>
          <table:table-cell office:value-type="float" office:value="57" calcext:value-type="float">
            <text:p>57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VLM_890-60235</text:p>
          </table:table-cell>
          <table:table-cell office:value-type="string" calcext:value-type="string">
            <text:p><text:s text:c="3"/>M7</text:p>
          </table:table-cell>
          <table:table-cell office:value-type="string" calcext:value-type="string">
            <text:p><text:s text:c="3"/>nul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4"/>null</text:p>
          </table:table-cell>
          <table:table-cell office:value-type="float" office:value="335.77313" calcext:value-type="float">
            <text:p>335.77313</text:p>
          </table:table-cell>
          <table:table-cell office:value-type="float" office:value="0.503" calcext:value-type="float">
            <text:p>0.503</text:p>
          </table:table-cell>
          <table:table-cell office:value-type="float" office:value="2451742.81" calcext:value-type="float">
            <text:p>2451742.81</text:p>
          </table:table-cell>
          <table:table-cell office:value-type="float" office:value="19.4" calcext:value-type="float">
            <text:p>19.4</text:p>
          </table:table-cell>
          <table:table-cell office:value-type="float" office:value="2.2" calcext:value-type="float">
            <text:p>2.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117" calcext:value-type="float">
            <text:p>14.117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522" calcext:value-type="float">
            <text:p>13.522</text:p>
          </table:table-cell>
          <table:table-cell office:value-type="string" calcext:value-type="string">
            <text:p><text:s/>0.026 0</text:p>
          </table:table-cell>
          <table:table-cell office:value-type="float" office:value="13.117" calcext:value-type="float">
            <text:p>13.117</text:p>
          </table:table-cell>
          <table:table-cell office:value-type="string" calcext:value-type="string">
            <text:p><text:s/>0.038 0</text:p>
          </table:table-cell>
          <table:table-cell office:value-type="float" office:value="57" calcext:value-type="float">
            <text:p>57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2224438-$015852</text:p>
          </table:table-cell>
          <table:table-cell office:value-type="string" calcext:value-type="string">
            <text:p><text:s text:c="3"/>L4.5</text:p>
          </table:table-cell>
          <table:table-cell office:value-type="string" calcext:value-type="string">
            <text:p><text:s text:c="3"/>L3.5</text:p>
          </table:table-cell>
          <table:table-cell office:value-type="float" office:value="129135" calcext:value-type="float">
            <text:p>129135</text:p>
          </table:table-cell>
          <table:table-cell office:value-type="string" calcext:value-type="string">
            <text:p><text:s text:c="4"/>v-red</text:p>
          </table:table-cell>
          <table:table-cell office:value-type="float" office:value="336.18387" calcext:value-type="float">
            <text:p>336.18387</text:p>
          </table:table-cell>
          <table:table-cell office:value-type="float" office:value="-1.98302" calcext:value-type="float">
            <text:p>-1.98302</text:p>
          </table:table-cell>
          <table:table-cell office:value-type="float" office:value="2454316.97" calcext:value-type="float">
            <text:p>2454316.97</text:p>
          </table:table-cell>
          <table:table-cell office:value-type="float" office:value="86.2" calcext:value-type="float">
            <text:p>86.2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float" office:value="15.321" calcext:value-type="float">
            <text:p>15.321</text:p>
          </table:table-cell>
          <table:table-cell office:value-type="string" calcext:value-type="string">
            <text:p><text:s/>0.057 1</text:p>
          </table:table-cell>
          <table:table-cell office:value-type="float" office:value="13.89" calcext:value-type="float">
            <text:p>13.89</text:p>
          </table:table-cell>
          <table:table-cell office:value-type="string" calcext:value-type="string">
            <text:p><text:s/>0.030 0</text:p>
          </table:table-cell>
          <table:table-cell office:value-type="float" office:value="12.84" calcext:value-type="float">
            <text:p>12.84</text:p>
          </table:table-cell>
          <table:table-cell office:value-type="string" calcext:value-type="string">
            <text:p><text:s/>0.030 0</text:p>
          </table:table-cell>
          <table:table-cell office:value-type="float" office:value="11.98" calcext:value-type="float">
            <text:p>11.98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<text:s/>0.050 0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<text:s/>0.050 0</text:p>
          </table:table-cell>
          <table:table-cell office:value-type="float" office:value="14.073" calcext:value-type="float">
            <text:p>14.073</text:p>
          </table:table-cell>
          <table:table-cell office:value-type="string" calcext:value-type="string">
            <text:p><text:s text:c="2"/>0.027 0</text:p>
          </table:table-cell>
          <table:table-cell office:value-type="float" office:value="12.818" calcext:value-type="float">
            <text:p>12.818</text:p>
          </table:table-cell>
          <table:table-cell office:value-type="string" calcext:value-type="string">
            <text:p><text:s/>0.026 0</text:p>
          </table:table-cell>
          <table:table-cell office:value-type="float" office:value="12.022" calcext:value-type="float">
            <text:p>12.022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57,68,97,135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N</text:p>
          </table:table-cell>
          <table:table-cell office:value-type="float" office:value="93216" calcext:value-type="float">
            <text:p>93216</text:p>
          </table:table-cell>
          <table:table-cell/>
        </table:table-row>
        <table:table-row table:style-name="ro1">
          <table:table-cell office:value-type="string" calcext:value-type="string">
            <text:p>2MASS_J22282889-$431026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337.12039" calcext:value-type="float">
            <text:p>337.12039</text:p>
          </table:table-cell>
          <table:table-cell office:value-type="float" office:value="-43.17397" calcext:value-type="float">
            <text:p>-43.17397</text:p>
          </table:table-cell>
          <table:table-cell office:value-type="float" office:value="2451140.53" calcext:value-type="float">
            <text:p>2451140.53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6.557" calcext:value-type="float">
            <text:p>16.557</text:p>
          </table:table-cell>
          <table:table-cell office:value-type="string" calcext:value-type="string">
            <text:p><text:s/>0.088 1</text:p>
          </table:table-cell>
          <table:table-cell office:value-type="float" office:value="15.422" calcext:value-type="float">
            <text:p>15.422</text:p>
          </table:table-cell>
          <table:table-cell office:value-type="string" calcext:value-type="string">
            <text:p><text:s/>0.073 1</text:p>
          </table:table-cell>
          <table:table-cell office:value-type="float" office:value="15.412" calcext:value-type="float">
            <text:p>15.412</text:p>
          </table:table-cell>
          <table:table-cell office:value-type="string" calcext:value-type="string">
            <text:p><text:s/>0.117 1</text:p>
          </table:table-cell>
          <table:table-cell office:value-type="float" office:value="15.409" calcext:value-type="float">
            <text:p>15.409</text:p>
          </table:table-cell>
          <table:table-cell office:value-type="string" calcext:value-type="string">
            <text:p><text:s text:c="2"/>0.206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662" calcext:value-type="float">
            <text:p>15.662</text:p>
          </table:table-cell>
          <table:table-cell office:value-type="string" calcext:value-type="string">
            <text:p><text:s text:c="2"/>0.073 0</text:p>
          </table:table-cell>
          <table:table-cell office:value-type="float" office:value="15.363" calcext:value-type="float">
            <text:p>15.363</text:p>
          </table:table-cell>
          <table:table-cell office:value-type="string" calcext:value-type="string">
            <text:p><text:s/>0.117 0</text:p>
          </table:table-cell>
          <table:table-cell office:value-type="float" office:value="15.296" calcext:value-type="float">
            <text:p>15.296</text:p>
          </table:table-cell>
          <table:table-cell office:value-type="string" calcext:value-type="string">
            <text:p><text:s/>0.206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523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4"/>null</text:p>
          </table:table-cell>
          <table:table-cell office:value-type="float" office:value="337.22667" calcext:value-type="float">
            <text:p>337.22667</text:p>
          </table:table-cell>
          <table:table-cell office:value-type="float" office:value="-13.42163" calcext:value-type="float">
            <text:p>-13.42163</text:p>
          </table:table-cell>
          <table:table-cell office:value-type="float" office:value="2450989.85" calcext:value-type="float">
            <text:p>2450989.85</text:p>
          </table:table-cell>
          <table:table-cell office:value-type="float" office:value="88.8" calcext:value-type="float">
            <text:p>88.8</text:p>
          </table:table-cell>
          <table:table-cell office:value-type="float" office:value="4.9" calcext:value-type="float">
            <text:p>4.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768" calcext:value-type="float">
            <text:p>10.768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0.217" calcext:value-type="float">
            <text:p>10.217</text:p>
          </table:table-cell>
          <table:table-cell office:value-type="string" calcext:value-type="string">
            <text:p><text:s/>0.025 0</text:p>
          </table:table-cell>
          <table:table-cell office:value-type="float" office:value="9.843" calcext:value-type="float">
            <text:p>9.843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22344161+4041387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6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young,Lk</text:p>
          </table:table-cell>
          <table:table-cell office:value-type="string" calcext:value-type="string">
            <text:p>Ha233 <text:s text:c="6"/>338.67340</text:p>
          </table:table-cell>
          <table:table-cell office:value-type="float" office:value="40.69411" calcext:value-type="float">
            <text:p>40.69411</text:p>
          </table:table-cell>
          <table:table-cell office:value-type="float" office:value="2451096.59" calcext:value-type="float">
            <text:p>2451096.59</text:p>
          </table:table-cell>
          <table:table-cell office:value-type="float" office:value="3.08" calcext:value-type="float">
            <text:p>3.08</text:p>
          </table:table-cell>
          <table:table-cell office:value-type="float" office:value="0.56" calcext:value-type="float">
            <text:p>0.5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<text:s/>0.026 1</text:p>
          </table:table-cell>
          <table:table-cell office:value-type="float" office:value="12.577" calcext:value-type="float">
            <text:p>12.577</text:p>
          </table:table-cell>
          <table:table-cell office:value-type="string" calcext:value-type="string">
            <text:p><text:s/>0.022 1</text:p>
          </table:table-cell>
          <table:table-cell office:value-type="float" office:value="12.139" calcext:value-type="float">
            <text:p>12.139</text:p>
          </table:table-cell>
          <table:table-cell office:value-type="string" calcext:value-type="string">
            <text:p><text:s text:c="2"/>0.025 1</text:p>
          </table:table-cell>
          <table:table-cell office:value-type="float" office:value="11.164" calcext:value-type="float">
            <text:p>11.164</text:p>
          </table:table-cell>
          <table:table-cell office:value-type="string" calcext:value-type="string">
            <text:p><text:s/>0.061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96" calcext:value-type="float">
            <text:p>13.296</text:p>
          </table:table-cell>
          <table:table-cell office:value-type="string" calcext:value-type="string">
            <text:p><text:s text:c="2"/>0.026 1</text:p>
          </table:table-cell>
          <table:table-cell office:value-type="float" office:value="12.537" calcext:value-type="float">
            <text:p>12.537</text:p>
          </table:table-cell>
          <table:table-cell office:value-type="string" calcext:value-type="string">
            <text:p><text:s/>0.022 1</text:p>
          </table:table-cell>
          <table:table-cell office:value-type="float" office:value="12.171" calcext:value-type="float">
            <text:p>12.171</text:p>
          </table:table-cell>
          <table:table-cell office:value-type="string" calcext:value-type="string">
            <text:p><text:s/>0.025 0</text:p>
          </table:table-cell>
          <table:table-cell office:value-type="string" calcext:value-type="string">
            <text:p><text:s text:c="2"/>4,57,68</text:p>
          </table:table-cell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MASS_J22344161+4041387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6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young,Lk</text:p>
          </table:table-cell>
          <table:table-cell office:value-type="string" calcext:value-type="string">
            <text:p>Ha233 <text:s text:c="6"/>338.67340</text:p>
          </table:table-cell>
          <table:table-cell office:value-type="float" office:value="40.69411" calcext:value-type="float">
            <text:p>40.69411</text:p>
          </table:table-cell>
          <table:table-cell office:value-type="float" office:value="2451096.59" calcext:value-type="float">
            <text:p>2451096.59</text:p>
          </table:table-cell>
          <table:table-cell office:value-type="float" office:value="3.08" calcext:value-type="float">
            <text:p>3.08</text:p>
          </table:table-cell>
          <table:table-cell office:value-type="float" office:value="0.56" calcext:value-type="float">
            <text:p>0.5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1" calcext:value-type="float">
            <text:p>13.31</text:p>
          </table:table-cell>
          <table:table-cell office:value-type="string" calcext:value-type="string">
            <text:p><text:s/>0.027 1</text:p>
          </table:table-cell>
          <table:table-cell office:value-type="float" office:value="12.673" calcext:value-type="float">
            <text:p>12.673</text:p>
          </table:table-cell>
          <table:table-cell office:value-type="string" calcext:value-type="string">
            <text:p><text:s/>0.022 1</text:p>
          </table:table-cell>
          <table:table-cell office:value-type="float" office:value="12.189" calcext:value-type="float">
            <text:p>12.189</text:p>
          </table:table-cell>
          <table:table-cell office:value-type="string" calcext:value-type="string">
            <text:p><text:s text:c="2"/>0.025 1</text:p>
          </table:table-cell>
          <table:table-cell office:value-type="float" office:value="11.394" calcext:value-type="float">
            <text:p>11.394</text:p>
          </table:table-cell>
          <table:table-cell office:value-type="string" calcext:value-type="string">
            <text:p><text:s/>0.062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56" calcext:value-type="float">
            <text:p>13.356</text:p>
          </table:table-cell>
          <table:table-cell office:value-type="string" calcext:value-type="string">
            <text:p><text:s text:c="2"/>0.027 1</text:p>
          </table:table-cell>
          <table:table-cell office:value-type="float" office:value="12.637" calcext:value-type="float">
            <text:p>12.637</text:p>
          </table:table-cell>
          <table:table-cell office:value-type="string" calcext:value-type="string">
            <text:p><text:s/>0.022 1</text:p>
          </table:table-cell>
          <table:table-cell office:value-type="float" office:value="12.221" calcext:value-type="float">
            <text:p>12.221</text:p>
          </table:table-cell>
          <table:table-cell office:value-type="string" calcext:value-type="string">
            <text:p><text:s/>0.025 0</text:p>
          </table:table-cell>
          <table:table-cell office:value-type="string" calcext:value-type="string">
            <text:p><text:s text:c="2"/>4,57,68</text:p>
          </table:table-cell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P_460-44</text:p>
          </table:table-cell>
          <table:table-cell office:value-type="string" calcext:value-type="string">
            <text:p><text:s text:c="3"/>M7</text:p>
          </table:table-cell>
          <table:table-cell office:value-type="string" calcext:value-type="string">
            <text:p><text:s text:c="3"/>nul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4"/>null</text:p>
          </table:table-cell>
          <table:table-cell office:value-type="float" office:value="338.95442" calcext:value-type="float">
            <text:p>338.95442</text:p>
          </table:table-cell>
          <table:table-cell office:value-type="float" office:value="18.67497" calcext:value-type="float">
            <text:p>18.67497</text:p>
          </table:table-cell>
          <table:table-cell office:value-type="float" office:value="2450725.67" calcext:value-type="float">
            <text:p>2450725.67</text:p>
          </table:table-cell>
          <table:table-cell office:value-type="float" office:value="43.54" calcext:value-type="float">
            <text:p>43.54</text:p>
          </table:table-cell>
          <table:table-cell office:value-type="float" office:value="3.55" calcext:value-type="float">
            <text:p>3.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393" calcext:value-type="float">
            <text:p>12.393</text:p>
          </table:table-cell>
          <table:table-cell office:value-type="string" calcext:value-type="string">
            <text:p><text:s text:c="2"/>0.020 0</text:p>
          </table:table-cell>
          <table:table-cell office:value-type="float" office:value="11.773" calcext:value-type="float">
            <text:p>11.773</text:p>
          </table:table-cell>
          <table:table-cell office:value-type="string" calcext:value-type="string">
            <text:p><text:s/>0.022 0</text:p>
          </table:table-cell>
          <table:table-cell office:value-type="float" office:value="11.365" calcext:value-type="float">
            <text:p>11.365</text:p>
          </table:table-cell>
          <table:table-cell office:value-type="string" calcext:value-type="string">
            <text:p><text:s/>0.020 0</text:p>
          </table:table-cell>
          <table:table-cell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G_216-7B</text:p>
          </table:table-cell>
          <table:table-cell office:value-type="string" calcext:value-type="string">
            <text:p><text:s text:c="3"/>M9.5</text:p>
          </table:table-cell>
          <table:table-cell office:value-type="string" calcext:value-type="string">
            <text:p><text:s text:c="3"/>nul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4"/>null</text:p>
          </table:table-cell>
          <table:table-cell office:value-type="float" office:value="339.38565" calcext:value-type="float">
            <text:p>339.38565</text:p>
          </table:table-cell>
          <table:table-cell office:value-type="float" office:value="39.37772" calcext:value-type="float">
            <text:p>39.37772</text:p>
          </table:table-cell>
          <table:table-cell office:value-type="float" office:value="2451096.62" calcext:value-type="float">
            <text:p>2451096.62</text:p>
          </table:table-cell>
          <table:table-cell office:value-type="float" office:value="51.17" calcext:value-type="float">
            <text:p>51.17</text:p>
          </table:table-cell>
          <table:table-cell office:value-type="float" office:value="1.62" calcext:value-type="float">
            <text:p>1.6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43" calcext:value-type="float">
            <text:p>13.343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2.691" calcext:value-type="float">
            <text:p>12.691</text:p>
          </table:table-cell>
          <table:table-cell office:value-type="string" calcext:value-type="string">
            <text:p><text:s/>0.021 0</text:p>
          </table:table-cell>
          <table:table-cell office:value-type="float" office:value="12.178" calcext:value-type="float">
            <text:p>12.178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 text:c="2"/>N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ULAS_J223955.76+003252.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4"/>null</text:p>
          </table:table-cell>
          <table:table-cell office:value-type="float" office:value="339.98233" calcext:value-type="float">
            <text:p>339.98233</text:p>
          </table:table-cell>
          <table:table-cell office:value-type="float" office:value="0.54796" calcext:value-type="float">
            <text:p>0.54796</text:p>
          </table:table-cell>
          <table:table-cell office:value-type="float" office:value="2453650.85" calcext:value-type="float">
            <text:p>2453650.85</text:p>
          </table:table-cell>
          <table:table-cell office:value-type="float" office:value="10.4" calcext:value-type="float">
            <text:p>10.4</text:p>
          </table:table-cell>
          <table:table-cell office:value-type="float" office:value="5.2" calcext:value-type="float">
            <text:p>5.2</text:p>
          </table:table-cell>
          <table:table-cell office:value-type="float" office:value="183" calcext:value-type="float">
            <text:p>183</text:p>
          </table:table-cell>
          <table:table-cell office:value-type="float" office:value="19.94" calcext:value-type="float">
            <text:p>19.94</text:p>
          </table:table-cell>
          <table:table-cell office:value-type="string" calcext:value-type="string">
            <text:p><text:s/>0.170 0</text:p>
          </table:table-cell>
          <table:table-cell office:value-type="float" office:value="18.86" calcext:value-type="float">
            <text:p>18.86</text:p>
          </table:table-cell>
          <table:table-cell office:value-type="string" calcext:value-type="string">
            <text:p><text:s/>0.09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DENIS-P_J225210.73-$173013.4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.5:.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43.04579" calcext:value-type="float">
            <text:p>343.04579</text:p>
          </table:table-cell>
          <table:table-cell office:value-type="float" office:value="-17.5031" calcext:value-type="float">
            <text:p>-17.5031</text:p>
          </table:table-cell>
          <table:table-cell office:value-type="float" office:value="2454319.01" calcext:value-type="float">
            <text:p>2454319.01</text:p>
          </table:table-cell>
          <table:table-cell office:value-type="float" office:value="63.2" calcext:value-type="float">
            <text:p>63.2</text:p>
          </table:table-cell>
          <table:table-cell office:value-type="float" office:value="1.6" calcext:value-type="float">
            <text:p>1.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658" calcext:value-type="float">
            <text:p>14.658</text:p>
          </table:table-cell>
          <table:table-cell office:value-type="string" calcext:value-type="string">
            <text:p><text:s/>0.040 1</text:p>
          </table:table-cell>
          <table:table-cell office:value-type="float" office:value="13.732" calcext:value-type="float">
            <text:p>13.732</text:p>
          </table:table-cell>
          <table:table-cell office:value-type="string" calcext:value-type="string">
            <text:p><text:s/>0.036 1</text:p>
          </table:table-cell>
          <table:table-cell office:value-type="float" office:value="13.098" calcext:value-type="float">
            <text:p>13.098</text:p>
          </table:table-cell>
          <table:table-cell office:value-type="string" calcext:value-type="string">
            <text:p><text:s text:c="2"/>0.02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741" calcext:value-type="float">
            <text:p>14.741</text:p>
          </table:table-cell>
          <table:table-cell office:value-type="string" calcext:value-type="string">
            <text:p><text:s text:c="2"/>0.037 1</text:p>
          </table:table-cell>
          <table:table-cell office:value-type="float" office:value="13.684" calcext:value-type="float">
            <text:p>13.684</text:p>
          </table:table-cell>
          <table:table-cell office:value-type="string" calcext:value-type="string">
            <text:p><text:s/>0.036 1</text:p>
          </table:table-cell>
          <table:table-cell office:value-type="float" office:value="13.12" calcext:value-type="float">
            <text:p>13.12</text:p>
          </table:table-cell>
          <table:table-cell office:value-type="string" calcext:value-type="string">
            <text:p><text:s/>0.030 1</text:p>
          </table:table-cell>
          <table:table-cell office:value-type="string" calcext:value-type="string">
            <text:p><text:s text:c="2"/>57,68</text:p>
          </table:table-cell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float" office:value="68217" calcext:value-type="float">
            <text:p>68217</text:p>
          </table:table-cell>
          <table:table-cell/>
        </table:table-row>
        <table:table-row table:style-name="ro1">
          <table:table-cell office:value-type="string" calcext:value-type="string">
            <text:p>DENIS-P_J225210.73-$173013.4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3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43.04579" calcext:value-type="float">
            <text:p>343.04579</text:p>
          </table:table-cell>
          <table:table-cell office:value-type="float" office:value="-17.5031" calcext:value-type="float">
            <text:p>-17.5031</text:p>
          </table:table-cell>
          <table:table-cell office:value-type="float" office:value="2454319.01" calcext:value-type="float">
            <text:p>2454319.01</text:p>
          </table:table-cell>
          <table:table-cell office:value-type="float" office:value="63.2" calcext:value-type="float">
            <text:p>63.2</text:p>
          </table:table-cell>
          <table:table-cell office:value-type="float" office:value="1.6" calcext:value-type="float">
            <text:p>1.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358" calcext:value-type="float">
            <text:p>15.358</text:p>
          </table:table-cell>
          <table:table-cell office:value-type="string" calcext:value-type="string">
            <text:p><text:s/>0.060 1</text:p>
          </table:table-cell>
          <table:table-cell office:value-type="float" office:value="14.901" calcext:value-type="float">
            <text:p>14.901</text:p>
          </table:table-cell>
          <table:table-cell office:value-type="string" calcext:value-type="string">
            <text:p><text:s/>0.067 1</text:p>
          </table:table-cell>
          <table:table-cell office:value-type="float" office:value="14.818" calcext:value-type="float">
            <text:p>14.818</text:p>
          </table:table-cell>
          <table:table-cell office:value-type="string" calcext:value-type="string">
            <text:p><text:s text:c="2"/>0.07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31" calcext:value-type="float">
            <text:p>15.531</text:p>
          </table:table-cell>
          <table:table-cell office:value-type="string" calcext:value-type="string">
            <text:p><text:s text:c="2"/>0.055 1</text:p>
          </table:table-cell>
          <table:table-cell office:value-type="float" office:value="14.833" calcext:value-type="float">
            <text:p>14.833</text:p>
          </table:table-cell>
          <table:table-cell office:value-type="string" calcext:value-type="string">
            <text:p><text:s/>0.066 1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<text:s/>0.085 1</text:p>
          </table:table-cell>
          <table:table-cell office:value-type="string" calcext:value-type="string">
            <text:p><text:s text:c="2"/>57,68</text:p>
          </table:table-cell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float" office:value="68217" calcext:value-type="float">
            <text:p>68217</text:p>
          </table:table-cell>
          <table:table-cell/>
        </table:table-row>
        <table:table-row table:style-name="ro1">
          <table:table-cell office:value-type="string" calcext:value-type="string">
            <text:p>SDSSp_J225529.09-$003433.4</text:p>
          </table:table-cell>
          <table:table-cell office:value-type="string" calcext:value-type="string">
            <text:p><text:s text:c="3"/>L0:</text:p>
          </table:table-cell>
          <table:table-cell office:value-type="string" calcext:value-type="string">
            <text:p><text:s text:c="3"/>null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4"/>null</text:p>
          </table:table-cell>
          <table:table-cell office:value-type="float" office:value="343.87113" calcext:value-type="float">
            <text:p>343.87113</text:p>
          </table:table-cell>
          <table:table-cell office:value-type="float" office:value="-0.576" calcext:value-type="float">
            <text:p>-0.576</text:p>
          </table:table-cell>
          <table:table-cell office:value-type="float" office:value="2451393.77" calcext:value-type="float">
            <text:p>2451393.77</text:p>
          </table:table-cell>
          <table:table-cell office:value-type="float" office:value="16.19" calcext:value-type="float">
            <text:p>16.19</text:p>
          </table:table-cell>
          <table:table-cell office:value-type="float" office:value="2.59" calcext:value-type="float">
            <text:p>2.5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<text:s/>0.050 0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<text:s/>0.050 0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<text:s text:c="2"/>0.056 0</text:p>
          </table:table-cell>
          <table:table-cell office:value-type="float" office:value="14.756" calcext:value-type="float">
            <text:p>14.756</text:p>
          </table:table-cell>
          <table:table-cell office:value-type="string" calcext:value-type="string">
            <text:p><text:s/>0.058 0</text:p>
          </table:table-cell>
          <table:table-cell office:value-type="float" office:value="14.437" calcext:value-type="float">
            <text:p>14.437</text:p>
          </table:table-cell>
          <table:table-cell office:value-type="string" calcext:value-type="string">
            <text:p><text:s/>0.075 0</text:p>
          </table:table-cell>
          <table:table-cell office:value-type="float" office:value="57146" calcext:value-type="float">
            <text:p>57146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23062928-$0502285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4"/>null</text:p>
          </table:table-cell>
          <table:table-cell office:value-type="float" office:value="346.62201" calcext:value-type="float">
            <text:p>346.62201</text:p>
          </table:table-cell>
          <table:table-cell office:value-type="float" office:value="-5.04127" calcext:value-type="float">
            <text:p>-5.04127</text:p>
          </table:table-cell>
          <table:table-cell office:value-type="float" office:value="2451075.68" calcext:value-type="float">
            <text:p>2451075.68</text:p>
          </table:table-cell>
          <table:table-cell office:value-type="float" office:value="82.58" calcext:value-type="float">
            <text:p>82.58</text:p>
          </table:table-cell>
          <table:table-cell office:value-type="float" office:value="2.58" calcext:value-type="float">
            <text:p>2.5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354" calcext:value-type="float">
            <text:p>11.354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0.718" calcext:value-type="float">
            <text:p>10.718</text:p>
          </table:table-cell>
          <table:table-cell office:value-type="string" calcext:value-type="string">
            <text:p><text:s/>0.021 0</text:p>
          </table:table-cell>
          <table:table-cell office:value-type="float" office:value="10.296" calcext:value-type="float">
            <text:p>10.296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G</text:p>
          </table:table-cell>
          <table:table-cell office:value-type="string" calcext:value-type="string">
            <text:p><text:s text:c="3"/>14,93,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R_8799c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,pl</text:p>
          </table:table-cell>
          <table:table-cell office:value-type="float" office:value="346.86955" calcext:value-type="float">
            <text:p>346.86955</text:p>
          </table:table-cell>
          <table:table-cell office:value-type="float" office:value="21.13426" calcext:value-type="float">
            <text:p>21.13426</text:p>
          </table:table-cell>
          <table:table-cell office:value-type="float" office:value="2450730.75" calcext:value-type="float">
            <text:p>2450730.75</text:p>
          </table:table-cell>
          <table:table-cell office:value-type="float" office:value="25.38" calcext:value-type="float">
            <text:p>25.38</text:p>
          </table:table-cell>
          <table:table-cell office:value-type="float" office:value="0.7" calcext:value-type="float">
            <text:p>0.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63" calcext:value-type="float">
            <text:p>17.63</text:p>
          </table:table-cell>
          <table:table-cell office:value-type="string" calcext:value-type="string">
            <text:p><text:s/>0.170 0</text:p>
          </table:table-cell>
          <table:table-cell office:value-type="float" office:value="16.88" calcext:value-type="float">
            <text:p>16.88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4.72" calcext:value-type="float">
            <text:p>14.72</text:p>
          </table:table-cell>
          <table:table-cell office:value-type="string" calcext:value-type="string">
            <text:p><text:s/>0.090 0</text:p>
          </table:table-cell>
          <table:table-cell office:value-type="float" office:value="15.03" calcext:value-type="float">
            <text:p>15.03</text:p>
          </table:table-cell>
          <table:table-cell office:value-type="string" calcext:value-type="string">
            <text:p><text:s/>0.14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8" calcext:value-type="float">
            <text:p>16.18</text:p>
          </table:table-cell>
          <table:table-cell office:value-type="string" calcext:value-type="string">
            <text:p><text:s/>0.040 0</text:p>
          </table:table-cell>
          <table:table-cell office:value-type="string" calcext:value-type="string">
            <text:p><text:s text:c="2"/>70,78,182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<text:s text:c="2"/>K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HR_8799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,pl</text:p>
          </table:table-cell>
          <table:table-cell office:value-type="float" office:value="346.86955" calcext:value-type="float">
            <text:p>346.86955</text:p>
          </table:table-cell>
          <table:table-cell office:value-type="float" office:value="21.13426" calcext:value-type="float">
            <text:p>21.13426</text:p>
          </table:table-cell>
          <table:table-cell office:value-type="float" office:value="2450730.75" calcext:value-type="float">
            <text:p>2450730.75</text:p>
          </table:table-cell>
          <table:table-cell office:value-type="float" office:value="25.38" calcext:value-type="float">
            <text:p>25.38</text:p>
          </table:table-cell>
          <table:table-cell office:value-type="float" office:value="0.7" calcext:value-type="float">
            <text:p>0.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9.28" calcext:value-type="float">
            <text:p>19.28</text:p>
          </table:table-cell>
          <table:table-cell office:value-type="string" calcext:value-type="string">
            <text:p><text:s/>0.160 0</text:p>
          </table:table-cell>
          <table:table-cell office:value-type="float" office:value="17.88" calcext:value-type="float">
            <text:p>17.88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<text:s/>0.110 0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<text:s/>0.3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96" calcext:value-type="float">
            <text:p>16.96</text:p>
          </table:table-cell>
          <table:table-cell office:value-type="string" calcext:value-type="string">
            <text:p><text:s/>0.020 0</text:p>
          </table:table-cell>
          <table:table-cell office:value-type="string" calcext:value-type="string">
            <text:p><text:s text:c="2"/>70,78,182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<text:s text:c="2"/>K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HR_8799e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,pl</text:p>
          </table:table-cell>
          <table:table-cell office:value-type="float" office:value="346.86955" calcext:value-type="float">
            <text:p>346.86955</text:p>
          </table:table-cell>
          <table:table-cell office:value-type="float" office:value="21.13426" calcext:value-type="float">
            <text:p>21.13426</text:p>
          </table:table-cell>
          <table:table-cell office:value-type="float" office:value="2450730.75" calcext:value-type="float">
            <text:p>2450730.75</text:p>
          </table:table-cell>
          <table:table-cell office:value-type="float" office:value="25.38" calcext:value-type="float">
            <text:p>25.38</text:p>
          </table:table-cell>
          <table:table-cell office:value-type="float" office:value="0.7" calcext:value-type="float">
            <text:p>0.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<text:s/>0.4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4.59" calcext:value-type="float">
            <text:p>14.59</text:p>
          </table:table-cell>
          <table:table-cell office:value-type="string" calcext:value-type="string">
            <text:p><text:s/>0.12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<text:s/>0.220 0</text:p>
          </table:table-cell>
          <table:table-cell office:value-type="float" office:value="70184" calcext:value-type="float">
            <text:p>70184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2"/>K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HR_8799d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,pl</text:p>
          </table:table-cell>
          <table:table-cell office:value-type="float" office:value="346.86955" calcext:value-type="float">
            <text:p>346.86955</text:p>
          </table:table-cell>
          <table:table-cell office:value-type="float" office:value="21.13426" calcext:value-type="float">
            <text:p>21.13426</text:p>
          </table:table-cell>
          <table:table-cell office:value-type="float" office:value="2450730.75" calcext:value-type="float">
            <text:p>2450730.75</text:p>
          </table:table-cell>
          <table:table-cell office:value-type="float" office:value="25.38" calcext:value-type="float">
            <text:p>25.38</text:p>
          </table:table-cell>
          <table:table-cell office:value-type="float" office:value="0.7" calcext:value-type="float">
            <text:p>0.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8.24" calcext:value-type="float">
            <text:p>18.24</text:p>
          </table:table-cell>
          <table:table-cell office:value-type="string" calcext:value-type="string">
            <text:p><text:s/>0.430 0</text:p>
          </table:table-cell>
          <table:table-cell office:value-type="float" office:value="17.16" calcext:value-type="float">
            <text:p>17.16</text:p>
          </table:table-cell>
          <table:table-cell office:value-type="string" calcext:value-type="string">
            <text:p><text:s/>0.16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<text:s/>0.160 0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<text:s/>0.3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09" calcext:value-type="float">
            <text:p>16.09</text:p>
          </table:table-cell>
          <table:table-cell office:value-type="string" calcext:value-type="string">
            <text:p><text:s/>0.120 0</text:p>
          </table:table-cell>
          <table:table-cell office:value-type="string" calcext:value-type="string">
            <text:p><text:s text:c="2"/>70,78,182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 text:c="2"/>K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APMPM_J2330-$4737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M8.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4"/>null</text:p>
          </table:table-cell>
          <table:table-cell office:value-type="float" office:value="352.56717" calcext:value-type="float">
            <text:p>352.56717</text:p>
          </table:table-cell>
          <table:table-cell office:value-type="float" office:value="-47.61276" calcext:value-type="float">
            <text:p>-47.61276</text:p>
          </table:table-cell>
          <table:table-cell office:value-type="float" office:value="2451834.57" calcext:value-type="float">
            <text:p>2451834.57</text:p>
          </table:table-cell>
          <table:table-cell office:value-type="float" office:value="72.71" calcext:value-type="float">
            <text:p>72.71</text:p>
          </table:table-cell>
          <table:table-cell office:value-type="float" office:value="3.33" calcext:value-type="float">
            <text:p>3.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229" calcext:value-type="float">
            <text:p>11.229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0.641" calcext:value-type="float">
            <text:p>10.641</text:p>
          </table:table-cell>
          <table:table-cell office:value-type="string" calcext:value-type="string">
            <text:p><text:s/>0.025 0</text:p>
          </table:table-cell>
          <table:table-cell office:value-type="float" office:value="10.279" calcext:value-type="float">
            <text:p>10.279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23310161-$0406193A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352.75673" calcext:value-type="float">
            <text:p>352.75673</text:p>
          </table:table-cell>
          <table:table-cell office:value-type="float" office:value="-4.10539" calcext:value-type="float">
            <text:p>-4.10539</text:p>
          </table:table-cell>
          <table:table-cell office:value-type="float" office:value="2451114.57" calcext:value-type="float">
            <text:p>2451114.57</text:p>
          </table:table-cell>
          <table:table-cell office:value-type="float" office:value="38.29" calcext:value-type="float">
            <text:p>38.29</text:p>
          </table:table-cell>
          <table:table-cell office:value-type="float" office:value="0.54" calcext:value-type="float">
            <text:p>0.5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46,57</text:p>
          </table:table-cell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 text:c="2"/>GWV</text:p>
          </table:table-cell>
          <table:table-cell office:value-type="string" calcext:value-type="string">
            <text:p><text:s text:c="3"/>14,17,4</text:p>
          </table:table-cell>
          <table:table-cell office:value-type="string" calcext:value-type="string">
            <text:p>6,93</text:p>
          </table:table-cell>
        </table:table-row>
        <table:table-row table:style-name="ro1">
          <table:table-cell office:value-type="string" calcext:value-type="string">
            <text:p>2MASS_J23310161-$0406193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352.75674" calcext:value-type="float">
            <text:p>352.75674</text:p>
          </table:table-cell>
          <table:table-cell office:value-type="float" office:value="-4.10539" calcext:value-type="float">
            <text:p>-4.10539</text:p>
          </table:table-cell>
          <table:table-cell office:value-type="float" office:value="2451114.57" calcext:value-type="float">
            <text:p>2451114.57</text:p>
          </table:table-cell>
          <table:table-cell office:value-type="float" office:value="38.29" calcext:value-type="float">
            <text:p>38.29</text:p>
          </table:table-cell>
          <table:table-cell office:value-type="float" office:value="0.54" calcext:value-type="float">
            <text:p>0.5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46,57</text:p>
          </table:table-cell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 text:c="2"/>GWV</text:p>
          </table:table-cell>
          <table:table-cell office:value-type="string" calcext:value-type="string">
            <text:p><text:s text:c="3"/>14,17,4</text:p>
          </table:table-cell>
          <table:table-cell office:value-type="string" calcext:value-type="string">
            <text:p>6,93</text:p>
          </table:table-cell>
        </table:table-row>
        <table:table-row table:style-name="ro1">
          <table:table-cell office:value-type="string" calcext:value-type="string">
            <text:p>APMPM_J2331-$2750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M9.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4"/>null</text:p>
          </table:table-cell>
          <table:table-cell office:value-type="float" office:value="352.84061" calcext:value-type="float">
            <text:p>352.84061</text:p>
          </table:table-cell>
          <table:table-cell office:value-type="float" office:value="-27.83056" calcext:value-type="float">
            <text:p>-27.83056</text:p>
          </table:table-cell>
          <table:table-cell office:value-type="float" office:value="2451341.93" calcext:value-type="float">
            <text:p>2451341.93</text:p>
          </table:table-cell>
          <table:table-cell office:value-type="float" office:value="69.14" calcext:value-type="float">
            <text:p>69.14</text:p>
          </table:table-cell>
          <table:table-cell office:value-type="float" office:value="2.06" calcext:value-type="float">
            <text:p>2.0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646" calcext:value-type="float">
            <text:p>11.646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1.055" calcext:value-type="float">
            <text:p>11.055</text:p>
          </table:table-cell>
          <table:table-cell office:value-type="string" calcext:value-type="string">
            <text:p><text:s/>0.026 0</text:p>
          </table:table-cell>
          <table:table-cell office:value-type="float" office:value="10.651" calcext:value-type="float">
            <text:p>10.651</text:p>
          </table:table-cell>
          <table:table-cell office:value-type="string" calcext:value-type="string">
            <text:p><text:s/>0.026 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D_221356D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1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4"/>null</text:p>
          </table:table-cell>
          <table:table-cell office:value-type="float" office:value="352.87896" calcext:value-type="float">
            <text:p>352.87896</text:p>
          </table:table-cell>
          <table:table-cell office:value-type="float" office:value="-4.08986" calcext:value-type="float">
            <text:p>-4.08986</text:p>
          </table:table-cell>
          <table:table-cell office:value-type="float" office:value="2451077.62" calcext:value-type="float">
            <text:p>2451077.62</text:p>
          </table:table-cell>
          <table:table-cell office:value-type="float" office:value="38.29" calcext:value-type="float">
            <text:p>38.29</text:p>
          </table:table-cell>
          <table:table-cell office:value-type="float" office:value="0.54" calcext:value-type="float">
            <text:p>0.54</text:p>
          </table:table-cell>
          <table:table-cell office:value-type="float" office:value="253" calcext:value-type="float">
            <text:p>253</text:p>
          </table:table-cell>
          <table:table-cell office:value-type="float" office:value="14.933" calcext:value-type="float">
            <text:p>14.933</text:p>
          </table:table-cell>
          <table:table-cell office:value-type="string" calcext:value-type="string">
            <text:p><text:s/>0.059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763" calcext:value-type="float">
            <text:p>13.763</text:p>
          </table:table-cell>
          <table:table-cell office:value-type="string" calcext:value-type="string">
            <text:p><text:s text:c="2"/>0.038 0</text:p>
          </table:table-cell>
          <table:table-cell office:value-type="float" office:value="13.209" calcext:value-type="float">
            <text:p>13.209</text:p>
          </table:table-cell>
          <table:table-cell office:value-type="string" calcext:value-type="string">
            <text:p><text:s/>0.026 0</text:p>
          </table:table-cell>
          <table:table-cell office:value-type="float" office:value="12.755" calcext:value-type="float">
            <text:p>12.755</text:p>
          </table:table-cell>
          <table:table-cell office:value-type="string" calcext:value-type="string">
            <text:p><text:s/>0.025 0</text:p>
          </table:table-cell>
          <table:table-cell office:value-type="float" office:value="81" calcext:value-type="float">
            <text:p>81</text:p>
          </table:table-cell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office:value-type="float" office:value="12.13" calcext:value-type="float">
            <text:p>12.13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Ross_248</text:p>
          </table:table-cell>
          <table:table-cell office:value-type="string" calcext:value-type="string">
            <text:p><text:s text:c="3"/>M5.5</text:p>
          </table:table-cell>
          <table:table-cell office:value-type="string" calcext:value-type="string">
            <text:p><text:s text:c="3"/>nul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4"/>null</text:p>
          </table:table-cell>
          <table:table-cell office:value-type="float" office:value="355.47912" calcext:value-type="float">
            <text:p>355.47912</text:p>
          </table:table-cell>
          <table:table-cell office:value-type="float" office:value="44.17799" calcext:value-type="float">
            <text:p>44.17799</text:p>
          </table:table-cell>
          <table:table-cell office:value-type="float" office:value="2451115.68" calcext:value-type="float">
            <text:p>2451115.68</text:p>
          </table:table-cell>
          <table:table-cell office:value-type="float" office:value="316.7" calcext:value-type="float">
            <text:p>316.7</text:p>
          </table:table-cell>
          <table:table-cell office:value-type="float" office:value="0.7" calcext:value-type="float">
            <text:p>0.7</text:p>
          </table:table-cell>
          <table:table-cell office:value-type="float" office:value="79" calcext:value-type="float">
            <text:p>79</text:p>
          </table:table-cell>
          <table:table-cell office:value-type="float" office:value="7.499" calcext:value-type="float">
            <text:p>7.499</text:p>
          </table:table-cell>
          <table:table-cell office:value-type="string" calcext:value-type="string">
            <text:p><text:s/>0.026 0</text:p>
          </table:table-cell>
          <table:table-cell office:value-type="float" office:value="6.832" calcext:value-type="float">
            <text:p>6.832</text:p>
          </table:table-cell>
          <table:table-cell office:value-type="string" calcext:value-type="string">
            <text:p><text:s/>0.026 0</text:p>
          </table:table-cell>
          <table:table-cell office:value-type="float" office:value="6.272" calcext:value-type="float">
            <text:p>6.272</text:p>
          </table:table-cell>
          <table:table-cell office:value-type="string" calcext:value-type="string">
            <text:p><text:s/>0.027 0</text:p>
          </table:table-cell>
          <table:table-cell office:value-type="float" office:value="5.905" calcext:value-type="float">
            <text:p>5.905</text:p>
          </table:table-cell>
          <table:table-cell office:value-type="string" calcext:value-type="string">
            <text:p><text:s text:c="2"/>0.020 0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<text:s/>0.06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6.884" calcext:value-type="float">
            <text:p>6.884</text:p>
          </table:table-cell>
          <table:table-cell office:value-type="string" calcext:value-type="string">
            <text:p><text:s text:c="2"/>0.026 0</text:p>
          </table:table-cell>
          <table:table-cell office:value-type="float" office:value="6.247" calcext:value-type="float">
            <text:p>6.247</text:p>
          </table:table-cell>
          <table:table-cell office:value-type="string" calcext:value-type="string">
            <text:p><text:s/>0.027 0</text:p>
          </table:table-cell>
          <table:table-cell office:value-type="float" office:value="5.929" calcext:value-type="float">
            <text:p>5.929</text:p>
          </table:table-cell>
          <table:table-cell office:value-type="string" calcext:value-type="string">
            <text:p><text:s/>0.020 0</text:p>
          </table:table-cell>
          <table:table-cell office:value-type="float" office:value="57112143" calcext:value-type="float">
            <text:p>57112143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s</text:p>
          </table:table-cell>
          <table:table-cell office:value-type="float" office:value="155231" calcext:value-type="float">
            <text:p>155231</text:p>
          </table:table-cell>
          <table:table-cell/>
        </table:table-row>
        <table:table-row table:style-name="ro1">
          <table:table-cell office:value-type="string" calcext:value-type="string">
            <text:p>APMPM_J2344-$2906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4"/>null</text:p>
          </table:table-cell>
          <table:table-cell office:value-type="float" office:value="355.88328" calcext:value-type="float">
            <text:p>355.88328</text:p>
          </table:table-cell>
          <table:table-cell office:value-type="float" office:value="-29.10755" calcext:value-type="float">
            <text:p>-29.10755</text:p>
          </table:table-cell>
          <table:table-cell office:value-type="float" office:value="2451126.51" calcext:value-type="float">
            <text:p>2451126.51</text:p>
          </table:table-cell>
          <table:table-cell office:value-type="float" office:value="32.32" calcext:value-type="float">
            <text:p>32.32</text:p>
          </table:table-cell>
          <table:table-cell office:value-type="float" office:value="4.55" calcext:value-type="float">
            <text:p>4.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56" calcext:value-type="float">
            <text:p>13.256</text:p>
          </table:table-cell>
          <table:table-cell office:value-type="string" calcext:value-type="string">
            <text:p><text:s text:c="2"/>0.028 0</text:p>
          </table:table-cell>
          <table:table-cell office:value-type="float" office:value="12.754" calcext:value-type="float">
            <text:p>12.754</text:p>
          </table:table-cell>
          <table:table-cell office:value-type="string" calcext:value-type="string">
            <text:p><text:s/>0.024 0</text:p>
          </table:table-cell>
          <table:table-cell office:value-type="float" office:value="12.433" calcext:value-type="float">
            <text:p>12.433</text:p>
          </table:table-cell>
          <table:table-cell office:value-type="string" calcext:value-type="string">
            <text:p><text:s/>0.030 0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APMPM_J2354-$3316C</text:p>
          </table:table-cell>
          <table:table-cell office:value-type="string" calcext:value-type="string">
            <text:p><text:s text:c="3"/>M8.5</text:p>
          </table:table-cell>
          <table:table-cell office:value-type="string" calcext:value-type="string">
            <text:p><text:s text:c="3"/>M8</text:p>
          </table:table-cell>
          <table:table-cell office:value-type="float" office:value="28227" calcext:value-type="float">
            <text:p>28227</text:p>
          </table:table-cell>
          <table:table-cell office:value-type="string" calcext:value-type="string">
            <text:p><text:s text:c="4"/>null</text:p>
          </table:table-cell>
          <table:table-cell office:value-type="float" office:value="358.5387" calcext:value-type="float">
            <text:p>358.5387</text:p>
          </table:table-cell>
          <table:table-cell office:value-type="float" office:value="-33.27406" calcext:value-type="float">
            <text:p>-33.27406</text:p>
          </table:table-cell>
          <table:table-cell office:value-type="float" office:value="2451386.84" calcext:value-type="float">
            <text:p>2451386.84</text:p>
          </table:table-cell>
          <table:table-cell office:value-type="float" office:value="44.24" calcext:value-type="float">
            <text:p>44.24</text:p>
          </table:table-cell>
          <table:table-cell office:value-type="float" office:value="1.78" calcext:value-type="float">
            <text:p>1.78</text:p>
          </table:table-cell>
          <table:table-cell office:value-type="float" office:value="243" calcext:value-type="float">
            <text:p>243</text:p>
          </table:table-cell>
          <table:table-cell office:value-type="float" office:value="13.88" calcext:value-type="float">
            <text:p>13.88</text:p>
          </table:table-cell>
          <table:table-cell office:value-type="string" calcext:value-type="string">
            <text:p><text:s/>0.055 1</text:p>
          </table:table-cell>
          <table:table-cell office:value-type="float" office:value="12.999" calcext:value-type="float">
            <text:p>12.999</text:p>
          </table:table-cell>
          <table:table-cell office:value-type="string" calcext:value-type="string">
            <text:p><text:s/>0.024 1</text:p>
          </table:table-cell>
          <table:table-cell office:value-type="float" office:value="12.406" calcext:value-type="float">
            <text:p>12.406</text:p>
          </table:table-cell>
          <table:table-cell office:value-type="string" calcext:value-type="string">
            <text:p><text:s/>0.027 1</text:p>
          </table:table-cell>
          <table:table-cell office:value-type="float" office:value="11.859" calcext:value-type="float">
            <text:p>11.859</text:p>
          </table:table-cell>
          <table:table-cell office:value-type="string" calcext:value-type="string">
            <text:p><text:s text:c="2"/>0.02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51" calcext:value-type="float">
            <text:p>13.051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2.365" calcext:value-type="float">
            <text:p>12.365</text:p>
          </table:table-cell>
          <table:table-cell office:value-type="string" calcext:value-type="string">
            <text:p><text:s/>0.027 0</text:p>
          </table:table-cell>
          <table:table-cell office:value-type="float" office:value="11.884" calcext:value-type="float">
            <text:p>11.884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2356547-$155310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359.22821" calcext:value-type="float">
            <text:p>359.22821</text:p>
          </table:table-cell>
          <table:table-cell office:value-type="float" office:value="-15.88643" calcext:value-type="float">
            <text:p>-15.88643</text:p>
          </table:table-cell>
          <table:table-cell office:value-type="float" office:value="2451011.83" calcext:value-type="float">
            <text:p>2451011.83</text:p>
          </table:table-cell>
          <table:table-cell office:value-type="float" office:value="68.97" calcext:value-type="float">
            <text:p>68.97</text:p>
          </table:table-cell>
          <table:table-cell office:value-type="float" office:value="3.42" calcext:value-type="float">
            <text:p>3.42</text:p>
          </table:table-cell>
          <table:table-cell office:value-type="float" office:value="255" calcext:value-type="float">
            <text:p>255</text:p>
          </table:table-cell>
          <table:table-cell office:value-type="float" office:value="16.644" calcext:value-type="float">
            <text:p>16.644</text:p>
          </table:table-cell>
          <table:table-cell office:value-type="string" calcext:value-type="string">
            <text:p><text:s/>0.058 1</text:p>
          </table:table-cell>
          <table:table-cell office:value-type="float" office:value="15.48" calcext:value-type="float">
            <text:p>15.48</text:p>
          </table:table-cell>
          <table:table-cell office:value-type="string" calcext:value-type="string">
            <text:p><text:s/>0.030 0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0.030 0</text:p>
          </table:table-cell>
          <table:table-cell office:value-type="float" office:value="15.73" calcext:value-type="float">
            <text:p>15.73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24" calcext:value-type="float">
            <text:p>15.824</text:p>
          </table:table-cell>
          <table:table-cell office:value-type="string" calcext:value-type="string">
            <text:p><text:s text:c="2"/>0.057 0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<text:s/>0.100 0</text:p>
          </table:table-cell>
          <table:table-cell office:value-type="float" office:value="15.771" calcext:value-type="float">
            <text:p>15.771</text:p>
          </table:table-cell>
          <table:table-cell office:value-type="string" calcext:value-type="string">
            <text:p><text:s/>0.183 0</text:p>
          </table:table-cell>
          <table:table-cell office:value-type="string" calcext:value-type="string">
            <text:p><text:s text:c="2"/>57,68,135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PMPM_J2359-$6246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359.67856" calcext:value-type="float">
            <text:p>359.67856</text:p>
          </table:table-cell>
          <table:table-cell office:value-type="float" office:value="-62.76176" calcext:value-type="float">
            <text:p>-62.76176</text:p>
          </table:table-cell>
          <table:table-cell office:value-type="float" office:value="2451526.59" calcext:value-type="float">
            <text:p>2451526.59</text:p>
          </table:table-cell>
          <table:table-cell office:value-type="float" office:value="47.98" calcext:value-type="float">
            <text:p>47.98</text:p>
          </table:table-cell>
          <table:table-cell office:value-type="float" office:value="2.22" calcext:value-type="float">
            <text:p>2.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387" calcext:value-type="float">
            <text:p>11.387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0.827" calcext:value-type="float">
            <text:p>10.827</text:p>
          </table:table-cell>
          <table:table-cell office:value-type="string" calcext:value-type="string">
            <text:p><text:s/>0.023 0</text:p>
          </table:table-cell>
          <table:table-cell office:value-type="float" office:value="10.515" calcext:value-type="float">
            <text:p>10.515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P_J235941.07-$733504.8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string" calcext:value-type="string">
            <text:p><text:s text:c="2"/>31b</text:p>
          </table:table-cell>
          <table:table-cell office:value-type="string" calcext:value-type="string">
            <text:p><text:s text:c="4"/>null</text:p>
          </table:table-cell>
          <table:table-cell office:value-type="float" office:value="359.91812" calcext:value-type="float">
            <text:p>359.91812</text:p>
          </table:table-cell>
          <table:table-cell office:value-type="float" office:value="-73.58486" calcext:value-type="float">
            <text:p>-73.58486</text:p>
          </table:table-cell>
          <table:table-cell office:value-type="float" office:value="2451528.6" calcext:value-type="float">
            <text:p>2451528.6</text:p>
          </table:table-cell>
          <table:table-cell office:value-type="float" office:value="86.7" calcext:value-type="float">
            <text:p>86.7</text:p>
          </table:table-cell>
          <table:table-cell office:value-type="float" office:value="5.7" calcext:value-type="float">
            <text:p>5.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<text:s text:c="2"/>0.105 0</text:p>
          </table:table-cell>
          <table:table-cell office:value-type="float" office:value="15.912" calcext:value-type="float">
            <text:p>15.912</text:p>
          </table:table-cell>
          <table:table-cell office:value-type="string" calcext:value-type="string">
            <text:p><text:s/>0.194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 style:data-style-name="N2" text:time-value="12:24:15.805988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ifan </meta:initial-creator>
    <meta:creation-date>2014-12-18T15:56:03.326945375</meta:creation-date>
    <dc:date>2014-12-19T12:24:43.379112932</dc:date>
    <dc:creator>Yifan </dc:creator>
    <meta:editing-duration>P0D</meta:editing-duration>
    <meta:editing-cycles>4</meta:editing-cycles>
    <meta:generator>LibreOffice/4.2.7.2$Linux_X86_64 LibreOffice_project/420m0$Build-2</meta:generator>
    <meta:document-statistic meta:table-count="1" meta:cell-count="14473" meta:object-count="0"/>
  </office:meta>
</office:document-meta>
</file>